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528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3783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3138in"/>
    </style:style>
    <style:style style:name="co7" style:family="table-column">
      <style:table-column-properties fo:break-before="auto" style:column-width="2.0083in"/>
    </style:style>
    <style:style style:name="co8" style:family="table-column">
      <style:table-column-properties fo:break-before="auto" style:column-width="5.5354in"/>
    </style:style>
    <style:style style:name="co9" style:family="table-column">
      <style:table-column-properties fo:break-before="auto" style:column-width="1.0327in"/>
    </style:style>
    <style:style style:name="co10" style:family="table-column">
      <style:table-column-properties fo:break-before="auto" style:column-width="1.0217in"/>
    </style:style>
    <style:style style:name="co11" style:family="table-column">
      <style:table-column-properties fo:break-before="auto" style:column-width="0.8398in"/>
    </style:style>
    <style:style style:name="co12" style:family="table-column">
      <style:table-column-properties fo:break-before="auto" style:column-width="0.6354in"/>
    </style:style>
    <style:style style:name="co13" style:family="table-column">
      <style:table-column-properties fo:break-before="auto" style:column-width="2.948in"/>
    </style:style>
    <style:style style:name="co14" style:family="table-column">
      <style:table-column-properties fo:break-before="auto" style:column-width="0.7319in"/>
    </style:style>
    <style:style style:name="co15" style:family="table-column">
      <style:table-column-properties fo:break-before="auto" style:column-width="0.7217in"/>
    </style:style>
    <style:style style:name="co16" style:family="table-column">
      <style:table-column-properties fo:break-before="auto" style:column-width="1.0752in"/>
    </style:style>
    <style:style style:name="co17" style:family="table-column">
      <style:table-column-properties fo:break-before="auto" style:column-width="0.8575in"/>
    </style:style>
    <style:style style:name="co18" style:family="table-column">
      <style:table-column-properties fo:break-before="auto" style:column-width="0.8717in"/>
    </style:style>
    <style:style style:name="co19" style:family="table-column">
      <style:table-column-properties fo:break-before="auto" style:column-width="12.1894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20"/>
    <style:style style:name="ce2" style:family="table-cell" style:parent-style-name="Default" style:data-style-name="N11"/>
    <style:style style:name="ce3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Category">
      <style:table-cell-properties fo:border-bottom="0.99pt solid #000000" fo:border-left="2.01pt solid #000000" fo:border-right="0.99pt solid #000000" fo:border-top="none"/>
    </style:style>
    <style:style style:name="ce8" style:family="table-cell" style:parent-style-name="Pivot_20_Table_20_Category">
      <style:table-cell-properties fo:border-bottom="2.01pt solid #000000" fo:border-left="2.01pt solid #000000" fo:border-right="0.99pt solid #000000" fo:border-top="none"/>
    </style:style>
    <style:style style:name="ce9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0" style:family="table-cell" style:parent-style-name="Pivot_20_Table_20_Field">
      <style:table-cell-properties fo:border="0.99pt solid #000000"/>
    </style:style>
    <style:style style:name="ce11" style:family="table-cell" style:parent-style-name="Pivot_20_Table_20_Category">
      <style:table-cell-properties fo:border-bottom="none" fo:border-left="0.99pt solid #000000" fo:border-right="0.99pt solid #000000" fo:border-top="0.99pt solid #000000"/>
    </style:style>
    <style:style style:name="ce12" style:family="table-cell" style:parent-style-name="Pivot_20_Table_20_Category">
      <style:table-cell-properties fo:border-bottom="none" fo:border-left="0.99pt solid #000000" fo:border-right="0.99pt solid #000000" fo:border-top="none"/>
    </style:style>
    <style:style style:name="ce13" style:family="table-cell" style:parent-style-name="Pivot_20_Table_20_Category">
      <style:table-cell-properties fo:border-bottom="0.99pt solid #000000" fo:border-left="0.99pt solid #000000" fo:border-right="0.99pt solid #000000" fo:border-top="none"/>
    </style:style>
    <style:style style:name="ce14" style:family="table-cell" style:parent-style-name="Pivot_20_Table_20_Category">
      <style:table-cell-properties fo:border-bottom="2.01pt solid #000000" fo:border-left="0.99pt solid #000000" fo:border-right="0.99pt solid #000000" fo:border-top="none"/>
    </style:style>
    <style:style style:name="ce1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6" style:family="table-cell" style:parent-style-name="Pivot_20_Table_20_Category">
      <style:table-cell-properties fo:border-bottom="0.99pt solid #000000" fo:border-left="0.99pt solid #000000" fo:border-right="none" fo:border-top="none"/>
    </style:style>
    <style:style style:name="ce17" style:family="table-cell" style:parent-style-name="Pivot_20_Table_20_Value" style:data-style-name="N120">
      <style:table-cell-properties fo:border-bottom="none" fo:border-left="0.99pt solid #000000" fo:border-right="none" fo:border-top="0.99pt solid #000000"/>
    </style:style>
    <style:style style:name="ce18" style:family="table-cell" style:parent-style-name="Pivot_20_Table_20_Value" style:data-style-name="N11">
      <style:table-cell-properties fo:border-bottom="none" fo:border-left="0.99pt solid #000000" fo:border-right="none" fo:border-top="none"/>
    </style:style>
    <style:style style:name="ce19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20" style:family="table-cell" style:parent-style-name="Pivot_20_Table_20_Value" style:data-style-name="N120">
      <style:table-cell-properties fo:border-bottom="none" fo:border-left="none" fo:border-right="none" fo:border-top="0.99pt solid #000000"/>
    </style:style>
    <style:style style:name="ce21" style:family="table-cell" style:parent-style-name="Pivot_20_Table_20_Value" style:data-style-name="N11"/>
    <style:style style:name="ce22" style:family="table-cell" style:parent-style-name="Pivot_20_Table_20_Value">
      <style:table-cell-properties fo:border-bottom="0.99pt solid #000000" fo:border-left="none" fo:border-right="none" fo:border-top="none"/>
    </style:style>
    <style:style style:name="ce23" style:family="table-cell" style:parent-style-name="Pivot_20_Table_20_Value">
      <style:table-cell-properties fo:border-bottom="2.01pt solid #000000" fo:border-left="0.99pt solid #000000" fo:border-right="none" fo:border-top="none"/>
    </style:style>
    <style:style style:name="ce2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5" style:family="table-cell" style:parent-style-name="Pivot_20_Table_20_Category">
      <style:table-cell-properties fo:border-bottom="0.99pt solid #000000" fo:border-left="none" fo:border-right="none" fo:border-top="none"/>
    </style:style>
    <style:style style:name="ce26" style:family="table-cell" style:parent-style-name="Pivot_20_Table_20_Value">
      <style:table-cell-properties fo:border-bottom="2.01pt solid #000000" fo:border-left="none" fo:border-right="none" fo:border-top="none"/>
    </style:style>
    <style:style style:name="ce27" style:family="table-cell" style:parent-style-name="Pivot_20_Table_20_Value" style:data-style-name="N120">
      <style:table-cell-properties fo:border-bottom="none" fo:border-left="none" fo:border-right="0.99pt solid #000000" fo:border-top="0.99pt solid #000000"/>
    </style:style>
    <style:style style:name="ce28" style:family="table-cell" style:parent-style-name="Pivot_20_Table_20_Value" style:data-style-name="N11">
      <style:table-cell-properties fo:border-bottom="none" fo:border-left="none" fo:border-right="0.99pt solid #000000" fo:border-top="none"/>
    </style:style>
    <style:style style:name="ce29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30" style:family="table-cell" style:parent-style-name="Pivot_20_Table_20_Value">
      <style:table-cell-properties fo:border-bottom="2.01pt solid #000000" fo:border-left="none" fo:border-right="0.99pt solid #000000" fo:border-top="none"/>
    </style:style>
    <style:style style:name="ce3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2" style:family="table-cell" style:parent-style-name="Pivot_20_Table_20_Title">
      <style:table-cell-properties fo:border-bottom="0.99pt solid #000000" fo:border-left="0.99pt solid #000000" fo:border-right="2.01pt solid #000000" fo:border-top="0.99pt solid #000000"/>
    </style:style>
    <style:style style:name="ce33" style:family="table-cell" style:parent-style-name="Pivot_20_Table_20_Result" style:data-style-name="N120">
      <style:table-cell-properties fo:border-bottom="none" fo:border-left="0.99pt solid #000000" fo:border-right="2.01pt solid #000000" fo:border-top="0.99pt solid #000000"/>
    </style:style>
    <style:style style:name="ce34" style:family="table-cell" style:parent-style-name="Pivot_20_Table_20_Result" style:data-style-name="N11">
      <style:table-cell-properties fo:border-bottom="none" fo:border-left="0.99pt solid #000000" fo:border-right="2.01pt solid #000000" fo:border-top="none"/>
    </style:style>
    <style:style style:name="ce35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36" style:family="table-cell" style:parent-style-name="Pivot_20_Table_20_Result">
      <style:table-cell-properties fo:border-bottom="2.01pt solid #000000" fo:border-left="0.99pt solid #000000" fo:border-right="2.01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9" table:default-cell-style-name="ce1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ce2"/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#==================== COMMENTS ====================</text:p>
          </table:table-cell>
          <table:table-cell table:number-columns-repeated="22"/>
        </table:table-row>
        <table:table-row table:style-name="ro1">
          <table:table-cell office:value-type="string">
            <text:p>TRSP benchmark (../Instances/trsp/pillac/crew25)</text:p>
          </table:table-cell>
          <table:table-cell table:number-columns-repeated="22"/>
        </table:table-row>
        <table:table-row table:style-name="ro1">
          <table:table-cell office:value-type="string">
            <text:p>#==================================================</text:p>
          </table:table-cell>
          <table:table-cell table:number-columns-repeated="22"/>
        </table:table-row>
        <table:table-row table:style-name="ro1" table:number-rows-repeated="2">
          <table:table-cell table:number-columns-repeated="23"/>
        </table:table-row>
        <table:table-row table:style-name="ro2">
          <table:table-cell office:value-type="string">
            <text:p>name</text:p>
          </table:table-cell>
          <table:table-cell office:value-type="string">
            <text:p>group</text:p>
          </table:table-cell>
          <table:table-cell office:value-type="string">
            <text:p>size</text:p>
          </table:table-cell>
          <table:table-cell office:value-type="string">
            <text:p>crew</text:p>
          </table:table-cell>
          <table:table-cell office:value-type="string">
            <text:p>dod</text:p>
          </table:table-cell>
          <table:table-cell office:value-type="string">
            <text:p>run</text:p>
          </table:table-cell>
          <table:table-cell office:value-type="string">
            <text:p>comment</text:p>
          </table:table-cell>
          <table:table-cell office:value-type="string">
            <text:p>status</text:p>
          </table:table-cell>
          <table:table-cell office:value-type="string">
            <text:p>final_wall_time</text:p>
          </table:table-cell>
          <table:table-cell office:value-type="string">
            <text:p>final_sim_time</text:p>
          </table:table-cell>
          <table:table-cell office:value-type="string">
            <text:p>final_dur</text:p>
          </table:table-cell>
          <table:table-cell office:value-type="string">
            <text:p>final_dis</text:p>
          </table:table-cell>
          <table:table-cell office:value-type="string">
            <text:p>final_bal</text:p>
          </table:table-cell>
          <table:table-cell office:value-type="string">
            <text:p>rejected_count</text:p>
          </table:table-cell>
          <table:table-cell office:value-type="string">
            <text:p>rejected</text:p>
          </table:table-cell>
          <table:table-cell office:value-type="string">
            <text:p>static_dur</text:p>
          </table:table-cell>
          <table:table-cell office:value-type="string">
            <text:p>static_dis</text:p>
          </table:table-cell>
          <table:table-cell office:value-type="string">
            <text:p>static_bal</text:p>
          </table:table-cell>
          <table:table-cell office:value-type="string">
            <text:p>static_num_req</text:p>
          </table:table-cell>
          <table:table-cell office:value-type="string">
            <text:p>vi</text:p>
          </table:table-cell>
          <table:table-cell office:value-type="string">
            <text:p>bks</text:p>
          </table:table-cell>
          <table:table-cell office:value-type="string">
            <text:p>seeds</text:p>
          </table:table-cell>
          <table:table-cell office:value-type="string">
            <text:p>final_sol</text:p>
          </table:table-cell>
        </table:table-row>
        <table:table-row table:style-name="ro1">
          <table:table-cell office:value-type="string">
            <text:p>C101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101.100_25-5-5-5_rd_10.txt</text:p>
          </table:table-cell>
          <table:table-cell office:value-type="string">
            <text:p>TERMINATED</text:p>
          </table:table-cell>
          <table:table-cell office:value-type="float" office:value="1306.3933">
            <text:p>1306.3933</text:p>
          </table:table-cell>
          <table:table-cell office:value-type="float" office:value="1173.5268">
            <text:p>1173.5268</text:p>
          </table:table-cell>
          <table:table-cell office:value-type="float" office:value="23104.265">
            <text:p>23104.265</text:p>
          </table:table-cell>
          <table:table-cell office:value-type="float" office:value="4679.1878">
            <text:p>4679.1878</text:p>
          </table:table-cell>
          <table:table-cell office:value-type="float" office:value="657.191">
            <text:p>657.191</text:p>
          </table:table-cell>
          <table:table-cell table:style-name="Default"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10905.2623">
            <text:p>10905.2623</text:p>
          </table:table-cell>
          <table:table-cell office:value-type="float" office:value="1862.688">
            <text:p>1862.688</text:p>
          </table:table-cell>
          <table:table-cell office:value-type="float" office:value="1200.0986">
            <text:p>1200.0986</text:p>
          </table:table-cell>
          <table:table-cell office:value-type="float" office:value="100">
            <text:p>100</text:p>
          </table:table-cell>
          <table:table-cell office:value-type="percentage" office:value="1.1117">
            <text:p>111.17%</text:p>
          </table:table-cell>
          <table:table-cell office:value-type="float" office:value="11082.8108">
            <text:p>11082.8108</text:p>
          </table:table-cell>
          <table:table-cell office:value-type="string">
            <text:p>[1,2,3,4,5,6]</text:p>
          </table:table-cell>
          <table:table-cell office:value-type="string">
            <text:p>&lt;1,80,33,83,73,126|2,152,121,40,127|3,57,153,71,31,59,128|4,154,67,52,62,86,89,105,46,74,129|5,155,101,95,130|6,156,66,69,131|7,157,42,44,109,132|8,158,49,99,53,133|9,82,70,84,93,134|10,160,45,78,41,39,135|11,161,58,108,63,51,48,47,136|12,162,103,119,97,85,76,75,77,72,137|13,163,28,60,36,104,91,94,138|14,164,30,88,54,55,113,116,139|15,106,87,165,98,37,29,27,26,100,140|16,166,32,81,64,61,141|17,123,120,167,110,124,142|18,168,68,111,114,143|19,169,79,117,122,125,144|20,115,112,145|21,171,38,43,107,34,146|22,172,56,35,118,147|23,173,90,96,148|24,92,149|25,50,65,102,150&gt;</text:p>
          </table:table-cell>
        </table:table-row>
        <table:table-row table:style-name="ro1">
          <table:table-cell office:value-type="string">
            <text:p>C101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101.100_25-5-5-5_rd_50.txt</text:p>
          </table:table-cell>
          <table:table-cell office:value-type="string">
            <text:p>TERMINATED</text:p>
          </table:table-cell>
          <table:table-cell office:value-type="float" office:value="1380.9812">
            <text:p>1380.9812</text:p>
          </table:table-cell>
          <table:table-cell office:value-type="float" office:value="1221.5354">
            <text:p>1221.5354</text:p>
          </table:table-cell>
          <table:table-cell office:value-type="float" office:value="22906.9383">
            <text:p>22906.9383</text:p>
          </table:table-cell>
          <table:table-cell office:value-type="float" office:value="4504.3404">
            <text:p>4504.3404</text:p>
          </table:table-cell>
          <table:table-cell office:value-type="float" office:value="662.3899">
            <text:p>662.3899</text:p>
          </table:table-cell>
          <table:table-cell table:style-name="Default" office:value-type="float" office:value="4">
            <text:p>4</text:p>
          </table:table-cell>
          <table:table-cell office:value-type="string">
            <text:p>[30,68,82,123]</text:p>
          </table:table-cell>
          <table:table-cell office:value-type="float" office:value="10384.9637">
            <text:p>10384.9637</text:p>
          </table:table-cell>
          <table:table-cell office:value-type="float" office:value="1696.4588">
            <text:p>1696.4588</text:p>
          </table:table-cell>
          <table:table-cell office:value-type="float" office:value="1165.6509">
            <text:p>1165.6509</text:p>
          </table:table-cell>
          <table:table-cell office:value-type="float" office:value="96">
            <text:p>96</text:p>
          </table:table-cell>
          <table:table-cell office:value-type="percentage" office:value="1.2">
            <text:p>120.00%</text:p>
          </table:table-cell>
          <table:table-cell office:value-type="float" office:value="11082.8108">
            <text:p>11082.8108</text:p>
          </table:table-cell>
          <table:table-cell office:value-type="string">
            <text:p>[1,2,3,4,5,6]</text:p>
          </table:table-cell>
          <table:table-cell office:value-type="string">
            <text:p>&lt;1,57,151,83,85,126|2,152,32,54,127|3,153,66,99,73,76,77,74,72,128|4,154,38,96,55,53,84,129|5,112,95,130|6,156,58,56,131|7,157,49,33,41,125,124,132|8,158,106,101,62,110,113,133|9,159,115,70,104,105,134|10,160,42,44,71,86,89,59,135|11,28,108,63,136|12,162,90,78,137|13,163,80,34,61,75,138|14,164,45,50,39,37,139|15,121,40,64,114,116,140|16,166,103,60,98,51,48,47,46,141|17,167,120,119,97,31,29,27,26,100,142|18,168,67,52,143|19,169,65,69,102,144|20,170,43,117,118,145|21,171,92,109,146|22,172,111,35,147|23,173,87,36,122,93,91,94,148|24,88,107,149|25,79,81,150&gt;</text:p>
          </table:table-cell>
        </table:table-row>
        <table:table-row table:style-name="ro1">
          <table:table-cell office:value-type="string">
            <text:p>C101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101.100_25-5-5-5_rd_90.txt</text:p>
          </table:table-cell>
          <table:table-cell office:value-type="string">
            <text:p>TERMINATED</text:p>
          </table:table-cell>
          <table:table-cell office:value-type="float" office:value="1364.3187">
            <text:p>1364.3187</text:p>
          </table:table-cell>
          <table:table-cell office:value-type="float" office:value="1190.4521">
            <text:p>1190.4521</text:p>
          </table:table-cell>
          <table:table-cell office:value-type="float" office:value="22236.1205">
            <text:p>22236.1205</text:p>
          </table:table-cell>
          <table:table-cell office:value-type="float" office:value="4116.7011">
            <text:p>4116.7011</text:p>
          </table:table-cell>
          <table:table-cell office:value-type="float" office:value="707.3623">
            <text:p>707.3623</text:p>
          </table:table-cell>
          <table:table-cell table:style-name="Default" office:value-type="float" office:value="4">
            <text:p>4</text:p>
          </table:table-cell>
          <table:table-cell office:value-type="string">
            <text:p>[30,57,64,123]</text:p>
          </table:table-cell>
          <table:table-cell office:value-type="float" office:value="10438.5173">
            <text:p>10438.5173</text:p>
          </table:table-cell>
          <table:table-cell office:value-type="float" office:value="1769.7415">
            <text:p>1769.7415</text:p>
          </table:table-cell>
          <table:table-cell office:value-type="float" office:value="1198.4569">
            <text:p>1198.4569</text:p>
          </table:table-cell>
          <table:table-cell office:value-type="float" office:value="96">
            <text:p>96</text:p>
          </table:table-cell>
          <table:table-cell office:value-type="percentage" office:value="1.1249">
            <text:p>112.49%</text:p>
          </table:table-cell>
          <table:table-cell office:value-type="float" office:value="11082.8108">
            <text:p>11082.8108</text:p>
          </table:table-cell>
          <table:table-cell office:value-type="string">
            <text:p>[1,2,3,4,5,6]</text:p>
          </table:table-cell>
          <table:table-cell office:value-type="string">
            <text:p>&lt;1,151,67,96,55,104,126|2,152,111,122,127|3,153,112,87,95,86,73,76,128|4,154,68,66,129|5,101,130|6,58,97,156,61,59,131|7,157,50,44,34,125,124,132|8,38,42,62,70,84,133|9,159,80,79,35,98,89,93,91,94,72,134|10,160,49,119,117,41,39,37,135|11,56,40,136|12,162,32,54,83,85,137|13,90,163,99,138|14,164,45,43,71,75,46,139|15,115,110,140|16,28,33,141|17,120,167,63,31,29,27,26,100,142|18,168,92,88,143|19,169,108,107,51,48,47,77,74,144|20,82,78,170,36,53,113,145|21,171,106,65,118,114,116,146|22,172,52,109,147|23,173,103,105,148|24,60,81,102,149|25,121,69,150&gt;</text:p>
          </table:table-cell>
        </table:table-row>
        <table:table-row table:style-name="ro1">
          <table:table-cell office:value-type="string">
            <text:p>C102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102.100_25-5-5-5_rd_10.txt</text:p>
          </table:table-cell>
          <table:table-cell office:value-type="string">
            <text:p>TERMINATED</text:p>
          </table:table-cell>
          <table:table-cell office:value-type="float" office:value="1318.7757">
            <text:p>1318.7757</text:p>
          </table:table-cell>
          <table:table-cell office:value-type="float" office:value="1208.606">
            <text:p>1208.606</text:p>
          </table:table-cell>
          <table:table-cell office:value-type="float" office:value="19946.7687">
            <text:p>19946.7687</text:p>
          </table:table-cell>
          <table:table-cell office:value-type="float" office:value="3373.69">
            <text:p>3373.69</text:p>
          </table:table-cell>
          <table:table-cell office:value-type="float" office:value="738.4676">
            <text:p>738.4676</text:p>
          </table:table-cell>
          <table:table-cell table:style-name="Default"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10284.4593">
            <text:p>10284.4593</text:p>
          </table:table-cell>
          <table:table-cell office:value-type="float" office:value="1269.7613">
            <text:p>1269.7613</text:p>
          </table:table-cell>
          <table:table-cell office:value-type="float" office:value="1126.4665">
            <text:p>1126.4665</text:p>
          </table:table-cell>
          <table:table-cell office:value-type="float" office:value="100">
            <text:p>100</text:p>
          </table:table-cell>
          <table:table-cell office:value-type="percentage" office:value="0.9249">
            <text:p>92.49%</text:p>
          </table:table-cell>
          <table:table-cell office:value-type="float" office:value="10735.6333">
            <text:p>10735.6333</text:p>
          </table:table-cell>
          <table:table-cell office:value-type="string">
            <text:p>[1,2,3,4,5,6]</text:p>
          </table:table-cell>
          <table:table-cell office:value-type="string">
            <text:p>&lt;1,151,51,75,81,31,48,47,74,72,126|2,152,115,111,127|3,32,100,153,69,86,89,29,128|4,62,58,59,129|5,108,155,60,98,130|6,42,65,131|7,157,112,101,95,122,125,132|8,158,27,26,54,133|9,107,119,28,118,134|10,82,46,71,135|11,161,49,52,34,93,91,136|12,120,121,35,36,113,124,137|13,123,30,33,55,53,138|14,164,67,73,117,39,139|15,165,92,97,87,140|16,38,88,37,41,141|17,167,77,56,78,63,142|18,45,43,44,143|19,84,80,144|20,68,66,145|21,106,103,96,109,102,104,105,146|22,50,40,64,61,76,172,94,147|23,57,79,70,148|24,174,90,114,149|25,110,116,99,83,85,150&gt;</text:p>
          </table:table-cell>
        </table:table-row>
        <table:table-row table:style-name="ro1">
          <table:table-cell office:value-type="string">
            <text:p>C102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102.100_25-5-5-5_rd_50.txt</text:p>
          </table:table-cell>
          <table:table-cell office:value-type="string">
            <text:p>TERMINATED</text:p>
          </table:table-cell>
          <table:table-cell office:value-type="float" office:value="1357.357">
            <text:p>1357.357</text:p>
          </table:table-cell>
          <table:table-cell office:value-type="float" office:value="1217.2579">
            <text:p>1217.2579</text:p>
          </table:table-cell>
          <table:table-cell office:value-type="float" office:value="21131.204">
            <text:p>21131.204</text:p>
          </table:table-cell>
          <table:table-cell office:value-type="float" office:value="3834.4367">
            <text:p>3834.4367</text:p>
          </table:table-cell>
          <table:table-cell office:value-type="float" office:value="742.4917">
            <text:p>742.4917</text:p>
          </table:table-cell>
          <table:table-cell table:style-name="Default" office:value-type="float" office:value="1">
            <text:p>1</text:p>
          </table:table-cell>
          <table:table-cell office:value-type="string">
            <text:p>[80]</text:p>
          </table:table-cell>
          <table:table-cell office:value-type="float" office:value="10288.6847">
            <text:p>10288.6847</text:p>
          </table:table-cell>
          <table:table-cell office:value-type="float" office:value="1378.6847">
            <text:p>1378.6847</text:p>
          </table:table-cell>
          <table:table-cell office:value-type="float" office:value="998.4357">
            <text:p>998.4357</text:p>
          </table:table-cell>
          <table:table-cell office:value-type="float" office:value="99">
            <text:p>99</text:p>
          </table:table-cell>
          <table:table-cell office:value-type="percentage" office:value="1.0409">
            <text:p>104.09%</text:p>
          </table:table-cell>
          <table:table-cell office:value-type="float" office:value="10735.6333">
            <text:p>10735.6333</text:p>
          </table:table-cell>
          <table:table-cell office:value-type="string">
            <text:p>[1,2,3,4,5,6]</text:p>
          </table:table-cell>
          <table:table-cell office:value-type="string">
            <text:p>&lt;1,38,56,151,126|2,152,115,111,127|3,30,28,153,100,63,31,29,128|4,154,75,60,83,85,48,129|5,88,99,130|6,42,62,131|7,120,157,119,117,118,104,105,132|8,59,158,97,95,86,113,114,133|9,106,103,101,96,109,89,134|10,82,87,135|11,90,161,52,81,136|12,27,121,54,102,124,137|13,123,163,33,71,53,138|14,32,164,44,41,39,139|15,165,92,73,40,140|16,37,43,69,55,125,141|17,167,46,84,77,70,47,94,142|18,45,49,26,36,64,93,74,72,143|19,169,116,110,35,34,61,91,144|20,170,50,78,145|21,68,67,79,146|22,66,107,172,122,147|23,57,58,148|24,174,112,65,149|25,108,175,51,98,76,150&gt;</text:p>
          </table:table-cell>
        </table:table-row>
        <table:table-row table:style-name="ro1">
          <table:table-cell office:value-type="string">
            <text:p>C102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102.100_25-5-5-5_rd_90.txt</text:p>
          </table:table-cell>
          <table:table-cell office:value-type="string">
            <text:p>TERMINATED</text:p>
          </table:table-cell>
          <table:table-cell office:value-type="float" office:value="1301.6306">
            <text:p>1301.6306</text:p>
          </table:table-cell>
          <table:table-cell office:value-type="float" office:value="1172.3526">
            <text:p>1172.3526</text:p>
          </table:table-cell>
          <table:table-cell office:value-type="float" office:value="19114.9899">
            <text:p>19114.9899</text:p>
          </table:table-cell>
          <table:table-cell office:value-type="float" office:value="3341.9346">
            <text:p>3341.9346</text:p>
          </table:table-cell>
          <table:table-cell office:value-type="float" office:value="702.304">
            <text:p>702.304</text:p>
          </table:table-cell>
          <table:table-cell table:style-name="Default" office:value-type="float" office:value="6">
            <text:p>6</text:p>
          </table:table-cell>
          <table:table-cell office:value-type="string">
            <text:p>[38,58,80,90,101,115]</text:p>
          </table:table-cell>
          <table:table-cell office:value-type="float" office:value="9801.9038">
            <text:p>9801.9038</text:p>
          </table:table-cell>
          <table:table-cell office:value-type="float" office:value="1337.0379">
            <text:p>1337.0379</text:p>
          </table:table-cell>
          <table:table-cell office:value-type="float" office:value="1106.9259">
            <text:p>1106.9259</text:p>
          </table:table-cell>
          <table:table-cell office:value-type="float" office:value="94">
            <text:p>94</text:p>
          </table:table-cell>
          <table:table-cell office:value-type="percentage" office:value="0.9316">
            <text:p>93.16%</text:p>
          </table:table-cell>
          <table:table-cell office:value-type="float" office:value="10735.6333">
            <text:p>10735.6333</text:p>
          </table:table-cell>
          <table:table-cell office:value-type="string">
            <text:p>[1,2,3,4,5,6]</text:p>
          </table:table-cell>
          <table:table-cell office:value-type="string">
            <text:p>&lt;1,151,46,66,70,76,126|2,152,112,26,35,127|3,106,110,117,118,122,128|4,154,62,65,63,129|5,108,155,96,98,130|6,51,116,156,41,31,114,91,94,72,131|7,120,157,77,69,86,104,105,132|8,59,42,133|9,123,119,99,102,134|10,97,75,81,135|11,82,161,60,85,136|12,121,111,36,34,124,137|13,107,32,30,55,39,29,138|14,37,43,109,164,139|15,165,68,87,140|16,100,27,33,71,64,61,47,74,141|17,167,45,88,142|18,28,67,54,143|19,84,79,169,113,144|20,170,50,78,145|21,49,73,95,89,93,146|22,44,40,125,147|23,56,57,148|24,174,92,52,53,48,149|25,103,83,150&gt;</text:p>
          </table:table-cell>
        </table:table-row>
        <table:table-row table:style-name="ro1">
          <table:table-cell office:value-type="string">
            <text:p>C103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103.100_25-5-5-5_rd_10.txt</text:p>
          </table:table-cell>
          <table:table-cell office:value-type="string">
            <text:p>TERMINATED</text:p>
          </table:table-cell>
          <table:table-cell office:value-type="float" office:value="1254.5768">
            <text:p>1254.5768</text:p>
          </table:table-cell>
          <table:table-cell office:value-type="float" office:value="1156.0231">
            <text:p>1156.0231</text:p>
          </table:table-cell>
          <table:table-cell office:value-type="float" office:value="19355.7968">
            <text:p>19355.7968</text:p>
          </table:table-cell>
          <table:table-cell office:value-type="float" office:value="3455.7251">
            <text:p>3455.7251</text:p>
          </table:table-cell>
          <table:table-cell office:value-type="float" office:value="700.855">
            <text:p>700.855</text:p>
          </table:table-cell>
          <table:table-cell table:style-name="Default"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10297.4101">
            <text:p>10297.4101</text:p>
          </table:table-cell>
          <table:table-cell office:value-type="float" office:value="1295.9631">
            <text:p>1295.9631</text:p>
          </table:table-cell>
          <table:table-cell office:value-type="float" office:value="1087.4117">
            <text:p>1087.4117</text:p>
          </table:table-cell>
          <table:table-cell office:value-type="float" office:value="100">
            <text:p>100</text:p>
          </table:table-cell>
          <table:table-cell office:value-type="percentage" office:value="0.8569">
            <text:p>85.69%</text:p>
          </table:table-cell>
          <table:table-cell office:value-type="float" office:value="10557.0357">
            <text:p>10557.0357</text:p>
          </table:table-cell>
          <table:table-cell office:value-type="string">
            <text:p>[1,2,3,4,5,6]</text:p>
          </table:table-cell>
          <table:table-cell office:value-type="string">
            <text:p>&lt;1,151,56,76,99,89,126|2,108,86,152,73,85,113,127|3,153,28,87,63,128|4,43,39,40,129|5,72,155,66,78,82,130|6,156,30,50,52,61,131|7,38,42,71,132|8,158,112,110,35,133|9,159,51,53,57,55,31,93,91,94,74,134|10,67,54,69,135|11,106,101,136|12,162,100,115,122,109,48,47,137|13,121,27,163,116,118,125,124,138|14,90,88,81,139|15,165,58,65,140|16,37,41,44,36,141|17,114,97,98,167,34,29,142|18,168,103,96,95,143|19,169,92,45,60,144|20,170,32,26,68,70,145|21,171,46,77,62,64,146|22,120,119,172,59,79,104,105,147|23,173,49,33,123,148|24,84,80,75,83,149|25,175,111,107,117,102,150&gt;</text:p>
          </table:table-cell>
        </table:table-row>
        <table:table-row table:style-name="ro2">
          <table:table-cell office:value-type="string">
            <text:p>C103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103.100_25-5-5-5_rd_50.txt</text:p>
          </table:table-cell>
          <table:table-cell office:value-type="string">
            <text:p>RUNNING</text:p>
          </table:table-cell>
          <table:table-cell office:value-type="float" office:value="1292.1249">
            <text:p>1292.1249</text:p>
          </table:table-cell>
          <table:table-cell office:value-type="float" office:value="1193.4496">
            <text:p>1193.4496</text:p>
          </table:table-cell>
          <table:table-cell table:number-columns-repeated="3" office:value-type="float" office:value="-0">
            <text:p>0</text:p>
          </table:table-cell>
          <table:table-cell table:style-name="Default" office:value-type="float" office:value="1">
            <text:p>1</text:p>
          </table:table-cell>
          <table:table-cell office:value-type="string">
            <text:p>[58]</text:p>
          </table:table-cell>
          <table:table-cell table:number-columns-repeated="4" office:value-type="float" office:value="-0">
            <text:p>0</text:p>
          </table:table-cell>
          <table:table-cell office:value-type="percentage" office:value="-0">
            <text:p>0.00%</text:p>
          </table:table-cell>
          <table:table-cell office:value-type="float" office:value="10557.0357">
            <text:p>10557.0357</text:p>
          </table:table-cell>
          <table:table-cell office:value-type="string">
            <text:p>[1,2,3,4,5,6]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C103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103.100_25-5-5-5_rd_90.txt</text:p>
          </table:table-cell>
          <table:table-cell office:value-type="string">
            <text:p>TERMINATED</text:p>
          </table:table-cell>
          <table:table-cell office:value-type="float" office:value="1228.2728">
            <text:p>1228.2728</text:p>
          </table:table-cell>
          <table:table-cell office:value-type="float" office:value="1144.3584">
            <text:p>1144.3584</text:p>
          </table:table-cell>
          <table:table-cell office:value-type="float" office:value="17905.5936">
            <text:p>17905.5936</text:p>
          </table:table-cell>
          <table:table-cell office:value-type="float" office:value="3359.1265">
            <text:p>3359.1265</text:p>
          </table:table-cell>
          <table:table-cell office:value-type="float" office:value="656.691">
            <text:p>656.691</text:p>
          </table:table-cell>
          <table:table-cell table:style-name="Default"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10296.5877">
            <text:p>10296.5877</text:p>
          </table:table-cell>
          <table:table-cell office:value-type="float" office:value="1296.5877">
            <text:p>1296.5877</text:p>
          </table:table-cell>
          <table:table-cell office:value-type="float" office:value="1193.5793">
            <text:p>1193.5793</text:p>
          </table:table-cell>
          <table:table-cell office:value-type="float" office:value="100">
            <text:p>100</text:p>
          </table:table-cell>
          <table:table-cell office:value-type="percentage" office:value="0.7159">
            <text:p>71.59%</text:p>
          </table:table-cell>
          <table:table-cell office:value-type="float" office:value="10557.0357">
            <text:p>10557.0357</text:p>
          </table:table-cell>
          <table:table-cell office:value-type="string">
            <text:p>[1,2,3,4,5,6]</text:p>
          </table:table-cell>
          <table:table-cell office:value-type="string">
            <text:p>&lt;1,85,151,100,99,55,91,126|2,152,92,88,77,34,127|3,57,153,51,62,70,128|4,39,42,129|5,86,66,130|6,156,45,54,53,71,63,125,124,131|7,41,30,157,123,108,89,29,132|8,38,158,43,133|9,97,49,159,72,56,64,61,47,94,74,134|10,82,73,65,69,135|11,106,101,136|12,162,112,115,40,137|13,121,50,33,36,138|14,90,52,81,139|15,165,59,58,87,140|16,44,37,75,83,31,141|17,114,46,167,110,109,113,142|18,98,96,168,95,143|19,76,67,68,144|20,26,28,32,35,145|21,171,79,78,102,93,146|22,116,120,172,27,104,105,147|23,119,173,122,117,118,148|24,84,80,60,149|25,103,111,107,48,150&gt;</text:p>
          </table:table-cell>
        </table:table-row>
        <table:table-row table:style-name="ro1">
          <table:table-cell office:value-type="string">
            <text:p>C104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104.100_25-5-5-5_rd_10.txt</text:p>
          </table:table-cell>
          <table:table-cell office:value-type="string">
            <text:p>TERMINATED</text:p>
          </table:table-cell>
          <table:table-cell office:value-type="float" office:value="1281.5682">
            <text:p>1281.5682</text:p>
          </table:table-cell>
          <table:table-cell office:value-type="float" office:value="1191.7373">
            <text:p>1191.7373</text:p>
          </table:table-cell>
          <table:table-cell office:value-type="float" office:value="19914.9033">
            <text:p>19914.9033</text:p>
          </table:table-cell>
          <table:table-cell office:value-type="float" office:value="3304.8668">
            <text:p>3304.8668</text:p>
          </table:table-cell>
          <table:table-cell office:value-type="float" office:value="636.9776">
            <text:p>636.9776</text:p>
          </table:table-cell>
          <table:table-cell table:style-name="Default"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10117.0566">
            <text:p>10117.0566</text:p>
          </table:table-cell>
          <table:table-cell office:value-type="float" office:value="1117.0566">
            <text:p>1117.0566</text:p>
          </table:table-cell>
          <table:table-cell office:value-type="float" office:value="1170.8193">
            <text:p>1170.8193</text:p>
          </table:table-cell>
          <table:table-cell office:value-type="float" office:value="100">
            <text:p>100</text:p>
          </table:table-cell>
          <table:table-cell office:value-type="percentage" office:value="0.9462">
            <text:p>94.62%</text:p>
          </table:table-cell>
          <table:table-cell office:value-type="float" office:value="10299.3588">
            <text:p>10299.3588</text:p>
          </table:table-cell>
          <table:table-cell office:value-type="string">
            <text:p>[1,2,3,4,5,6]</text:p>
          </table:table-cell>
          <table:table-cell office:value-type="string">
            <text:p>&lt;1,56,58,60,151,89,126|2,51,152,27,100,36,93,127|3,153,68,66,67,74,75,57,128|4,90,154,82,84,79,48,129|5,119,120,123,122,39,130|6,33,31,131|7,46,50,55,132|8,118,158,117,133|9,85,65,70,124,134|10,160,92,88,28,35,135|11,161,54,72,71,69,76,136|12,106,116,111,102,137|13,163,53,77,59,62,138|14,95,98,73,104,139|15,112,114,140|16,107,96,101,115,141|17,45,167,83,142|18,32,30,26,34,143|19,113,121,110,109,108,144|20,170,47,49,52,40,91,44,145|21,171,87,99,86,146|22,37,61,125,29,147|23,38,42,43,63,64,148|24,174,80,81,78,149|25,105,103,97,41,175,94,150&gt;</text:p>
          </table:table-cell>
        </table:table-row>
        <table:table-row table:style-name="ro1">
          <table:table-cell office:value-type="string">
            <text:p>C104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104.100_25-5-5-5_rd_50.txt</text:p>
          </table:table-cell>
          <table:table-cell office:value-type="string">
            <text:p>TERMINATED</text:p>
          </table:table-cell>
          <table:table-cell office:value-type="float" office:value="1305.3756">
            <text:p>1305.3756</text:p>
          </table:table-cell>
          <table:table-cell office:value-type="float" office:value="1185.0509">
            <text:p>1185.0509</text:p>
          </table:table-cell>
          <table:table-cell office:value-type="float" office:value="20059.1505">
            <text:p>20059.1505</text:p>
          </table:table-cell>
          <table:table-cell office:value-type="float" office:value="3036.4241">
            <text:p>3036.4241</text:p>
          </table:table-cell>
          <table:table-cell office:value-type="float" office:value="667.5977">
            <text:p>667.5977</text:p>
          </table:table-cell>
          <table:table-cell table:style-name="Default" office:value-type="float" office:value="2">
            <text:p>2</text:p>
          </table:table-cell>
          <table:table-cell office:value-type="string">
            <text:p>[80,92]</text:p>
          </table:table-cell>
          <table:table-cell office:value-type="float" office:value="9988.4267">
            <text:p>9988.4267</text:p>
          </table:table-cell>
          <table:table-cell office:value-type="float" office:value="1168.4267">
            <text:p>1168.4267</text:p>
          </table:table-cell>
          <table:table-cell office:value-type="float" office:value="1187.9986">
            <text:p>1187.9986</text:p>
          </table:table-cell>
          <table:table-cell office:value-type="float" office:value="98">
            <text:p>98</text:p>
          </table:table-cell>
          <table:table-cell office:value-type="percentage" office:value="0.9983">
            <text:p>99.83%</text:p>
          </table:table-cell>
          <table:table-cell office:value-type="float" office:value="10299.3588">
            <text:p>10299.3588</text:p>
          </table:table-cell>
          <table:table-cell office:value-type="string">
            <text:p>[1,2,3,4,5,6]</text:p>
          </table:table-cell>
          <table:table-cell office:value-type="string">
            <text:p>&lt;1,56,58,60,83,126|2,152,45,47,52,27,29,127|3,153,68,49,64,62,63,57,128|4,73,75,76,69,129|5,96,101,107,130|6,84,78,131|7,38,43,70,77,132|8,158,66,32,34,133|9,85,81,99,86,134|10,88,91,160,35,115,135|11,161,30,28,100,26,124,136|12,106,95,120,102,137|13,163,46,50,51,138|14,98,111,164,54,116,139|15,112,114,71,140|16,119,118,122,117,141|17,167,72,65,61,142|18,41,168,87,40,143|19,110,113,121,109,144|20,42,37,44,36,145|21,171,53,55,74,67,79,146|22,93,89,172,108,125,94,147|23,39,173,33,31,148|24,97,82,174,90,59,48,149|25,105,103,175,123,104,150&gt;</text:p>
          </table:table-cell>
        </table:table-row>
        <table:table-row table:style-name="ro1">
          <table:table-cell office:value-type="string">
            <text:p>C104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104.100_25-5-5-5_rd_90.txt</text:p>
          </table:table-cell>
          <table:table-cell office:value-type="string">
            <text:p>TERMINATED</text:p>
          </table:table-cell>
          <table:table-cell office:value-type="float" office:value="1103.576">
            <text:p>1103.576</text:p>
          </table:table-cell>
          <table:table-cell office:value-type="float" office:value="1041.0365">
            <text:p>1041.0365</text:p>
          </table:table-cell>
          <table:table-cell office:value-type="float" office:value="18437.5835">
            <text:p>18437.5835</text:p>
          </table:table-cell>
          <table:table-cell office:value-type="float" office:value="3071.5307">
            <text:p>3071.5307</text:p>
          </table:table-cell>
          <table:table-cell office:value-type="float" office:value="453.6527">
            <text:p>453.6527</text:p>
          </table:table-cell>
          <table:table-cell table:style-name="Default" office:value-type="float" office:value="1">
            <text:p>1</text:p>
          </table:table-cell>
          <table:table-cell office:value-type="string">
            <text:p>[48]</text:p>
          </table:table-cell>
          <table:table-cell office:value-type="float" office:value="10055.9224">
            <text:p>10055.9224</text:p>
          </table:table-cell>
          <table:table-cell office:value-type="float" office:value="1145.9224">
            <text:p>1145.9224</text:p>
          </table:table-cell>
          <table:table-cell office:value-type="float" office:value="1195.9173">
            <text:p>1195.9173</text:p>
          </table:table-cell>
          <table:table-cell office:value-type="float" office:value="99">
            <text:p>99</text:p>
          </table:table-cell>
          <table:table-cell office:value-type="percentage" office:value="0.8142">
            <text:p>81.42%</text:p>
          </table:table-cell>
          <table:table-cell office:value-type="float" office:value="10299.3588">
            <text:p>10299.3588</text:p>
          </table:table-cell>
          <table:table-cell office:value-type="string">
            <text:p>[1,2,3,4,5,6]</text:p>
          </table:table-cell>
          <table:table-cell office:value-type="string">
            <text:p>&lt;1,92,88,151,45,47,52,73,71,126|2,27,152,33,35,127|3,54,62,64,63,60,128|4,90,154,80,79,82,84,129|5,122,118,119,117,125,130|6,78,131|7,157,65,61,57,59,132|8,158,50,49,40,133|9,85,81,70,67,77,134|10,66,93,89,160,102,135|11,161,30,32,28,100,34,136|12,95,31,123,116,137|13,51,163,46,86,55,138|14,98,164,115,114,109,139|15,112,110,108,140|16,120,111,166,97,58,29,141|17,167,72,68,56,94,142|18,38,41,69,76,53,143|19,106,121,113,74,124,144|20,42,37,44,170,75,145|21,171,87,99,146|22,91,83,147|23,43,39,26,36,148|24,174,101,107,104,149|25,105,175,103,96,150&gt;</text:p>
          </table:table-cell>
        </table:table-row>
        <table:table-row table:style-name="ro1">
          <table:table-cell office:value-type="string">
            <text:p>C105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105.100_25-5-5-5_rd_10.txt</text:p>
          </table:table-cell>
          <table:table-cell office:value-type="string">
            <text:p>TERMINATED</text:p>
          </table:table-cell>
          <table:table-cell office:value-type="float" office:value="1310.7327">
            <text:p>1310.7327</text:p>
          </table:table-cell>
          <table:table-cell office:value-type="float" office:value="1191.2951">
            <text:p>1191.2951</text:p>
          </table:table-cell>
          <table:table-cell office:value-type="float" office:value="24853.4215">
            <text:p>24853.4215</text:p>
          </table:table-cell>
          <table:table-cell office:value-type="float" office:value="4595.8489">
            <text:p>4595.8489</text:p>
          </table:table-cell>
          <table:table-cell office:value-type="float" office:value="497.8292">
            <text:p>497.8292</text:p>
          </table:table-cell>
          <table:table-cell table:style-name="Default"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10598.5309">
            <text:p>10598.5309</text:p>
          </table:table-cell>
          <table:table-cell office:value-type="float" office:value="1595.6019">
            <text:p>1595.6019</text:p>
          </table:table-cell>
          <table:table-cell office:value-type="float" office:value="1227.9086">
            <text:p>1227.9086</text:p>
          </table:table-cell>
          <table:table-cell office:value-type="float" office:value="100">
            <text:p>100</text:p>
          </table:table-cell>
          <table:table-cell office:value-type="percentage" office:value="1.3324">
            <text:p>133.24%</text:p>
          </table:table-cell>
          <table:table-cell office:value-type="float" office:value="11003.0448">
            <text:p>11003.0448</text:p>
          </table:table-cell>
          <table:table-cell office:value-type="string">
            <text:p>[1,2,3,4,5,6]</text:p>
          </table:table-cell>
          <table:table-cell office:value-type="string">
            <text:p>&lt;1,151,44,83,113,116,126|2,30,32,109,127|3,153,50,119,63,51,29,26,100,128|4,103,154,110,129|5,155,78,41,125,130|6,82,79,86,131|7,157,80,65,98,84,59,132|8,158,90,33,81,102,104,105,133|9,159,68,56,35,53,93,91,94,134|10,160,45,108,97,64,135|11,161,115,101,69,31,136|12,162,123,87,137|13,163,67,52,71,85,138|14,111,107,139|15,28,120,165,73,48,140|16,166,88,99,141|17,167,49,43,40,36,61,75,77,74,72,142|18,168,66,95,55,76,143|19,57,58,89,144|20,170,117,118,37,27,145|21,171,92,96,70,47,46,146|22,172,38,42,147|23,106,173,34,114,148|24,112,60,54,174,122,124,149|25,121,175,62,39,150&gt;</text:p>
          </table:table-cell>
        </table:table-row>
        <table:table-row table:style-name="ro1">
          <table:table-cell office:value-type="string">
            <text:p>C105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105.100_25-5-5-5_rd_50.txt</text:p>
          </table:table-cell>
          <table:table-cell office:value-type="string">
            <text:p>TERMINATED</text:p>
          </table:table-cell>
          <table:table-cell office:value-type="float" office:value="1308.7497">
            <text:p>1308.7497</text:p>
          </table:table-cell>
          <table:table-cell office:value-type="float" office:value="1181.8601">
            <text:p>1181.8601</text:p>
          </table:table-cell>
          <table:table-cell office:value-type="float" office:value="22351.1003">
            <text:p>22351.1003</text:p>
          </table:table-cell>
          <table:table-cell office:value-type="float" office:value="4331.0426">
            <text:p>4331.0426</text:p>
          </table:table-cell>
          <table:table-cell office:value-type="float" office:value="630.9418">
            <text:p>630.9418</text:p>
          </table:table-cell>
          <table:table-cell table:style-name="Default"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10617.1208">
            <text:p>10617.1208</text:p>
          </table:table-cell>
          <table:table-cell office:value-type="float" office:value="1617.1208">
            <text:p>1617.1208</text:p>
          </table:table-cell>
          <table:table-cell office:value-type="float" office:value="1138.4171">
            <text:p>1138.4171</text:p>
          </table:table-cell>
          <table:table-cell office:value-type="float" office:value="100">
            <text:p>100</text:p>
          </table:table-cell>
          <table:table-cell office:value-type="percentage" office:value="1.0959">
            <text:p>109.59%</text:p>
          </table:table-cell>
          <table:table-cell office:value-type="float" office:value="11003.0448">
            <text:p>11003.0448</text:p>
          </table:table-cell>
          <table:table-cell office:value-type="string">
            <text:p>[1,2,3,4,5,6]</text:p>
          </table:table-cell>
          <table:table-cell office:value-type="string">
            <text:p>&lt;1,151,57,44,53,113,126|2,28,32,83,51,59,127|3,115,153,108,107,128|4,80,154,95,129|5,155,121,98,130|6,67,79,71,70,76,77,131|7,157,68,78,132|8,158,103,101,36,31,48,47,46,133|9,159,45,87,63,73,93,91,94,134|10,160,30,66,97,85,84,135|11,161,92,52,89,136|12,162,50,60,118,122,124,137|13,163,42,33,55,64,37,75,74,72,138|14,123,62,110,139|15,165,120,35,34,125,140|16,166,88,81,39,114,141|17,167,82,65,61,142|18,168,43,54,102,104,105,116,100,143|19,49,56,69,144|20,170,96,86,29,27,26,145|21,58,171,99,41,146|22,172,38,40,147|23,106,173,109,148|24,174,90,119,149|25,112,111,117,150&gt;</text:p>
          </table:table-cell>
        </table:table-row>
        <table:table-row table:style-name="ro1">
          <table:table-cell office:value-type="string">
            <text:p>C105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105.100_25-5-5-5_rd_90.txt</text:p>
          </table:table-cell>
          <table:table-cell office:value-type="string">
            <text:p>TERMINATED</text:p>
          </table:table-cell>
          <table:table-cell office:value-type="float" office:value="1430.1586">
            <text:p>1430.1586</text:p>
          </table:table-cell>
          <table:table-cell office:value-type="float" office:value="1226.6134">
            <text:p>1226.6134</text:p>
          </table:table-cell>
          <table:table-cell office:value-type="float" office:value="22630.9815">
            <text:p>22630.9815</text:p>
          </table:table-cell>
          <table:table-cell office:value-type="float" office:value="3843.8037">
            <text:p>3843.8037</text:p>
          </table:table-cell>
          <table:table-cell office:value-type="float" office:value="764.0411">
            <text:p>764.0411</text:p>
          </table:table-cell>
          <table:table-cell table:style-name="Default"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10607.9653">
            <text:p>10607.9653</text:p>
          </table:table-cell>
          <table:table-cell office:value-type="float" office:value="1607.9653">
            <text:p>1607.9653</text:p>
          </table:table-cell>
          <table:table-cell office:value-type="float" office:value="1205.564">
            <text:p>1205.564</text:p>
          </table:table-cell>
          <table:table-cell office:value-type="float" office:value="100">
            <text:p>100</text:p>
          </table:table-cell>
          <table:table-cell office:value-type="percentage" office:value="1.1216">
            <text:p>112.16%</text:p>
          </table:table-cell>
          <table:table-cell office:value-type="float" office:value="11003.0448">
            <text:p>11003.0448</text:p>
          </table:table-cell>
          <table:table-cell office:value-type="string">
            <text:p>[1,2,3,4,5,6]</text:p>
          </table:table-cell>
          <table:table-cell office:value-type="string">
            <text:p>&lt;1,151,115,113,126|2,32,41,39,127|3,153,66,99,109,61,75,26,100,128|4,103,110,129|5,155,117,118,122,29,116,130|6,82,67,131|7,68,79,97,132|8,158,88,40,102,133|9,159,45,49,60,69,89,76,91,94,134|10,160,33,62,70,84,27,77,74,72,135|11,161,92,101,95,98,104,105,136|12,162,52,107,31,137|13,80,163,71,85,138|14,123,50,54,63,73,93,139|15,106,120,37,140|16,166,78,81,83,64,48,47,46,141|17,167,65,35,51,142|18,168,42,44,143|19,57,58,55,59,144|20,170,96,86,114,145|21,171,90,56,34,146|22,38,43,172,36,147|23,28,108,148|24,112,111,119,174,53,124,149|25,30,121,87,175,125,150&gt;</text:p>
          </table:table-cell>
        </table:table-row>
        <table:table-row table:style-name="ro1">
          <table:table-cell office:value-type="string">
            <text:p>C106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106.100_25-5-5-5_rd_10.txt</text:p>
          </table:table-cell>
          <table:table-cell office:value-type="string">
            <text:p>TERMINATED</text:p>
          </table:table-cell>
          <table:table-cell office:value-type="float" office:value="1336.8222">
            <text:p>1336.8222</text:p>
          </table:table-cell>
          <table:table-cell office:value-type="float" office:value="1202.265">
            <text:p>1202.265</text:p>
          </table:table-cell>
          <table:table-cell office:value-type="float" office:value="24130.637">
            <text:p>24130.637</text:p>
          </table:table-cell>
          <table:table-cell office:value-type="float" office:value="3878.7924">
            <text:p>3878.7924</text:p>
          </table:table-cell>
          <table:table-cell office:value-type="float" office:value="637.2703">
            <text:p>637.2703</text:p>
          </table:table-cell>
          <table:table-cell table:style-name="Default"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10366.599">
            <text:p>10366.599</text:p>
          </table:table-cell>
          <table:table-cell office:value-type="float" office:value="1358.5384">
            <text:p>1358.5384</text:p>
          </table:table-cell>
          <table:table-cell office:value-type="float" office:value="1161.1908">
            <text:p>1161.1908</text:p>
          </table:table-cell>
          <table:table-cell office:value-type="float" office:value="100">
            <text:p>100</text:p>
          </table:table-cell>
          <table:table-cell office:value-type="percentage" office:value="1.3162">
            <text:p>131.62%</text:p>
          </table:table-cell>
          <table:table-cell office:value-type="float" office:value="10698.3455">
            <text:p>10698.3455</text:p>
          </table:table-cell>
          <table:table-cell office:value-type="string">
            <text:p>[1,2,3,4,5,6]</text:p>
          </table:table-cell>
          <table:table-cell office:value-type="string">
            <text:p>&lt;1,151,42,44,102,126|2,90,79,83,84,48,46,127|3,66,153,117,114,128|4,154,115,99,37,27,26,100,129|5,155,43,35,34,51,130|6,123,56,54,125,131|7,58,57,69,157,59,132|8,68,158,52,133|9,38,32,40,134|10,82,160,62,63,64,61,47,77,135|11,111,161,78,109,110,113,93,136|12,162,88,107,116,137|13,80,163,81,85,138|14,164,49,33,139|15,165,30,50,86,140|16,166,45,96,98,91,94,141|17,167,92,87,71,70,89,142|18,103,168,53,29,143|19,106,95,104,144|20,170,121,120,119,118,122,145|21,171,112,60,55,39,146|22,172,65,97,147|23,173,28,124,148|24,108,174,36,31,105,149|25,67,101,175,41,73,76,75,74,72,150&gt;</text:p>
          </table:table-cell>
        </table:table-row>
        <table:table-row table:style-name="ro1">
          <table:table-cell office:value-type="string">
            <text:p>C106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106.100_25-5-5-5_rd_50.txt</text:p>
          </table:table-cell>
          <table:table-cell office:value-type="string">
            <text:p>TERMINATED</text:p>
          </table:table-cell>
          <table:table-cell office:value-type="float" office:value="1278.2881">
            <text:p>1278.2881</text:p>
          </table:table-cell>
          <table:table-cell office:value-type="float" office:value="1141.6069">
            <text:p>1141.6069</text:p>
          </table:table-cell>
          <table:table-cell office:value-type="float" office:value="24510.7509">
            <text:p>24510.7509</text:p>
          </table:table-cell>
          <table:table-cell office:value-type="float" office:value="4290.6142">
            <text:p>4290.6142</text:p>
          </table:table-cell>
          <table:table-cell office:value-type="float" office:value="460.6944">
            <text:p>460.6944</text:p>
          </table:table-cell>
          <table:table-cell table:style-name="Default" office:value-type="float" office:value="1">
            <text:p>1</text:p>
          </table:table-cell>
          <table:table-cell office:value-type="string">
            <text:p>[68]</text:p>
          </table:table-cell>
          <table:table-cell office:value-type="float" office:value="10383.0764">
            <text:p>10383.0764</text:p>
          </table:table-cell>
          <table:table-cell office:value-type="float" office:value="1466.0672">
            <text:p>1466.0672</text:p>
          </table:table-cell>
          <table:table-cell office:value-type="float" office:value="1093.2184">
            <text:p>1093.2184</text:p>
          </table:table-cell>
          <table:table-cell office:value-type="float" office:value="99">
            <text:p>99</text:p>
          </table:table-cell>
          <table:table-cell office:value-type="percentage" office:value="1.3515">
            <text:p>135.15%</text:p>
          </table:table-cell>
          <table:table-cell office:value-type="float" office:value="10698.3455">
            <text:p>10698.3455</text:p>
          </table:table-cell>
          <table:table-cell office:value-type="string">
            <text:p>[1,2,3,4,5,6]</text:p>
          </table:table-cell>
          <table:table-cell office:value-type="string">
            <text:p>&lt;1,151,115,117,41,61,125,46,126|2,90,79,81,85,127|3,56,27,128|4,154,49,101,98,113,76,129|5,155,35,34,114,130|6,92,67,156,40,64,48,131|7,58,157,52,69,70,132|8,158,112,60,54,84,133|9,42,43,31,134|10,82,78,63,135|11,161,87,83,39,93,136|12,162,111,99,86,110,29,116,137|13,80,65,163,122,73,75,94,72,138|14,164,88,55,139|15,165,30,120,107,102,140|16,166,45,50,141|17,167,121,33,97,51,142|18,103,95,109,168,59,77,74,143|19,106,96,36,104,105,144|20,123,119,170,37,91,26,100,145|21,38,171,44,146|22,108,172,71,89,47,147|23,173,28,32,124,148|24,66,174,118,149|25,57,62,53,150&gt;</text:p>
          </table:table-cell>
        </table:table-row>
        <table:table-row table:style-name="ro1">
          <table:table-cell office:value-type="string">
            <text:p>C106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106.100_25-5-5-5_rd_90.txt</text:p>
          </table:table-cell>
          <table:table-cell office:value-type="string">
            <text:p>TERMINATED</text:p>
          </table:table-cell>
          <table:table-cell office:value-type="float" office:value="1296.3044">
            <text:p>1296.3044</text:p>
          </table:table-cell>
          <table:table-cell office:value-type="float" office:value="1135.6964">
            <text:p>1135.6964</text:p>
          </table:table-cell>
          <table:table-cell office:value-type="float" office:value="21781.5904">
            <text:p>21781.5904</text:p>
          </table:table-cell>
          <table:table-cell office:value-type="float" office:value="3841.1645">
            <text:p>3841.1645</text:p>
          </table:table-cell>
          <table:table-cell office:value-type="float" office:value="528.18">
            <text:p>528.18</text:p>
          </table:table-cell>
          <table:table-cell table:style-name="Default" office:value-type="float" office:value="1">
            <text:p>1</text:p>
          </table:table-cell>
          <table:table-cell office:value-type="string">
            <text:p>[30]</text:p>
          </table:table-cell>
          <table:table-cell office:value-type="float" office:value="10269.621">
            <text:p>10269.621</text:p>
          </table:table-cell>
          <table:table-cell office:value-type="float" office:value="1359.5231">
            <text:p>1359.5231</text:p>
          </table:table-cell>
          <table:table-cell office:value-type="float" office:value="1083.8773">
            <text:p>1083.8773</text:p>
          </table:table-cell>
          <table:table-cell office:value-type="float" office:value="99">
            <text:p>99</text:p>
          </table:table-cell>
          <table:table-cell office:value-type="percentage" office:value="1.1078">
            <text:p>110.78%</text:p>
          </table:table-cell>
          <table:table-cell office:value-type="float" office:value="10698.3455">
            <text:p>10698.3455</text:p>
          </table:table-cell>
          <table:table-cell office:value-type="string">
            <text:p>[1,2,3,4,5,6]</text:p>
          </table:table-cell>
          <table:table-cell office:value-type="string">
            <text:p>&lt;1,151,50,69,126|2,66,81,83,127|3,153,121,117,84,27,26,100,128|4,45,154,125,129|5,123,120,155,122,130|6,92,90,87,114,47,46,131|7,57,58,44,157,64,132|8,68,158,88,54,55,133|9,43,35,34,37,134|10,82,78,135|11,161,115,109,110,93,136|12,162,28,33,137|13,80,163,62,63,61,59,77,138|14,111,164,60,71,89,139|15,165,42,32,36,75,140|16,166,67,112,99,70,29,94,141|17,167,79,52,85,142|18,103,168,107,53,51,48,72,143|19,106,96,95,102,104,105,144|20,49,170,119,41,39,145|21,171,56,118,146|22,172,65,97,147|23,38,173,113,124,148|24,174,108,40,31,116,149|25,101,98,86,73,76,91,74,150&gt;</text:p>
          </table:table-cell>
        </table:table-row>
        <table:table-row table:style-name="ro2">
          <table:table-cell office:value-type="string">
            <text:p>C107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107.100_25-5-5-5_rd_10.txt</text:p>
          </table:table-cell>
          <table:table-cell office:value-type="string">
            <text:p>EXCEPTION (java.lang.IllegalStateException: Exception thrown in the MSA procedure)</text:p>
          </table:table-cell>
          <table:table-cell office:value-type="float" office:value="1326.5614">
            <text:p>1326.5614</text:p>
          </table:table-cell>
          <table:table-cell office:value-type="float" office:value="1194.2531">
            <text:p>1194.2531</text:p>
          </table:table-cell>
          <table:table-cell table:number-columns-repeated="3" office:value-type="float" office:value="-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[]</text:p>
          </table:table-cell>
          <table:table-cell table:number-columns-repeated="4" office:value-type="float" office:value="-0">
            <text:p>0</text:p>
          </table:table-cell>
          <table:table-cell office:value-type="percentage" office:value="-0">
            <text:p>0.00%</text:p>
          </table:table-cell>
          <table:table-cell office:value-type="float" office:value="10700.0543">
            <text:p>10700.0543</text:p>
          </table:table-cell>
          <table:table-cell office:value-type="string">
            <text:p>[1,2,3,4,5,6]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C107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107.100_25-5-5-5_rd_50.txt</text:p>
          </table:table-cell>
          <table:table-cell office:value-type="string">
            <text:p>TERMINATED</text:p>
          </table:table-cell>
          <table:table-cell office:value-type="float" office:value="1398.3823">
            <text:p>1398.3823</text:p>
          </table:table-cell>
          <table:table-cell office:value-type="float" office:value="1235.1349">
            <text:p>1235.1349</text:p>
          </table:table-cell>
          <table:table-cell office:value-type="float" office:value="23009.8372">
            <text:p>23009.8372</text:p>
          </table:table-cell>
          <table:table-cell office:value-type="float" office:value="4125.6181">
            <text:p>4125.6181</text:p>
          </table:table-cell>
          <table:table-cell office:value-type="float" office:value="754.331">
            <text:p>754.331</text:p>
          </table:table-cell>
          <table:table-cell table:style-name="Default"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10385.6199">
            <text:p>10385.6199</text:p>
          </table:table-cell>
          <table:table-cell office:value-type="float" office:value="1383.8478">
            <text:p>1383.8478</text:p>
          </table:table-cell>
          <table:table-cell office:value-type="float" office:value="1162.9991">
            <text:p>1162.9991</text:p>
          </table:table-cell>
          <table:table-cell office:value-type="float" office:value="100">
            <text:p>100</text:p>
          </table:table-cell>
          <table:table-cell office:value-type="percentage" office:value="1.2022">
            <text:p>120.22%</text:p>
          </table:table-cell>
          <table:table-cell office:value-type="float" office:value="10700.0543">
            <text:p>10700.0543</text:p>
          </table:table-cell>
          <table:table-cell office:value-type="string">
            <text:p>[1,2,3,4,5,6]</text:p>
          </table:table-cell>
          <table:table-cell office:value-type="string">
            <text:p>&lt;1,121,43,151,36,110,76,46,100,126|2,152,87,122,48,127|3,153,106,101,109,128|4,154,52,97,85,129|5,32,117,130|6,123,69,70,131|7,157,111,54,55,53,51,59,26,132|8,158,58,40,41,133|9,79,159,61,134|10,28,60,71,160,31,116,135|11,161,45,50,35,34,125,124,136|12,115,78,102,137|13,163,92,66,95,64,84,47,138|14,30,120,107,93,139|15,103,99,165,114,140|16,112,108,75,141|17,38,44,77,74,72,142|18,68,56,81,83,168,29,94,143|19,169,33,86,113,27,144|20,67,82,73,145|21,171,88,96,98,104,146|22,172,49,119,118,147|23,173,80,65,148|24,174,57,42,89,105,149|25,175,90,62,63,39,37,91,150&gt;</text:p>
          </table:table-cell>
        </table:table-row>
        <table:table-row table:style-name="ro1">
          <table:table-cell office:value-type="string">
            <text:p>C107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107.100_25-5-5-5_rd_90.txt</text:p>
          </table:table-cell>
          <table:table-cell office:value-type="string">
            <text:p>TERMINATED</text:p>
          </table:table-cell>
          <table:table-cell office:value-type="float" office:value="1382.6849">
            <text:p>1382.6849</text:p>
          </table:table-cell>
          <table:table-cell office:value-type="float" office:value="1196.3402">
            <text:p>1196.3402</text:p>
          </table:table-cell>
          <table:table-cell office:value-type="float" office:value="22636.4035">
            <text:p>22636.4035</text:p>
          </table:table-cell>
          <table:table-cell office:value-type="float" office:value="3913.9738">
            <text:p>3913.9738</text:p>
          </table:table-cell>
          <table:table-cell office:value-type="float" office:value="762.161">
            <text:p>762.161</text:p>
          </table:table-cell>
          <table:table-cell table:style-name="Default"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10391.6949">
            <text:p>10391.6949</text:p>
          </table:table-cell>
          <table:table-cell office:value-type="float" office:value="1388.1256">
            <text:p>1388.1256</text:p>
          </table:table-cell>
          <table:table-cell office:value-type="float" office:value="1089.9887">
            <text:p>1089.9887</text:p>
          </table:table-cell>
          <table:table-cell office:value-type="float" office:value="100">
            <text:p>100</text:p>
          </table:table-cell>
          <table:table-cell office:value-type="percentage" office:value="1.1725">
            <text:p>117.25%</text:p>
          </table:table-cell>
          <table:table-cell office:value-type="float" office:value="10700.0543">
            <text:p>10700.0543</text:p>
          </table:table-cell>
          <table:table-cell office:value-type="string">
            <text:p>[1,2,3,4,5,6]</text:p>
          </table:table-cell>
          <table:table-cell office:value-type="string">
            <text:p>&lt;1,121,151,108,109,110,114,126|2,152,87,70,127|3,92,111,107,118,153,27,128|4,154,96,54,76,129|5,101,117,130|6,28,30,40,131|7,120,157,53,84,47,26,132|8,158,58,56,39,133|9,159,68,65,64,134|10,115,112,113,160,105,135|11,161,42,62,63,125,124,136|12,162,106,102,137|13,163,67,66,97,71,138|14,123,33,122,139|15,103,165,98,140|16,43,44,36,34,31,48,116,141|17,38,32,119,167,61,59,142|18,82,79,78,81,83,168,73,91,94,74,143|19,169,60,41,51,37,144|20,57,50,55,29,77,46,145|21,171,88,99,85,104,146|22,49,35,147|23,173,80,69,148|24,174,90,95,149|25,175,45,52,86,89,93,75,100,72,150&gt;</text:p>
          </table:table-cell>
        </table:table-row>
        <table:table-row table:style-name="ro1">
          <table:table-cell office:value-type="string">
            <text:p>C108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108.100_25-5-5-5_rd_10.txt</text:p>
          </table:table-cell>
          <table:table-cell office:value-type="string">
            <text:p>TERMINATED</text:p>
          </table:table-cell>
          <table:table-cell office:value-type="float" office:value="1338.0931">
            <text:p>1338.0931</text:p>
          </table:table-cell>
          <table:table-cell office:value-type="float" office:value="1214.4686">
            <text:p>1214.4686</text:p>
          </table:table-cell>
          <table:table-cell office:value-type="float" office:value="25011.4523">
            <text:p>25011.4523</text:p>
          </table:table-cell>
          <table:table-cell office:value-type="float" office:value="4179.8296">
            <text:p>4179.8296</text:p>
          </table:table-cell>
          <table:table-cell office:value-type="float" office:value="532.6254">
            <text:p>532.6254</text:p>
          </table:table-cell>
          <table:table-cell table:style-name="Default"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10272.8504">
            <text:p>10272.8504</text:p>
          </table:table-cell>
          <table:table-cell office:value-type="float" office:value="1272.8504">
            <text:p>1272.8504</text:p>
          </table:table-cell>
          <table:table-cell office:value-type="float" office:value="1191.0642">
            <text:p>1191.0642</text:p>
          </table:table-cell>
          <table:table-cell office:value-type="float" office:value="100">
            <text:p>100</text:p>
          </table:table-cell>
          <table:table-cell office:value-type="percentage" office:value="1.4229">
            <text:p>142.29%</text:p>
          </table:table-cell>
          <table:table-cell office:value-type="float" office:value="10424.0166">
            <text:p>10424.0166</text:p>
          </table:table-cell>
          <table:table-cell office:value-type="string">
            <text:p>[1,2,3,4,5,6]</text:p>
          </table:table-cell>
          <table:table-cell office:value-type="string">
            <text:p>&lt;1,151,90,67,78,63,86,46,94,126|2,152,57,56,55,113,47,74,127|3,153,58,52,36,84,61,114,128|4,154,68,62,64,72,129|5,155,42,33,122,130|6,50,156,104,131|7,157,66,65,37,59,132|8,158,99,97,31,29,116,133|9,101,69,134|10,106,103,96,98,135|11,108,73,48,136|12,38,43,39,75,137|13,163,32,53,51,76,138|14,82,79,81,83,85,105,139|15,30,28,95,34,27,140|16,166,60,41,77,141|17,92,167,88,142|18,112,168,35,109,124,143|19,115,111,107,144|20,80,40,89,145|21,171,87,70,146|22,121,120,118,110,147|23,173,123,44,71,125,100,148|24,119,117,93,149|25,175,45,49,54,102,91,26,150&gt;</text:p>
          </table:table-cell>
        </table:table-row>
        <table:table-row table:style-name="ro1">
          <table:table-cell office:value-type="string">
            <text:p>C108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108.100_25-5-5-5_rd_50.txt</text:p>
          </table:table-cell>
          <table:table-cell office:value-type="string">
            <text:p>TERMINATED</text:p>
          </table:table-cell>
          <table:table-cell office:value-type="float" office:value="1368.0006">
            <text:p>1368.0006</text:p>
          </table:table-cell>
          <table:table-cell office:value-type="float" office:value="1206.7303">
            <text:p>1206.7303</text:p>
          </table:table-cell>
          <table:table-cell office:value-type="float" office:value="23625.7591">
            <text:p>23625.7591</text:p>
          </table:table-cell>
          <table:table-cell office:value-type="float" office:value="4025.3457">
            <text:p>4025.3457</text:p>
          </table:table-cell>
          <table:table-cell office:value-type="float" office:value="567.9797">
            <text:p>567.9797</text:p>
          </table:table-cell>
          <table:table-cell table:style-name="Default"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10284.7117">
            <text:p>10284.7117</text:p>
          </table:table-cell>
          <table:table-cell office:value-type="float" office:value="1284.7117">
            <text:p>1284.7117</text:p>
          </table:table-cell>
          <table:table-cell office:value-type="float" office:value="1208.9867">
            <text:p>1208.9867</text:p>
          </table:table-cell>
          <table:table-cell office:value-type="float" office:value="100">
            <text:p>100</text:p>
          </table:table-cell>
          <table:table-cell office:value-type="percentage" office:value="1.2878">
            <text:p>128.78%</text:p>
          </table:table-cell>
          <table:table-cell office:value-type="float" office:value="10424.0166">
            <text:p>10424.0166</text:p>
          </table:table-cell>
          <table:table-cell office:value-type="string">
            <text:p>[1,2,3,4,5,6]</text:p>
          </table:table-cell>
          <table:table-cell office:value-type="string">
            <text:p>&lt;1,151,90,88,87,83,105,126|2,152,30,57,35,70,48,47,46,127|3,153,68,56,58,62,73,128|4,154,82,69,31,75,129|5,28,155,54,51,130|6,32,156,40,34,37,131|7,157,79,81,77,132|8,50,92,97,133|9,101,84,134|10,103,96,98,135|11,67,78,161,63,61,59,26,136|12,42,43,162,104,137|13,163,52,53,76,91,94,72,74,138|14,120,121,109,139|15,38,60,36,29,140|16,166,44,39,27,141|17,167,33,65,118,89,125,142|18,112,168,119,55,122,124,116,143|19,115,111,107,169,144|20,80,170,85,145|21,66,99,171,86,93,146|22,106,95,110,147|23,123,173,71,102,114,100,148|24,108,117,113,149|25,175,45,49,41,64,150&gt;</text:p>
          </table:table-cell>
        </table:table-row>
        <table:table-row table:style-name="ro1">
          <table:table-cell office:value-type="string">
            <text:p>C108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108.100_25-5-5-5_rd_90.txt</text:p>
          </table:table-cell>
          <table:table-cell office:value-type="string">
            <text:p>TERMINATED</text:p>
          </table:table-cell>
          <table:table-cell office:value-type="float" office:value="1293.6603">
            <text:p>1293.6603</text:p>
          </table:table-cell>
          <table:table-cell office:value-type="float" office:value="1128.847">
            <text:p>1128.847</text:p>
          </table:table-cell>
          <table:table-cell office:value-type="float" office:value="23661.51">
            <text:p>23661.51</text:p>
          </table:table-cell>
          <table:table-cell office:value-type="float" office:value="3820.1727">
            <text:p>3820.1727</text:p>
          </table:table-cell>
          <table:table-cell office:value-type="float" office:value="525.8965">
            <text:p>525.8965</text:p>
          </table:table-cell>
          <table:table-cell table:style-name="Default"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10284.8247">
            <text:p>10284.8247</text:p>
          </table:table-cell>
          <table:table-cell office:value-type="float" office:value="1284.8247">
            <text:p>1284.8247</text:p>
          </table:table-cell>
          <table:table-cell office:value-type="float" office:value="1225.4021">
            <text:p>1225.4021</text:p>
          </table:table-cell>
          <table:table-cell office:value-type="float" office:value="100">
            <text:p>100</text:p>
          </table:table-cell>
          <table:table-cell office:value-type="percentage" office:value="1.2913">
            <text:p>129.13%</text:p>
          </table:table-cell>
          <table:table-cell office:value-type="float" office:value="10424.0166">
            <text:p>10424.0166</text:p>
          </table:table-cell>
          <table:table-cell office:value-type="string">
            <text:p>[1,2,3,4,5,6]</text:p>
          </table:table-cell>
          <table:table-cell office:value-type="string">
            <text:p>&lt;1,90,151,87,99,97,89,47,126|2,92,57,56,152,127|3,153,30,66,36,31,124,27,46,128|4,82,80,154,53,91,129|5,155,32,52,64,130|6,38,156,40,125,131|7,157,49,60,63,73,75,77,74,72,132|8,158,78,108,70,133|9,101,84,134|10,103,160,95,104,105,135|11,161,58,62,122,93,136|12,42,43,44,39,137|13,163,79,81,76,138|14,164,115,28,102,139|15,111,35,34,29,140|16,50,69,166,37,141|17,167,68,54,55,51,59,94,142|18,112,168,118,143|19,121,120,109,48,144|20,67,170,71,85,61,145|21,171,65,83,86,146|22,106,96,107,110,147|23,123,173,98,113,114,26,148|24,88,119,117,149|25,175,45,33,41,116,100,150&gt;</text:p>
          </table:table-cell>
        </table:table-row>
        <table:table-row table:style-name="ro1">
          <table:table-cell office:value-type="string">
            <text:p>C109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109.100_25-5-5-5_rd_10.txt</text:p>
          </table:table-cell>
          <table:table-cell office:value-type="string">
            <text:p>TERMINATED</text:p>
          </table:table-cell>
          <table:table-cell office:value-type="float" office:value="1355.4282">
            <text:p>1355.4282</text:p>
          </table:table-cell>
          <table:table-cell office:value-type="float" office:value="1226.3584">
            <text:p>1226.3584</text:p>
          </table:table-cell>
          <table:table-cell office:value-type="float" office:value="24077.0842">
            <text:p>24077.0842</text:p>
          </table:table-cell>
          <table:table-cell office:value-type="float" office:value="2958.8979">
            <text:p>2958.8979</text:p>
          </table:table-cell>
          <table:table-cell office:value-type="float" office:value="695.8235">
            <text:p>695.8235</text:p>
          </table:table-cell>
          <table:table-cell table:style-name="Default"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10107.3308">
            <text:p>10107.3308</text:p>
          </table:table-cell>
          <table:table-cell office:value-type="float" office:value="1107.3308">
            <text:p>1107.3308</text:p>
          </table:table-cell>
          <table:table-cell office:value-type="float" office:value="1191.6637">
            <text:p>1191.6637</text:p>
          </table:table-cell>
          <table:table-cell office:value-type="float" office:value="100">
            <text:p>100</text:p>
          </table:table-cell>
          <table:table-cell office:value-type="percentage" office:value="1.3695">
            <text:p>136.95%</text:p>
          </table:table-cell>
          <table:table-cell office:value-type="float" office:value="10235.9695">
            <text:p>10235.9695</text:p>
          </table:table-cell>
          <table:table-cell office:value-type="string">
            <text:p>[1,2,3,4,5,6]</text:p>
          </table:table-cell>
          <table:table-cell office:value-type="string">
            <text:p>&lt;1,151,79,78,83,59,126|2,152,115,111,107,109,110,113,114,116,94,127|3,120,117,122,125,124,26,100,128|4,60,42,63,61,129|5,112,118,70,130|6,66,65,57,69,131|7,157,88,68,92,81,85,132|8,38,44,158,34,37,133|9,159,45,62,76,75,134|10,50,35,135|11,161,30,32,64,136|12,162,99,137|13,163,28,33,36,31,29,47,138|14,164,49,52,55,53,51,48,77,46,74,139|15,80,165,71,140|16,101,166,27,141|17,106,103,96,98,105,142|18,121,40,143|19,108,169,95,102,104,144|20,170,82,54,97,89,93,91,145|21,43,41,39,146|22,172,87,90,67,147|23,56,58,86,84,148|24,119,174,149|25,123,175,73,72,150&gt;</text:p>
          </table:table-cell>
        </table:table-row>
        <table:table-row table:style-name="ro1">
          <table:table-cell office:value-type="string">
            <text:p>C109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109.100_25-5-5-5_rd_50.txt</text:p>
          </table:table-cell>
          <table:table-cell office:value-type="string">
            <text:p>TERMINATED</text:p>
          </table:table-cell>
          <table:table-cell office:value-type="float" office:value="1356.0563">
            <text:p>1356.0563</text:p>
          </table:table-cell>
          <table:table-cell office:value-type="float" office:value="1203.827">
            <text:p>1203.827</text:p>
          </table:table-cell>
          <table:table-cell office:value-type="float" office:value="22556.6955">
            <text:p>22556.6955</text:p>
          </table:table-cell>
          <table:table-cell office:value-type="float" office:value="3419.9711">
            <text:p>3419.9711</text:p>
          </table:table-cell>
          <table:table-cell office:value-type="float" office:value="724.4056">
            <text:p>724.4056</text:p>
          </table:table-cell>
          <table:table-cell table:style-name="Default"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10107.3308">
            <text:p>10107.3308</text:p>
          </table:table-cell>
          <table:table-cell office:value-type="float" office:value="1107.3308">
            <text:p>1107.3308</text:p>
          </table:table-cell>
          <table:table-cell office:value-type="float" office:value="1191.6637">
            <text:p>1191.6637</text:p>
          </table:table-cell>
          <table:table-cell office:value-type="float" office:value="100">
            <text:p>100</text:p>
          </table:table-cell>
          <table:table-cell office:value-type="percentage" office:value="1.2245">
            <text:p>122.45%</text:p>
          </table:table-cell>
          <table:table-cell office:value-type="float" office:value="10235.9695">
            <text:p>10235.9695</text:p>
          </table:table-cell>
          <table:table-cell office:value-type="string">
            <text:p>[1,2,3,4,5,6]</text:p>
          </table:table-cell>
          <table:table-cell office:value-type="string">
            <text:p>&lt;1,151,79,64,84,126|2,115,152,87,97,86,89,93,91,75,127|3,111,117,119,113,125,124,128|4,154,49,54,55,53,61,129|5,121,155,118,31,130|6,66,78,81,83,131|7,52,60,33,59,132|8,44,38,133|9,159,68,28,77,134|10,32,35,107,74,72,135|11,88,92,110,161,34,136|12,162,40,71,116,137|13,58,163,36,63,29,27,138|14,164,50,45,69,109,51,76,26,139|15,165,65,62,70,94,140|16,101,106,100,141|17,112,96,103,95,98,104,142|18,30,42,168,122,143|19,108,169,105,144|20,80,82,85,145|21,43,171,41,39,146|22,67,90,47,147|23,57,56,114,73,148|24,174,99,102,149|25,123,120,175,37,48,46,150&gt;</text:p>
          </table:table-cell>
        </table:table-row>
        <table:table-row table:style-name="ro1">
          <table:table-cell office:value-type="string">
            <text:p>C109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109.100_25-5-5-5_rd_90.txt</text:p>
          </table:table-cell>
          <table:table-cell office:value-type="string">
            <text:p>TERMINATED</text:p>
          </table:table-cell>
          <table:table-cell office:value-type="float" office:value="1413.9849">
            <text:p>1413.9849</text:p>
          </table:table-cell>
          <table:table-cell office:value-type="float" office:value="1225.1112">
            <text:p>1225.1112</text:p>
          </table:table-cell>
          <table:table-cell office:value-type="float" office:value="21781.4761">
            <text:p>21781.4761</text:p>
          </table:table-cell>
          <table:table-cell office:value-type="float" office:value="3798.5118">
            <text:p>3798.5118</text:p>
          </table:table-cell>
          <table:table-cell office:value-type="float" office:value="715.5204">
            <text:p>715.5204</text:p>
          </table:table-cell>
          <table:table-cell table:style-name="Default"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10154.32">
            <text:p>10154.32</text:p>
          </table:table-cell>
          <table:table-cell office:value-type="float" office:value="1154.32">
            <text:p>1154.32</text:p>
          </table:table-cell>
          <table:table-cell office:value-type="float" office:value="1191.6637">
            <text:p>1191.6637</text:p>
          </table:table-cell>
          <table:table-cell office:value-type="float" office:value="100">
            <text:p>100</text:p>
          </table:table-cell>
          <table:table-cell office:value-type="percentage" office:value="1.1322">
            <text:p>113.22%</text:p>
          </table:table-cell>
          <table:table-cell office:value-type="float" office:value="10235.9695">
            <text:p>10235.9695</text:p>
          </table:table-cell>
          <table:table-cell office:value-type="string">
            <text:p>[1,2,3,4,5,6]</text:p>
          </table:table-cell>
          <table:table-cell office:value-type="string">
            <text:p>&lt;1,151,81,110,124,74,126|2,79,82,152,73,76,127|3,115,108,120,119,104,128|4,154,52,97,53,63,129|5,121,155,40,37,130|6,66,78,48,131|7,56,60,64,114,59,132|8,38,44,158,31,133|9,50,45,122,72,134|10,32,30,117,29,135|11,88,92,83,84,100,136|12,162,99,36,51,47,26,137|13,163,65,69,70,62,27,46,138|14,164,68,67,71,39,139|15,80,55,93,140|16,106,166,109,34,141|17,112,111,107,95,75,142|18,42,54,168,61,91,116,143|19,33,169,103,96,102,144|20,87,170,86,89,94,145|21,43,171,35,41,146|22,90,172,49,98,105,147|23,58,57,85,77,148|24,101,174,113,149|25,28,123,118,125,150&gt;</text:p>
          </table:table-cell>
        </table:table-row>
        <table:table-row table:style-name="ro1">
          <table:table-cell office:value-type="string">
            <text:p>C201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201.100_25-5-5-5_rd_10.txt</text:p>
          </table:table-cell>
          <table:table-cell office:value-type="string">
            <text:p>TERMINATED</text:p>
          </table:table-cell>
          <table:table-cell office:value-type="float" office:value="3368.4089">
            <text:p>3368.4089</text:p>
          </table:table-cell>
          <table:table-cell office:value-type="float" office:value="3244.5623">
            <text:p>3244.5623</text:p>
          </table:table-cell>
          <table:table-cell office:value-type="float" office:value="76777.7309">
            <text:p>76777.7309</text:p>
          </table:table-cell>
          <table:table-cell office:value-type="float" office:value="5592.2224">
            <text:p>5592.2224</text:p>
          </table:table-cell>
          <table:table-cell office:value-type="float" office:value="1490.7197">
            <text:p>1490.7197</text:p>
          </table:table-cell>
          <table:table-cell table:style-name="Default"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10280.999">
            <text:p>10280.999</text:p>
          </table:table-cell>
          <table:table-cell office:value-type="float" office:value="1251.7031">
            <text:p>1251.7031</text:p>
          </table:table-cell>
          <table:table-cell office:value-type="float" office:value="2890.4946">
            <text:p>2890.4946</text:p>
          </table:table-cell>
          <table:table-cell office:value-type="float" office:value="100">
            <text:p>100</text:p>
          </table:table-cell>
          <table:table-cell office:value-type="percentage" office:value="6.4562">
            <text:p>645.62%</text:p>
          </table:table-cell>
          <table:table-cell office:value-type="float" office:value="11682.8421">
            <text:p>11682.8421</text:p>
          </table:table-cell>
          <table:table-cell office:value-type="string">
            <text:p>[1,2,3,4,5,6]</text:p>
          </table:table-cell>
          <table:table-cell office:value-type="string">
            <text:p>&lt;1,151,47,126|2,152,54,127|3,153,52,107,40,115,128|4,154,87,110,76,38,72,66,129|5,155,124,94,74,32,114,53,48,108,71,42,98,67,130|6,156,26,62,131|7,99,104,132|8,158,91,56,90,28,83,109,44,70,133|9,100,103,46,134|10,160,27,35,135|11,88,82,136|12,162,49,120,63,78,113,137|13,163,55,85,43,41,75,77,34,33,138|14,92,102,121,139|15,165,86,117,59,111,140|16,166,31,39,141|17,167,89,119,80,81,51,84,69,101,96,95,50,36,73,142|18,45,68,143|19,169,122,112,144|20,118,106,145|21,30,146|22,172,125,60,64,37,147|23,173,97,105,148|24,174,57,93,61,65,149|25,175,58,123,79,29,116,150&gt;</text:p>
          </table:table-cell>
        </table:table-row>
        <table:table-row table:style-name="ro1">
          <table:table-cell office:value-type="string">
            <text:p>C201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201.100_25-5-5-5_rd_50.txt</text:p>
          </table:table-cell>
          <table:table-cell office:value-type="string">
            <text:p>TERMINATED</text:p>
          </table:table-cell>
          <table:table-cell office:value-type="float" office:value="3506.7221">
            <text:p>3506.7221</text:p>
          </table:table-cell>
          <table:table-cell office:value-type="float" office:value="3338.5908">
            <text:p>3338.5908</text:p>
          </table:table-cell>
          <table:table-cell office:value-type="float" office:value="69245.29">
            <text:p>69245.29</text:p>
          </table:table-cell>
          <table:table-cell office:value-type="float" office:value="4896.8813">
            <text:p>4896.8813</text:p>
          </table:table-cell>
          <table:table-cell office:value-type="float" office:value="1601.944">
            <text:p>1601.944</text:p>
          </table:table-cell>
          <table:table-cell table:style-name="Default"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10288.2759">
            <text:p>10288.2759</text:p>
          </table:table-cell>
          <table:table-cell office:value-type="float" office:value="1288.2759">
            <text:p>1288.2759</text:p>
          </table:table-cell>
          <table:table-cell office:value-type="float" office:value="2210.7534">
            <text:p>2210.7534</text:p>
          </table:table-cell>
          <table:table-cell office:value-type="float" office:value="100">
            <text:p>100</text:p>
          </table:table-cell>
          <table:table-cell office:value-type="percentage" office:value="5.7203">
            <text:p>572.03%</text:p>
          </table:table-cell>
          <table:table-cell office:value-type="float" office:value="11682.8421">
            <text:p>11682.8421</text:p>
          </table:table-cell>
          <table:table-cell office:value-type="string">
            <text:p>[1,2,3,4,5,6]</text:p>
          </table:table-cell>
          <table:table-cell office:value-type="string">
            <text:p>&lt;1,151,49,59,51,126|2,152,58,83,43,41,127|3,54,123,128|4,154,124,120,28,37,98,105,129|5,87,29,53,48,111,108,70,95,104,130|6,156,31,42,131|7,157,94,56,90,32,78,113,44,132|8,158,88,27,133|9,45,134|10,160,89,119,135|11,161,91,80,136|12,162,92,38,72,67,66,102,121,137|13,100,163,116,138|14,164,26,110,40,139|15,165,86,93,74,64,81,85,109,69,101,103,140|16,166,122,39,141|17,167,57,62,142|18,168,55,75,50,68,35,143|19,30,144|20,170,97,71,96,77,34,106,33,46,115,112,145|21,47,61,146|22,172,52,125,147|23,118,148|24,99,65,149|25,175,117,60,63,79,114,84,82,107,76,36,73,150&gt;</text:p>
          </table:table-cell>
        </table:table-row>
        <table:table-row table:style-name="ro1">
          <table:table-cell office:value-type="string">
            <text:p>C201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201.100_25-5-5-5_rd_90.txt</text:p>
          </table:table-cell>
          <table:table-cell office:value-type="string">
            <text:p>TERMINATED</text:p>
          </table:table-cell>
          <table:table-cell office:value-type="float" office:value="3459.5955">
            <text:p>3459.5955</text:p>
          </table:table-cell>
          <table:table-cell office:value-type="float" office:value="3270.0408">
            <text:p>3270.0408</text:p>
          </table:table-cell>
          <table:table-cell office:value-type="float" office:value="65516.9968">
            <text:p>65516.9968</text:p>
          </table:table-cell>
          <table:table-cell office:value-type="float" office:value="5188.8799">
            <text:p>5188.8799</text:p>
          </table:table-cell>
          <table:table-cell office:value-type="float" office:value="1570.9536">
            <text:p>1570.9536</text:p>
          </table:table-cell>
          <table:table-cell table:style-name="Default"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10275.4951">
            <text:p>10275.4951</text:p>
          </table:table-cell>
          <table:table-cell office:value-type="float" office:value="1275.4951">
            <text:p>1275.4951</text:p>
          </table:table-cell>
          <table:table-cell office:value-type="float" office:value="2992.0911">
            <text:p>2992.0911</text:p>
          </table:table-cell>
          <table:table-cell office:value-type="float" office:value="100">
            <text:p>100</text:p>
          </table:table-cell>
          <table:table-cell office:value-type="percentage" office:value="5.3584">
            <text:p>535.84%</text:p>
          </table:table-cell>
          <table:table-cell office:value-type="float" office:value="11682.8421">
            <text:p>11682.8421</text:p>
          </table:table-cell>
          <table:table-cell office:value-type="string">
            <text:p>[1,2,3,4,5,6]</text:p>
          </table:table-cell>
          <table:table-cell office:value-type="string">
            <text:p>&lt;1,151,30,101,42,38,34,106,73,46,115,126|2,152,52,94,127|3,54,32,53,84,128|4,154,86,41,96,95,98,105,67,103,102,129|5,58,90,60,28,78,155,44,70,130|6,156,47,131|7,91,83,48,132|8,158,118,27,133|9,117,80,134|10,160,57,56,135|11,88,40,66,136|12,162,87,110,137|13,163,92,26,138|14,164,119,74,64,61,81,85,82,108,37,139|15,165,125,109,140|16,49,166,39,141|17,167,122,62,142|18,168,31,59,51,111,107,76,75,77,72,68,35,33,121,112,143|19,169,97,114,69,50,36,144|20,170,124,120,104,145|21,89,63,146|22,100,172,116,147|23,45,55,148|24,99,65,149|25,175,93,123,79,29,113,43,71,150&gt;</text:p>
          </table:table-cell>
        </table:table-row>
        <table:table-row table:style-name="ro1">
          <table:table-cell office:value-type="string">
            <text:p>C202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202.100_25-5-5-5_rd_10.txt</text:p>
          </table:table-cell>
          <table:table-cell office:value-type="string">
            <text:p>TERMINATED</text:p>
          </table:table-cell>
          <table:table-cell office:value-type="float" office:value="3436.1081">
            <text:p>3436.1081</text:p>
          </table:table-cell>
          <table:table-cell office:value-type="float" office:value="3294.2699">
            <text:p>3294.2699</text:p>
          </table:table-cell>
          <table:table-cell office:value-type="float" office:value="67328.0329">
            <text:p>67328.0329</text:p>
          </table:table-cell>
          <table:table-cell office:value-type="float" office:value="4342.998">
            <text:p>4342.998</text:p>
          </table:table-cell>
          <table:table-cell office:value-type="float" office:value="1608.5061">
            <text:p>1608.5061</text:p>
          </table:table-cell>
          <table:table-cell table:style-name="Default"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10052.7544">
            <text:p>10052.7544</text:p>
          </table:table-cell>
          <table:table-cell office:value-type="float" office:value="1052.7544">
            <text:p>1052.7544</text:p>
          </table:table-cell>
          <table:table-cell office:value-type="float" office:value="2836.6953">
            <text:p>2836.6953</text:p>
          </table:table-cell>
          <table:table-cell office:value-type="float" office:value="100">
            <text:p>100</text:p>
          </table:table-cell>
          <table:table-cell office:value-type="percentage" office:value="5.6875">
            <text:p>568.75%</text:p>
          </table:table-cell>
          <table:table-cell office:value-type="float" office:value="10580.3157">
            <text:p>10580.3157</text:p>
          </table:table-cell>
          <table:table-cell office:value-type="string">
            <text:p>[1,2,3,4,5,6]</text:p>
          </table:table-cell>
          <table:table-cell office:value-type="string">
            <text:p>&lt;1,151,46,121,56,90,64,61,53,82,44,126|2,152,120,122,67,103,127|3,153,100,117,36,115,128|4,107,154,97,93,63,29,129|5,110,155,116,91,96,130|6,156,26,89,50,131|7,157,30,54,132|8,158,118,133|9,159,88,55,134|10,160,27,124,40,135|11,161,49,69,136|12,92,137|13,163,87,38,34,35,33,112,138|14,164,32,119,28,80,78,114,113,109,111,41,39,101,98,104,106,102,139|15,165,99,68,140|16,166,77,59,94,95,105,141|17,84,167,57,74,142|18,168,37,125,66,143|19,47,144|20,73,86,145|21,51,171,31,83,48,65,70,42,72,146|22,172,75,58,81,85,147|23,45,148|24,174,52,43,71,76,149|25,175,108,123,62,60,79,150&gt;</text:p>
          </table:table-cell>
        </table:table-row>
        <table:table-row table:style-name="ro1">
          <table:table-cell office:value-type="string">
            <text:p>C202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202.100_25-5-5-5_rd_50.txt</text:p>
          </table:table-cell>
          <table:table-cell office:value-type="string">
            <text:p>TERMINATED</text:p>
          </table:table-cell>
          <table:table-cell office:value-type="float" office:value="3476.6798">
            <text:p>3476.6798</text:p>
          </table:table-cell>
          <table:table-cell office:value-type="float" office:value="3313.9198">
            <text:p>3313.9198</text:p>
          </table:table-cell>
          <table:table-cell office:value-type="float" office:value="63528.3631">
            <text:p>63528.3631</text:p>
          </table:table-cell>
          <table:table-cell office:value-type="float" office:value="4546.7307">
            <text:p>4546.7307</text:p>
          </table:table-cell>
          <table:table-cell office:value-type="float" office:value="1650.5467">
            <text:p>1650.5467</text:p>
          </table:table-cell>
          <table:table-cell table:style-name="Default"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9989.9511">
            <text:p>9989.9511</text:p>
          </table:table-cell>
          <table:table-cell office:value-type="float" office:value="984.9696">
            <text:p>984.9696</text:p>
          </table:table-cell>
          <table:table-cell office:value-type="float" office:value="3279.6703">
            <text:p>3279.6703</text:p>
          </table:table-cell>
          <table:table-cell office:value-type="float" office:value="100">
            <text:p>100</text:p>
          </table:table-cell>
          <table:table-cell office:value-type="percentage" office:value="5.3367">
            <text:p>533.67%</text:p>
          </table:table-cell>
          <table:table-cell office:value-type="float" office:value="10580.3157">
            <text:p>10580.3157</text:p>
          </table:table-cell>
          <table:table-cell office:value-type="string">
            <text:p>[1,2,3,4,5,6]</text:p>
          </table:table-cell>
          <table:table-cell office:value-type="string">
            <text:p>&lt;1,151,56,94,29,53,48,44,126|2,110,152,57,109,127|3,153,99,128|4,107,154,28,117,101,129|5,45,130|6,156,37,100,74,79,114,113,43,69,76,38,131|7,157,92,132|8,88,133|9,159,59,52,96,72,68,134|10,46,160,26,90,63,64,61,83,66,135|11,161,87,136|12,119,120,91,98,104,35,33,112,115,137|13,163,47,138|14,164,27,97,116,93,80,78,81,85,111,41,70,42,103,139|15,165,32,55,65,67,140|16,121,62,166,58,39,50,34,141|17,84,167,125,95,105,36,142|18,168,30,122,106,102,143|19,51,169,31,144|20,118,145|21,171,49,123,71,40,146|22,75,172,124,60,147|23,173,73,86,148|24,174,77,54,82,149|25,108,175,89,150&gt;</text:p>
          </table:table-cell>
        </table:table-row>
        <table:table-row table:style-name="ro1">
          <table:table-cell office:value-type="string">
            <text:p>C202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202.100_25-5-5-5_rd_90.txt</text:p>
          </table:table-cell>
          <table:table-cell office:value-type="string">
            <text:p>TERMINATED</text:p>
          </table:table-cell>
          <table:table-cell office:value-type="float" office:value="3475.9623">
            <text:p>3475.9623</text:p>
          </table:table-cell>
          <table:table-cell office:value-type="float" office:value="3291.6563">
            <text:p>3291.6563</text:p>
          </table:table-cell>
          <table:table-cell office:value-type="float" office:value="70411.8794">
            <text:p>70411.8794</text:p>
          </table:table-cell>
          <table:table-cell office:value-type="float" office:value="4690.2752">
            <text:p>4690.2752</text:p>
          </table:table-cell>
          <table:table-cell office:value-type="float" office:value="1558.3975">
            <text:p>1558.3975</text:p>
          </table:table-cell>
          <table:table-cell table:style-name="Default"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10091.0522">
            <text:p>10091.0522</text:p>
          </table:table-cell>
          <table:table-cell office:value-type="float" office:value="1091.0522">
            <text:p>1091.0522</text:p>
          </table:table-cell>
          <table:table-cell office:value-type="float" office:value="2811.9458">
            <text:p>2811.9458</text:p>
          </table:table-cell>
          <table:table-cell office:value-type="float" office:value="100">
            <text:p>100</text:p>
          </table:table-cell>
          <table:table-cell office:value-type="percentage" office:value="5.9638">
            <text:p>596.38%</text:p>
          </table:table-cell>
          <table:table-cell office:value-type="float" office:value="10580.3157">
            <text:p>10580.3157</text:p>
          </table:table-cell>
          <table:table-cell office:value-type="string">
            <text:p>[1,2,3,4,5,6]</text:p>
          </table:table-cell>
          <table:table-cell office:value-type="string">
            <text:p>&lt;1,123,151,89,44,126|2,110,152,90,38,127|3,153,77,124,69,101,128|4,107,154,91,79,48,43,129|5,155,116,86,68,130|6,156,47,131|7,88,132|8,92,133|9,159,120,59,117,93,29,134|10,118,160,30,27,102,135|11,161,75,56,58,80,78,83,85,82,39,96,34,136|12,119,37,122,115,137|13,163,28,55,40,50,106,138|14,164,52,81,113,111,41,95,105,35,139|15,165,87,42,72,104,103,33,112,140|16,166,73,97,94,63,114,141|17,84,167,31,66,142|18,168,121,125,143|19,51,62,169,60,64,144|20,170,100,32,74,53,67,145|21,49,171,65,71,70,76,98,36,146|22,172,46,54,61,147|23,45,148|24,174,99,149|25,108,175,26,57,109,150&gt;</text:p>
          </table:table-cell>
        </table:table-row>
        <table:table-row table:style-name="ro1">
          <table:table-cell office:value-type="string">
            <text:p>C203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203.100_25-5-5-5_rd_10.txt</text:p>
          </table:table-cell>
          <table:table-cell office:value-type="string">
            <text:p>TERMINATED</text:p>
          </table:table-cell>
          <table:table-cell office:value-type="float" office:value="3358.7508">
            <text:p>3358.7508</text:p>
          </table:table-cell>
          <table:table-cell office:value-type="float" office:value="3224.2666">
            <text:p>3224.2666</text:p>
          </table:table-cell>
          <table:table-cell office:value-type="float" office:value="65562.9035">
            <text:p>65562.9035</text:p>
          </table:table-cell>
          <table:table-cell office:value-type="float" office:value="4980.8669">
            <text:p>4980.8669</text:p>
          </table:table-cell>
          <table:table-cell office:value-type="float" office:value="1528.0585">
            <text:p>1528.0585</text:p>
          </table:table-cell>
          <table:table-cell table:style-name="Default"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10056.6165">
            <text:p>10056.6165</text:p>
          </table:table-cell>
          <table:table-cell office:value-type="float" office:value="1056.6165">
            <text:p>1056.6165</text:p>
          </table:table-cell>
          <table:table-cell office:value-type="float" office:value="2489.703">
            <text:p>2489.703</text:p>
          </table:table-cell>
          <table:table-cell office:value-type="float" office:value="100">
            <text:p>100</text:p>
          </table:table-cell>
          <table:table-cell office:value-type="percentage" office:value="5.4913">
            <text:p>549.13%</text:p>
          </table:table-cell>
          <table:table-cell office:value-type="float" office:value="10662.5462">
            <text:p>10662.5462</text:p>
          </table:table-cell>
          <table:table-cell office:value-type="string">
            <text:p>[1,2,3,4,5,6]</text:p>
          </table:table-cell>
          <table:table-cell office:value-type="string">
            <text:p>&lt;1,121,151,39,61,126|2,115,152,30,108,78,103,127|3,153,122,125,128|4,114,26,43,154,109,42,105,129|5,96,28,75,107,155,81,48,69,70,95,130|6,82,156,91,131|7,44,51,157,93,112,132|8,49,158,120,94,133|9,159,47,45,124,76,134|10,160,32,71,68,63,113,135|11,110,161,27,60,104,136|12,88,162,57,31,137|13,59,163,53,90,38,138|14,164,72,55,139|15,79,165,85,58,66,140|16,97,106,98,29,83,141|17,73,167,52,142|18,118,168,143|19,169,87,86,89,144|20,123,170,54,77,64,101,36,102,145|21,84,171,46,62,74,146|22,172,100,41,119,37,80,65,40,50,34,67,35,33,147|23,173,92,116,148|24,111,174,56,117,149|25,175,99,150&gt;</text:p>
          </table:table-cell>
        </table:table-row>
        <table:table-row table:style-name="ro1">
          <table:table-cell office:value-type="string">
            <text:p>C203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203.100_25-5-5-5_rd_50.txt</text:p>
          </table:table-cell>
          <table:table-cell office:value-type="string">
            <text:p>TERMINATED</text:p>
          </table:table-cell>
          <table:table-cell office:value-type="float" office:value="3163.4514">
            <text:p>3163.4514</text:p>
          </table:table-cell>
          <table:table-cell office:value-type="float" office:value="3037.5586">
            <text:p>3037.5586</text:p>
          </table:table-cell>
          <table:table-cell office:value-type="float" office:value="54728.7432">
            <text:p>54728.7432</text:p>
          </table:table-cell>
          <table:table-cell office:value-type="float" office:value="4799.7783">
            <text:p>4799.7783</text:p>
          </table:table-cell>
          <table:table-cell office:value-type="float" office:value="1393.7962">
            <text:p>1393.7962</text:p>
          </table:table-cell>
          <table:table-cell table:style-name="Default" office:value-type="float" office:value="2">
            <text:p>2</text:p>
          </table:table-cell>
          <table:table-cell office:value-type="string">
            <text:p>[95,112]</text:p>
          </table:table-cell>
          <table:table-cell office:value-type="float" office:value="9925.4327">
            <text:p>9925.4327</text:p>
          </table:table-cell>
          <table:table-cell office:value-type="float" office:value="1105.4327">
            <text:p>1105.4327</text:p>
          </table:table-cell>
          <table:table-cell office:value-type="float" office:value="1685.48">
            <text:p>1685.48</text:p>
          </table:table-cell>
          <table:table-cell office:value-type="float" office:value="98">
            <text:p>98</text:p>
          </table:table-cell>
          <table:table-cell office:value-type="percentage" office:value="4.4796">
            <text:p>447.96%</text:p>
          </table:table-cell>
          <table:table-cell office:value-type="float" office:value="10662.5462">
            <text:p>10662.5462</text:p>
          </table:table-cell>
          <table:table-cell office:value-type="string">
            <text:p>[1,2,3,4,5,6]</text:p>
          </table:table-cell>
          <table:table-cell office:value-type="string">
            <text:p>&lt;1,121,151,91,126|2,108,32,94,127|3,111,99,128|4,154,87,98,129|5,118,55,130|6,156,115,125,131|7,157,120,96,93,80,132|8,49,158,119,57,48,70,101,38,34,67,66,133|9,159,47,52,97,134|10,122,160,72,90,135|11,110,161,116,27,45,113,109,65,40,50,104,35,136|12,162,54,28,29,137|13,37,41,44,58,138|14,164,53,62,61,33,139|15,82,86,89,140|16,106,124,141|17,73,71,167,78,142|18,168,92,39,143|19,169,107,77,117,144|20,123,170,43,31,145|21,84,171,51,74,64,69,146|22,46,68,172,59,63,147|23,173,75,76,114,30,26,83,42,105,148|24,100,174,79,60,36,103,149|25,175,85,56,88,81,102,150&gt;</text:p>
          </table:table-cell>
        </table:table-row>
        <table:table-row table:style-name="ro1">
          <table:table-cell office:value-type="string">
            <text:p>C203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203.100_25-5-5-5_rd_90.txt</text:p>
          </table:table-cell>
          <table:table-cell office:value-type="string">
            <text:p>TERMINATED</text:p>
          </table:table-cell>
          <table:table-cell office:value-type="float" office:value="3461.8395">
            <text:p>3461.8395</text:p>
          </table:table-cell>
          <table:table-cell office:value-type="float" office:value="3296.2815">
            <text:p>3296.2815</text:p>
          </table:table-cell>
          <table:table-cell office:value-type="float" office:value="58961.4106">
            <text:p>58961.4106</text:p>
          </table:table-cell>
          <table:table-cell office:value-type="float" office:value="4677.1815">
            <text:p>4677.1815</text:p>
          </table:table-cell>
          <table:table-cell office:value-type="float" office:value="1652.1878">
            <text:p>1652.1878</text:p>
          </table:table-cell>
          <table:table-cell table:style-name="Default"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10078.624">
            <text:p>10078.624</text:p>
          </table:table-cell>
          <table:table-cell office:value-type="float" office:value="1078.624">
            <text:p>1078.624</text:p>
          </table:table-cell>
          <table:table-cell office:value-type="float" office:value="3027.9622">
            <text:p>3027.9622</text:p>
          </table:table-cell>
          <table:table-cell office:value-type="float" office:value="100">
            <text:p>100</text:p>
          </table:table-cell>
          <table:table-cell office:value-type="percentage" office:value="4.8324">
            <text:p>483.24%</text:p>
          </table:table-cell>
          <table:table-cell office:value-type="float" office:value="10662.5462">
            <text:p>10662.5462</text:p>
          </table:table-cell>
          <table:table-cell office:value-type="string">
            <text:p>[1,2,3,4,5,6]</text:p>
          </table:table-cell>
          <table:table-cell office:value-type="string">
            <text:p>&lt;1,121,99,126|2,108,152,97,94,28,127|3,115,153,73,91,128|4,122,114,117,129|5,155,92,87,130|6,85,120,125,70,38,36,131|7,157,100,57,39,51,74,132|8,49,106,96,81,133|9,159,47,45,89,134|10,32,160,90,135|11,111,161,54,58,109,69,136|12,116,162,88,77,29,105,137|13,59,52,138|14,41,44,164,80,33,139|15,82,79,86,93,140|16,107,98,30,83,40,95,67,141|17,56,68,167,78,142|18,118,168,53,143|19,62,43,169,72,61,144|20,170,76,75,60,145|21,84,55,146|22,46,172,119,64,147|23,110,173,124,31,148|24,123,37,174,113,48,65,101,42,50,104,66,35,112,149|25,175,71,26,27,63,34,103,102,150&gt;</text:p>
          </table:table-cell>
        </table:table-row>
        <table:table-row table:style-name="ro1">
          <table:table-cell office:value-type="string">
            <text:p>C204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204.100_25-5-5-5_rd_50.txt</text:p>
          </table:table-cell>
          <table:table-cell office:value-type="string">
            <text:p>TERMINATED</text:p>
          </table:table-cell>
          <table:table-cell office:value-type="float" office:value="3486.4722">
            <text:p>3486.4722</text:p>
          </table:table-cell>
          <table:table-cell office:value-type="float" office:value="3330.1278">
            <text:p>3330.1278</text:p>
          </table:table-cell>
          <table:table-cell office:value-type="float" office:value="71187.0794">
            <text:p>71187.0794</text:p>
          </table:table-cell>
          <table:table-cell office:value-type="float" office:value="4485.207">
            <text:p>4485.207</text:p>
          </table:table-cell>
          <table:table-cell office:value-type="float" office:value="1577.4237">
            <text:p>1577.4237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9947.4759">
            <text:p>9947.4759</text:p>
          </table:table-cell>
          <table:table-cell office:value-type="float" office:value="947.4759">
            <text:p>947.4759</text:p>
          </table:table-cell>
          <table:table-cell office:value-type="float" office:value="2531.5108">
            <text:p>2531.5108</text:p>
          </table:table-cell>
          <table:table-cell office:value-type="float" office:value="100">
            <text:p>100</text:p>
          </table:table-cell>
          <table:table-cell office:value-type="percentage" office:value="6.1359">
            <text:p>613.59%</text:p>
          </table:table-cell>
          <table:table-cell office:value-type="float" office:value="10331.9935">
            <text:p>10331.9935</text:p>
          </table:table-cell>
          <table:table-cell office:value-type="string">
            <text:p>[1,2,3,4,5,6]</text:p>
          </table:table-cell>
          <table:table-cell office:value-type="string">
            <text:p>&lt;1,103,91,151,94,126|2,52,49,152,97,70,77,102,127|3,153,92,114,55,128|4,44,53,154,56,129|5,31,155,82,113,130|6,79,85,81,89,62,131|7,98,108,32,109,132|8,158,123,28,122,54,116,133|9,95,159,65,80,134|10,84,99,125,135|11,39,161,46,63,136|12,107,162,105,83,137|13,163,88,121,74,104,33,138|14,164,59,110,111,72,139|15,165,66,68,67,101,50,140|16,118,30,166,115,48,34,36,141|17,167,42,75,41,40,38,142|18,119,168,100,117,78,143|19,51,43,169,58,120,144|20,61,64,170,76,69,145|21,96,27,171,60,112,146|22,172,35,26,47,93,57,147|23,173,73,87,106,148|24,45,37,71,86,149|25,175,90,124,29,150&gt;</text:p>
          </table:table-cell>
        </table:table-row>
        <table:table-row table:style-name="ro1">
          <table:table-cell office:value-type="string">
            <text:p>C204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204.100_25-5-5-5_rd_90.txt</text:p>
          </table:table-cell>
          <table:table-cell office:value-type="string">
            <text:p>TERMINATED</text:p>
          </table:table-cell>
          <table:table-cell office:value-type="float" office:value="3478.6932">
            <text:p>3478.6932</text:p>
          </table:table-cell>
          <table:table-cell office:value-type="float" office:value="3323.8836">
            <text:p>3323.8836</text:p>
          </table:table-cell>
          <table:table-cell office:value-type="float" office:value="66928.0448">
            <text:p>66928.0448</text:p>
          </table:table-cell>
          <table:table-cell office:value-type="float" office:value="4543.7323">
            <text:p>4543.7323</text:p>
          </table:table-cell>
          <table:table-cell office:value-type="float" office:value="1723.9806">
            <text:p>1723.9806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9926.8878">
            <text:p>9926.8878</text:p>
          </table:table-cell>
          <table:table-cell office:value-type="float" office:value="926.8878">
            <text:p>926.8878</text:p>
          </table:table-cell>
          <table:table-cell office:value-type="float" office:value="2684.4852">
            <text:p>2684.4852</text:p>
          </table:table-cell>
          <table:table-cell office:value-type="float" office:value="100">
            <text:p>100</text:p>
          </table:table-cell>
          <table:table-cell office:value-type="percentage" office:value="5.7232">
            <text:p>572.32%</text:p>
          </table:table-cell>
          <table:table-cell office:value-type="float" office:value="10331.9935">
            <text:p>10331.9935</text:p>
          </table:table-cell>
          <table:table-cell office:value-type="string">
            <text:p>[1,2,3,4,5,6]</text:p>
          </table:table-cell>
          <table:table-cell office:value-type="string">
            <text:p>&lt;1,103,151,124,126|2,49,87,152,127|3,76,99,128|4,154,92,88,100,129|5,155,41,27,75,82,68,67,130|6,81,85,110,109,131|7,157,121,115,73,50,34,132|8,119,28,122,62,60,69,40,33,133|9,95,159,74,134|10,160,107,84,83,135|11,39,161,54,94,66,63,136|12,56,51,125,137|13,35,163,46,47,65,80,138|14,89,59,164,139|15,165,91,105,93,140|16,166,43,32,78,101,38,141|17,167,61,45,52,79,77,36,142|18,168,114,30,123,117,143|19,169,26,44,111,48,144|20,58,90,57,72,145|21,96,31,171,53,146|22,108,97,86,55,172,147|23,173,113,98,106,71,104,148|24,37,42,70,174,64,149|25,175,118,116,120,29,102,112,150&gt;</text:p>
          </table:table-cell>
        </table:table-row>
        <table:table-row table:style-name="ro1">
          <table:table-cell office:value-type="string">
            <text:p>C204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204.100_25-5-5-5_rd_10.txt</text:p>
          </table:table-cell>
          <table:table-cell office:value-type="string">
            <text:p>TERMINATED</text:p>
          </table:table-cell>
          <table:table-cell office:value-type="float" office:value="3498.3622">
            <text:p>3498.3622</text:p>
          </table:table-cell>
          <table:table-cell office:value-type="float" office:value="3353.8086">
            <text:p>3353.8086</text:p>
          </table:table-cell>
          <table:table-cell office:value-type="float" office:value="69679.2898">
            <text:p>69679.2898</text:p>
          </table:table-cell>
          <table:table-cell office:value-type="float" office:value="4173.7574">
            <text:p>4173.7574</text:p>
          </table:table-cell>
          <table:table-cell office:value-type="float" office:value="1685.7327">
            <text:p>1685.7327</text:p>
          </table:table-cell>
          <table:table-cell table:style-name="Default" office:value-type="float" office:value="0">
            <text:p>0</text:p>
          </table:table-cell>
          <table:table-cell office:value-type="string">
            <text:p>[]</text:p>
          </table:table-cell>
          <table:table-cell office:value-type="float" office:value="9892.2371">
            <text:p>9892.2371</text:p>
          </table:table-cell>
          <table:table-cell office:value-type="float" office:value="892.2371">
            <text:p>892.2371</text:p>
          </table:table-cell>
          <table:table-cell office:value-type="float" office:value="2843.1263">
            <text:p>2843.1263</text:p>
          </table:table-cell>
          <table:table-cell office:value-type="float" office:value="100">
            <text:p>100</text:p>
          </table:table-cell>
          <table:table-cell office:value-type="percentage" office:value="6.0417">
            <text:p>604.17%</text:p>
          </table:table-cell>
          <table:table-cell office:value-type="float" office:value="10331.9935">
            <text:p>10331.9935</text:p>
          </table:table-cell>
          <table:table-cell office:value-type="string">
            <text:p>[1,2,3,4,5,6]</text:p>
          </table:table-cell>
          <table:table-cell office:value-type="string">
            <text:p>&lt;1,103,151,37,105,48,126|2,152,87,75,49,127|3,153,92,88,128|4,43,154,79,65,61,129|5,118,155,99,130|6,74,89,156,59,85,78,83,131|7,116,107,117,132|8,123,158,114,120,71,29,109,69,50,36,133|9,96,95,80,33,112,134|10,67,160,84,106,90,135|11,46,56,161,62,136|12,97,162,44,39,137|13,163,28,72,47,54,41,138|14,164,32,115,51,139|15,165,68,81,76,82,140|16,26,30,125,141|17,113,111,119,40,38,34,102,142|18,168,122,124,143|19,169,100,52,42,144|20,57,170,108,66,53,63,145|21,27,35,60,146|22,172,45,70,55,101,104,147|23,173,91,110,98,148|24,174,73,86,93,94,58,149|25,175,121,77,64,31,150&gt;</text:p>
          </table:table-cell>
        </table:table-row>
        <table:table-row table:style-name="ro1">
          <table:table-cell office:value-type="string">
            <text:p>C205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205.100_25-5-5-5_rd_10.txt</text:p>
          </table:table-cell>
          <table:table-cell office:value-type="string">
            <text:p>TERMINATED</text:p>
          </table:table-cell>
          <table:table-cell office:value-type="float" office:value="3342.1869">
            <text:p>3342.1869</text:p>
          </table:table-cell>
          <table:table-cell office:value-type="float" office:value="3214.2526">
            <text:p>3214.2526</text:p>
          </table:table-cell>
          <table:table-cell office:value-type="float" office:value="72304.5498">
            <text:p>72304.5498</text:p>
          </table:table-cell>
          <table:table-cell office:value-type="float" office:value="5744.5002">
            <text:p>5744.5002</text:p>
          </table:table-cell>
          <table:table-cell office:value-type="float" office:value="1477.4031">
            <text:p>1477.4031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285.7411">
            <text:p>10285.7411</text:p>
          </table:table-cell>
          <table:table-cell office:value-type="float" office:value="1285.7411">
            <text:p>1285.7411</text:p>
          </table:table-cell>
          <table:table-cell office:value-type="float" office:value="2963.8717">
            <text:p>2963.8717</text:p>
          </table:table-cell>
          <table:table-cell office:value-type="float" office:value="100">
            <text:p>100</text:p>
          </table:table-cell>
          <table:table-cell office:value-type="percentage" office:value="6.0276">
            <text:p>602.76%</text:p>
          </table:table-cell>
          <table:table-cell office:value-type="float" office:value="10830.7164">
            <text:p>10830.7164</text:p>
          </table:table-cell>
          <table:table-cell office:value-type="string">
            <text:p>[1,2,3,4,5,6]</text:p>
          </table:table-cell>
          <table:table-cell office:value-type="string">
            <text:p>&lt;1,151,125,60,123,83,126|2,30,127|3,153,27,76,38,34,103,102,115,112,128|4,154,31,93,104,129|5,155,97,96,95,50,36,106,121,130|6,156,55,71,131|7,157,91,101,132|8,158,89,81,133|9,159,118,77,134|10,160,56,79,29,85,41,70,135|11,92,136|12,162,122,72,137|13,163,54,94,64,78,116,51,82,111,108,37,138|14,164,47,74,63,114,48,139|15,165,100,98,68,66,73,140|16,166,58,119,61,141|17,88,32,142|18,168,86,120,113,65,39,110,143|19,169,45,43,42,144|20,170,52,59,145|21,171,49,117,146|22,172,99,107,40,33,46,147|23,124,90,148|24,174,26,57,62,80,28,53,84,109,44,69,149|25,175,87,75,105,67,35,150&gt;</text:p>
          </table:table-cell>
        </table:table-row>
        <table:table-row table:style-name="ro1">
          <table:table-cell office:value-type="string">
            <text:p>C205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205.100_25-5-5-5_rd_50.txt</text:p>
          </table:table-cell>
          <table:table-cell office:value-type="string">
            <text:p>TERMINATED</text:p>
          </table:table-cell>
          <table:table-cell office:value-type="float" office:value="3455.4539">
            <text:p>3455.4539</text:p>
          </table:table-cell>
          <table:table-cell office:value-type="float" office:value="3288.1072">
            <text:p>3288.1072</text:p>
          </table:table-cell>
          <table:table-cell office:value-type="float" office:value="74553.0149">
            <text:p>74553.0149</text:p>
          </table:table-cell>
          <table:table-cell office:value-type="float" office:value="5357.7164">
            <text:p>5357.7164</text:p>
          </table:table-cell>
          <table:table-cell office:value-type="float" office:value="1642.7782">
            <text:p>1642.7782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275.6272">
            <text:p>10275.6272</text:p>
          </table:table-cell>
          <table:table-cell office:value-type="float" office:value="1275.6272">
            <text:p>1275.6272</text:p>
          </table:table-cell>
          <table:table-cell office:value-type="float" office:value="2861.3494">
            <text:p>2861.3494</text:p>
          </table:table-cell>
          <table:table-cell office:value-type="float" office:value="100">
            <text:p>100</text:p>
          </table:table-cell>
          <table:table-cell office:value-type="percentage" office:value="6.254">
            <text:p>625.40%</text:p>
          </table:table-cell>
          <table:table-cell office:value-type="float" office:value="10830.7164">
            <text:p>10830.7164</text:p>
          </table:table-cell>
          <table:table-cell office:value-type="string">
            <text:p>[1,2,3,4,5,6]</text:p>
          </table:table-cell>
          <table:table-cell office:value-type="string">
            <text:p>&lt;1,151,89,101,126|2,30,127|3,153,27,51,128|4,100,35,102,121,129|5,155,92,103,115,112,130|6,156,52,71,77,131|7,157,118,132|8,158,117,56,123,66,133|9,159,88,116,134|10,160,119,93,135|11,97,136|12,162,124,137|13,163,91,58,62,28,78,83,84,82,44,107,40,42,50,67,138|14,164,87,43,39,139|15,165,86,120,106,140|16,166,57,80,141|17,47,142|18,168,31,79,113,76,143|19,45,54,144|20,170,26,59,81,109,69,37,75,36,33,145|21,171,125,90,63,61,114,48,65,41,70,95,72,68,146|22,172,55,60,74,32,64,53,85,111,108,110,96,38,104,34,73,46,147|23,122,29,148|24,174,49,98,105,149|25,175,99,94,150&gt;</text:p>
          </table:table-cell>
        </table:table-row>
        <table:table-row table:style-name="ro1">
          <table:table-cell office:value-type="string">
            <text:p>C205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205.100_25-5-5-5_rd_90.txt</text:p>
          </table:table-cell>
          <table:table-cell office:value-type="string">
            <text:p>TERMINATED</text:p>
          </table:table-cell>
          <table:table-cell office:value-type="float" office:value="3559.532">
            <text:p>3559.532</text:p>
          </table:table-cell>
          <table:table-cell office:value-type="float" office:value="3356.4576">
            <text:p>3356.4576</text:p>
          </table:table-cell>
          <table:table-cell office:value-type="float" office:value="68679.8402">
            <text:p>68679.8402</text:p>
          </table:table-cell>
          <table:table-cell office:value-type="float" office:value="4842.6211">
            <text:p>4842.6211</text:p>
          </table:table-cell>
          <table:table-cell office:value-type="float" office:value="1896.5126">
            <text:p>1896.5126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348.9772">
            <text:p>10348.9772</text:p>
          </table:table-cell>
          <table:table-cell office:value-type="float" office:value="1348.9772">
            <text:p>1348.9772</text:p>
          </table:table-cell>
          <table:table-cell office:value-type="float" office:value="2848.2552">
            <text:p>2848.2552</text:p>
          </table:table-cell>
          <table:table-cell office:value-type="float" office:value="100">
            <text:p>100</text:p>
          </table:table-cell>
          <table:table-cell office:value-type="percentage" office:value="5.6264">
            <text:p>562.64%</text:p>
          </table:table-cell>
          <table:table-cell office:value-type="float" office:value="10830.7164">
            <text:p>10830.7164</text:p>
          </table:table-cell>
          <table:table-cell office:value-type="string">
            <text:p>[1,2,3,4,5,6]</text:p>
          </table:table-cell>
          <table:table-cell office:value-type="string">
            <text:p>&lt;1,151,81,83,53,85,41,39,96,38,50,106,126|2,30,27,127|3,153,100,72,128|4,118,154,101,36,129|5,155,49,117,130|6,156,56,59,131|7,157,93,79,132|8,158,120,60,133|9,92,54,33,134|10,119,68,135|11,97,57,136|12,162,124,122,137|13,163,26,109,138|14,45,88,47,139|15,165,123,80,61,113,48,65,69,70,75,77,98,104,66,73,46,115,112,140|16,91,76,141|17,90,62,32,84,43,142|18,125,110,143|19,169,74,28,29,78,51,111,108,107,71,37,40,42,34,67,35,103,102,121,144|20,170,99,55,44,145|21,52,171,114,146|22,172,89,94,95,105,147|23,31,58,64,148|24,86,82,149|25,175,87,63,116,150&gt;</text:p>
          </table:table-cell>
        </table:table-row>
        <table:table-row table:style-name="ro1">
          <table:table-cell office:value-type="string">
            <text:p>C206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206.100_25-5-5-5_rd_10.txt</text:p>
          </table:table-cell>
          <table:table-cell office:value-type="string">
            <text:p>TERMINATED</text:p>
          </table:table-cell>
          <table:table-cell office:value-type="float" office:value="3482.0698">
            <text:p>3482.0698</text:p>
          </table:table-cell>
          <table:table-cell office:value-type="float" office:value="3353.493">
            <text:p>3353.493</text:p>
          </table:table-cell>
          <table:table-cell office:value-type="float" office:value="74505.7136">
            <text:p>74505.7136</text:p>
          </table:table-cell>
          <table:table-cell office:value-type="float" office:value="5212.8776">
            <text:p>5212.8776</text:p>
          </table:table-cell>
          <table:table-cell office:value-type="float" office:value="1594.5482">
            <text:p>1594.5482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9977.8844">
            <text:p>9977.8844</text:p>
          </table:table-cell>
          <table:table-cell office:value-type="float" office:value="977.8844">
            <text:p>977.8844</text:p>
          </table:table-cell>
          <table:table-cell office:value-type="float" office:value="3341.8966">
            <text:p>3341.8966</text:p>
          </table:table-cell>
          <table:table-cell office:value-type="float" office:value="100">
            <text:p>100</text:p>
          </table:table-cell>
          <table:table-cell office:value-type="percentage" office:value="6.4652">
            <text:p>646.52%</text:p>
          </table:table-cell>
          <table:table-cell office:value-type="float" office:value="10543.5202">
            <text:p>10543.5202</text:p>
          </table:table-cell>
          <table:table-cell office:value-type="string">
            <text:p>[1,2,3,4,5,6]</text:p>
          </table:table-cell>
          <table:table-cell office:value-type="string">
            <text:p>&lt;1,92,126|2,152,119,120,32,79,61,43,70,96,35,127|3,49,128|4,45,154,113,51,65,76,102,129|5,155,55,121,130|6,156,47,131|7,157,58,123,64,78,85,109,69,110,77,38,68,36,67,46,73,132|8,118,133|9,100,105,103,134|10,160,57,117,122,90,80,28,29,114,48,44,39,37,101,95,98,104,106,135|11,54,116,136|12,162,124,53,83,82,111,75,42,115,112,137|13,163,88,138|14,164,30,139|15,165,125,50,34,140|16,166,26,141|17,167,91,93,74,142|18,168,27,143|19,169,89,107,144|20,170,52,145|21,87,146|22,97,84,41,147|23,173,31,94,56,60,62,63,59,81,108,71,40,72,148|24,174,86,33,66,149|25,175,99,150&gt;</text:p>
          </table:table-cell>
        </table:table-row>
        <table:table-row table:style-name="ro1">
          <table:table-cell office:value-type="string">
            <text:p>C206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206.100_25-5-5-5_rd_50.txt</text:p>
          </table:table-cell>
          <table:table-cell office:value-type="string">
            <text:p>TERMINATED</text:p>
          </table:table-cell>
          <table:table-cell office:value-type="float" office:value="3495.454">
            <text:p>3495.454</text:p>
          </table:table-cell>
          <table:table-cell office:value-type="float" office:value="3319.7214">
            <text:p>3319.7214</text:p>
          </table:table-cell>
          <table:table-cell office:value-type="float" office:value="69481.962">
            <text:p>69481.962</text:p>
          </table:table-cell>
          <table:table-cell office:value-type="float" office:value="5266.2146">
            <text:p>5266.2146</text:p>
          </table:table-cell>
          <table:table-cell office:value-type="float" office:value="1566.0598">
            <text:p>1566.0598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9998.0399">
            <text:p>9998.0399</text:p>
          </table:table-cell>
          <table:table-cell office:value-type="float" office:value="998.0399">
            <text:p>998.0399</text:p>
          </table:table-cell>
          <table:table-cell office:value-type="float" office:value="2739.4415">
            <text:p>2739.4415</text:p>
          </table:table-cell>
          <table:table-cell office:value-type="float" office:value="100">
            <text:p>100</text:p>
          </table:table-cell>
          <table:table-cell office:value-type="percentage" office:value="5.9429">
            <text:p>594.29%</text:p>
          </table:table-cell>
          <table:table-cell office:value-type="float" office:value="10543.5202">
            <text:p>10543.5202</text:p>
          </table:table-cell>
          <table:table-cell office:value-type="string">
            <text:p>[1,2,3,4,5,6]</text:p>
          </table:table-cell>
          <table:table-cell office:value-type="string">
            <text:p>&lt;1,92,151,71,126|2,152,32,114,43,44,70,127|3,45,90,80,59,128|4,55,41,96,77,72,104,106,46,102,112,115,129|5,155,47,124,53,130|6,156,57,110,131|7,157,93,123,38,68,67,66,73,132|8,118,158,101,42,103,121,133|9,100,117,35,33,134|10,52,29,135|11,54,83,136|12,162,86,125,37,76,95,50,34,137|13,163,89,31,39,75,40,98,36,138|14,164,49,97,139|15,165,119,109,107,140|16,166,60,62,63,28,61,116,113,108,48,51,141|17,167,58,79,142|18,168,91,78,143|19,169,56,74,120,105,144|20,30,26,145|21,171,122,64,81,85,84,65,82,69,146|22,87,94,147|23,88,148|24,174,99,149|25,175,27,111,150&gt;</text:p>
          </table:table-cell>
        </table:table-row>
        <table:table-row table:style-name="ro1">
          <table:table-cell office:value-type="string">
            <text:p>C206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206.100_25-5-5-5_rd_90.txt</text:p>
          </table:table-cell>
          <table:table-cell office:value-type="string">
            <text:p>TERMINATED</text:p>
          </table:table-cell>
          <table:table-cell office:value-type="float" office:value="3552.2987">
            <text:p>3552.2987</text:p>
          </table:table-cell>
          <table:table-cell office:value-type="float" office:value="3335.4033">
            <text:p>3335.4033</text:p>
          </table:table-cell>
          <table:table-cell office:value-type="float" office:value="69197.4579">
            <text:p>69197.4579</text:p>
          </table:table-cell>
          <table:table-cell office:value-type="float" office:value="5330.5816">
            <text:p>5330.5816</text:p>
          </table:table-cell>
          <table:table-cell office:value-type="float" office:value="1677.3363">
            <text:p>1677.3363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090.6357">
            <text:p>10090.6357</text:p>
          </table:table-cell>
          <table:table-cell office:value-type="float" office:value="1090.6357">
            <text:p>1090.6357</text:p>
          </table:table-cell>
          <table:table-cell office:value-type="float" office:value="3120.9918">
            <text:p>3120.9918</text:p>
          </table:table-cell>
          <table:table-cell office:value-type="float" office:value="100">
            <text:p>100</text:p>
          </table:table-cell>
          <table:table-cell office:value-type="percentage" office:value="5.848">
            <text:p>584.80%</text:p>
          </table:table-cell>
          <table:table-cell office:value-type="float" office:value="10543.5202">
            <text:p>10543.5202</text:p>
          </table:table-cell>
          <table:table-cell office:value-type="string">
            <text:p>[1,2,3,4,5,6]</text:p>
          </table:table-cell>
          <table:table-cell office:value-type="string">
            <text:p>&lt;1,92,151,113,126|2,152,43,107,101,38,76,68,33,35,121,103,115,127|3,122,153,29,48,65,128|4,154,31,58,114,41,71,77,129|5,155,117,94,80,63,81,51,108,69,75,72,98,67,66,130|6,99,156,46,112,131|7,88,132|8,100,45,70,158,105,133|9,124,37,102,134|10,160,54,90,74,32,28,106,135|11,118,82,40,136|12,162,119,93,56,62,34,73,137|13,163,91,64,116,53,83,138|14,164,49,47,139|15,165,120,85,109,110,140|16,52,166,50,141|17,167,61,44,142|18,168,27,42,36,143|19,55,169,96,144|20,89,123,78,79,84,111,39,95,145|21,97,60,59,146|22,87,86,147|23,26,104,148|24,30,57,149|25,175,125,150&gt;</text:p>
          </table:table-cell>
        </table:table-row>
        <table:table-row table:style-name="ro1">
          <table:table-cell office:value-type="string">
            <text:p>C207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207.100_25-5-5-5_rd_10.txt</text:p>
          </table:table-cell>
          <table:table-cell office:value-type="string">
            <text:p>TERMINATED</text:p>
          </table:table-cell>
          <table:table-cell office:value-type="float" office:value="3476.7023">
            <text:p>3476.7023</text:p>
          </table:table-cell>
          <table:table-cell office:value-type="float" office:value="3334.471">
            <text:p>3334.471</text:p>
          </table:table-cell>
          <table:table-cell office:value-type="float" office:value="67428.2457">
            <text:p>67428.2457</text:p>
          </table:table-cell>
          <table:table-cell office:value-type="float" office:value="4976.5003">
            <text:p>4976.5003</text:p>
          </table:table-cell>
          <table:table-cell office:value-type="float" office:value="1310.5115">
            <text:p>1310.5115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9849.7091">
            <text:p>9849.7091</text:p>
          </table:table-cell>
          <table:table-cell office:value-type="float" office:value="849.7091">
            <text:p>849.7091</text:p>
          </table:table-cell>
          <table:table-cell office:value-type="float" office:value="2355.5498">
            <text:p>2355.5498</text:p>
          </table:table-cell>
          <table:table-cell office:value-type="float" office:value="100">
            <text:p>100</text:p>
          </table:table-cell>
          <table:table-cell office:value-type="percentage" office:value="5.8337">
            <text:p>583.37%</text:p>
          </table:table-cell>
          <table:table-cell office:value-type="float" office:value="10412.0748">
            <text:p>10412.0748</text:p>
          </table:table-cell>
          <table:table-cell office:value-type="string">
            <text:p>[1,2,3,4,5,6]</text:p>
          </table:table-cell>
          <table:table-cell office:value-type="string">
            <text:p>&lt;1,151,100,126|2,152,27,127|3,153,57,122,117,123,59,128|4,56,62,63,74,64,53,111,129|5,155,47,81,113,130|6,156,45,120,131|7,157,88,132|8,158,54,78,133|9,92,134|10,160,43,69,70,75,50,68,36,73,115,112,135|11,161,58,51,29,116,109,107,40,46,95,136|12,162,26,137|13,163,124,125,94,32,138|14,164,86,89,90,139|15,165,99,72,67,140|16,166,60,91,93,119,80,28,85,48,41,39,44,42,33,34,38,35,98,103,121,141|17,167,31,79,142|18,168,30,143|19,169,61,83,114,65,82,71,76,101,77,144|20,170,49,104,106,145|21,171,87,84,110,146|22,172,52,108,37,102,147|23,97,96,66,148|24,118,149|25,55,175,105,150&gt;</text:p>
          </table:table-cell>
        </table:table-row>
        <table:table-row table:style-name="ro1">
          <table:table-cell office:value-type="string">
            <text:p>C207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207.100_25-5-5-5_rd_50.txt</text:p>
          </table:table-cell>
          <table:table-cell office:value-type="string">
            <text:p>TERMINATED</text:p>
          </table:table-cell>
          <table:table-cell office:value-type="float" office:value="3493.3709">
            <text:p>3493.3709</text:p>
          </table:table-cell>
          <table:table-cell office:value-type="float" office:value="3318.5602">
            <text:p>3318.5602</text:p>
          </table:table-cell>
          <table:table-cell office:value-type="float" office:value="70964.0073">
            <text:p>70964.0073</text:p>
          </table:table-cell>
          <table:table-cell office:value-type="float" office:value="4862.755">
            <text:p>4862.755</text:p>
          </table:table-cell>
          <table:table-cell office:value-type="float" office:value="1590.4465">
            <text:p>1590.4465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9877.7446">
            <text:p>9877.7446</text:p>
          </table:table-cell>
          <table:table-cell office:value-type="float" office:value="877.7446">
            <text:p>877.7446</text:p>
          </table:table-cell>
          <table:table-cell office:value-type="float" office:value="2359.8497">
            <text:p>2359.8497</text:p>
          </table:table-cell>
          <table:table-cell office:value-type="float" office:value="100">
            <text:p>100</text:p>
          </table:table-cell>
          <table:table-cell office:value-type="percentage" office:value="6.1828">
            <text:p>618.28%</text:p>
          </table:table-cell>
          <table:table-cell office:value-type="float" office:value="10412.0748">
            <text:p>10412.0748</text:p>
          </table:table-cell>
          <table:table-cell office:value-type="string">
            <text:p>[1,2,3,4,5,6]</text:p>
          </table:table-cell>
          <table:table-cell office:value-type="string">
            <text:p>&lt;1,151,118,126|2,49,47,152,50,127|3,153,93,117,90,128|4,88,62,129|5,155,31,79,85,130|6,156,80,64,78,113,37,38,67,66,131|7,157,99,96,132|8,158,124,133|9,100,134|10,63,61,160,43,84,65,70,108,101,95,72,68,36,73,135|11,161,123,53,29,51,109,111,107,77,136|12,162,119,120,59,81,48,41,110,34,137|13,163,26,138|14,164,86,69,75,139|15,165,92,94,140|16,166,91,42,46,98,35,102,141|17,56,167,82,39,44,40,71,76,33,105,104,106,103,121,115,112,142|18,52,125,143|19,169,45,74,83,144|20,170,30,27,145|21,87,60,146|22,89,172,28,116,147|23,97,58,114,148|24,54,57,32,149|25,55,122,150&gt;</text:p>
          </table:table-cell>
        </table:table-row>
        <table:table-row table:style-name="ro1">
          <table:table-cell office:value-type="string">
            <text:p>C207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207.100_25-5-5-5_rd_90.txt</text:p>
          </table:table-cell>
          <table:table-cell office:value-type="string">
            <text:p>TERMINATED</text:p>
          </table:table-cell>
          <table:table-cell office:value-type="float" office:value="3546.5354">
            <text:p>3546.5354</text:p>
          </table:table-cell>
          <table:table-cell office:value-type="float" office:value="3332.5579">
            <text:p>3332.5579</text:p>
          </table:table-cell>
          <table:table-cell office:value-type="float" office:value="66318.1459">
            <text:p>66318.1459</text:p>
          </table:table-cell>
          <table:table-cell office:value-type="float" office:value="4914.4288">
            <text:p>4914.4288</text:p>
          </table:table-cell>
          <table:table-cell office:value-type="float" office:value="1814.9684">
            <text:p>1814.9684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9877.7446">
            <text:p>9877.7446</text:p>
          </table:table-cell>
          <table:table-cell office:value-type="float" office:value="877.7446">
            <text:p>877.7446</text:p>
          </table:table-cell>
          <table:table-cell office:value-type="float" office:value="2359.8497">
            <text:p>2359.8497</text:p>
          </table:table-cell>
          <table:table-cell office:value-type="float" office:value="100">
            <text:p>100</text:p>
          </table:table-cell>
          <table:table-cell office:value-type="percentage" office:value="5.7039">
            <text:p>570.39%</text:p>
          </table:table-cell>
          <table:table-cell office:value-type="float" office:value="10412.0748">
            <text:p>10412.0748</text:p>
          </table:table-cell>
          <table:table-cell office:value-type="string">
            <text:p>[1,2,3,4,5,6]</text:p>
          </table:table-cell>
          <table:table-cell office:value-type="string">
            <text:p>&lt;1,118,101,95,102,126|2,92,105,127|3,89,123,96,128|4,47,56,63,61,64,115,129|5,27,35,155,130|6,156,57,53,83,131|7,157,117,59,28,29,43,113,37,40,46,72,36,132|8,100,125,133|9,45,86,159,66,134|10,58,160,116,82,84,77,135|11,97,161,90,136|12,162,91,81,137|13,163,79,32,138|14,164,55,122,74,139|15,165,124,104,140|16,166,51,85,44,41,39,107,110,34,33,98,121,141|17,52,167,80,142|18,99,94,93,143|19,87,169,88,144|20,170,30,31,145|21,171,119,120,78,146|22,26,147|23,62,173,114,65,48,71,108,42,75,50,68,73,106,103,112,148|24,54,60,174,69,111,70,76,38,67,149|25,49,175,109,150&gt;</text:p>
          </table:table-cell>
        </table:table-row>
        <table:table-row table:style-name="ro1">
          <table:table-cell office:value-type="string">
            <text:p>C208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208.100_25-5-5-5_rd_10.txt</text:p>
          </table:table-cell>
          <table:table-cell office:value-type="string">
            <text:p>TERMINATED</text:p>
          </table:table-cell>
          <table:table-cell office:value-type="float" office:value="3486.9067">
            <text:p>3486.9067</text:p>
          </table:table-cell>
          <table:table-cell office:value-type="float" office:value="3351.92">
            <text:p>3351.92</text:p>
          </table:table-cell>
          <table:table-cell office:value-type="float" office:value="73573.0355">
            <text:p>73573.0355</text:p>
          </table:table-cell>
          <table:table-cell office:value-type="float" office:value="5102.9387">
            <text:p>5102.9387</text:p>
          </table:table-cell>
          <table:table-cell office:value-type="float" office:value="1192.0704">
            <text:p>1192.0704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052.0059">
            <text:p>10052.0059</text:p>
          </table:table-cell>
          <table:table-cell office:value-type="float" office:value="1052.0059">
            <text:p>1052.0059</text:p>
          </table:table-cell>
          <table:table-cell office:value-type="float" office:value="2641.0555">
            <text:p>2641.0555</text:p>
          </table:table-cell>
          <table:table-cell office:value-type="float" office:value="100">
            <text:p>100</text:p>
          </table:table-cell>
          <table:table-cell office:value-type="percentage" office:value="6.318">
            <text:p>631.80%</text:p>
          </table:table-cell>
          <table:table-cell office:value-type="float" office:value="10357.6895">
            <text:p>10357.6895</text:p>
          </table:table-cell>
          <table:table-cell office:value-type="string">
            <text:p>[1,2,3,4,5,6]</text:p>
          </table:table-cell>
          <table:table-cell office:value-type="string">
            <text:p>&lt;1,151,55,79,59,126|2,100,127|3,153,57,117,60,128|4,154,27,129|5,155,31,98,130|6,88,84,131|7,157,52,62,116,44,132|8,158,94,93,78,133|9,159,125,91,58,123,119,28,83,53,48,69,71,70,41,96,95,50,34,36,33,134|10,160,89,74,80,29,85,82,43,39,101,105,103,135|11,49,136|12,162,54,109,104,115,137|13,26,138|14,164,87,76,75,77,35,139|15,165,47,140|16,166,124,72,141|17,99,142|18,168,56,63,64,61,114,111,65,143|19,169,122,90,32,81,113,51,108,107,110,37,40,42,38,68,66,73,144|20,170,30,145|21,97,171,67,46,146|22,172,45,147|23,173,86,106,121,112,102,148|24,92,120,149|25,175,118,150&gt;</text:p>
          </table:table-cell>
        </table:table-row>
        <table:table-row table:style-name="ro1">
          <table:table-cell office:value-type="string">
            <text:p>C208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208.100_25-5-5-5_rd_50.txt</text:p>
          </table:table-cell>
          <table:table-cell office:value-type="string">
            <text:p>TERMINATED</text:p>
          </table:table-cell>
          <table:table-cell office:value-type="float" office:value="3471.9498">
            <text:p>3471.9498</text:p>
          </table:table-cell>
          <table:table-cell office:value-type="float" office:value="3300.9293">
            <text:p>3300.9293</text:p>
          </table:table-cell>
          <table:table-cell office:value-type="float" office:value="69407.7858">
            <text:p>69407.7858</text:p>
          </table:table-cell>
          <table:table-cell office:value-type="float" office:value="5122.0057">
            <text:p>5122.0057</text:p>
          </table:table-cell>
          <table:table-cell office:value-type="float" office:value="1652.6051">
            <text:p>1652.6051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053.5759">
            <text:p>10053.5759</text:p>
          </table:table-cell>
          <table:table-cell office:value-type="float" office:value="1052.285">
            <text:p>1052.285</text:p>
          </table:table-cell>
          <table:table-cell office:value-type="float" office:value="3187.7901">
            <text:p>3187.7901</text:p>
          </table:table-cell>
          <table:table-cell office:value-type="float" office:value="100">
            <text:p>100</text:p>
          </table:table-cell>
          <table:table-cell office:value-type="percentage" office:value="5.8852">
            <text:p>588.52%</text:p>
          </table:table-cell>
          <table:table-cell office:value-type="float" office:value="10357.6895">
            <text:p>10357.6895</text:p>
          </table:table-cell>
          <table:table-cell office:value-type="string">
            <text:p>[1,2,3,4,5,6]</text:p>
          </table:table-cell>
          <table:table-cell office:value-type="string">
            <text:p>&lt;1,151,29,53,48,111,43,71,96,40,72,105,36,35,46,121,102,112,126|2,152,52,101,127|3,153,118,123,128|4,154,27,129|5,86,130|6,54,77,68,33,131|7,157,92,67,132|8,158,114,51,85,84,133|9,97,159,70,106,134|10,160,31,91,116,75,135|11,161,58,64,59,108,136|12,26,137|13,100,125,138|14,164,47,117,63,139|15,165,30,113,140|16,166,55,39,141|17,87,103,142|18,89,93,119,28,78,168,98,143|19,169,57,94,62,74,80,81,83,109,65,69,110,76,42,38,50,34,66,73,104,115,144|20,170,124,60,95,145|21,99,171,79,61,82,107,44,37,146|22,172,122,56,32,147|23,88,90,148|24,45,120,149|25,175,49,41,150&gt;</text:p>
          </table:table-cell>
        </table:table-row>
        <table:table-row table:style-name="ro1">
          <table:table-cell office:value-type="string">
            <text:p>C208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208.100_25-5-5-5_rd_90.txt</text:p>
          </table:table-cell>
          <table:table-cell office:value-type="string">
            <text:p>TERMINATED</text:p>
          </table:table-cell>
          <table:table-cell office:value-type="float" office:value="3202.9112">
            <text:p>3202.9112</text:p>
          </table:table-cell>
          <table:table-cell office:value-type="float" office:value="3021.2829">
            <text:p>3021.2829</text:p>
          </table:table-cell>
          <table:table-cell office:value-type="float" office:value="66889.0291">
            <text:p>66889.0291</text:p>
          </table:table-cell>
          <table:table-cell office:value-type="float" office:value="5023.667">
            <text:p>5023.667</text:p>
          </table:table-cell>
          <table:table-cell office:value-type="float" office:value="1441.6808">
            <text:p>1441.6808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0081.5778">
            <text:p>10081.5778</text:p>
          </table:table-cell>
          <table:table-cell office:value-type="float" office:value="1081.5778">
            <text:p>1081.5778</text:p>
          </table:table-cell>
          <table:table-cell office:value-type="float" office:value="3206.9986">
            <text:p>3206.9986</text:p>
          </table:table-cell>
          <table:table-cell office:value-type="float" office:value="100">
            <text:p>100</text:p>
          </table:table-cell>
          <table:table-cell office:value-type="percentage" office:value="5.6136">
            <text:p>561.36%</text:p>
          </table:table-cell>
          <table:table-cell office:value-type="float" office:value="10357.6895">
            <text:p>10357.6895</text:p>
          </table:table-cell>
          <table:table-cell office:value-type="string">
            <text:p>[1,2,3,4,5,6]</text:p>
          </table:table-cell>
          <table:table-cell office:value-type="string">
            <text:p>&lt;1,151,27,81,126|2,60,120,28,152,53,41,69,96,127|3,153,125,48,128|4,154,118,123,129|5,99,110,101,130|6,117,93,36,131|7,157,86,61,71,132|8,158,89,31,133|9,30,159,62,80,32,134|10,55,160,29,85,84,77,135|11,161,63,59,136|12,124,162,51,137|13,100,119,138|14,164,49,52,115,73,121,139|15,47,106,103,46,33,35,140|16,166,97,79,78,83,107,37,141|17,87,74,142|18,168,58,43,68,143|19,169,122,114,113,109,39,40,42,98,104,66,144|20,54,170,116,82,65,76,75,72,50,38,34,145|21,171,91,57,56,70,105,102,112,146|22,172,90,111,108,44,95,147|23,92,94,148|24,174,88,45,67,149|25,26,175,64,150&gt;</text:p>
          </table:table-cell>
        </table:table-row>
        <table:table-row table:style-name="ro2">
          <table:table-cell office:value-type="string">
            <text:p>R101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101.100_25-5-5-5_rd_10.txt</text:p>
          </table:table-cell>
          <table:table-cell office:value-type="string">
            <text:p>EXCEPTION (java.lang.IllegalStateException: Exception thrown in the MSA procedure)</text:p>
          </table:table-cell>
          <table:table-cell office:value-type="float" office:value="50.627">
            <text:p>50.627</text:p>
          </table:table-cell>
          <table:table-cell office:value-type="float" office:value="29.0281">
            <text:p>29.0281</text:p>
          </table:table-cell>
          <table:table-cell table:number-columns-repeated="3" office:value-type="float" office:value="-0">
            <text:p>0</text:p>
          </table:table-cell>
          <table:table-cell office:value-type="float" office:value="2">
            <text:p>2.0</text:p>
          </table:table-cell>
          <table:table-cell office:value-type="string">
            <text:p>[88,97]</text:p>
          </table:table-cell>
          <table:table-cell table:number-columns-repeated="4" office:value-type="float" office:value="-0">
            <text:p>0</text:p>
          </table:table-cell>
          <table:table-cell office:value-type="percentage" office:value="-0">
            <text:p>0.00%</text:p>
          </table:table-cell>
          <table:table-cell office:value-type="float" office:value="3459.8571">
            <text:p>3459.8571</text:p>
          </table:table-cell>
          <table:table-cell office:value-type="string">
            <text:p>[1,2,3,4,5,6]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string">
            <text:p>R101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101.100_25-5-5-5_rd_50.txt</text:p>
          </table:table-cell>
          <table:table-cell office:value-type="string">
            <text:p>EXCEPTION (java.lang.IllegalStateException: Exception thrown in the MSA procedure)</text:p>
          </table:table-cell>
          <table:table-cell office:value-type="float" office:value="39.9346">
            <text:p>39.9346</text:p>
          </table:table-cell>
          <table:table-cell office:value-type="float" office:value="28.5958">
            <text:p>28.5958</text:p>
          </table:table-cell>
          <table:table-cell table:number-columns-repeated="3" office:value-type="float" office:value="-0">
            <text:p>0</text:p>
          </table:table-cell>
          <table:table-cell office:value-type="float" office:value="25">
            <text:p>25.0</text:p>
          </table:table-cell>
          <table:table-cell office:value-type="string">
            <text:p>[27,36,40,42,43,46,59,61,67,71,72,75,76,84,87,88,89,96,97,100,103,106,108,118,123]</text:p>
          </table:table-cell>
          <table:table-cell table:number-columns-repeated="4" office:value-type="float" office:value="-0">
            <text:p>0</text:p>
          </table:table-cell>
          <table:table-cell office:value-type="percentage" office:value="-0">
            <text:p>0.00%</text:p>
          </table:table-cell>
          <table:table-cell office:value-type="float" office:value="3459.8571">
            <text:p>3459.8571</text:p>
          </table:table-cell>
          <table:table-cell office:value-type="string">
            <text:p>[1,2,3,4,5,6]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R101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101.100_25-5-5-5_rd_90.txt</text:p>
          </table:table-cell>
          <table:table-cell office:value-type="string">
            <text:p>TERMINATED</text:p>
          </table:table-cell>
          <table:table-cell office:value-type="float" office:value="320.2898">
            <text:p>320.2898</text:p>
          </table:table-cell>
          <table:table-cell office:value-type="float" office:value="213.282">
            <text:p>213.282</text:p>
          </table:table-cell>
          <table:table-cell office:value-type="float" office:value="3519.1028">
            <text:p>3519.1028</text:p>
          </table:table-cell>
          <table:table-cell office:value-type="float" office:value="1623.4224">
            <text:p>1623.4224</text:p>
          </table:table-cell>
          <table:table-cell office:value-type="float" office:value="215.3794">
            <text:p>215.3794</text:p>
          </table:table-cell>
          <table:table-cell office:value-type="float" office:value="42">
            <text:p>42.0</text:p>
          </table:table-cell>
          <table:table-cell office:value-type="string">
            <text:p>[27,28,32,33,34,36,38,40,42,46,48,49,53,55,58,59,60,62,63,71,73,77,82,83,84,85,86,87,91,93,94,96,100,107,108,109,111,116,120,123,124,125]</text:p>
          </table:table-cell>
          <table:table-cell office:value-type="float" office:value="1902.4308">
            <text:p>1902.4308</text:p>
          </table:table-cell>
          <table:table-cell office:value-type="float" office:value="1204.9553">
            <text:p>1204.9553</text:p>
          </table:table-cell>
          <table:table-cell office:value-type="float" office:value="210.5519">
            <text:p>210.5519</text:p>
          </table:table-cell>
          <table:table-cell office:value-type="float" office:value="58">
            <text:p>58</text:p>
          </table:table-cell>
          <table:table-cell office:value-type="percentage" office:value="0.8793">
            <text:p>87.93%</text:p>
          </table:table-cell>
          <table:table-cell office:value-type="float" office:value="3459.8571">
            <text:p>3459.8571</text:p>
          </table:table-cell>
          <table:table-cell office:value-type="string">
            <text:p>[1,2,3,4,5,6]</text:p>
          </table:table-cell>
          <table:table-cell office:value-type="string">
            <text:p>&lt;1,64,98,81,29,126|2,97,37,127|3,88,153,128|4,69,112,129|5,70,113,130|6,76,75,131|7,115,132|8,103,80,133|9,134|10,67,160,47,122,118,135|11,161,43,31,99,105,136|12,66,79,50,137|13,163,52,41,119,138|14,164,61,44,74,114,139|15,39,140|16,72,166,45,57,95,141|17,89,35,142|18,168,56,51,26,102,143|19,110,68,144|20,117,30,145|21,101,106,146|22,90,147|23,173,65,78,121,148|24,92,149|25,54,104,150&gt;</text:p>
          </table:table-cell>
        </table:table-row>
        <table:table-row table:style-name="ro2">
          <table:table-cell office:value-type="string">
            <text:p>R102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102.100_25-5-5-5_rd_10.txt</text:p>
          </table:table-cell>
          <table:table-cell office:value-type="string">
            <text:p>EXCEPTION (java.lang.IllegalStateException: Exception thrown in the MSA procedure)</text:p>
          </table:table-cell>
          <table:table-cell office:value-type="float" office:value="46.5535">
            <text:p>46.5535</text:p>
          </table:table-cell>
          <table:table-cell office:value-type="float" office:value="28.7434">
            <text:p>28.7434</text:p>
          </table:table-cell>
          <table:table-cell table:number-columns-repeated="3" office:value-type="float" office:value="-0">
            <text:p>0</text:p>
          </table:table-cell>
          <table:table-cell office:value-type="float" office:value="7">
            <text:p>7.0</text:p>
          </table:table-cell>
          <table:table-cell office:value-type="string">
            <text:p>[30,36,40,47,53,65,107]</text:p>
          </table:table-cell>
          <table:table-cell table:number-columns-repeated="4" office:value-type="float" office:value="-0">
            <text:p>0</text:p>
          </table:table-cell>
          <table:table-cell office:value-type="percentage" office:value="-0">
            <text:p>0.00%</text:p>
          </table:table-cell>
          <table:table-cell office:value-type="float" office:value="3275.4235">
            <text:p>3275.4235</text:p>
          </table:table-cell>
          <table:table-cell office:value-type="string">
            <text:p>[1,2,3,4,5,6]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string">
            <text:p>R102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102.100_25-5-5-5_rd_50.txt</text:p>
          </table:table-cell>
          <table:table-cell office:value-type="string">
            <text:p>EXCEPTION (java.lang.IllegalStateException: Exception thrown in the MSA procedure)</text:p>
          </table:table-cell>
          <table:table-cell office:value-type="float" office:value="37.7839">
            <text:p>37.7839</text:p>
          </table:table-cell>
          <table:table-cell office:value-type="float" office:value="28.7554">
            <text:p>28.7554</text:p>
          </table:table-cell>
          <table:table-cell table:number-columns-repeated="3" office:value-type="float" office:value="-0">
            <text:p>0</text:p>
          </table:table-cell>
          <table:table-cell office:value-type="float" office:value="17">
            <text:p>17.0</text:p>
          </table:table-cell>
          <table:table-cell office:value-type="string">
            <text:p>[37,41,42,48,51,54,56,59,63,69,70,80,88,90,92,107,110]</text:p>
          </table:table-cell>
          <table:table-cell table:number-columns-repeated="4" office:value-type="float" office:value="-0">
            <text:p>0</text:p>
          </table:table-cell>
          <table:table-cell office:value-type="percentage" office:value="-0">
            <text:p>0.00%</text:p>
          </table:table-cell>
          <table:table-cell office:value-type="float" office:value="3275.4235">
            <text:p>3275.4235</text:p>
          </table:table-cell>
          <table:table-cell office:value-type="string">
            <text:p>[1,2,3,4,5,6]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string">
            <text:p>R102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102.100_25-5-5-5_rd_90.txt</text:p>
          </table:table-cell>
          <table:table-cell office:value-type="string">
            <text:p>EXCEPTION (java.lang.IllegalStateException: Exception thrown in the MSA procedure)</text:p>
          </table:table-cell>
          <table:table-cell office:value-type="float" office:value="53.7863">
            <text:p>53.7863</text:p>
          </table:table-cell>
          <table:table-cell office:value-type="float" office:value="41.6489">
            <text:p>41.6489</text:p>
          </table:table-cell>
          <table:table-cell table:number-columns-repeated="3" office:value-type="float" office:value="-0">
            <text:p>0</text:p>
          </table:table-cell>
          <table:table-cell office:value-type="float" office:value="34">
            <text:p>34.0</text:p>
          </table:table-cell>
          <table:table-cell office:value-type="string">
            <text:p>[31,33,35,36,38,41,43,44,48,49,52,53,54,57,60,65,66,70,71,80,87,88,89,92,94,98,106,111,112,113,115,117,122,124]</text:p>
          </table:table-cell>
          <table:table-cell table:number-columns-repeated="4" office:value-type="float" office:value="-0">
            <text:p>0</text:p>
          </table:table-cell>
          <table:table-cell office:value-type="percentage" office:value="-0">
            <text:p>0.00%</text:p>
          </table:table-cell>
          <table:table-cell office:value-type="float" office:value="3275.4235">
            <text:p>3275.4235</text:p>
          </table:table-cell>
          <table:table-cell office:value-type="string">
            <text:p>[1,2,3,4,5,6]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string">
            <text:p>R103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103.100_25-5-5-5_rd_10.txt</text:p>
          </table:table-cell>
          <table:table-cell office:value-type="string">
            <text:p>EXCEPTION (java.lang.IllegalStateException: Exception thrown in the MSA procedure)</text:p>
          </table:table-cell>
          <table:table-cell office:value-type="float" office:value="53.522">
            <text:p>53.522</text:p>
          </table:table-cell>
          <table:table-cell office:value-type="float" office:value="28.5443">
            <text:p>28.5443</text:p>
          </table:table-cell>
          <table:table-cell table:number-columns-repeated="3" office:value-type="float" office:value="-0">
            <text:p>0</text:p>
          </table:table-cell>
          <table:table-cell office:value-type="float" office:value="4">
            <text:p>4.0</text:p>
          </table:table-cell>
          <table:table-cell office:value-type="string">
            <text:p>[28,29,48,61]</text:p>
          </table:table-cell>
          <table:table-cell table:number-columns-repeated="4" office:value-type="float" office:value="-0">
            <text:p>0</text:p>
          </table:table-cell>
          <table:table-cell office:value-type="percentage" office:value="-0">
            <text:p>0.00%</text:p>
          </table:table-cell>
          <table:table-cell office:value-type="float" office:value="2660.1086">
            <text:p>2660.1086</text:p>
          </table:table-cell>
          <table:table-cell office:value-type="string">
            <text:p>[1,2,3,4,5,6]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string">
            <text:p>R103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103.100_25-5-5-5_rd_50.txt</text:p>
          </table:table-cell>
          <table:table-cell office:value-type="string">
            <text:p>EXCEPTION (java.lang.IllegalStateException: Exception thrown in the MSA procedure)</text:p>
          </table:table-cell>
          <table:table-cell office:value-type="float" office:value="40.2286">
            <text:p>40.2286</text:p>
          </table:table-cell>
          <table:table-cell office:value-type="float" office:value="28.3353">
            <text:p>28.3353</text:p>
          </table:table-cell>
          <table:table-cell table:number-columns-repeated="3" office:value-type="float" office:value="-0">
            <text:p>0</text:p>
          </table:table-cell>
          <table:table-cell office:value-type="float" office:value="13">
            <text:p>13.0</text:p>
          </table:table-cell>
          <table:table-cell office:value-type="string">
            <text:p>[28,36,41,49,58,67,69,70,74,75,90,98,111]</text:p>
          </table:table-cell>
          <table:table-cell table:number-columns-repeated="4" office:value-type="float" office:value="-0">
            <text:p>0</text:p>
          </table:table-cell>
          <table:table-cell office:value-type="percentage" office:value="-0">
            <text:p>0.00%</text:p>
          </table:table-cell>
          <table:table-cell office:value-type="float" office:value="2660.1086">
            <text:p>2660.1086</text:p>
          </table:table-cell>
          <table:table-cell office:value-type="string">
            <text:p>[1,2,3,4,5,6]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R103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103.100_25-5-5-5_rd_90.txt</text:p>
          </table:table-cell>
          <table:table-cell office:value-type="string">
            <text:p>TERMINATED</text:p>
          </table:table-cell>
          <table:table-cell office:value-type="float" office:value="316.2054">
            <text:p>316.2054</text:p>
          </table:table-cell>
          <table:table-cell office:value-type="float" office:value="222.6849">
            <text:p>222.6849</text:p>
          </table:table-cell>
          <table:table-cell office:value-type="float" office:value="3133.5018">
            <text:p>3133.5018</text:p>
          </table:table-cell>
          <table:table-cell office:value-type="float" office:value="1593.4387">
            <text:p>1593.4387</text:p>
          </table:table-cell>
          <table:table-cell office:value-type="float" office:value="224.9326">
            <text:p>224.9326</text:p>
          </table:table-cell>
          <table:table-cell office:value-type="float" office:value="24">
            <text:p>24.0</text:p>
          </table:table-cell>
          <table:table-cell office:value-type="string">
            <text:p>[29,31,34,40,47,52,61,65,66,67,70,80,81,83,91,94,95,104,105,109,113,117,118,125]</text:p>
          </table:table-cell>
          <table:table-cell office:value-type="float" office:value="1698.2886">
            <text:p>1698.2886</text:p>
          </table:table-cell>
          <table:table-cell office:value-type="float" office:value="936.4867">
            <text:p>936.4867</text:p>
          </table:table-cell>
          <table:table-cell office:value-type="float" office:value="210.9418">
            <text:p>210.9418</text:p>
          </table:table-cell>
          <table:table-cell office:value-type="float" office:value="76">
            <text:p>76</text:p>
          </table:table-cell>
          <table:table-cell office:value-type="percentage" office:value="1.0117">
            <text:p>101.17%</text:p>
          </table:table-cell>
          <table:table-cell office:value-type="float" office:value="2660.1086">
            <text:p>2660.1086</text:p>
          </table:table-cell>
          <table:table-cell office:value-type="string">
            <text:p>[1,2,3,4,5,6]</text:p>
          </table:table-cell>
          <table:table-cell office:value-type="string">
            <text:p>&lt;1,100,151,119,122,123,84,121,97,126|2,62,68,82,27,98,127|3,89,128|4,129|5,155,114,85,112,110,116,42,130|6,103,131|7,78,157,46,132|8,37,59,133|9,77,159,87,107,43,71,73,134|10,45,55,135|11,64,48,92,136|12,96,90,137|13,57,115,88,36,44,74,138|14,32,164,30,33,108,139|15,58,140|16,41,86,111,69,63,39,141|17,124,72,142|18,120,168,26,56,35,38,143|19,99,144|20,51,53,75,101,28,79,145|21,146|22,147|23,50,148|24,49,54,174,93,102,149|25,106,76,60,150&gt;</text:p>
          </table:table-cell>
        </table:table-row>
        <table:table-row table:style-name="ro2">
          <table:table-cell office:value-type="string">
            <text:p>R104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104.100_25-5-5-5_rd_10.txt</text:p>
          </table:table-cell>
          <table:table-cell office:value-type="string">
            <text:p>EXCEPTION (java.lang.IllegalStateException: Exception thrown in the MSA procedure)</text:p>
          </table:table-cell>
          <table:table-cell office:value-type="float" office:value="99.9839">
            <text:p>99.9839</text:p>
          </table:table-cell>
          <table:table-cell office:value-type="float" office:value="71.2968">
            <text:p>71.2968</text:p>
          </table:table-cell>
          <table:table-cell table:number-columns-repeated="3" office:value-type="float" office:value="-0">
            <text:p>0</text:p>
          </table:table-cell>
          <table:table-cell office:value-type="float" office:value="8">
            <text:p>8.0</text:p>
          </table:table-cell>
          <table:table-cell office:value-type="string">
            <text:p>[28,36,39,50,64,73,76,117]</text:p>
          </table:table-cell>
          <table:table-cell table:number-columns-repeated="4" office:value-type="float" office:value="-0">
            <text:p>0</text:p>
          </table:table-cell>
          <table:table-cell office:value-type="percentage" office:value="-0">
            <text:p>0.00%</text:p>
          </table:table-cell>
          <table:table-cell office:value-type="float" office:value="2358.3564">
            <text:p>2358.3564</text:p>
          </table:table-cell>
          <table:table-cell office:value-type="string">
            <text:p>[1,2,3,4,5,6]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string">
            <text:p>R104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104.100_25-5-5-5_rd_50.txt</text:p>
          </table:table-cell>
          <table:table-cell office:value-type="string">
            <text:p>EXCEPTION (java.lang.IllegalStateException: Exception thrown in the MSA procedure)</text:p>
          </table:table-cell>
          <table:table-cell office:value-type="float" office:value="85.1683">
            <text:p>85.1683</text:p>
          </table:table-cell>
          <table:table-cell office:value-type="float" office:value="68.1608">
            <text:p>68.1608</text:p>
          </table:table-cell>
          <table:table-cell table:number-columns-repeated="3" office:value-type="float" office:value="-0">
            <text:p>0</text:p>
          </table:table-cell>
          <table:table-cell office:value-type="float" office:value="24">
            <text:p>24.0</text:p>
          </table:table-cell>
          <table:table-cell office:value-type="string">
            <text:p>[28,35,37,39,41,45,49,58,66,70,79,81,82,84,85,97,100,103,106,111,112,118,119,122]</text:p>
          </table:table-cell>
          <table:table-cell table:number-columns-repeated="4" office:value-type="float" office:value="-0">
            <text:p>0</text:p>
          </table:table-cell>
          <table:table-cell office:value-type="percentage" office:value="-0">
            <text:p>0.00%</text:p>
          </table:table-cell>
          <table:table-cell office:value-type="float" office:value="2358.3564">
            <text:p>2358.3564</text:p>
          </table:table-cell>
          <table:table-cell office:value-type="string">
            <text:p>[1,2,3,4,5,6]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string">
            <text:p>R104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104.100_25-5-5-5_rd_90.txt</text:p>
          </table:table-cell>
          <table:table-cell office:value-type="string">
            <text:p>EXCEPTION (java.lang.IllegalStateException: Exception thrown in the MSA procedure)</text:p>
          </table:table-cell>
          <table:table-cell office:value-type="float" office:value="122.9789">
            <text:p>122.9789</text:p>
          </table:table-cell>
          <table:table-cell office:value-type="float" office:value="93.2266">
            <text:p>93.2266</text:p>
          </table:table-cell>
          <table:table-cell table:number-columns-repeated="3" office:value-type="float" office:value="-0">
            <text:p>0</text:p>
          </table:table-cell>
          <table:table-cell office:value-type="float" office:value="13">
            <text:p>13.0</text:p>
          </table:table-cell>
          <table:table-cell office:value-type="string">
            <text:p>[33,34,38,40,63,78,80,94,101,102,112,124,125]</text:p>
          </table:table-cell>
          <table:table-cell table:number-columns-repeated="4" office:value-type="float" office:value="-0">
            <text:p>0</text:p>
          </table:table-cell>
          <table:table-cell office:value-type="percentage" office:value="-0">
            <text:p>0.00%</text:p>
          </table:table-cell>
          <table:table-cell office:value-type="float" office:value="2358.3564">
            <text:p>2358.3564</text:p>
          </table:table-cell>
          <table:table-cell office:value-type="string">
            <text:p>[1,2,3,4,5,6]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string">
            <text:p>R105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105.100_25-5-5-5_rd_10.txt</text:p>
          </table:table-cell>
          <table:table-cell office:value-type="string">
            <text:p>EXCEPTION (java.lang.IllegalStateException: Exception thrown in the MSA procedure)</text:p>
          </table:table-cell>
          <table:table-cell office:value-type="float" office:value="78.4573">
            <text:p>78.4573</text:p>
          </table:table-cell>
          <table:table-cell office:value-type="float" office:value="48.1484">
            <text:p>48.1484</text:p>
          </table:table-cell>
          <table:table-cell table:number-columns-repeated="3" office:value-type="float" office:value="-0">
            <text:p>0</text:p>
          </table:table-cell>
          <table:table-cell office:value-type="float" office:value="7">
            <text:p>7.0</text:p>
          </table:table-cell>
          <table:table-cell office:value-type="string">
            <text:p>[39,46,58,92,111,112,118]</text:p>
          </table:table-cell>
          <table:table-cell table:number-columns-repeated="4" office:value-type="float" office:value="-0">
            <text:p>0</text:p>
          </table:table-cell>
          <table:table-cell office:value-type="percentage" office:value="-0">
            <text:p>0.00%</text:p>
          </table:table-cell>
          <table:table-cell office:value-type="float" office:value="3206.7586">
            <text:p>3206.7586</text:p>
          </table:table-cell>
          <table:table-cell office:value-type="string">
            <text:p>[1,2,3,4,5,6]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string">
            <text:p>R105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105.100_25-5-5-5_rd_50.txt</text:p>
          </table:table-cell>
          <table:table-cell office:value-type="string">
            <text:p>EXCEPTION (java.lang.IllegalStateException: Exception thrown in the MSA procedure)</text:p>
          </table:table-cell>
          <table:table-cell office:value-type="float" office:value="93.0843">
            <text:p>93.0843</text:p>
          </table:table-cell>
          <table:table-cell office:value-type="float" office:value="64.775">
            <text:p>64.775</text:p>
          </table:table-cell>
          <table:table-cell table:number-columns-repeated="3" office:value-type="float" office:value="-0">
            <text:p>0</text:p>
          </table:table-cell>
          <table:table-cell office:value-type="float" office:value="29">
            <text:p>29.0</text:p>
          </table:table-cell>
          <table:table-cell office:value-type="string">
            <text:p>[30,32,39,41,46,47,54,61,63,65,70,71,73,76,77,84,87,89,96,97,100,103,107,108,111,113,114,117,123]</text:p>
          </table:table-cell>
          <table:table-cell table:number-columns-repeated="4" office:value-type="float" office:value="-0">
            <text:p>0</text:p>
          </table:table-cell>
          <table:table-cell office:value-type="percentage" office:value="-0">
            <text:p>0.00%</text:p>
          </table:table-cell>
          <table:table-cell office:value-type="float" office:value="3206.7586">
            <text:p>3206.7586</text:p>
          </table:table-cell>
          <table:table-cell office:value-type="string">
            <text:p>[1,2,3,4,5,6]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string">
            <text:p>R105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105.100_25-5-5-5_rd_90.txt</text:p>
          </table:table-cell>
          <table:table-cell office:value-type="string">
            <text:p>EXCEPTION (java.lang.IllegalStateException: Exception thrown in the MSA procedure)</text:p>
          </table:table-cell>
          <table:table-cell office:value-type="float" office:value="58.3961">
            <text:p>58.3961</text:p>
          </table:table-cell>
          <table:table-cell office:value-type="float" office:value="47.5063">
            <text:p>47.5063</text:p>
          </table:table-cell>
          <table:table-cell table:number-columns-repeated="3" office:value-type="float" office:value="-0">
            <text:p>0</text:p>
          </table:table-cell>
          <table:table-cell office:value-type="float" office:value="38">
            <text:p>38.0</text:p>
          </table:table-cell>
          <table:table-cell office:value-type="string">
            <text:p>[30,36,37,42,43,46,52,55,56,58,63,64,65,67,70,71,74,76,77,82,85,87,88,95,97,98,100,103,106,107,108,110,113,114,115,123,124,125]</text:p>
          </table:table-cell>
          <table:table-cell table:number-columns-repeated="4" office:value-type="float" office:value="-0">
            <text:p>0</text:p>
          </table:table-cell>
          <table:table-cell office:value-type="percentage" office:value="-0">
            <text:p>0.00%</text:p>
          </table:table-cell>
          <table:table-cell office:value-type="float" office:value="3206.7586">
            <text:p>3206.7586</text:p>
          </table:table-cell>
          <table:table-cell office:value-type="string">
            <text:p>[1,2,3,4,5,6]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string">
            <text:p>R106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106.100_25-5-5-5_rd_10.txt</text:p>
          </table:table-cell>
          <table:table-cell office:value-type="string">
            <text:p>EXCEPTION (java.lang.IllegalStateException: Exception thrown in the MSA procedure)</text:p>
          </table:table-cell>
          <table:table-cell office:value-type="float" office:value="102.8574">
            <text:p>102.8574</text:p>
          </table:table-cell>
          <table:table-cell office:value-type="float" office:value="64.5925">
            <text:p>64.5925</text:p>
          </table:table-cell>
          <table:table-cell table:number-columns-repeated="3" office:value-type="float" office:value="-0">
            <text:p>0</text:p>
          </table:table-cell>
          <table:table-cell office:value-type="float" office:value="9">
            <text:p>9.0</text:p>
          </table:table-cell>
          <table:table-cell office:value-type="string">
            <text:p>[39,40,52,70,74,90,117,118,120]</text:p>
          </table:table-cell>
          <table:table-cell table:number-columns-repeated="4" office:value-type="float" office:value="-0">
            <text:p>0</text:p>
          </table:table-cell>
          <table:table-cell office:value-type="percentage" office:value="-0">
            <text:p>0.00%</text:p>
          </table:table-cell>
          <table:table-cell office:value-type="float" office:value="2827.0114">
            <text:p>2827.0114</text:p>
          </table:table-cell>
          <table:table-cell office:value-type="string">
            <text:p>[1,2,3,4,5,6]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R106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106.100_25-5-5-5_rd_50.txt</text:p>
          </table:table-cell>
          <table:table-cell office:value-type="string">
            <text:p>TERMINATED</text:p>
          </table:table-cell>
          <table:table-cell office:value-type="float" office:value="316.954">
            <text:p>316.954</text:p>
          </table:table-cell>
          <table:table-cell office:value-type="float" office:value="224.4241">
            <text:p>224.4241</text:p>
          </table:table-cell>
          <table:table-cell office:value-type="float" office:value="3592.6269">
            <text:p>3592.6269</text:p>
          </table:table-cell>
          <table:table-cell office:value-type="float" office:value="2078.921">
            <text:p>2078.921</text:p>
          </table:table-cell>
          <table:table-cell office:value-type="float" office:value="222.0835">
            <text:p>222.0835</text:p>
          </table:table-cell>
          <table:table-cell office:value-type="float" office:value="18">
            <text:p>18.0</text:p>
          </table:table-cell>
          <table:table-cell office:value-type="string">
            <text:p>[33,38,39,40,44,48,63,64,72,83,86,88,113,115,117,118,124,125]</text:p>
          </table:table-cell>
          <table:table-cell office:value-type="float" office:value="2128.0597">
            <text:p>2128.0597</text:p>
          </table:table-cell>
          <table:table-cell office:value-type="float" office:value="1308.0597">
            <text:p>1308.0597</text:p>
          </table:table-cell>
          <table:table-cell office:value-type="float" office:value="208.4284">
            <text:p>208.4284</text:p>
          </table:table-cell>
          <table:table-cell office:value-type="float" office:value="82">
            <text:p>82</text:p>
          </table:table-cell>
          <table:table-cell office:value-type="percentage" office:value="0.7097">
            <text:p>70.97%</text:p>
          </table:table-cell>
          <table:table-cell office:value-type="float" office:value="2827.0114">
            <text:p>2827.0114</text:p>
          </table:table-cell>
          <table:table-cell office:value-type="string">
            <text:p>[1,2,3,4,5,6]</text:p>
          </table:table-cell>
          <table:table-cell office:value-type="string">
            <text:p>&lt;1,54,101,37,80,126|2,59,106,127|3,107,70,108,43,109,128|4,154,58,96,76,45,75,95,129|5,123,67,110,62,41,111,68,130|6,89,74,131|7,157,77,31,122,114,132|8,103,133|9,60,134|10,53,160,98,46,97,79,50,135|11,90,136|12,30,71,137|13,119,121,82,85,42,138|14,56,164,35,57,139|15,52,165,94,34,91,140|16,116,69,141|17,27,167,84,120,112,66,142|18,143|19,55,104,144|20,28,26,170,47,100,99,102,145|21,73,32,87,146|22,92,81,105,147|23,61,36,148|24,93,49,149|25,65,175,78,51,29,150&gt;</text:p>
          </table:table-cell>
        </table:table-row>
        <table:table-row table:style-name="ro2">
          <table:table-cell office:value-type="string">
            <text:p>R106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106.100_25-5-5-5_rd_90.txt</text:p>
          </table:table-cell>
          <table:table-cell office:value-type="string">
            <text:p>EXCEPTION (java.lang.IllegalStateException: Exception thrown in the MSA procedure)</text:p>
          </table:table-cell>
          <table:table-cell office:value-type="float" office:value="220.2659">
            <text:p>220.2659</text:p>
          </table:table-cell>
          <table:table-cell office:value-type="float" office:value="156.477">
            <text:p>156.477</text:p>
          </table:table-cell>
          <table:table-cell table:number-columns-repeated="3" office:value-type="float" office:value="-0">
            <text:p>0</text:p>
          </table:table-cell>
          <table:table-cell office:value-type="float" office:value="30">
            <text:p>30.0</text:p>
          </table:table-cell>
          <table:table-cell office:value-type="string">
            <text:p>[33,36,39,40,41,43,44,52,53,60,63,65,66,67,69,71,74,82,88,94,95,99,104,111,113,114,115,118,124,125]</text:p>
          </table:table-cell>
          <table:table-cell table:number-columns-repeated="4" office:value-type="float" office:value="-0">
            <text:p>0</text:p>
          </table:table-cell>
          <table:table-cell office:value-type="percentage" office:value="-0">
            <text:p>0.00%</text:p>
          </table:table-cell>
          <table:table-cell office:value-type="float" office:value="2827.0114">
            <text:p>2827.0114</text:p>
          </table:table-cell>
          <table:table-cell office:value-type="string">
            <text:p>[1,2,3,4,5,6]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R107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107.100_25-5-5-5_rd_10.txt</text:p>
          </table:table-cell>
          <table:table-cell office:value-type="string">
            <text:p>TERMINATED</text:p>
          </table:table-cell>
          <table:table-cell office:value-type="float" office:value="323.3169">
            <text:p>323.3169</text:p>
          </table:table-cell>
          <table:table-cell office:value-type="float" office:value="222.8369">
            <text:p>222.8369</text:p>
          </table:table-cell>
          <table:table-cell office:value-type="float" office:value="3768.1836">
            <text:p>3768.1836</text:p>
          </table:table-cell>
          <table:table-cell office:value-type="float" office:value="1831.9799">
            <text:p>1831.9799</text:p>
          </table:table-cell>
          <table:table-cell office:value-type="float" office:value="223.4023">
            <text:p>223.4023</text:p>
          </table:table-cell>
          <table:table-cell office:value-type="float" office:value="7">
            <text:p>7.0</text:p>
          </table:table-cell>
          <table:table-cell office:value-type="string">
            <text:p>[42,67,78,85,102,117,119]</text:p>
          </table:table-cell>
          <table:table-cell office:value-type="float" office:value="2039.3314">
            <text:p>2039.3314</text:p>
          </table:table-cell>
          <table:table-cell office:value-type="float" office:value="1108.2756">
            <text:p>1108.2756</text:p>
          </table:table-cell>
          <table:table-cell office:value-type="float" office:value="201.0278">
            <text:p>201.0278</text:p>
          </table:table-cell>
          <table:table-cell office:value-type="float" office:value="93">
            <text:p>93</text:p>
          </table:table-cell>
          <table:table-cell office:value-type="percentage" office:value="0.9116">
            <text:p>91.16%</text:p>
          </table:table-cell>
          <table:table-cell office:value-type="float" office:value="2266.6726">
            <text:p>2266.6726</text:p>
          </table:table-cell>
          <table:table-cell office:value-type="string">
            <text:p>[1,2,3,4,5,6]</text:p>
          </table:table-cell>
          <table:table-cell office:value-type="string">
            <text:p>&lt;1,90,126|2,44,87,32,35,127|3,28,58,55,45,49,93,128|4,154,101,34,60,129|5,71,107,110,33,130|6,57,115,88,95,131|7,54,76,103,132|8,133|9,40,112,66,134|10,135|11,37,65,29,136|12,59,96,79,80,137|13,46,27,69,41,109,84,62,125,118,138|14,64,92,139|15,108,61,36,89,74,72,73,140|16,75,94,56,113,77,43,141|17,26,167,114,121,31,142|18,47,81,99,143|19,82,68,39,63,116,123,122,120,38,83,144|20,170,52,53,51,98,97,145|21,100,48,146|22,111,70,30,124,86,147|23,105,148|24,106,50,149|25,104,91,150&gt;</text:p>
          </table:table-cell>
        </table:table-row>
        <table:table-row table:style-name="ro1">
          <table:table-cell office:value-type="string">
            <text:p>R107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107.100_25-5-5-5_rd_50.txt</text:p>
          </table:table-cell>
          <table:table-cell office:value-type="string">
            <text:p>TERMINATED</text:p>
          </table:table-cell>
          <table:table-cell office:value-type="float" office:value="310.6971">
            <text:p>310.6971</text:p>
          </table:table-cell>
          <table:table-cell office:value-type="float" office:value="224.3473">
            <text:p>224.3473</text:p>
          </table:table-cell>
          <table:table-cell office:value-type="float" office:value="3219.1571">
            <text:p>3219.1571</text:p>
          </table:table-cell>
          <table:table-cell office:value-type="float" office:value="1540.7587">
            <text:p>1540.7587</text:p>
          </table:table-cell>
          <table:table-cell office:value-type="float" office:value="230.0015">
            <text:p>230.0015</text:p>
          </table:table-cell>
          <table:table-cell office:value-type="float" office:value="17">
            <text:p>17.0</text:p>
          </table:table-cell>
          <table:table-cell office:value-type="string">
            <text:p>[29,33,38,40,52,58,63,64,74,80,81,99,109,112,113,118,124]</text:p>
          </table:table-cell>
          <table:table-cell office:value-type="float" office:value="1773.7338">
            <text:p>1773.7338</text:p>
          </table:table-cell>
          <table:table-cell office:value-type="float" office:value="943.7338">
            <text:p>943.7338</text:p>
          </table:table-cell>
          <table:table-cell office:value-type="float" office:value="206.5204">
            <text:p>206.5204</text:p>
          </table:table-cell>
          <table:table-cell office:value-type="float" office:value="83">
            <text:p>83</text:p>
          </table:table-cell>
          <table:table-cell office:value-type="percentage" office:value="0.9993">
            <text:p>99.93%</text:p>
          </table:table-cell>
          <table:table-cell office:value-type="float" office:value="2266.6726">
            <text:p>2266.6726</text:p>
          </table:table-cell>
          <table:table-cell office:value-type="string">
            <text:p>[1,2,3,4,5,6]</text:p>
          </table:table-cell>
          <table:table-cell office:value-type="string">
            <text:p>&lt;1,91,126|2,35,127|3,28,37,94,26,49,128|4,154,53,78,60,59,129|5,107,71,36,89,42,130|6,96,34,131|7,54,104,103,132|8,133|9,39,62,110,122,47,134|10,135|11,46,27,65,136|12,79,66,93,137|13,97,51,84,86,123,121,119,138|14,92,139|15,85,108,70,61,72,73,32,77,43,140|16,106,76,45,55,115,88,57,95,141|17,167,114,87,44,56,142|18,82,50,143|19,68,67,116,41,120,31,125,83,144|20,98,170,101,75,102,105,145|21,100,48,146|22,111,30,117,69,147|23,148|24,90,149|25,150&gt;</text:p>
          </table:table-cell>
        </table:table-row>
        <table:table-row table:style-name="ro1">
          <table:table-cell office:value-type="string">
            <text:p>R107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107.100_25-5-5-5_rd_90.txt</text:p>
          </table:table-cell>
          <table:table-cell office:value-type="string">
            <text:p>TERMINATED</text:p>
          </table:table-cell>
          <table:table-cell office:value-type="float" office:value="304.7821">
            <text:p>304.7821</text:p>
          </table:table-cell>
          <table:table-cell office:value-type="float" office:value="212.5327">
            <text:p>212.5327</text:p>
          </table:table-cell>
          <table:table-cell office:value-type="float" office:value="3534.5919">
            <text:p>3534.5919</text:p>
          </table:table-cell>
          <table:table-cell office:value-type="float" office:value="1718.0678">
            <text:p>1718.0678</text:p>
          </table:table-cell>
          <table:table-cell office:value-type="float" office:value="218.1646">
            <text:p>218.1646</text:p>
          </table:table-cell>
          <table:table-cell office:value-type="float" office:value="13">
            <text:p>13.0</text:p>
          </table:table-cell>
          <table:table-cell office:value-type="string">
            <text:p>[29,34,40,42,47,65,70,80,89,94,112,113,124]</text:p>
          </table:table-cell>
          <table:table-cell office:value-type="float" office:value="1867.0703">
            <text:p>1867.0703</text:p>
          </table:table-cell>
          <table:table-cell office:value-type="float" office:value="991.1326">
            <text:p>991.1326</text:p>
          </table:table-cell>
          <table:table-cell office:value-type="float" office:value="221.686">
            <text:p>221.686</text:p>
          </table:table-cell>
          <table:table-cell office:value-type="float" office:value="87">
            <text:p>87</text:p>
          </table:table-cell>
          <table:table-cell office:value-type="percentage" office:value="1.0325">
            <text:p>103.25%</text:p>
          </table:table-cell>
          <table:table-cell office:value-type="float" office:value="2266.6726">
            <text:p>2266.6726</text:p>
          </table:table-cell>
          <table:table-cell office:value-type="string">
            <text:p>[1,2,3,4,5,6]</text:p>
          </table:table-cell>
          <table:table-cell office:value-type="string">
            <text:p>&lt;1,91,126|2,87,74,127|3,49,28,58,55,45,37,105,128|4,154,75,102,129|5,155,53,77,32,107,33,130|6,96,57,88,115,95,131|7,104,50,132|8,133|9,159,52,114,119,120,31,121,122,62,125,134|10,71,135|11,66,27,136|12,78,93,137|13,46,109,85,84,123,118,138|14,64,48,92,139|15,43,72,61,36,44,73,108,140|16,54,59,106,76,60,141|17,26,167,35,56,142|18,81,143|19,82,67,68,39,63,41,116,110,38,83,144|20,98,97,170,101,51,145|21,100,79,99,146|22,111,117,30,86,69,147|23,148|24,90,103,149|25,150&gt;</text:p>
          </table:table-cell>
        </table:table-row>
        <table:table-row table:style-name="ro2">
          <table:table-cell office:value-type="string">
            <text:p>R108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108.100_25-5-5-5_rd_10.txt</text:p>
          </table:table-cell>
          <table:table-cell office:value-type="string">
            <text:p>EXCEPTION (java.lang.IllegalStateException: Exception thrown in the MSA procedure)</text:p>
          </table:table-cell>
          <table:table-cell office:value-type="float" office:value="121.5369">
            <text:p>121.5369</text:p>
          </table:table-cell>
          <table:table-cell office:value-type="float" office:value="88.2999">
            <text:p>88.2999</text:p>
          </table:table-cell>
          <table:table-cell table:number-columns-repeated="3" office:value-type="float" office:value="-0">
            <text:p>0</text:p>
          </table:table-cell>
          <table:table-cell office:value-type="float" office:value="5">
            <text:p>5.0</text:p>
          </table:table-cell>
          <table:table-cell office:value-type="string">
            <text:p>[32,42,53,93,121]</text:p>
          </table:table-cell>
          <table:table-cell table:number-columns-repeated="4" office:value-type="float" office:value="-0">
            <text:p>0</text:p>
          </table:table-cell>
          <table:table-cell office:value-type="percentage" office:value="-0">
            <text:p>0.00%</text:p>
          </table:table-cell>
          <table:table-cell office:value-type="float" office:value="2178.7166">
            <text:p>2178.7166</text:p>
          </table:table-cell>
          <table:table-cell office:value-type="string">
            <text:p>[1,2,3,4,5,6]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R108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108.100_25-5-5-5_rd_50.txt</text:p>
          </table:table-cell>
          <table:table-cell office:value-type="string">
            <text:p>TERMINATED</text:p>
          </table:table-cell>
          <table:table-cell office:value-type="float" office:value="280.5127">
            <text:p>280.5127</text:p>
          </table:table-cell>
          <table:table-cell office:value-type="float" office:value="204.9168">
            <text:p>204.9168</text:p>
          </table:table-cell>
          <table:table-cell office:value-type="float" office:value="2925.9197">
            <text:p>2925.9197</text:p>
          </table:table-cell>
          <table:table-cell office:value-type="float" office:value="1563.2134">
            <text:p>1563.2134</text:p>
          </table:table-cell>
          <table:table-cell office:value-type="float" office:value="210.4527">
            <text:p>210.4527</text:p>
          </table:table-cell>
          <table:table-cell office:value-type="float" office:value="18">
            <text:p>18.0</text:p>
          </table:table-cell>
          <table:table-cell office:value-type="string">
            <text:p>[31,32,40,42,44,51,69,71,75,77,92,94,97,98,102,104,116,122]</text:p>
          </table:table-cell>
          <table:table-cell office:value-type="float" office:value="1827.4069">
            <text:p>1827.4069</text:p>
          </table:table-cell>
          <table:table-cell office:value-type="float" office:value="1007.4069">
            <text:p>1007.4069</text:p>
          </table:table-cell>
          <table:table-cell office:value-type="float" office:value="199.575">
            <text:p>199.575</text:p>
          </table:table-cell>
          <table:table-cell office:value-type="float" office:value="82">
            <text:p>82</text:p>
          </table:table-cell>
          <table:table-cell office:value-type="percentage" office:value="0.8597">
            <text:p>85.97%</text:p>
          </table:table-cell>
          <table:table-cell office:value-type="float" office:value="2178.7166">
            <text:p>2178.7166</text:p>
          </table:table-cell>
          <table:table-cell office:value-type="string">
            <text:p>[1,2,3,4,5,6]</text:p>
          </table:table-cell>
          <table:table-cell office:value-type="string">
            <text:p>&lt;1,66,63,67,82,99,126|2,49,54,127|3,123,119,153,120,112,68,38,125,128|4,91,129|5,130|6,156,52,26,55,113,131|7,157,28,58,106,76,132|8,133|9,74,87,115,134|10,135|11,70,107,161,78,136|12,57,95,101,96,137|13,138|14,89,88,36,73,72,61,139|15,165,46,100,48,64,81,80,105,93,140|16,141|17,167,56,35,45,53,142|18,168,117,84,124,118,62,39,41,143|19,169,37,79,47,65,27,83,144|20,170,114,43,33,108,85,30,86,111,145|21,146|22,29,50,147|23,90,60,103,59,148|24,174,109,121,110,149|25,34,150&gt;</text:p>
          </table:table-cell>
        </table:table-row>
        <table:table-row table:style-name="ro2">
          <table:table-cell office:value-type="string">
            <text:p>R108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108.100_25-5-5-5_rd_90.txt</text:p>
          </table:table-cell>
          <table:table-cell office:value-type="string">
            <text:p>EXCEPTION (java.lang.IllegalStateException: Exception thrown in the MSA procedure)</text:p>
          </table:table-cell>
          <table:table-cell office:value-type="float" office:value="273.6472">
            <text:p>273.6472</text:p>
          </table:table-cell>
          <table:table-cell office:value-type="float" office:value="192.7915">
            <text:p>192.7915</text:p>
          </table:table-cell>
          <table:table-cell table:number-columns-repeated="3" office:value-type="float" office:value="-0">
            <text:p>0</text:p>
          </table:table-cell>
          <table:table-cell office:value-type="float" office:value="8">
            <text:p>8.0</text:p>
          </table:table-cell>
          <table:table-cell office:value-type="string">
            <text:p>[38,48,63,78,101,102,104,125]</text:p>
          </table:table-cell>
          <table:table-cell table:number-columns-repeated="4" office:value-type="float" office:value="-0">
            <text:p>0</text:p>
          </table:table-cell>
          <table:table-cell office:value-type="percentage" office:value="-0">
            <text:p>0.00%</text:p>
          </table:table-cell>
          <table:table-cell office:value-type="float" office:value="2178.7166">
            <text:p>2178.7166</text:p>
          </table:table-cell>
          <table:table-cell office:value-type="string">
            <text:p>[1,2,3,4,5,6]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string">
            <text:p>R109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109.100_25-5-5-5_rd_10.txt</text:p>
          </table:table-cell>
          <table:table-cell office:value-type="string">
            <text:p>EXCEPTION (java.lang.IllegalStateException: Exception thrown in the MSA procedure)</text:p>
          </table:table-cell>
          <table:table-cell office:value-type="float" office:value="139.3631">
            <text:p>139.3631</text:p>
          </table:table-cell>
          <table:table-cell office:value-type="float" office:value="90.0969">
            <text:p>90.0969</text:p>
          </table:table-cell>
          <table:table-cell table:number-columns-repeated="3" office:value-type="float" office:value="-0">
            <text:p>0</text:p>
          </table:table-cell>
          <table:table-cell office:value-type="float" office:value="7">
            <text:p>7.0</text:p>
          </table:table-cell>
          <table:table-cell office:value-type="string">
            <text:p>[33,62,68,81,97,102,108]</text:p>
          </table:table-cell>
          <table:table-cell table:number-columns-repeated="4" office:value-type="float" office:value="-0">
            <text:p>0</text:p>
          </table:table-cell>
          <table:table-cell office:value-type="percentage" office:value="-0">
            <text:p>0.00%</text:p>
          </table:table-cell>
          <table:table-cell office:value-type="float" office:value="2698.6686">
            <text:p>2698.6686</text:p>
          </table:table-cell>
          <table:table-cell office:value-type="string">
            <text:p>[1,2,3,4,5,6]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string">
            <text:p>R109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109.100_25-5-5-5_rd_50.txt</text:p>
          </table:table-cell>
          <table:table-cell office:value-type="string">
            <text:p>EXCEPTION (java.lang.IllegalStateException: Exception thrown in the MSA procedure)</text:p>
          </table:table-cell>
          <table:table-cell office:value-type="float" office:value="130.1968">
            <text:p>130.1968</text:p>
          </table:table-cell>
          <table:table-cell office:value-type="float" office:value="90.2452">
            <text:p>90.2452</text:p>
          </table:table-cell>
          <table:table-cell table:number-columns-repeated="3" office:value-type="float" office:value="-0">
            <text:p>0</text:p>
          </table:table-cell>
          <table:table-cell office:value-type="float" office:value="24">
            <text:p>24.0</text:p>
          </table:table-cell>
          <table:table-cell office:value-type="string">
            <text:p>[31,34,43,44,55,59,61,65,67,71,73,76,81,86,87,88,91,94,96,101,102,103,113,124]</text:p>
          </table:table-cell>
          <table:table-cell table:number-columns-repeated="4" office:value-type="float" office:value="-0">
            <text:p>0</text:p>
          </table:table-cell>
          <table:table-cell office:value-type="percentage" office:value="-0">
            <text:p>0.00%</text:p>
          </table:table-cell>
          <table:table-cell office:value-type="float" office:value="2698.6686">
            <text:p>2698.6686</text:p>
          </table:table-cell>
          <table:table-cell office:value-type="string">
            <text:p>[1,2,3,4,5,6]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string">
            <text:p>R109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109.100_25-5-5-5_rd_90.txt</text:p>
          </table:table-cell>
          <table:table-cell office:value-type="string">
            <text:p>EXCEPTION (java.lang.IllegalStateException: Exception thrown in the MSA procedure)</text:p>
          </table:table-cell>
          <table:table-cell office:value-type="float" office:value="189.5388">
            <text:p>189.5388</text:p>
          </table:table-cell>
          <table:table-cell office:value-type="float" office:value="127.1">
            <text:p>127.1</text:p>
          </table:table-cell>
          <table:table-cell table:number-columns-repeated="3" office:value-type="float" office:value="-0">
            <text:p>0</text:p>
          </table:table-cell>
          <table:table-cell office:value-type="float" office:value="47">
            <text:p>47.0</text:p>
          </table:table-cell>
          <table:table-cell office:value-type="string">
            <text:p>[28,30,31,32,33,34,36,37,44,48,50,51,54,56,57,59,60,61,62,64,65,69,72,73,74,78,79,80,81,82,86,89,90,91,96,101,102,103,106,111,112,113,116,118,119,124,125]</text:p>
          </table:table-cell>
          <table:table-cell table:number-columns-repeated="4" office:value-type="float" office:value="-0">
            <text:p>0</text:p>
          </table:table-cell>
          <table:table-cell office:value-type="percentage" office:value="-0">
            <text:p>0.00%</text:p>
          </table:table-cell>
          <table:table-cell office:value-type="float" office:value="2698.6686">
            <text:p>2698.6686</text:p>
          </table:table-cell>
          <table:table-cell office:value-type="string">
            <text:p>[1,2,3,4,5,6]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R110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110.100_25-5-5-5_rd_10.txt</text:p>
          </table:table-cell>
          <table:table-cell office:value-type="string">
            <text:p>TERMINATED</text:p>
          </table:table-cell>
          <table:table-cell office:value-type="float" office:value="308.1012">
            <text:p>308.1012</text:p>
          </table:table-cell>
          <table:table-cell office:value-type="float" office:value="222.4228">
            <text:p>222.4228</text:p>
          </table:table-cell>
          <table:table-cell office:value-type="float" office:value="3725.5503">
            <text:p>3725.5503</text:p>
          </table:table-cell>
          <table:table-cell office:value-type="float" office:value="2149.2279">
            <text:p>2149.2279</text:p>
          </table:table-cell>
          <table:table-cell office:value-type="float" office:value="227.8851">
            <text:p>227.8851</text:p>
          </table:table-cell>
          <table:table-cell office:value-type="float" office:value="8">
            <text:p>8.0</text:p>
          </table:table-cell>
          <table:table-cell office:value-type="string">
            <text:p>[33,35,44,45,59,78,80,100]</text:p>
          </table:table-cell>
          <table:table-cell office:value-type="float" office:value="2212.711">
            <text:p>2212.711</text:p>
          </table:table-cell>
          <table:table-cell office:value-type="float" office:value="1292.711">
            <text:p>1292.711</text:p>
          </table:table-cell>
          <table:table-cell office:value-type="float" office:value="223.6841">
            <text:p>223.6841</text:p>
          </table:table-cell>
          <table:table-cell office:value-type="float" office:value="92">
            <text:p>92</text:p>
          </table:table-cell>
          <table:table-cell office:value-type="percentage" office:value="0.7484">
            <text:p>74.84%</text:p>
          </table:table-cell>
          <table:table-cell office:value-type="float" office:value="2476.4749">
            <text:p>2476.4749</text:p>
          </table:table-cell>
          <table:table-cell office:value-type="string">
            <text:p>[1,2,3,4,5,6]</text:p>
          </table:table-cell>
          <table:table-cell office:value-type="string">
            <text:p>&lt;1,64,46,40,126|2,152,52,37,101,102,51,127|3,72,26,128|4,117,84,118,120,112,119,82,129|5,107,30,110,43,42,130|6,89,115,74,131|7,88,32,71,70,132|8,158,77,113,56,94,55,133|9,60,76,57,134|10,34,58,49,105,135|11,50,29,81,48,136|12,137|13,79,138|14,90,96,91,139|15,140|16,108,86,41,109,122,83,141|17,87,95,142|18,106,75,93,143|19,97,27,169,38,121,62,144|20,54,104,103,28,145|21,53,171,31,123,125,39,68,67,114,146|22,66,47,99,98,65,147|23,92,148|24,36,61,73,149|25,69,63,111,124,116,85,150&gt;</text:p>
          </table:table-cell>
        </table:table-row>
        <table:table-row table:style-name="ro1">
          <table:table-cell office:value-type="string">
            <text:p>R110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110.100_25-5-5-5_rd_50.txt</text:p>
          </table:table-cell>
          <table:table-cell office:value-type="string">
            <text:p>TERMINATED</text:p>
          </table:table-cell>
          <table:table-cell office:value-type="float" office:value="316.2067">
            <text:p>316.2067</text:p>
          </table:table-cell>
          <table:table-cell office:value-type="float" office:value="220.3558">
            <text:p>220.3558</text:p>
          </table:table-cell>
          <table:table-cell office:value-type="float" office:value="3439.3859">
            <text:p>3439.3859</text:p>
          </table:table-cell>
          <table:table-cell office:value-type="float" office:value="1977.7553">
            <text:p>1977.7553</text:p>
          </table:table-cell>
          <table:table-cell office:value-type="float" office:value="218.5849">
            <text:p>218.5849</text:p>
          </table:table-cell>
          <table:table-cell office:value-type="float" office:value="13">
            <text:p>13.0</text:p>
          </table:table-cell>
          <table:table-cell office:value-type="string">
            <text:p>[28,31,32,33,34,41,43,59,61,65,78,81,111]</text:p>
          </table:table-cell>
          <table:table-cell office:value-type="float" office:value="2096.9261">
            <text:p>2096.9261</text:p>
          </table:table-cell>
          <table:table-cell office:value-type="float" office:value="1221.0305">
            <text:p>1221.0305</text:p>
          </table:table-cell>
          <table:table-cell office:value-type="float" office:value="227.3908">
            <text:p>227.3908</text:p>
          </table:table-cell>
          <table:table-cell office:value-type="float" office:value="87">
            <text:p>87</text:p>
          </table:table-cell>
          <table:table-cell office:value-type="percentage" office:value="0.7718">
            <text:p>77.18%</text:p>
          </table:table-cell>
          <table:table-cell office:value-type="float" office:value="2476.4749">
            <text:p>2476.4749</text:p>
          </table:table-cell>
          <table:table-cell office:value-type="string">
            <text:p>[1,2,3,4,5,6]</text:p>
          </table:table-cell>
          <table:table-cell office:value-type="string">
            <text:p>&lt;1,64,29,46,40,126|2,77,152,37,51,79,127|3,72,42,128|4,117,84,124,120,112,82,129|5,107,44,87,71,73,130|6,89,36,74,131|7,96,55,115,57,132|8,158,94,108,70,114,133|9,60,106,76,90,134|10,58,102,135|11,98,97,99,80,136|12,137|13,138|14,95,75,26,139|15,140|16,52,113,109,119,122,83,141|17,56,167,45,91,142|18,101,168,105,93,143|19,53,169,27,67,38,144|20,103,104,54,49,145|21,171,30,86,110,39,125,62,121,85,146|22,92,48,50,147|23,66,47,100,148|24,88,35,149|25,123,118,69,63,68,116,150&gt;</text:p>
          </table:table-cell>
        </table:table-row>
        <table:table-row table:style-name="ro2">
          <table:table-cell office:value-type="string">
            <text:p>R110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110.100_25-5-5-5_rd_90.txt</text:p>
          </table:table-cell>
          <table:table-cell office:value-type="string">
            <text:p>EXCEPTION (java.lang.IllegalStateException: Exception thrown in the MSA procedure)</text:p>
          </table:table-cell>
          <table:table-cell office:value-type="float" office:value="170.1139">
            <text:p>170.1139</text:p>
          </table:table-cell>
          <table:table-cell office:value-type="float" office:value="116.0855">
            <text:p>116.0855</text:p>
          </table:table-cell>
          <table:table-cell table:number-columns-repeated="3" office:value-type="float" office:value="-0">
            <text:p>0</text:p>
          </table:table-cell>
          <table:table-cell office:value-type="float" office:value="30">
            <text:p>30.0</text:p>
          </table:table-cell>
          <table:table-cell office:value-type="string">
            <text:p>[26,31,35,38,42,43,45,51,57,59,62,68,73,74,75,76,78,79,81,82,83,86,90,104,106,112,116,119,121,122]</text:p>
          </table:table-cell>
          <table:table-cell table:number-columns-repeated="4" office:value-type="float" office:value="-0">
            <text:p>0</text:p>
          </table:table-cell>
          <table:table-cell office:value-type="percentage" office:value="-0">
            <text:p>0.00%</text:p>
          </table:table-cell>
          <table:table-cell office:value-type="float" office:value="2476.4749">
            <text:p>2476.4749</text:p>
          </table:table-cell>
          <table:table-cell office:value-type="string">
            <text:p>[1,2,3,4,5,6]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string">
            <text:p>R111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111.100_25-5-5-5_rd_10.txt</text:p>
          </table:table-cell>
          <table:table-cell office:value-type="string">
            <text:p>EXCEPTION (java.lang.IllegalStateException: Exception thrown in the MSA procedure)</text:p>
          </table:table-cell>
          <table:table-cell office:value-type="float" office:value="282.1124">
            <text:p>282.1124</text:p>
          </table:table-cell>
          <table:table-cell office:value-type="float" office:value="196.5739">
            <text:p>196.5739</text:p>
          </table:table-cell>
          <table:table-cell table:number-columns-repeated="3" office:value-type="float" office:value="-0">
            <text:p>0</text:p>
          </table:table-cell>
          <table:table-cell office:value-type="float" office:value="9">
            <text:p>9.0</text:p>
          </table:table-cell>
          <table:table-cell office:value-type="string">
            <text:p>[38,39,47,54,59,70,90,99,120]</text:p>
          </table:table-cell>
          <table:table-cell table:number-columns-repeated="4" office:value-type="float" office:value="-0">
            <text:p>0</text:p>
          </table:table-cell>
          <table:table-cell office:value-type="percentage" office:value="-0">
            <text:p>0.00%</text:p>
          </table:table-cell>
          <table:table-cell office:value-type="float" office:value="2702.2871">
            <text:p>2702.2871</text:p>
          </table:table-cell>
          <table:table-cell office:value-type="string">
            <text:p>[1,2,3,4,5,6]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R111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111.100_25-5-5-5_rd_50.txt</text:p>
          </table:table-cell>
          <table:table-cell office:value-type="string">
            <text:p>TERMINATED</text:p>
          </table:table-cell>
          <table:table-cell office:value-type="float" office:value="274.9552">
            <text:p>274.9552</text:p>
          </table:table-cell>
          <table:table-cell office:value-type="float" office:value="218.6833">
            <text:p>218.6833</text:p>
          </table:table-cell>
          <table:table-cell office:value-type="float" office:value="2920.265">
            <text:p>2920.265</text:p>
          </table:table-cell>
          <table:table-cell office:value-type="float" office:value="1802.4359">
            <text:p>1802.4359</text:p>
          </table:table-cell>
          <table:table-cell office:value-type="float" office:value="224.0829">
            <text:p>224.0829</text:p>
          </table:table-cell>
          <table:table-cell office:value-type="float" office:value="26">
            <text:p>26.0</text:p>
          </table:table-cell>
          <table:table-cell office:value-type="string">
            <text:p>[30,34,38,40,45,51,59,60,62,65,66,67,80,81,82,86,87,88,90,92,96,104,106,109,121,125]</text:p>
          </table:table-cell>
          <table:table-cell office:value-type="float" office:value="1956.8885">
            <text:p>1956.8885</text:p>
          </table:table-cell>
          <table:table-cell office:value-type="float" office:value="1216.8885">
            <text:p>1216.8885</text:p>
          </table:table-cell>
          <table:table-cell office:value-type="float" office:value="215.1546">
            <text:p>215.1546</text:p>
          </table:table-cell>
          <table:table-cell office:value-type="float" office:value="74">
            <text:p>74</text:p>
          </table:table-cell>
          <table:table-cell office:value-type="percentage" office:value="0.692">
            <text:p>69.20%</text:p>
          </table:table-cell>
          <table:table-cell office:value-type="float" office:value="2702.2871">
            <text:p>2702.2871</text:p>
          </table:table-cell>
          <table:table-cell office:value-type="string">
            <text:p>[1,2,3,4,5,6]</text:p>
          </table:table-cell>
          <table:table-cell office:value-type="string">
            <text:p>&lt;1,151,75,78,122,111,118,123,126|2,103,28,93,105,127|3,153,94,26,46,79,49,128|4,154,119,69,63,68,110,84,83,129|5,61,71,70,33,107,130|6,77,156,113,36,89,73,131|7,64,48,47,100,132|8,133|9,98,97,50,134|10,160,115,135|11,161,102,136|12,39,124,116,41,137|13,74,138|14,139|15,54,76,140|16,55,53,166,85,108,42,141|17,167,117,120,31,112,27,99,29,142|18,143|19,72,44,144|20,56,101,145|21,171,52,114,43,32,146|22,147|23,148|24,91,149|25,175,37,58,95,35,57,150&gt;</text:p>
          </table:table-cell>
        </table:table-row>
        <table:table-row table:style-name="ro1">
          <table:table-cell office:value-type="string">
            <text:p>R111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111.100_25-5-5-5_rd_90.txt</text:p>
          </table:table-cell>
          <table:table-cell office:value-type="string">
            <text:p>TERMINATED</text:p>
          </table:table-cell>
          <table:table-cell office:value-type="float" office:value="305.0528">
            <text:p>305.0528</text:p>
          </table:table-cell>
          <table:table-cell office:value-type="float" office:value="219.8007">
            <text:p>219.8007</text:p>
          </table:table-cell>
          <table:table-cell office:value-type="float" office:value="3089.2431">
            <text:p>3089.2431</text:p>
          </table:table-cell>
          <table:table-cell office:value-type="float" office:value="1850.0868">
            <text:p>1850.0868</text:p>
          </table:table-cell>
          <table:table-cell office:value-type="float" office:value="225.3306">
            <text:p>225.3306</text:p>
          </table:table-cell>
          <table:table-cell office:value-type="float" office:value="27">
            <text:p>27.0</text:p>
          </table:table-cell>
          <table:table-cell office:value-type="string">
            <text:p>[34,40,44,45,47,50,63,67,71,74,81,82,86,88,89,91,94,96,98,104,106,109,112,113,117,124,125]</text:p>
          </table:table-cell>
          <table:table-cell office:value-type="float" office:value="1881.4589">
            <text:p>1881.4589</text:p>
          </table:table-cell>
          <table:table-cell office:value-type="float" office:value="1149.5109">
            <text:p>1149.5109</text:p>
          </table:table-cell>
          <table:table-cell office:value-type="float" office:value="227.2868">
            <text:p>227.2868</text:p>
          </table:table-cell>
          <table:table-cell office:value-type="float" office:value="73">
            <text:p>73</text:p>
          </table:table-cell>
          <table:table-cell office:value-type="percentage" office:value="0.9118">
            <text:p>91.18%</text:p>
          </table:table-cell>
          <table:table-cell office:value-type="float" office:value="2702.2871">
            <text:p>2702.2871</text:p>
          </table:table-cell>
          <table:table-cell office:value-type="string">
            <text:p>[1,2,3,4,5,6]</text:p>
          </table:table-cell>
          <table:table-cell office:value-type="string">
            <text:p>&lt;1,151,52,37,46,68,126|2,90,59,49,80,79,105,127|3,64,92,128|4,154,77,43,114,119,85,129|5,70,111,110,123,62,118,130|6,73,156,102,131|7,93,132|8,133|9,48,66,97,134|10,135|11,103,54,136|12,39,116,41,69,137|13,76,163,65,100,99,138|14,139|15,165,55,115,60,140|16,36,42,141|17,167,53,101,51,27,29,142|18,143|19,107,72,61,144|20,26,56,108,33,121,38,83,145|21,171,120,31,122,84,30,146|22,147|23,148|24,58,78,35,95,149|25,32,87,175,28,75,57,150&gt;</text:p>
          </table:table-cell>
        </table:table-row>
        <table:table-row table:style-name="ro1">
          <table:table-cell office:value-type="string">
            <text:p>R112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112.100_25-5-5-5_rd_10.txt</text:p>
          </table:table-cell>
          <table:table-cell office:value-type="string">
            <text:p>TERMINATED</text:p>
          </table:table-cell>
          <table:table-cell office:value-type="float" office:value="280.8318">
            <text:p>280.8318</text:p>
          </table:table-cell>
          <table:table-cell office:value-type="float" office:value="207.4395">
            <text:p>207.4395</text:p>
          </table:table-cell>
          <table:table-cell office:value-type="float" office:value="4025.6436">
            <text:p>4025.6436</text:p>
          </table:table-cell>
          <table:table-cell office:value-type="float" office:value="2184.1094">
            <text:p>2184.1094</text:p>
          </table:table-cell>
          <table:table-cell office:value-type="float" office:value="140.7513">
            <text:p>140.7513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147.939">
            <text:p>2147.939</text:p>
          </table:table-cell>
          <table:table-cell office:value-type="float" office:value="1147.939">
            <text:p>1147.939</text:p>
          </table:table-cell>
          <table:table-cell office:value-type="float" office:value="216.3509">
            <text:p>216.3509</text:p>
          </table:table-cell>
          <table:table-cell office:value-type="float" office:value="100">
            <text:p>100</text:p>
          </table:table-cell>
          <table:table-cell office:value-type="percentage" office:value="0.8598">
            <text:p>85.98%</text:p>
          </table:table-cell>
          <table:table-cell office:value-type="float" office:value="2245.3819">
            <text:p>2245.3819</text:p>
          </table:table-cell>
          <table:table-cell office:value-type="string">
            <text:p>[1,2,3,4,5,6]</text:p>
          </table:table-cell>
          <table:table-cell office:value-type="string">
            <text:p>&lt;1,111,42,63,39,126|2,152,31,119,112,82,66,47,99,127|3,153,52,32,35,57,55,95,26,128|4,88,115,74,129|5,155,77,108,107,109,86,69,38,130|6,124,156,123,110,62,125,131|7,89,132|8,54,28,104,58,34,133|9,51,159,134|10,96,60,106,91,135|11,36,87,33,43,44,136|12,75,45,137|13,163,94,53,101,37,105,138|14,92,98,80,79,139|15,64,27,140|16,103,76,141|17,72,61,71,41,30,73,142|18,168,113,56,70,85,118,117,122,143|19,169,114,83,67,116,144|20,59,145|21,171,78,120,121,84,68,40,146|22,49,172,102,93,147|23,100,97,81,50,148|24,90,149|25,175,65,46,29,48,150&gt;</text:p>
          </table:table-cell>
        </table:table-row>
        <table:table-row table:style-name="ro1">
          <table:table-cell office:value-type="string">
            <text:p>R112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112.100_25-5-5-5_rd_50.txt</text:p>
          </table:table-cell>
          <table:table-cell office:value-type="string">
            <text:p>TERMINATED</text:p>
          </table:table-cell>
          <table:table-cell office:value-type="float" office:value="272.5383">
            <text:p>272.5383</text:p>
          </table:table-cell>
          <table:table-cell office:value-type="float" office:value="220.4178">
            <text:p>220.4178</text:p>
          </table:table-cell>
          <table:table-cell office:value-type="float" office:value="3758.2037">
            <text:p>3758.2037</text:p>
          </table:table-cell>
          <table:table-cell office:value-type="float" office:value="2192.8911">
            <text:p>2192.8911</text:p>
          </table:table-cell>
          <table:table-cell office:value-type="float" office:value="171.9074">
            <text:p>171.9074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158.8672">
            <text:p>2158.8672</text:p>
          </table:table-cell>
          <table:table-cell office:value-type="float" office:value="1158.8672">
            <text:p>1158.8672</text:p>
          </table:table-cell>
          <table:table-cell office:value-type="float" office:value="214.5826">
            <text:p>214.5826</text:p>
          </table:table-cell>
          <table:table-cell office:value-type="float" office:value="100">
            <text:p>100</text:p>
          </table:table-cell>
          <table:table-cell office:value-type="percentage" office:value="0.7241">
            <text:p>72.41%</text:p>
          </table:table-cell>
          <table:table-cell office:value-type="float" office:value="2245.3819">
            <text:p>2245.3819</text:p>
          </table:table-cell>
          <table:table-cell office:value-type="string">
            <text:p>[1,2,3,4,5,6]</text:p>
          </table:table-cell>
          <table:table-cell office:value-type="string">
            <text:p>&lt;1,63,111,42,126|2,152,31,124,112,47,100,48,127|3,94,153,43,56,113,35,128|4,89,74,73,115,129|5,155,52,77,108,33,109,70,85,38,130|6,39,156,84,123,62,125,68,131|7,157,114,132|8,34,60,26,57,133|9,102,51,134|10,96,76,55,45,91,135|11,36,87,32,107,44,136|12,72,88,137|13,163,53,101,37,79,92,50,138|14,54,49,29,139|15,97,64,140|16,103,59,141|17,86,69,41,110,30,71,61,142|18,168,120,117,67,27,46,99,81,143|19,169,118,116,122,144|20,28,93,105,145|21,171,78,119,121,40,146|22,66,98,82,147|23,95,75,58,106,104,148|24,90,149|25,175,83,65,80,150&gt;</text:p>
          </table:table-cell>
        </table:table-row>
        <table:table-row table:style-name="ro1">
          <table:table-cell office:value-type="string">
            <text:p>R112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112.100_25-5-5-5_rd_90.txt</text:p>
          </table:table-cell>
          <table:table-cell office:value-type="string">
            <text:p>TERMINATED</text:p>
          </table:table-cell>
          <table:table-cell office:value-type="float" office:value="333.9816">
            <text:p>333.9816</text:p>
          </table:table-cell>
          <table:table-cell office:value-type="float" office:value="219.0221">
            <text:p>219.0221</text:p>
          </table:table-cell>
          <table:table-cell office:value-type="float" office:value="3921.0886">
            <text:p>3921.0886</text:p>
          </table:table-cell>
          <table:table-cell office:value-type="float" office:value="2238.642">
            <text:p>2238.642</text:p>
          </table:table-cell>
          <table:table-cell office:value-type="float" office:value="122.9781">
            <text:p>122.9781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158.8672">
            <text:p>2158.8672</text:p>
          </table:table-cell>
          <table:table-cell office:value-type="float" office:value="1158.8672">
            <text:p>1158.8672</text:p>
          </table:table-cell>
          <table:table-cell office:value-type="float" office:value="214.5826">
            <text:p>214.5826</text:p>
          </table:table-cell>
          <table:table-cell office:value-type="float" office:value="100">
            <text:p>100</text:p>
          </table:table-cell>
          <table:table-cell office:value-type="percentage" office:value="0.8135">
            <text:p>81.35%</text:p>
          </table:table-cell>
          <table:table-cell office:value-type="float" office:value="2245.3819">
            <text:p>2245.3819</text:p>
          </table:table-cell>
          <table:table-cell office:value-type="string">
            <text:p>[1,2,3,4,5,6]</text:p>
          </table:table-cell>
          <table:table-cell office:value-type="string">
            <text:p>&lt;1,107,32,108,42,111,126|2,152,53,65,46,47,100,48,127|3,76,94,95,45,128|4,73,72,74,129|5,155,52,77,31,43,85,38,130|6,39,156,62,123,125,63,131|7,157,78,114,33,71,61,132|8,103,59,34,133|9,75,134|10,55,115,91,135|11,36,89,136|12,88,162,26,56,35,57,137|13,101,163,37,79,29,50,138|14,54,80,92,139|15,97,27,83,140|16,49,51,105,141|17,113,167,124,30,86,109,70,142|18,168,120,117,84,110,41,69,67,68,143|19,87,44,118,122,116,144|20,28,93,102,145|21,171,121,119,112,99,146|22,66,82,98,64,147|23,58,104,106,148|24,90,60,96,149|25,175,40,81,150&gt;</text:p>
          </table:table-cell>
        </table:table-row>
        <table:table-row table:style-name="ro1">
          <table:table-cell office:value-type="string">
            <text:p>R201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201.100_25-5-5-5_rd_10.txt</text:p>
          </table:table-cell>
          <table:table-cell office:value-type="string">
            <text:p>TERMINATED</text:p>
          </table:table-cell>
          <table:table-cell office:value-type="float" office:value="1092.3368">
            <text:p>1092.3368</text:p>
          </table:table-cell>
          <table:table-cell office:value-type="float" office:value="964.4956">
            <text:p>964.4956</text:p>
          </table:table-cell>
          <table:table-cell office:value-type="float" office:value="18642.2335">
            <text:p>18642.2335</text:p>
          </table:table-cell>
          <table:table-cell office:value-type="float" office:value="4816">
            <text:p>4816</text:p>
          </table:table-cell>
          <table:table-cell office:value-type="float" office:value="579.8987">
            <text:p>579.8987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661.4385">
            <text:p>2661.4385</text:p>
          </table:table-cell>
          <table:table-cell office:value-type="float" office:value="1637.5496">
            <text:p>1637.5496</text:p>
          </table:table-cell>
          <table:table-cell office:value-type="float" office:value="872.2608">
            <text:p>872.2608</text:p>
          </table:table-cell>
          <table:table-cell office:value-type="float" office:value="100">
            <text:p>100</text:p>
          </table:table-cell>
          <table:table-cell office:value-type="percentage" office:value="5.9935">
            <text:p>599.35%</text:p>
          </table:table-cell>
          <table:table-cell office:value-type="float" office:value="3090.5234">
            <text:p>3090.5234</text:p>
          </table:table-cell>
          <table:table-cell office:value-type="string">
            <text:p>[1,2,3,4,5,6]</text:p>
          </table:table-cell>
          <table:table-cell office:value-type="string">
            <text:p>&lt;1,151,32,114,116,125,118,50,105,126|2,152,78,91,79,127|3,153,48,65,128|4,154,72,94,92,47,74,129|5,155,96,130|6,156,103,68,29,131|7,157,98,73,95,83,132|8,158,30,108,44,111,133|9,54,159,43,134|10,160,112,59,135|11,39,161,124,136|12,87,37,34,121,137|13,88,61,77,36,89,138|14,90,41,106,139|15,165,82,28,35,140|16,166,58,53,123,113,66,141|17,167,64,97,120,27,40,100,86,33,142|18,168,67,117,84,52,107,69,101,104,93,85,42,143|19,169,119,51,57,144|20,170,70,56,63,110,49,145|21,171,46,76,146|22,172,109,75,80,99,147|23,173,31,45,122,26,148|24,174,71,81,62,38,60,102,149|25,175,55,115,150&gt;</text:p>
          </table:table-cell>
        </table:table-row>
        <table:table-row table:style-name="ro1">
          <table:table-cell office:value-type="string">
            <text:p>R201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201.100_25-5-5-5_rd_50.txt</text:p>
          </table:table-cell>
          <table:table-cell office:value-type="string">
            <text:p>TERMINATED</text:p>
          </table:table-cell>
          <table:table-cell office:value-type="float" office:value="1112.0466">
            <text:p>1112.0466</text:p>
          </table:table-cell>
          <table:table-cell office:value-type="float" office:value="958.1014">
            <text:p>958.1014</text:p>
          </table:table-cell>
          <table:table-cell office:value-type="float" office:value="18573.5116">
            <text:p>18573.5116</text:p>
          </table:table-cell>
          <table:table-cell office:value-type="float" office:value="4789.1812">
            <text:p>4789.1812</text:p>
          </table:table-cell>
          <table:table-cell office:value-type="float" office:value="696.6005">
            <text:p>696.6005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653.9702">
            <text:p>2653.9702</text:p>
          </table:table-cell>
          <table:table-cell office:value-type="float" office:value="1638.8546">
            <text:p>1638.8546</text:p>
          </table:table-cell>
          <table:table-cell office:value-type="float" office:value="864.8668">
            <text:p>864.8668</text:p>
          </table:table-cell>
          <table:table-cell office:value-type="float" office:value="100">
            <text:p>100</text:p>
          </table:table-cell>
          <table:table-cell office:value-type="percentage" office:value="5.9837">
            <text:p>598.37%</text:p>
          </table:table-cell>
          <table:table-cell office:value-type="float" office:value="3090.5234">
            <text:p>3090.5234</text:p>
          </table:table-cell>
          <table:table-cell office:value-type="string">
            <text:p>[1,2,3,4,5,6]</text:p>
          </table:table-cell>
          <table:table-cell office:value-type="string">
            <text:p>&lt;1,151,32,110,66,45,126|2,54,89,127|3,153,113,33,51,128|4,154,94,87,119,129|5,155,100,96,130|6,156,103,82,57,60,131|7,157,92,47,132|8,158,77,37,41,121,62,118,133|9,159,44,124,122,50,134|10,160,112,59,91,79,135|11,161,39,120,27,55,43,136|12,72,56,34,137|13,61,123,36,138|14,90,164,31,93,139|15,165,76,106,83,140|16,166,108,52,48,141|17,167,97,64,58,107,101,99,142|18,168,67,117,84,70,30,46,69,63,143|19,169,104,28,144|20,53,170,98,145|21,171,111,78,71,75,114,116,125,102,105,146|22,172,115,74,35,80,49,147|23,173,86,65,85,148|24,174,109,81,68,42,149|25,88,40,175,29,38,26,73,95,150&gt;</text:p>
          </table:table-cell>
        </table:table-row>
        <table:table-row table:style-name="ro1">
          <table:table-cell office:value-type="string">
            <text:p>R201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201.100_25-5-5-5_rd_90.txt</text:p>
          </table:table-cell>
          <table:table-cell office:value-type="string">
            <text:p>TERMINATED</text:p>
          </table:table-cell>
          <table:table-cell office:value-type="float" office:value="1166.7226">
            <text:p>1166.7226</text:p>
          </table:table-cell>
          <table:table-cell office:value-type="float" office:value="975.9039">
            <text:p>975.9039</text:p>
          </table:table-cell>
          <table:table-cell office:value-type="float" office:value="17441.3384">
            <text:p>17441.3384</text:p>
          </table:table-cell>
          <table:table-cell office:value-type="float" office:value="4468.8612">
            <text:p>4468.8612</text:p>
          </table:table-cell>
          <table:table-cell office:value-type="float" office:value="579.2679">
            <text:p>579.2679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654.0112">
            <text:p>2654.0112</text:p>
          </table:table-cell>
          <table:table-cell office:value-type="float" office:value="1641.2639">
            <text:p>1641.2639</text:p>
          </table:table-cell>
          <table:table-cell office:value-type="float" office:value="863.3205">
            <text:p>863.3205</text:p>
          </table:table-cell>
          <table:table-cell office:value-type="float" office:value="100">
            <text:p>100</text:p>
          </table:table-cell>
          <table:table-cell office:value-type="percentage" office:value="5.5592">
            <text:p>555.92%</text:p>
          </table:table-cell>
          <table:table-cell office:value-type="float" office:value="3090.5234">
            <text:p>3090.5234</text:p>
          </table:table-cell>
          <table:table-cell office:value-type="string">
            <text:p>[1,2,3,4,5,6]</text:p>
          </table:table-cell>
          <table:table-cell office:value-type="string">
            <text:p>&lt;1,151,124,78,82,28,91,29,79,116,125,118,83,50,105,126|2,152,36,101,80,99,114,95,127|3,153,58,53,92,128|4,154,113,115,109,74,129|5,155,87,41,51,57,130|6,46,104,131|7,64,55,132|8,158,67,117,84,108,123,133|9,32,75,134|10,160,54,106,135|11,39,161,44,122,136|12,162,48,86,119,137|13,61,77,89,138|14,90,96,139|15,94,165,111,140|16,52,166,100,141|17,167,97,120,40,43,142|18,168,30,70,72,107,69,143|19,169,76,103,34,68,42,85,73,102,144|20,37,170,31,66,145|21,27,171,65,59,146|22,98,172,71,121,81,38,49,147|23,173,63,110,47,45,26,148|24,174,112,35,62,93,60,149|25,88,56,175,33,150&gt;</text:p>
          </table:table-cell>
        </table:table-row>
        <table:table-row table:style-name="ro1">
          <table:table-cell office:value-type="string">
            <text:p>R202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202.100_25-5-5-5_rd_10.txt</text:p>
          </table:table-cell>
          <table:table-cell office:value-type="string">
            <text:p>TERMINATED</text:p>
          </table:table-cell>
          <table:table-cell office:value-type="float" office:value="1129.2713">
            <text:p>1129.2713</text:p>
          </table:table-cell>
          <table:table-cell office:value-type="float" office:value="995.5803">
            <text:p>995.5803</text:p>
          </table:table-cell>
          <table:table-cell office:value-type="float" office:value="19685.2435">
            <text:p>19685.2435</text:p>
          </table:table-cell>
          <table:table-cell office:value-type="float" office:value="4437.9348">
            <text:p>4437.9348</text:p>
          </table:table-cell>
          <table:table-cell office:value-type="float" office:value="556.5157">
            <text:p>556.5157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423.8205">
            <text:p>2423.8205</text:p>
          </table:table-cell>
          <table:table-cell office:value-type="float" office:value="1418.7574">
            <text:p>1418.7574</text:p>
          </table:table-cell>
          <table:table-cell office:value-type="float" office:value="441.5866">
            <text:p>441.5866</text:p>
          </table:table-cell>
          <table:table-cell office:value-type="float" office:value="100">
            <text:p>100</text:p>
          </table:table-cell>
          <table:table-cell office:value-type="percentage" office:value="7.1195">
            <text:p>711.95%</text:p>
          </table:table-cell>
          <table:table-cell office:value-type="float" office:value="2879.0909">
            <text:p>2879.0909</text:p>
          </table:table-cell>
          <table:table-cell office:value-type="string">
            <text:p>[1,2,3,4,5,6]</text:p>
          </table:table-cell>
          <table:table-cell office:value-type="string">
            <text:p>&lt;1,151,63,74,35,68,49,125,83,126|2,152,117,62,123,119,61,110,92,127|3,89,128|4,154,115,103,91,57,38,118,129|5,155,56,58,120,94,54,96,102,50,105,130|6,44,29,131|7,90,157,124,132|8,59,158,75,31,80,93,133|9,77,87,36,95,134|10,160,104,78,135|11,107,70,72,161,73,106,136|12,162,76,34,137|13,163,27,65,111,138|14,164,51,112,139|15,165,66,109,81,122,60,140|16,113,141|17,167,69,98,99,42,114,142|18,64,100,48,143|19,84,108,101,85,144|20,170,97,52,46,39,32,145|21,171,43,33,146|22,88,172,40,26,47,147|23,116,67,30,79,148|24,28,174,121,53,37,55,149|25,175,41,86,82,71,45,150&gt;</text:p>
          </table:table-cell>
        </table:table-row>
        <table:table-row table:style-name="ro1">
          <table:table-cell office:value-type="string">
            <text:p>R202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202.100_25-5-5-5_rd_50.txt</text:p>
          </table:table-cell>
          <table:table-cell office:value-type="string">
            <text:p>TERMINATED</text:p>
          </table:table-cell>
          <table:table-cell office:value-type="float" office:value="1079.2386">
            <text:p>1079.2386</text:p>
          </table:table-cell>
          <table:table-cell office:value-type="float" office:value="940.7442">
            <text:p>940.7442</text:p>
          </table:table-cell>
          <table:table-cell office:value-type="float" office:value="19348.7096">
            <text:p>19348.7096</text:p>
          </table:table-cell>
          <table:table-cell office:value-type="float" office:value="4608.8235">
            <text:p>4608.8235</text:p>
          </table:table-cell>
          <table:table-cell office:value-type="float" office:value="565.9381">
            <text:p>565.9381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447.9105">
            <text:p>2447.9105</text:p>
          </table:table-cell>
          <table:table-cell office:value-type="float" office:value="1442.4574">
            <text:p>1442.4574</text:p>
          </table:table-cell>
          <table:table-cell office:value-type="float" office:value="602.2469">
            <text:p>602.2469</text:p>
          </table:table-cell>
          <table:table-cell office:value-type="float" office:value="100">
            <text:p>100</text:p>
          </table:table-cell>
          <table:table-cell office:value-type="percentage" office:value="6.8762">
            <text:p>687.62%</text:p>
          </table:table-cell>
          <table:table-cell office:value-type="float" office:value="2879.0909">
            <text:p>2879.0909</text:p>
          </table:table-cell>
          <table:table-cell office:value-type="string">
            <text:p>[1,2,3,4,5,6]</text:p>
          </table:table-cell>
          <table:table-cell office:value-type="string">
            <text:p>&lt;1,151,104,78,74,35,91,49,38,95,125,83,50,126|2,152,117,46,40,127|3,28,86,153,66,128|4,55,129|5,155,39,56,101,109,130|6,156,36,111,131|7,88,58,132|8,59,90,133|9,73,159,103,31,80,134|10,37,160,96,118,135|11,32,70,61,72,87,47,136|12,121,162,33,137|13,163,44,68,138|14,164,113,76,112,139|15,165,98,124,82,45,122,57,99,102,140|16,27,67,120,92,141|17,62,167,41,115,142|18,97,64,100,43,143|19,108,77,169,30,107,69,42,85,144|20,170,51,75,53,63,145|21,48,171,106,146|22,52,110,172,65,147|23,116,123,84,119,173,34,71,81,79,93,60,29,114,148|24,174,26,94,54,105,149|25,175,89,150&gt;</text:p>
          </table:table-cell>
        </table:table-row>
        <table:table-row table:style-name="ro1">
          <table:table-cell office:value-type="string">
            <text:p>R202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202.100_25-5-5-5_rd_90.txt</text:p>
          </table:table-cell>
          <table:table-cell office:value-type="string">
            <text:p>TERMINATED</text:p>
          </table:table-cell>
          <table:table-cell office:value-type="float" office:value="1137.5432">
            <text:p>1137.5432</text:p>
          </table:table-cell>
          <table:table-cell office:value-type="float" office:value="960.3137">
            <text:p>960.3137</text:p>
          </table:table-cell>
          <table:table-cell office:value-type="float" office:value="17783.8813">
            <text:p>17783.8813</text:p>
          </table:table-cell>
          <table:table-cell office:value-type="float" office:value="4225.8636">
            <text:p>4225.8636</text:p>
          </table:table-cell>
          <table:table-cell office:value-type="float" office:value="535.8832">
            <text:p>535.8832</text:p>
          </table:table-cell>
          <table:table-cell office:value-type="float" office:value="1">
            <text:p>1.0</text:p>
          </table:table-cell>
          <table:table-cell office:value-type="string">
            <text:p>[112]</text:p>
          </table:table-cell>
          <table:table-cell office:value-type="float" office:value="2367.8602">
            <text:p>2367.8602</text:p>
          </table:table-cell>
          <table:table-cell office:value-type="float" office:value="1375.6072">
            <text:p>1375.6072</text:p>
          </table:table-cell>
          <table:table-cell office:value-type="float" office:value="787.645">
            <text:p>787.645</text:p>
          </table:table-cell>
          <table:table-cell office:value-type="float" office:value="99">
            <text:p>99</text:p>
          </table:table-cell>
          <table:table-cell office:value-type="percentage" office:value="6.4876">
            <text:p>648.76%</text:p>
          </table:table-cell>
          <table:table-cell office:value-type="float" office:value="2879.0909">
            <text:p>2879.0909</text:p>
          </table:table-cell>
          <table:table-cell office:value-type="string">
            <text:p>[1,2,3,4,5,6]</text:p>
          </table:table-cell>
          <table:table-cell office:value-type="string">
            <text:p>&lt;1,151,106,71,35,68,38,49,95,118,125,83,105,50,126|2,152,119,27,120,117,51,39,86,127|3,153,73,115,57,85,128|4,89,103,129|5,37,155,94,46,47,130|6,44,109,131|7,157,52,100,69,75,29,102,132|8,59,90,101,133|9,58,87,32,36,134|10,160,113,111,91,135|11,77,56,107,92,161,74,136|12,162,63,43,78,137|13,26,163,61,41,138|14,164,54,97,104,139|15,165,31,122,93,60,140|16,40,81,141|17,167,98,124,66,82,45,142|18,64,48,143|19,30,108,110,169,33,99,42,114,144|20,170,72,70,84,145|21,171,65,146|22,88,53,34,147|23,67,62,116,80,148|24,28,174,96,76,149|25,121,123,175,55,79,150&gt;</text:p>
          </table:table-cell>
        </table:table-row>
        <table:table-row table:style-name="ro1">
          <table:table-cell office:value-type="string">
            <text:p>R203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203.100_25-5-5-5_rd_10.txt</text:p>
          </table:table-cell>
          <table:table-cell office:value-type="string">
            <text:p>TERMINATED</text:p>
          </table:table-cell>
          <table:table-cell office:value-type="float" office:value="1097.877">
            <text:p>1097.877</text:p>
          </table:table-cell>
          <table:table-cell office:value-type="float" office:value="982.6753">
            <text:p>982.6753</text:p>
          </table:table-cell>
          <table:table-cell office:value-type="float" office:value="20118.3785">
            <text:p>20118.3785</text:p>
          </table:table-cell>
          <table:table-cell office:value-type="float" office:value="4017.1154">
            <text:p>4017.1154</text:p>
          </table:table-cell>
          <table:table-cell office:value-type="float" office:value="619.5539">
            <text:p>619.5539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367.2383">
            <text:p>2367.2383</text:p>
          </table:table-cell>
          <table:table-cell office:value-type="float" office:value="1367.2383">
            <text:p>1367.2383</text:p>
          </table:table-cell>
          <table:table-cell office:value-type="float" office:value="626.0285">
            <text:p>626.0285</text:p>
          </table:table-cell>
          <table:table-cell office:value-type="float" office:value="100">
            <text:p>100</text:p>
          </table:table-cell>
          <table:table-cell office:value-type="percentage" office:value="7.4935">
            <text:p>749.35%</text:p>
          </table:table-cell>
          <table:table-cell office:value-type="float" office:value="2834.7295">
            <text:p>2834.7295</text:p>
          </table:table-cell>
          <table:table-cell office:value-type="string">
            <text:p>[1,2,3,4,5,6]</text:p>
          </table:table-cell>
          <table:table-cell office:value-type="string">
            <text:p>&lt;1,151,51,58,94,115,126|2,67,100,36,48,152,127|3,153,114,116,108,109,44,125,128|4,40,69,63,41,129|5,155,57,112,91,130|6,97,156,122,92,47,131|7,27,157,102,105,132|8,158,52,98,82,31,93,99,133|9,38,134|10,160,37,121,117,84,30,43,124,33,135|11,161,28,106,76,85,55,113,103,136|12,162,64,79,78,80,118,137|13,49,138|14,101,34,139|15,165,119,26,46,65,66,72,42,95,140|16,90,141|17,68,167,50,83,142|18,73,32,107,71,60,143|19,169,120,56,70,53,89,144|20,104,145|21,77,61,87,146|22,59,96,54,45,75,172,88,147|23,111,39,62,86,110,123,148|24,174,74,81,29,149|25,175,35,150&gt;</text:p>
          </table:table-cell>
        </table:table-row>
        <table:table-row table:style-name="ro1">
          <table:table-cell office:value-type="string">
            <text:p>R203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203.100_25-5-5-5_rd_50.txt</text:p>
          </table:table-cell>
          <table:table-cell office:value-type="string">
            <text:p>TERMINATED</text:p>
          </table:table-cell>
          <table:table-cell office:value-type="float" office:value="1108.7532">
            <text:p>1108.7532</text:p>
          </table:table-cell>
          <table:table-cell office:value-type="float" office:value="982.5943">
            <text:p>982.5943</text:p>
          </table:table-cell>
          <table:table-cell office:value-type="float" office:value="20271.6618">
            <text:p>20271.6618</text:p>
          </table:table-cell>
          <table:table-cell office:value-type="float" office:value="4208.8256">
            <text:p>4208.8256</text:p>
          </table:table-cell>
          <table:table-cell office:value-type="float" office:value="586.7896">
            <text:p>586.7896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391.5888">
            <text:p>2391.5888</text:p>
          </table:table-cell>
          <table:table-cell office:value-type="float" office:value="1389.0247">
            <text:p>1389.0247</text:p>
          </table:table-cell>
          <table:table-cell office:value-type="float" office:value="458.7843">
            <text:p>458.7843</text:p>
          </table:table-cell>
          <table:table-cell office:value-type="float" office:value="100">
            <text:p>100</text:p>
          </table:table-cell>
          <table:table-cell office:value-type="percentage" office:value="7.4538">
            <text:p>745.38%</text:p>
          </table:table-cell>
          <table:table-cell office:value-type="float" office:value="2834.7295">
            <text:p>2834.7295</text:p>
          </table:table-cell>
          <table:table-cell office:value-type="string">
            <text:p>[1,2,3,4,5,6]</text:p>
          </table:table-cell>
          <table:table-cell office:value-type="string">
            <text:p>&lt;1,151,51,58,52,77,98,78,126|2,59,96,152,114,89,127|3,100,48,153,56,128|4,41,84,69,63,129|5,101,130|6,97,92,131|7,157,27,82,93,38,132|8,110,158,45,66,74,81,125,133|9,49,33,134|10,61,36,55,135|11,106,28,76,161,73,35,80,60,42,118,83,102,136|12,64,79,124,137|13,65,138|14,75,26,164,34,139|15,165,53,117,123,120,119,122,62,30,32,46,109,140|16,166,72,47,141|17,68,67,40,167,142|18,85,116,113,143|19,57,108,169,112,91,144|20,170,37,31,54,99,145|21,107,71,43,87,146|22,90,104,115,147|23,111,70,39,86,44,121,148|24,174,94,88,29,95,50,105,149|25,175,103,150&gt;</text:p>
          </table:table-cell>
        </table:table-row>
        <table:table-row table:style-name="ro1">
          <table:table-cell office:value-type="string">
            <text:p>R203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203.100_25-5-5-5_rd_90.txt</text:p>
          </table:table-cell>
          <table:table-cell office:value-type="string">
            <text:p>TERMINATED</text:p>
          </table:table-cell>
          <table:table-cell office:value-type="float" office:value="1124.489">
            <text:p>1124.489</text:p>
          </table:table-cell>
          <table:table-cell office:value-type="float" office:value="967.8526">
            <text:p>967.8526</text:p>
          </table:table-cell>
          <table:table-cell office:value-type="float" office:value="19357.1201">
            <text:p>19357.1201</text:p>
          </table:table-cell>
          <table:table-cell office:value-type="float" office:value="4100.8529">
            <text:p>4100.8529</text:p>
          </table:table-cell>
          <table:table-cell office:value-type="float" office:value="564.5434">
            <text:p>564.5434</text:p>
          </table:table-cell>
          <table:table-cell office:value-type="float" office:value="1">
            <text:p>1.0</text:p>
          </table:table-cell>
          <table:table-cell office:value-type="string">
            <text:p>[74]</text:p>
          </table:table-cell>
          <table:table-cell office:value-type="float" office:value="2331.6952">
            <text:p>2331.6952</text:p>
          </table:table-cell>
          <table:table-cell office:value-type="float" office:value="1341.6952">
            <text:p>1341.6952</text:p>
          </table:table-cell>
          <table:table-cell office:value-type="float" office:value="521.2113">
            <text:p>521.2113</text:p>
          </table:table-cell>
          <table:table-cell office:value-type="float" office:value="99">
            <text:p>99</text:p>
          </table:table-cell>
          <table:table-cell office:value-type="percentage" office:value="7.2573">
            <text:p>725.73%</text:p>
          </table:table-cell>
          <table:table-cell office:value-type="float" office:value="2834.7295">
            <text:p>2834.7295</text:p>
          </table:table-cell>
          <table:table-cell office:value-type="string">
            <text:p>[1,2,3,4,5,6]</text:p>
          </table:table-cell>
          <table:table-cell office:value-type="string">
            <text:p>&lt;1,44,72,71,87,126|2,59,96,152,81,127|3,100,48,128|4,68,154,84,41,124,98,129|5,155,52,103,130|6,64,156,115,92,131|7,157,37,27,121,54,49,38,132|8,158,75,85,116,110,66,133|9,69,159,104,134|10,160,53,114,70,117,135|11,106,58,94,136|12,162,123,88,97,47,137|13,36,138|14,164,113,65,60,139|15,165,122,79,112,109,91,99,42,118,83,140|16,90,101,141|17,67,167,40,142|18,73,61,43,63,143|19,57,30,169,33,80,144|20,89,35,145|21,26,171,120,77,55,146|22,45,76,172,56,31,147|23,111,39,86,108,62,29,95,125,148|24,174,51,119,46,28,93,102,105,50,149|25,175,32,107,82,34,78,150&gt;</text:p>
          </table:table-cell>
        </table:table-row>
        <table:table-row table:style-name="ro1">
          <table:table-cell office:value-type="string">
            <text:p>R204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204.100_25-5-5-5_rd_10.txt</text:p>
          </table:table-cell>
          <table:table-cell office:value-type="string">
            <text:p>TERMINATED</text:p>
          </table:table-cell>
          <table:table-cell office:value-type="float" office:value="1102.2136">
            <text:p>1102.2136</text:p>
          </table:table-cell>
          <table:table-cell office:value-type="float" office:value="987.0464">
            <text:p>987.0464</text:p>
          </table:table-cell>
          <table:table-cell office:value-type="float" office:value="18430.0877">
            <text:p>18430.0877</text:p>
          </table:table-cell>
          <table:table-cell office:value-type="float" office:value="4137.7073">
            <text:p>4137.7073</text:p>
          </table:table-cell>
          <table:table-cell office:value-type="float" office:value="1011.8945">
            <text:p>1011.8945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990.0421">
            <text:p>1990.0421</text:p>
          </table:table-cell>
          <table:table-cell office:value-type="float" office:value="990.0421">
            <text:p>990.0421</text:p>
          </table:table-cell>
          <table:table-cell office:value-type="float" office:value="749.4153">
            <text:p>749.4153</text:p>
          </table:table-cell>
          <table:table-cell office:value-type="float" office:value="100">
            <text:p>100</text:p>
          </table:table-cell>
          <table:table-cell office:value-type="percentage" office:value="8.6896">
            <text:p>868.96%</text:p>
          </table:table-cell>
          <table:table-cell office:value-type="float" office:value="2257.47">
            <text:p>2257.47</text:p>
          </table:table-cell>
          <table:table-cell office:value-type="string">
            <text:p>[1,2,3,4,5,6]</text:p>
          </table:table-cell>
          <table:table-cell office:value-type="string">
            <text:p>&lt;1,151,71,45,126|2,47,152,82,84,42,66,120,41,127|3,113,153,56,79,95,70,124,128|4,154,114,117,94,111,85,129|5,55,35,101,130|6,93,51,156,34,59,99,38,131|7,157,52,27,67,119,39,63,68,132|8,54,37,158,60,78,125,102,83,133|9,134|10,88,107,160,72,61,135|11,112,136|12,109,137|13,74,89,87,36,57,138|14,164,90,80,139|15,110,118,116,165,122,33,140|16,166,77,43,97,100,81,73,121,123,141|17,104,142|18,168,58,106,86,76,108,96,143|19,26,75,144|20,64,98,53,105,46,49,103,29,50,145|21,69,28,146|22,40,147|23,32,44,62,31,30,115,148|24,91,174,149|25,175,65,48,92,150&gt;</text:p>
          </table:table-cell>
        </table:table-row>
        <table:table-row table:style-name="ro1">
          <table:table-cell office:value-type="string">
            <text:p>R204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204.100_25-5-5-5_rd_50.txt</text:p>
          </table:table-cell>
          <table:table-cell office:value-type="string">
            <text:p>TERMINATED</text:p>
          </table:table-cell>
          <table:table-cell office:value-type="float" office:value="1118.8306">
            <text:p>1118.8306</text:p>
          </table:table-cell>
          <table:table-cell office:value-type="float" office:value="998.3045">
            <text:p>998.3045</text:p>
          </table:table-cell>
          <table:table-cell office:value-type="float" office:value="19950.275">
            <text:p>19950.275</text:p>
          </table:table-cell>
          <table:table-cell office:value-type="float" office:value="4388.6077">
            <text:p>4388.6077</text:p>
          </table:table-cell>
          <table:table-cell office:value-type="float" office:value="632.1334">
            <text:p>632.1334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978.1282">
            <text:p>1978.1282</text:p>
          </table:table-cell>
          <table:table-cell office:value-type="float" office:value="978.1282">
            <text:p>978.1282</text:p>
          </table:table-cell>
          <table:table-cell office:value-type="float" office:value="784.7933">
            <text:p>784.7933</text:p>
          </table:table-cell>
          <table:table-cell office:value-type="float" office:value="100">
            <text:p>100</text:p>
          </table:table-cell>
          <table:table-cell office:value-type="percentage" office:value="9.0567">
            <text:p>905.67%</text:p>
          </table:table-cell>
          <table:table-cell office:value-type="float" office:value="2257.47">
            <text:p>2257.47</text:p>
          </table:table-cell>
          <table:table-cell office:value-type="string">
            <text:p>[1,2,3,4,5,6]</text:p>
          </table:table-cell>
          <table:table-cell office:value-type="string">
            <text:p>&lt;1,72,112,126|2,118,120,40,39,85,127|3,44,73,113,153,84,70,56,95,61,128|4,154,43,53,27,103,68,107,71,47,129|5,91,35,89,55,155,88,130|6,156,79,93,51,92,131|7,157,97,114,65,115,45,60,132|8,46,158,98,54,125,83,102,133|9,42,99,38,159,90,134|10,94,69,160,135|11,41,161,34,136|12,26,109,137|13,32,87,36,138|14,164,37,104,76,57,59,139|15,165,116,31,119,67,140|16,111,166,86,108,63,124,141|17,77,142|18,168,106,48,82,58,78,143|19,101,144|20,64,66,170,28,105,80,29,75,49,145|21,171,96,146|22,172,33,147|23,117,110,62,122,52,30,74,148|24,174,50,149|25,175,100,121,81,123,150&gt;</text:p>
          </table:table-cell>
        </table:table-row>
        <table:table-row table:style-name="ro2">
          <table:table-cell office:value-type="string">
            <text:p>R204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204.100_25-5-5-5_rd_90.txt</text:p>
          </table:table-cell>
          <table:table-cell office:value-type="string">
            <text:p>EXCEPTION (java.lang.IllegalStateException: Exception thrown in the MSA procedure)</text:p>
          </table:table-cell>
          <table:table-cell office:value-type="float" office:value="1060.6811">
            <text:p>1060.6811</text:p>
          </table:table-cell>
          <table:table-cell office:value-type="float" office:value="939.7122">
            <text:p>939.7122</text:p>
          </table:table-cell>
          <table:table-cell table:number-columns-repeated="3" office:value-type="float" office:value="-0">
            <text:p>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table:number-columns-repeated="4" office:value-type="float" office:value="-0">
            <text:p>0</text:p>
          </table:table-cell>
          <table:table-cell office:value-type="percentage" office:value="-0">
            <text:p>0.00%</text:p>
          </table:table-cell>
          <table:table-cell office:value-type="float" office:value="2257.47">
            <text:p>2257.47</text:p>
          </table:table-cell>
          <table:table-cell office:value-type="string">
            <text:p>[1,2,3,4,5,6]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R205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205.100_25-5-5-5_rd_10.txt</text:p>
          </table:table-cell>
          <table:table-cell office:value-type="string">
            <text:p>TERMINATED</text:p>
          </table:table-cell>
          <table:table-cell office:value-type="float" office:value="1090.5718">
            <text:p>1090.5718</text:p>
          </table:table-cell>
          <table:table-cell office:value-type="float" office:value="975.2952">
            <text:p>975.2952</text:p>
          </table:table-cell>
          <table:table-cell office:value-type="float" office:value="18824.3082">
            <text:p>18824.3082</text:p>
          </table:table-cell>
          <table:table-cell office:value-type="float" office:value="3579.9465">
            <text:p>3579.9465</text:p>
          </table:table-cell>
          <table:table-cell office:value-type="float" office:value="957.1224">
            <text:p>957.1224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312.2582">
            <text:p>2312.2582</text:p>
          </table:table-cell>
          <table:table-cell office:value-type="float" office:value="1312.2582">
            <text:p>1312.2582</text:p>
          </table:table-cell>
          <table:table-cell office:value-type="float" office:value="782.4888">
            <text:p>782.4888</text:p>
          </table:table-cell>
          <table:table-cell office:value-type="float" office:value="100">
            <text:p>100</text:p>
          </table:table-cell>
          <table:table-cell office:value-type="percentage" office:value="7.4744">
            <text:p>747.44%</text:p>
          </table:table-cell>
          <table:table-cell office:value-type="float" office:value="2402.0588">
            <text:p>2402.0588</text:p>
          </table:table-cell>
          <table:table-cell office:value-type="string">
            <text:p>[1,2,3,4,5,6]</text:p>
          </table:table-cell>
          <table:table-cell office:value-type="string">
            <text:p>&lt;1,151,95,126|2,90,127|3,128|4,96,34,59,104,28,75,45,91,60,129|5,155,57,50,105,130|6,156,117,67,30,61,32,124,47,66,82,31,109,62,121,35,80,85,42,114,125,131|7,157,48,101,89,112,132|8,133|9,159,72,86,115,134|10,160,53,87,27,63,111,110,135|11,161,26,122,99,136|12,162,70,123,39,46,41,65,119,137|13,163,120,84,40,108,98,43,138|14,139|15,165,88,52,77,56,107,44,113,36,140|16,37,76,106,103,141|17,142|18,33,29,143|19,49,102,118,83,144|20,58,145|21,54,94,55,93,171,146|22,74,73,147|23,64,148|24,174,92,149|25,175,97,100,69,78,81,51,79,71,68,38,116,150&gt;</text:p>
          </table:table-cell>
        </table:table-row>
        <table:table-row table:style-name="ro1">
          <table:table-cell office:value-type="string">
            <text:p>R205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205.100_25-5-5-5_rd_50.txt</text:p>
          </table:table-cell>
          <table:table-cell office:value-type="string">
            <text:p>TERMINATED</text:p>
          </table:table-cell>
          <table:table-cell office:value-type="float" office:value="1112.2649">
            <text:p>1112.2649</text:p>
          </table:table-cell>
          <table:table-cell office:value-type="float" office:value="962.1855">
            <text:p>962.1855</text:p>
          </table:table-cell>
          <table:table-cell office:value-type="float" office:value="19305.1489">
            <text:p>19305.1489</text:p>
          </table:table-cell>
          <table:table-cell office:value-type="float" office:value="4767.4464">
            <text:p>4767.4464</text:p>
          </table:table-cell>
          <table:table-cell office:value-type="float" office:value="622.7511">
            <text:p>622.7511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277.1213">
            <text:p>2277.1213</text:p>
          </table:table-cell>
          <table:table-cell office:value-type="float" office:value="1277.1213">
            <text:p>1277.1213</text:p>
          </table:table-cell>
          <table:table-cell office:value-type="float" office:value="560.2694">
            <text:p>560.2694</text:p>
          </table:table-cell>
          <table:table-cell office:value-type="float" office:value="100">
            <text:p>100</text:p>
          </table:table-cell>
          <table:table-cell office:value-type="percentage" office:value="7.4764">
            <text:p>747.64%</text:p>
          </table:table-cell>
          <table:table-cell office:value-type="float" office:value="2402.0588">
            <text:p>2402.0588</text:p>
          </table:table-cell>
          <table:table-cell office:value-type="string">
            <text:p>[1,2,3,4,5,6]</text:p>
          </table:table-cell>
          <table:table-cell office:value-type="string">
            <text:p>&lt;1,96,151,35,126|2,90,152,59,127|3,153,33,34,128|4,41,154,91,83,129|5,155,65,111,57,130|6,64,46,48,131|7,157,120,84,117,67,39,87,69,89,132|8,82,158,45,93,73,133|9,61,116,125,114,134|10,160,30,108,72,86,135|11,161,104,32,74,122,121,79,26,85,60,136|12,162,123,113,71,137|13,53,27,163,98,68,138|14,124,75,139|15,165,52,56,77,70,107,88,36,44,140|16,94,166,37,100,101,141|17,167,47,28,62,142|18,54,55,109,143|19,169,78,119,66,110,144|20,58,170,63,145|21,171,112,51,80,99,49,42,102,105,118,146|22,43,115,147|23,173,92,81,95,50,148|24,174,103,76,106,31,38,149|25,97,40,175,29,150&gt;</text:p>
          </table:table-cell>
        </table:table-row>
        <table:table-row table:style-name="ro2">
          <table:table-cell office:value-type="string">
            <text:p>R205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205.100_25-5-5-5_rd_90.txt</text:p>
          </table:table-cell>
          <table:table-cell office:value-type="string">
            <text:p>EXCEPTION (java.lang.IllegalStateException: Exception thrown in the MSA procedure)</text:p>
          </table:table-cell>
          <table:table-cell office:value-type="float" office:value="1140.0869">
            <text:p>1140.0869</text:p>
          </table:table-cell>
          <table:table-cell office:value-type="float" office:value="953.8949">
            <text:p>953.8949</text:p>
          </table:table-cell>
          <table:table-cell table:number-columns-repeated="3" office:value-type="float" office:value="-0">
            <text:p>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table:number-columns-repeated="4" office:value-type="float" office:value="-0">
            <text:p>0</text:p>
          </table:table-cell>
          <table:table-cell office:value-type="percentage" office:value="-0">
            <text:p>0.00%</text:p>
          </table:table-cell>
          <table:table-cell office:value-type="float" office:value="2402.0588">
            <text:p>2402.0588</text:p>
          </table:table-cell>
          <table:table-cell office:value-type="string">
            <text:p>[1,2,3,4,5,6]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string">
            <text:p>R206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206.100_25-5-5-5_rd_10.txt</text:p>
          </table:table-cell>
          <table:table-cell office:value-type="string">
            <text:p>EXCEPTION (java.lang.IllegalStateException: Exception thrown in the MSA procedure)</text:p>
          </table:table-cell>
          <table:table-cell office:value-type="float" office:value="1051.8774">
            <text:p>1051.8774</text:p>
          </table:table-cell>
          <table:table-cell office:value-type="float" office:value="931.4977">
            <text:p>931.4977</text:p>
          </table:table-cell>
          <table:table-cell table:number-columns-repeated="3" office:value-type="float" office:value="-0">
            <text:p>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table:number-columns-repeated="4" office:value-type="float" office:value="-0">
            <text:p>0</text:p>
          </table:table-cell>
          <table:table-cell office:value-type="percentage" office:value="-0">
            <text:p>0.00%</text:p>
          </table:table-cell>
          <table:table-cell office:value-type="float" office:value="2359.239">
            <text:p>2359.239</text:p>
          </table:table-cell>
          <table:table-cell office:value-type="string">
            <text:p>[1,2,3,4,5,6]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string">
            <text:p>R206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206.100_25-5-5-5_rd_50.txt</text:p>
          </table:table-cell>
          <table:table-cell office:value-type="string">
            <text:p>EXCEPTION (java.lang.IllegalStateException: Exception thrown in the MSA procedure)</text:p>
          </table:table-cell>
          <table:table-cell office:value-type="float" office:value="1117.6072">
            <text:p>1117.6072</text:p>
          </table:table-cell>
          <table:table-cell office:value-type="float" office:value="964.4584">
            <text:p>964.4584</text:p>
          </table:table-cell>
          <table:table-cell table:number-columns-repeated="3" office:value-type="float" office:value="-0">
            <text:p>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table:number-columns-repeated="4" office:value-type="float" office:value="-0">
            <text:p>0</text:p>
          </table:table-cell>
          <table:table-cell office:value-type="percentage" office:value="-0">
            <text:p>0.00%</text:p>
          </table:table-cell>
          <table:table-cell office:value-type="float" office:value="2359.239">
            <text:p>2359.239</text:p>
          </table:table-cell>
          <table:table-cell office:value-type="string">
            <text:p>[1,2,3,4,5,6]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string">
            <text:p>R206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206.100_25-5-5-5_rd_90.txt</text:p>
          </table:table-cell>
          <table:table-cell office:value-type="string">
            <text:p>EXCEPTION (java.lang.IllegalStateException: Exception thrown in the MSA procedure)</text:p>
          </table:table-cell>
          <table:table-cell office:value-type="float" office:value="1098.7233">
            <text:p>1098.7233</text:p>
          </table:table-cell>
          <table:table-cell office:value-type="float" office:value="931.7981">
            <text:p>931.7981</text:p>
          </table:table-cell>
          <table:table-cell table:number-columns-repeated="3" office:value-type="float" office:value="-0">
            <text:p>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table:number-columns-repeated="4" office:value-type="float" office:value="-0">
            <text:p>0</text:p>
          </table:table-cell>
          <table:table-cell office:value-type="percentage" office:value="-0">
            <text:p>0.00%</text:p>
          </table:table-cell>
          <table:table-cell office:value-type="float" office:value="2359.239">
            <text:p>2359.239</text:p>
          </table:table-cell>
          <table:table-cell office:value-type="string">
            <text:p>[1,2,3,4,5,6]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R207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207.100_25-5-5-5_rd_10.txt</text:p>
          </table:table-cell>
          <table:table-cell office:value-type="string">
            <text:p>TERMINATED</text:p>
          </table:table-cell>
          <table:table-cell office:value-type="float" office:value="1108.589">
            <text:p>1108.589</text:p>
          </table:table-cell>
          <table:table-cell office:value-type="float" office:value="981.2896">
            <text:p>981.2896</text:p>
          </table:table-cell>
          <table:table-cell office:value-type="float" office:value="20913.7518">
            <text:p>20913.7518</text:p>
          </table:table-cell>
          <table:table-cell office:value-type="float" office:value="3938.2691">
            <text:p>3938.2691</text:p>
          </table:table-cell>
          <table:table-cell office:value-type="float" office:value="444.2763">
            <text:p>444.2763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007.5765">
            <text:p>2007.5765</text:p>
          </table:table-cell>
          <table:table-cell office:value-type="float" office:value="1007.5765">
            <text:p>1007.5765</text:p>
          </table:table-cell>
          <table:table-cell office:value-type="float" office:value="617.3684">
            <text:p>617.3684</text:p>
          </table:table-cell>
          <table:table-cell office:value-type="float" office:value="100">
            <text:p>100</text:p>
          </table:table-cell>
          <table:table-cell office:value-type="percentage" office:value="9.4157">
            <text:p>941.57%</text:p>
          </table:table-cell>
          <table:table-cell office:value-type="float" office:value="2117.2708">
            <text:p>2117.2708</text:p>
          </table:table-cell>
          <table:table-cell office:value-type="string">
            <text:p>[1,2,3,4,5,6]</text:p>
          </table:table-cell>
          <table:table-cell office:value-type="string">
            <text:p>&lt;1,77,43,98,75,30,151,126|2,119,86,116,110,69,152,38,83,118,127|3,57,115,153,128|4,154,46,26,79,82,68,27,129|5,155,50,42,125,130|6,156,55,34,131|7,64,113,132|8,76,158,65,121,124,133|9,94,89,134|10,111,41,70,123,40,63,135|11,161,103,91,35,80,29,95,136|12,162,37,84,107,36,66,31,78,137|13,100,97,58,96,62,138|14,164,53,90,108,139|15,165,60,140|16,166,102,105,141|17,85,39,167,142|18,114,32,51,99,143|19,122,117,169,48,45,144|20,170,120,67,145|21,88,44,104,74,54,72,146|22,49,59,28,112,172,93,81,147|23,106,173,56,47,33,148|24,174,52,87,101,92,149|25,61,71,73,109,175,150&gt;</text:p>
          </table:table-cell>
        </table:table-row>
        <table:table-row table:style-name="ro1">
          <table:table-cell office:value-type="string">
            <text:p>R207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207.100_25-5-5-5_rd_50.txt</text:p>
          </table:table-cell>
          <table:table-cell office:value-type="string">
            <text:p>TERMINATED</text:p>
          </table:table-cell>
          <table:table-cell office:value-type="float" office:value="1098.8229">
            <text:p>1098.8229</text:p>
          </table:table-cell>
          <table:table-cell office:value-type="float" office:value="967.2812">
            <text:p>967.2812</text:p>
          </table:table-cell>
          <table:table-cell office:value-type="float" office:value="18924.1297">
            <text:p>18924.1297</text:p>
          </table:table-cell>
          <table:table-cell office:value-type="float" office:value="3580.7181">
            <text:p>3580.7181</text:p>
          </table:table-cell>
          <table:table-cell office:value-type="float" office:value="568.0093">
            <text:p>568.0093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013.8313">
            <text:p>2013.8313</text:p>
          </table:table-cell>
          <table:table-cell office:value-type="float" office:value="1013.8313">
            <text:p>1013.8313</text:p>
          </table:table-cell>
          <table:table-cell office:value-type="float" office:value="592.8683">
            <text:p>592.8683</text:p>
          </table:table-cell>
          <table:table-cell office:value-type="float" office:value="100">
            <text:p>100</text:p>
          </table:table-cell>
          <table:table-cell office:value-type="percentage" office:value="8.3827">
            <text:p>838.27%</text:p>
          </table:table-cell>
          <table:table-cell office:value-type="float" office:value="2117.2708">
            <text:p>2117.2708</text:p>
          </table:table-cell>
          <table:table-cell office:value-type="string">
            <text:p>[1,2,3,4,5,6]</text:p>
          </table:table-cell>
          <table:table-cell office:value-type="string">
            <text:p>&lt;1,77,151,43,45,124,126|2,86,63,152,42,127|3,153,75,26,115,101,54,128|4,154,53,37,51,27,46,98,47,129|5,36,130|6,70,131|7,157,82,68,80,93,60,81,29,99,38,132|8,92,133|9,87,89,134|10,39,67,123,120,97,62,160,84,108,135|11,161,72,31,74,35,136|12,162,56,79,55,119,83,137|13,100,49,69,78,138|14,164,52,64,139|15,112,95,140|16,166,65,141|17,110,40,167,114,142|18,48,168,109,91,143|19,85,117,122,169,121,30,144|20,170,94,41,113,145|21,88,57,107,104,146|22,59,172,116,28,111,96,125,118,50,105,102,147|23,106,173,103,34,148|24,174,58,90,66,33,76,149|25,44,71,32,73,61,150&gt;</text:p>
          </table:table-cell>
        </table:table-row>
        <table:table-row table:style-name="ro1">
          <table:table-cell office:value-type="string">
            <text:p>R207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207.100_25-5-5-5_rd_90.txt</text:p>
          </table:table-cell>
          <table:table-cell office:value-type="string">
            <text:p>TERMINATED</text:p>
          </table:table-cell>
          <table:table-cell office:value-type="float" office:value="1117.8575">
            <text:p>1117.8575</text:p>
          </table:table-cell>
          <table:table-cell office:value-type="float" office:value="951.1508">
            <text:p>951.1508</text:p>
          </table:table-cell>
          <table:table-cell office:value-type="float" office:value="16425.2643">
            <text:p>16425.2643</text:p>
          </table:table-cell>
          <table:table-cell office:value-type="float" office:value="3544.4411">
            <text:p>3544.4411</text:p>
          </table:table-cell>
          <table:table-cell office:value-type="float" office:value="551.4376">
            <text:p>551.4376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003.2336">
            <text:p>2003.2336</text:p>
          </table:table-cell>
          <table:table-cell office:value-type="float" office:value="1003.2336">
            <text:p>1003.2336</text:p>
          </table:table-cell>
          <table:table-cell office:value-type="float" office:value="793.3983">
            <text:p>793.3983</text:p>
          </table:table-cell>
          <table:table-cell office:value-type="float" office:value="100">
            <text:p>100</text:p>
          </table:table-cell>
          <table:table-cell office:value-type="percentage" office:value="7.184">
            <text:p>718.40%</text:p>
          </table:table-cell>
          <table:table-cell office:value-type="float" office:value="2117.2708">
            <text:p>2117.2708</text:p>
          </table:table-cell>
          <table:table-cell office:value-type="string">
            <text:p>[1,2,3,4,5,6]</text:p>
          </table:table-cell>
          <table:table-cell office:value-type="string">
            <text:p>&lt;1,114,151,77,30,55,126|2,86,116,69,152,84,119,127|3,106,153,98,74,29,105,128|4,154,79,76,65,121,47,129|5,73,155,103,35,130|6,61,131|7,64,48,157,92,132|8,101,43,46,133|9,32,87,94,159,72,134|10,39,67,62,123,41,135|11,40,161,81,136|12,37,28,54,162,66,83,137|13,100,97,59,111,56,91,80,99,38,95,118,42,138|14,51,164,52,139|15,165,112,93,140|16,166,104,124,141|17,110,85,167,68,109,142|18,82,168,63,125,143|19,117,122,169,75,144|20,170,70,108,107,120,33,145|21,57,115,44,113,146|22,49,96,172,27,78,31,60,102,50,147|23,53,173,34,148|24,174,58,90,45,26,149|25,71,88,36,89,150&gt;</text:p>
          </table:table-cell>
        </table:table-row>
        <table:table-row table:style-name="ro1">
          <table:table-cell office:value-type="string">
            <text:p>R208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208.100_25-5-5-5_rd_10.txt</text:p>
          </table:table-cell>
          <table:table-cell office:value-type="string">
            <text:p>TERMINATED</text:p>
          </table:table-cell>
          <table:table-cell office:value-type="float" office:value="1118.3291">
            <text:p>1118.3291</text:p>
          </table:table-cell>
          <table:table-cell office:value-type="float" office:value="983.3997">
            <text:p>983.3997</text:p>
          </table:table-cell>
          <table:table-cell office:value-type="float" office:value="16663.7315">
            <text:p>16663.7315</text:p>
          </table:table-cell>
          <table:table-cell office:value-type="float" office:value="3494.5952">
            <text:p>3494.5952</text:p>
          </table:table-cell>
          <table:table-cell office:value-type="float" office:value="935.4721">
            <text:p>935.4721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890.9794">
            <text:p>1890.9794</text:p>
          </table:table-cell>
          <table:table-cell office:value-type="float" office:value="890.9794">
            <text:p>890.9794</text:p>
          </table:table-cell>
          <table:table-cell office:value-type="float" office:value="542.3456">
            <text:p>542.3456</text:p>
          </table:table-cell>
          <table:table-cell office:value-type="float" office:value="100">
            <text:p>100</text:p>
          </table:table-cell>
          <table:table-cell office:value-type="percentage" office:value="8.2052">
            <text:p>820.52%</text:p>
          </table:table-cell>
          <table:table-cell office:value-type="float" office:value="1908.5738">
            <text:p>1908.5738</text:p>
          </table:table-cell>
          <table:table-cell office:value-type="string">
            <text:p>[1,2,3,4,5,6]</text:p>
          </table:table-cell>
          <table:table-cell office:value-type="string">
            <text:p>&lt;1,117,61,35,113,44,126|2,115,90,127|3,153,97,65,120,39,83,128|4,51,45,67,129|5,66,105,99,50,130|6,104,79,112,80,131|7,122,157,46,78,132|8,74,89,32,87,63,88,133|9,159,37,101,123,92,41,29,102,125,134|10,107,73,72,160,27,60,47,135|11,161,121,43,71,85,33,136|12,162,114,94,119,84,76,38,137|13,163,53,75,82,138|14,54,49,48,40,164,106,139|15,91,28,165,58,103,140|16,77,166,98,81,64,141|17,167,100,124,142|18,168,31,57,55,95,36,110,143|19,56,169,109,144|20,34,96,145|21,108,70,171,146|22,62,111,172,68,147|23,173,52,26,59,93,148|24,42,30,174,69,116,118,86,149|25,150&gt;</text:p>
          </table:table-cell>
        </table:table-row>
        <table:table-row table:style-name="ro1">
          <table:table-cell office:value-type="string">
            <text:p>R208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208.100_25-5-5-5_rd_50.txt</text:p>
          </table:table-cell>
          <table:table-cell office:value-type="string">
            <text:p>TERMINATED</text:p>
          </table:table-cell>
          <table:table-cell office:value-type="float" office:value="1124.4927">
            <text:p>1124.4927</text:p>
          </table:table-cell>
          <table:table-cell office:value-type="float" office:value="985.4393">
            <text:p>985.4393</text:p>
          </table:table-cell>
          <table:table-cell office:value-type="float" office:value="16289.7868">
            <text:p>16289.7868</text:p>
          </table:table-cell>
          <table:table-cell office:value-type="float" office:value="2459.5133">
            <text:p>2459.5133</text:p>
          </table:table-cell>
          <table:table-cell office:value-type="float" office:value="995.4006">
            <text:p>995.4006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908.5296">
            <text:p>1908.5296</text:p>
          </table:table-cell>
          <table:table-cell office:value-type="float" office:value="908.5296">
            <text:p>908.5296</text:p>
          </table:table-cell>
          <table:table-cell office:value-type="float" office:value="774.6343">
            <text:p>774.6343</text:p>
          </table:table-cell>
          <table:table-cell office:value-type="float" office:value="100">
            <text:p>100</text:p>
          </table:table-cell>
          <table:table-cell office:value-type="percentage" office:value="7.9446">
            <text:p>794.46%</text:p>
          </table:table-cell>
          <table:table-cell office:value-type="float" office:value="1908.5738">
            <text:p>1908.5738</text:p>
          </table:table-cell>
          <table:table-cell office:value-type="string">
            <text:p>[1,2,3,4,5,6]</text:p>
          </table:table-cell>
          <table:table-cell office:value-type="string">
            <text:p>&lt;1,26,75,56,35,45,115,113,126|2,91,95,127|3,153,53,65,37,128|4,55,87,34,129|5,105,28,58,101,130|6,112,104,81,131|7,157,80,132|8,74,88,44,133|9,49,159,29,38,99,50,125,83,102,134|10,72,73,107,61,135|11,89,161,33,136|12,162,66,78,137|13,103,60,106,138|14,54,51,164,79,93,100,64,139|15,57,36,140|16,77,166,121,85,108,141|17,167,92,142|18,168,52,94,143|19,169,31,120,69,123,48,47,40,67,39,63,110,111,41,109,71,144|20,145|21,70,171,124,146|22,172,62,122,117,98,97,84,46,27,82,68,147|23,59,96,76,148|24,42,174,114,118,119,32,43,30,86,116,149|25,90,150&gt;</text:p>
          </table:table-cell>
        </table:table-row>
        <table:table-row table:style-name="ro1">
          <table:table-cell office:value-type="string">
            <text:p>R208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208.100_25-5-5-5_rd_90.txt</text:p>
          </table:table-cell>
          <table:table-cell office:value-type="string">
            <text:p>TERMINATED</text:p>
          </table:table-cell>
          <table:table-cell office:value-type="float" office:value="1130.0212">
            <text:p>1130.0212</text:p>
          </table:table-cell>
          <table:table-cell office:value-type="float" office:value="974.844">
            <text:p>974.844</text:p>
          </table:table-cell>
          <table:table-cell office:value-type="float" office:value="12729.4499">
            <text:p>12729.4499</text:p>
          </table:table-cell>
          <table:table-cell office:value-type="float" office:value="3171.2692">
            <text:p>3171.2692</text:p>
          </table:table-cell>
          <table:table-cell office:value-type="float" office:value="817.789">
            <text:p>817.789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895.0863">
            <text:p>1895.0863</text:p>
          </table:table-cell>
          <table:table-cell office:value-type="float" office:value="895.0863">
            <text:p>895.0863</text:p>
          </table:table-cell>
          <table:table-cell office:value-type="float" office:value="704.9769">
            <text:p>704.9769</text:p>
          </table:table-cell>
          <table:table-cell office:value-type="float" office:value="100">
            <text:p>100</text:p>
          </table:table-cell>
          <table:table-cell office:value-type="percentage" office:value="6.3501">
            <text:p>635.01%</text:p>
          </table:table-cell>
          <table:table-cell office:value-type="float" office:value="1908.5738">
            <text:p>1908.5738</text:p>
          </table:table-cell>
          <table:table-cell office:value-type="string">
            <text:p>[1,2,3,4,5,6]</text:p>
          </table:table-cell>
          <table:table-cell office:value-type="string">
            <text:p>&lt;1,113,56,75,45,88,126|2,90,96,95,76,127|3,65,120,98,100,85,111,69,128|4,112,104,34,129|5,155,26,27,118,110,101,40,41,130|6,156,38,50,131|7,80,132|8,74,89,44,87,35,133|9,159,37,28,46,103,134|10,61,72,73,160,135|11,107,161,31,121,108,58,92,136|12,162,52,51,105,115,60,71,116,86,137|13,93,79,163,81,138|14,54,49,64,48,66,47,139|15,91,165,82,140|16,77,166,62,33,109,39,141|17,167,57,97,29,142|18,114,168,36,32,78,67,143|19,169,53,55,99,102,144|20,145|21,70,171,124,63,146|22,84,117,122,172,119,68,43,30,147|23,106,59,173,123,125,83,148|24,42,94,174,149|25,150&gt;</text:p>
          </table:table-cell>
        </table:table-row>
        <table:table-row table:style-name="ro1">
          <table:table-cell office:value-type="string">
            <text:p>R209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209.100_25-5-5-5_rd_10.txt</text:p>
          </table:table-cell>
          <table:table-cell office:value-type="string">
            <text:p>TERMINATED</text:p>
          </table:table-cell>
          <table:table-cell office:value-type="float" office:value="1114.1251">
            <text:p>1114.1251</text:p>
          </table:table-cell>
          <table:table-cell office:value-type="float" office:value="981.0211">
            <text:p>981.0211</text:p>
          </table:table-cell>
          <table:table-cell office:value-type="float" office:value="15006.3705">
            <text:p>15006.3705</text:p>
          </table:table-cell>
          <table:table-cell office:value-type="float" office:value="3523.6937">
            <text:p>3523.6937</text:p>
          </table:table-cell>
          <table:table-cell office:value-type="float" office:value="966.2588">
            <text:p>966.2588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182.3171">
            <text:p>2182.3171</text:p>
          </table:table-cell>
          <table:table-cell office:value-type="float" office:value="1180.722">
            <text:p>1180.722</text:p>
          </table:table-cell>
          <table:table-cell office:value-type="float" office:value="865.6062">
            <text:p>865.6062</text:p>
          </table:table-cell>
          <table:table-cell office:value-type="float" office:value="100">
            <text:p>100</text:p>
          </table:table-cell>
          <table:table-cell office:value-type="percentage" office:value="6.711">
            <text:p>671.10%</text:p>
          </table:table-cell>
          <table:table-cell office:value-type="float" office:value="2343.2051">
            <text:p>2343.2051</text:p>
          </table:table-cell>
          <table:table-cell office:value-type="string">
            <text:p>[1,2,3,4,5,6]</text:p>
          </table:table-cell>
          <table:table-cell office:value-type="string">
            <text:p>&lt;1,151,99,50,29,126|2,41,35,127|3,153,120,84,108,44,95,78,104,128|4,154,94,123,27,67,100,129|5,155,107,119,130|6,156,102,59,131|7,58,76,60,91,93,51,79,132|8,158,32,133|9,89,159,103,43,28,134|10,110,135|11,70,30,161,86,117,31,111,125,40,63,82,109,42,62,136|12,162,137|13,61,72,36,74,138|14,164,52,39,113,87,97,34,106,83,81,75,105,80,139|15,90,96,140|16,166,69,101,56,77,124,33,141|17,142|18,168,53,55,54,37,65,98,46,64,48,92,47,66,112,38,71,121,118,122,68,116,85,114,73,26,143|19,88,115,144|20,49,145|21,57,146|22,147|23,173,148|24,174,149|25,175,45,150&gt;</text:p>
          </table:table-cell>
        </table:table-row>
        <table:table-row table:style-name="ro1">
          <table:table-cell office:value-type="string">
            <text:p>R209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209.100_25-5-5-5_rd_50.txt</text:p>
          </table:table-cell>
          <table:table-cell office:value-type="string">
            <text:p>TERMINATED</text:p>
          </table:table-cell>
          <table:table-cell office:value-type="float" office:value="1133.9995">
            <text:p>1133.9995</text:p>
          </table:table-cell>
          <table:table-cell office:value-type="float" office:value="979.6504">
            <text:p>979.6504</text:p>
          </table:table-cell>
          <table:table-cell office:value-type="float" office:value="16239.227">
            <text:p>16239.227</text:p>
          </table:table-cell>
          <table:table-cell office:value-type="float" office:value="4370.4218">
            <text:p>4370.4218</text:p>
          </table:table-cell>
          <table:table-cell office:value-type="float" office:value="651.4227">
            <text:p>651.4227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140.0627">
            <text:p>2140.0627</text:p>
          </table:table-cell>
          <table:table-cell office:value-type="float" office:value="1138.4677">
            <text:p>1138.4677</text:p>
          </table:table-cell>
          <table:table-cell office:value-type="float" office:value="847.2391">
            <text:p>847.2391</text:p>
          </table:table-cell>
          <table:table-cell office:value-type="float" office:value="100">
            <text:p>100</text:p>
          </table:table-cell>
          <table:table-cell office:value-type="percentage" office:value="6.5866">
            <text:p>658.66%</text:p>
          </table:table-cell>
          <table:table-cell office:value-type="float" office:value="2343.2051">
            <text:p>2343.2051</text:p>
          </table:table-cell>
          <table:table-cell office:value-type="string">
            <text:p>[1,2,3,4,5,6]</text:p>
          </table:table-cell>
          <table:table-cell office:value-type="string">
            <text:p>&lt;1,151,86,98,74,79,80,126|2,61,152,51,35,114,127|3,56,101,153,53,54,103,104,128|4,154,120,30,77,84,124,112,129|5,155,70,42,130|6,156,65,82,81,75,118,105,131|7,157,34,119,45,93,132|8,158,107,121,133|9,159,52,55,113,58,72,46,100,33,31,38,99,102,68,116,85,73,134|10,44,160,63,32,135|11,161,117,94,37,97,64,48,47,40,39,111,125,136|12,76,162,26,137|13,36,87,43,66,138|14,164,83,59,122,139|15,90,95,96,140|16,166,67,27,69,123,108,28,141|17,167,49,142|18,89,110,168,143|19,88,78,115,144|20,109,106,145|21,60,57,146|22,147|23,41,173,62,148|24,174,92,149|25,175,50,71,91,29,150&gt;</text:p>
          </table:table-cell>
        </table:table-row>
        <table:table-row table:style-name="ro1">
          <table:table-cell office:value-type="string">
            <text:p>R209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209.100_25-5-5-5_rd_90.txt</text:p>
          </table:table-cell>
          <table:table-cell office:value-type="string">
            <text:p>TERMINATED</text:p>
          </table:table-cell>
          <table:table-cell office:value-type="float" office:value="1207.3862">
            <text:p>1207.3862</text:p>
          </table:table-cell>
          <table:table-cell office:value-type="float" office:value="994.3693">
            <text:p>994.3693</text:p>
          </table:table-cell>
          <table:table-cell office:value-type="float" office:value="18115.4096">
            <text:p>18115.4096</text:p>
          </table:table-cell>
          <table:table-cell office:value-type="float" office:value="4558.8347">
            <text:p>4558.8347</text:p>
          </table:table-cell>
          <table:table-cell office:value-type="float" office:value="579.4823">
            <text:p>579.4823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182.5811">
            <text:p>2182.5811</text:p>
          </table:table-cell>
          <table:table-cell office:value-type="float" office:value="1180.3143">
            <text:p>1180.3143</text:p>
          </table:table-cell>
          <table:table-cell office:value-type="float" office:value="667.0524">
            <text:p>667.0524</text:p>
          </table:table-cell>
          <table:table-cell office:value-type="float" office:value="100">
            <text:p>100</text:p>
          </table:table-cell>
          <table:table-cell office:value-type="percentage" office:value="7.2864">
            <text:p>728.64%</text:p>
          </table:table-cell>
          <table:table-cell office:value-type="float" office:value="2343.2051">
            <text:p>2343.2051</text:p>
          </table:table-cell>
          <table:table-cell office:value-type="string">
            <text:p>[1,2,3,4,5,6]</text:p>
          </table:table-cell>
          <table:table-cell office:value-type="string">
            <text:p>&lt;1,86,117,151,60,99,126|2,152,78,33,110,112,127|3,153,103,100,111,67,73,128|4,154,120,84,27,38,129|5,70,107,130|6,156,65,109,35,131|7,58,54,63,94,40,119,132|8,158,77,92,50,133|9,159,46,39,101,31,118,106,29,134|10,123,47,121,135|11,30,69,41,161,136|12,37,52,113,162,102,26,137|13,87,36,72,61,74,138|14,164,53,97,48,108,64,80,139|15,90,96,104,76,34,140|16,56,51,141|17,167,43,93,142|18,89,124,168,81,105,59,83,79,114,116,85,143|19,88,169,32,115,144|20,170,125,28,68,75,145|21,44,171,91,146|22,172,147|23,55,173,62,122,45,148|24,174,95,42,49,149|25,175,66,98,82,71,57,150&gt;</text:p>
          </table:table-cell>
        </table:table-row>
        <table:table-row table:style-name="ro1">
          <table:table-cell office:value-type="string">
            <text:p>R210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210.100_25-5-5-5_rd_10.txt</text:p>
          </table:table-cell>
          <table:table-cell office:value-type="string">
            <text:p>TERMINATED</text:p>
          </table:table-cell>
          <table:table-cell office:value-type="float" office:value="1118.5482">
            <text:p>1118.5482</text:p>
          </table:table-cell>
          <table:table-cell office:value-type="float" office:value="998.966">
            <text:p>998.966</text:p>
          </table:table-cell>
          <table:table-cell office:value-type="float" office:value="19742.686">
            <text:p>19742.686</text:p>
          </table:table-cell>
          <table:table-cell office:value-type="float" office:value="4558.7797">
            <text:p>4558.7797</text:p>
          </table:table-cell>
          <table:table-cell office:value-type="float" office:value="712.6725">
            <text:p>712.6725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113.1408">
            <text:p>2113.1408</text:p>
          </table:table-cell>
          <table:table-cell office:value-type="float" office:value="1113.1408">
            <text:p>1113.1408</text:p>
          </table:table-cell>
          <table:table-cell office:value-type="float" office:value="639.5763">
            <text:p>639.5763</text:p>
          </table:table-cell>
          <table:table-cell office:value-type="float" office:value="100">
            <text:p>100</text:p>
          </table:table-cell>
          <table:table-cell office:value-type="percentage" office:value="8.3349">
            <text:p>833.49%</text:p>
          </table:table-cell>
          <table:table-cell office:value-type="float" office:value="2428.2682">
            <text:p>2428.2682</text:p>
          </table:table-cell>
          <table:table-cell office:value-type="string">
            <text:p>[1,2,3,4,5,6]</text:p>
          </table:table-cell>
          <table:table-cell office:value-type="string">
            <text:p>&lt;1,64,151,71,126|2,32,124,127|3,153,106,128|4,154,63,82,114,99,38,129|5,47,130|6,156,121,35,93,42,95,131|7,157,120,94,77,107,72,30,119,41,111,66,74,132|8,87,158,61,133|9,33,34,134|10,160,97,85,135|11,161,108,117,123,110,56,86,70,36,136|12,88,89,44,79,137|13,163,104,138|14,164,52,53,116,69,76,139|15,92,140|16,166,54,62,29,105,125,83,141|17,31,167,102,50,142|18,59,103,57,143|19,169,28,109,45,80,144|20,27,84,46,98,48,51,145|21,171,67,26,73,101,65,78,91,146|22,90,55,96,147|23,173,58,37,40,113,100,112,81,60,148|24,174,39,43,75,68,122,118,149|25,175,49,115,150&gt;</text:p>
          </table:table-cell>
        </table:table-row>
        <table:table-row table:style-name="ro2">
          <table:table-cell office:value-type="string">
            <text:p>R210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210.100_25-5-5-5_rd_50.txt</text:p>
          </table:table-cell>
          <table:table-cell office:value-type="string">
            <text:p>EXCEPTION (java.lang.IllegalStateException: Exception thrown in the MSA procedure)</text:p>
          </table:table-cell>
          <table:table-cell office:value-type="float" office:value="1080.1574">
            <text:p>1080.1574</text:p>
          </table:table-cell>
          <table:table-cell office:value-type="float" office:value="909.8281">
            <text:p>909.8281</text:p>
          </table:table-cell>
          <table:table-cell table:number-columns-repeated="3" office:value-type="float" office:value="-0">
            <text:p>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table:number-columns-repeated="4" office:value-type="float" office:value="-0">
            <text:p>0</text:p>
          </table:table-cell>
          <table:table-cell office:value-type="percentage" office:value="-0">
            <text:p>0.00%</text:p>
          </table:table-cell>
          <table:table-cell office:value-type="float" office:value="2428.2682">
            <text:p>2428.2682</text:p>
          </table:table-cell>
          <table:table-cell office:value-type="string">
            <text:p>[1,2,3,4,5,6]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R210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210.100_25-5-5-5_rd_90.txt</text:p>
          </table:table-cell>
          <table:table-cell office:value-type="string">
            <text:p>TERMINATED</text:p>
          </table:table-cell>
          <table:table-cell office:value-type="float" office:value="1085.8381">
            <text:p>1085.8381</text:p>
          </table:table-cell>
          <table:table-cell office:value-type="float" office:value="918.6395">
            <text:p>918.6395</text:p>
          </table:table-cell>
          <table:table-cell office:value-type="float" office:value="17229.934">
            <text:p>17229.934</text:p>
          </table:table-cell>
          <table:table-cell office:value-type="float" office:value="4556.91">
            <text:p>4556.91</text:p>
          </table:table-cell>
          <table:table-cell office:value-type="float" office:value="497.3197">
            <text:p>497.3197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123.49">
            <text:p>2123.49</text:p>
          </table:table-cell>
          <table:table-cell office:value-type="float" office:value="1123.49">
            <text:p>1123.49</text:p>
          </table:table-cell>
          <table:table-cell office:value-type="float" office:value="625.345">
            <text:p>625.345</text:p>
          </table:table-cell>
          <table:table-cell office:value-type="float" office:value="100">
            <text:p>100</text:p>
          </table:table-cell>
          <table:table-cell office:value-type="percentage" office:value="7.0655">
            <text:p>706.55%</text:p>
          </table:table-cell>
          <table:table-cell office:value-type="float" office:value="2428.2682">
            <text:p>2428.2682</text:p>
          </table:table-cell>
          <table:table-cell office:value-type="string">
            <text:p>[1,2,3,4,5,6]</text:p>
          </table:table-cell>
          <table:table-cell office:value-type="string">
            <text:p>&lt;1,64,151,106,66,38,126|2,90,77,76,103,127|3,153,72,112,128|4,53,154,69,65,32,34,129|5,63,68,122,130|6,87,156,62,131|7,58,26,157,48,132|8,110,158,61,55,31,133|9,94,159,49,134|10,119,97,160,125,135|11,44,161,40,52,51,74,136|12,88,89,162,107,109,137|13,163,71,104,138|14,56,164,86,98,85,57,75,79,93,80,105,139|15,100,111,47,140|16,166,82,124,37,83,141|17,167,101,59,102,50,142|18,54,168,92,95,143|19,96,169,113,121,91,144|20,27,120,39,30,170,78,145|21,171,43,33,146|22,172,115,45,29,99,42,60,147|23,117,84,41,67,173,148|24,108,70,174,36,73,28,123,118,149|25,46,175,116,114,35,81,150&gt;</text:p>
          </table:table-cell>
        </table:table-row>
        <table:table-row table:style-name="ro2">
          <table:table-cell office:value-type="string">
            <text:p>R211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211.100_25-5-5-5_rd_10.txt</text:p>
          </table:table-cell>
          <table:table-cell office:value-type="string">
            <text:p>EXCEPTION (java.lang.IllegalStateException: Exception thrown in the MSA procedure)</text:p>
          </table:table-cell>
          <table:table-cell office:value-type="float" office:value="1064.6158">
            <text:p>1064.6158</text:p>
          </table:table-cell>
          <table:table-cell office:value-type="float" office:value="944.1522">
            <text:p>944.1522</text:p>
          </table:table-cell>
          <table:table-cell table:number-columns-repeated="3" office:value-type="float" office:value="-0">
            <text:p>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table:number-columns-repeated="4" office:value-type="float" office:value="-0">
            <text:p>0</text:p>
          </table:table-cell>
          <table:table-cell office:value-type="percentage" office:value="-0">
            <text:p>0.00%</text:p>
          </table:table-cell>
          <table:table-cell office:value-type="float" office:value="2114.6257">
            <text:p>2114.6257</text:p>
          </table:table-cell>
          <table:table-cell office:value-type="string">
            <text:p>[1,2,3,4,5,6]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R211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211.100_25-5-5-5_rd_50.txt</text:p>
          </table:table-cell>
          <table:table-cell office:value-type="string">
            <text:p>TERMINATED</text:p>
          </table:table-cell>
          <table:table-cell office:value-type="float" office:value="1143.075">
            <text:p>1143.075</text:p>
          </table:table-cell>
          <table:table-cell office:value-type="float" office:value="980.2146">
            <text:p>980.2146</text:p>
          </table:table-cell>
          <table:table-cell office:value-type="float" office:value="14458.257">
            <text:p>14458.257</text:p>
          </table:table-cell>
          <table:table-cell office:value-type="float" office:value="3963.9725">
            <text:p>3963.9725</text:p>
          </table:table-cell>
          <table:table-cell office:value-type="float" office:value="979.0983">
            <text:p>979.0983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991.4804">
            <text:p>1991.4804</text:p>
          </table:table-cell>
          <table:table-cell office:value-type="float" office:value="991.4804">
            <text:p>991.4804</text:p>
          </table:table-cell>
          <table:table-cell office:value-type="float" office:value="436.9446">
            <text:p>436.9446</text:p>
          </table:table-cell>
          <table:table-cell office:value-type="float" office:value="100">
            <text:p>100</text:p>
          </table:table-cell>
          <table:table-cell office:value-type="percentage" office:value="6.5578">
            <text:p>655.78%</text:p>
          </table:table-cell>
          <table:table-cell office:value-type="float" office:value="2114.6257">
            <text:p>2114.6257</text:p>
          </table:table-cell>
          <table:table-cell office:value-type="string">
            <text:p>[1,2,3,4,5,6]</text:p>
          </table:table-cell>
          <table:table-cell office:value-type="string">
            <text:p>&lt;1,151,94,77,120,43,111,71,121,88,126|2,64,82,112,152,127|3,153,36,32,107,106,70,61,72,73,97,128|4,154,28,51,62,75,29,79,105,93,129|5,46,34,47,130|6,52,30,110,156,100,116,85,26,131|7,56,157,69,118,132|8,158,125,60,45,133|9,54,159,98,65,124,78,117,27,66,92,99,134|10,90,135|11,161,59,136|12,86,44,162,119,108,113,50,137|13,96,163,31,55,35,57,138|14,91,139|15,84,41,123,165,140|16,166,141|17,87,167,142|18,168,63,104,114,68,67,83,95,80,143|19,48,169,122,144|20,89,74,145|21,146|22,37,101,102,49,147|23,173,53,58,103,81,148|24,40,174,149|25,39,76,175,115,33,109,38,42,150&gt;</text:p>
          </table:table-cell>
        </table:table-row>
        <table:table-row table:style-name="ro2">
          <table:table-cell office:value-type="string">
            <text:p>R211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211.100_25-5-5-5_rd_90.txt</text:p>
          </table:table-cell>
          <table:table-cell office:value-type="string">
            <text:p>EXCEPTION (java.lang.IllegalStateException: Exception thrown in the MSA procedure)</text:p>
          </table:table-cell>
          <table:table-cell office:value-type="float" office:value="1154.512">
            <text:p>1154.512</text:p>
          </table:table-cell>
          <table:table-cell office:value-type="float" office:value="949.4587">
            <text:p>949.4587</text:p>
          </table:table-cell>
          <table:table-cell table:number-columns-repeated="3" office:value-type="float" office:value="-0">
            <text:p>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table:number-columns-repeated="4" office:value-type="float" office:value="-0">
            <text:p>0</text:p>
          </table:table-cell>
          <table:table-cell office:value-type="percentage" office:value="-0">
            <text:p>0.00%</text:p>
          </table:table-cell>
          <table:table-cell office:value-type="float" office:value="2114.6257">
            <text:p>2114.6257</text:p>
          </table:table-cell>
          <table:table-cell office:value-type="string">
            <text:p>[1,2,3,4,5,6]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string">
            <text:p>RC101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101.100_25-5-5-5_rd_10.txt</text:p>
          </table:table-cell>
          <table:table-cell office:value-type="string">
            <text:p>EXCEPTION (java.lang.IllegalStateException: Exception thrown in the MSA procedure)</text:p>
          </table:table-cell>
          <table:table-cell office:value-type="float" office:value="119.905">
            <text:p>119.905</text:p>
          </table:table-cell>
          <table:table-cell office:value-type="float" office:value="81.776">
            <text:p>81.776</text:p>
          </table:table-cell>
          <table:table-cell table:number-columns-repeated="3" office:value-type="float" office:value="-0">
            <text:p>0</text:p>
          </table:table-cell>
          <table:table-cell office:value-type="float" office:value="7">
            <text:p>7.0</text:p>
          </table:table-cell>
          <table:table-cell office:value-type="string">
            <text:p>[40,46,88,90,115,120,125]</text:p>
          </table:table-cell>
          <table:table-cell table:number-columns-repeated="4" office:value-type="float" office:value="-0">
            <text:p>0</text:p>
          </table:table-cell>
          <table:table-cell office:value-type="percentage" office:value="-0">
            <text:p>0.00%</text:p>
          </table:table-cell>
          <table:table-cell office:value-type="float" office:value="3213.2761">
            <text:p>3213.2761</text:p>
          </table:table-cell>
          <table:table-cell office:value-type="string">
            <text:p>[1,2,3,4,5,6]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RC101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101.100_25-5-5-5_rd_50.txt</text:p>
          </table:table-cell>
          <table:table-cell office:value-type="string">
            <text:p>TERMINATED</text:p>
          </table:table-cell>
          <table:table-cell office:value-type="float" office:value="318.4307">
            <text:p>318.4307</text:p>
          </table:table-cell>
          <table:table-cell office:value-type="float" office:value="237.1739">
            <text:p>237.1739</text:p>
          </table:table-cell>
          <table:table-cell office:value-type="float" office:value="3476.0469">
            <text:p>3476.0469</text:p>
          </table:table-cell>
          <table:table-cell office:value-type="float" office:value="1892.7705">
            <text:p>1892.7705</text:p>
          </table:table-cell>
          <table:table-cell office:value-type="float" office:value="243.0235">
            <text:p>243.0235</text:p>
          </table:table-cell>
          <table:table-cell office:value-type="float" office:value="37">
            <text:p>37.0</text:p>
          </table:table-cell>
          <table:table-cell office:value-type="string">
            <text:p>[26,31,35,38,41,43,46,48,53,61,64,65,66,69,71,75,76,77,86,87,88,89,90,91,92,94,95,96,99,103,104,111,112,113,115,123,124]</text:p>
          </table:table-cell>
          <table:table-cell office:value-type="float" office:value="1967.4928">
            <text:p>1967.4928</text:p>
          </table:table-cell>
          <table:table-cell office:value-type="float" office:value="1320.5638">
            <text:p>1320.5638</text:p>
          </table:table-cell>
          <table:table-cell office:value-type="float" office:value="232.2194">
            <text:p>232.2194</text:p>
          </table:table-cell>
          <table:table-cell office:value-type="float" office:value="63">
            <text:p>63</text:p>
          </table:table-cell>
          <table:table-cell office:value-type="percentage" office:value="0.8569">
            <text:p>85.69%</text:p>
          </table:table-cell>
          <table:table-cell office:value-type="float" office:value="3213.2761">
            <text:p>3213.2761</text:p>
          </table:table-cell>
          <table:table-cell office:value-type="string">
            <text:p>[1,2,3,4,5,6]</text:p>
          </table:table-cell>
          <table:table-cell office:value-type="string">
            <text:p>&lt;1,84,100,74,49,126|2,152,106,119,127|3,40,153,121,128|4,39,37,98,129|5,97,62,130|6,44,45,102,83,131|7,81,118,132|8,80,133|9,122,134|10,108,160,82,47,50,73,135|11,72,36,28,29,85,136|12,56,52,55,137|13,163,107,78,34,42,138|14,139|15,67,63,140|16,166,54,93,125,141|17,30,142|18,168,58,51,59,116,105,143|19,169,117,120,110,109,144|20,170,70,27,33,32,145|21,171,79,146|22,68,60,147|23,57,148|24,101,114,149|25,150&gt;</text:p>
          </table:table-cell>
        </table:table-row>
        <table:table-row table:style-name="ro2">
          <table:table-cell office:value-type="string">
            <text:p>RC101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101.100_25-5-5-5_rd_90.txt</text:p>
          </table:table-cell>
          <table:table-cell office:value-type="string">
            <text:p>EXCEPTION (java.lang.IllegalStateException: Exception thrown in the MSA procedure)</text:p>
          </table:table-cell>
          <table:table-cell office:value-type="float" office:value="108.748">
            <text:p>108.748</text:p>
          </table:table-cell>
          <table:table-cell office:value-type="float" office:value="81.6477">
            <text:p>81.6477</text:p>
          </table:table-cell>
          <table:table-cell table:number-columns-repeated="3" office:value-type="float" office:value="-0">
            <text:p>0</text:p>
          </table:table-cell>
          <table:table-cell office:value-type="float" office:value="38">
            <text:p>38.0</text:p>
          </table:table-cell>
          <table:table-cell office:value-type="string">
            <text:p>[26,31,32,33,36,38,41,46,47,50,51,54,59,62,63,65,66,67,68,69,71,73,76,77,78,86,87,89,92,95,97,102,103,105,106,111,112,121]</text:p>
          </table:table-cell>
          <table:table-cell table:number-columns-repeated="4" office:value-type="float" office:value="-0">
            <text:p>0</text:p>
          </table:table-cell>
          <table:table-cell office:value-type="percentage" office:value="-0">
            <text:p>0.00%</text:p>
          </table:table-cell>
          <table:table-cell office:value-type="float" office:value="3213.2761">
            <text:p>3213.2761</text:p>
          </table:table-cell>
          <table:table-cell office:value-type="string">
            <text:p>[1,2,3,4,5,6]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string">
            <text:p>RC102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102.100_25-5-5-5_rd_10.txt</text:p>
          </table:table-cell>
          <table:table-cell office:value-type="string">
            <text:p>EXCEPTION (java.lang.IllegalStateException: Exception thrown in the MSA procedure)</text:p>
          </table:table-cell>
          <table:table-cell office:value-type="float" office:value="65.6348">
            <text:p>65.6348</text:p>
          </table:table-cell>
          <table:table-cell office:value-type="float" office:value="41.6279">
            <text:p>41.6279</text:p>
          </table:table-cell>
          <table:table-cell table:number-columns-repeated="3" office:value-type="float" office:value="-0">
            <text:p>0</text:p>
          </table:table-cell>
          <table:table-cell office:value-type="float" office:value="7">
            <text:p>7.0</text:p>
          </table:table-cell>
          <table:table-cell office:value-type="string">
            <text:p>[30,56,76,84,98,101,106]</text:p>
          </table:table-cell>
          <table:table-cell table:number-columns-repeated="4" office:value-type="float" office:value="-0">
            <text:p>0</text:p>
          </table:table-cell>
          <table:table-cell office:value-type="percentage" office:value="-0">
            <text:p>0.00%</text:p>
          </table:table-cell>
          <table:table-cell office:value-type="float" office:value="3043.8627">
            <text:p>3043.8627</text:p>
          </table:table-cell>
          <table:table-cell office:value-type="string">
            <text:p>[1,2,3,4,5,6]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string">
            <text:p>RC102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102.100_25-5-5-5_rd_50.txt</text:p>
          </table:table-cell>
          <table:table-cell office:value-type="string">
            <text:p>EXCEPTION (java.lang.IllegalStateException: Exception thrown in the MSA procedure)</text:p>
          </table:table-cell>
          <table:table-cell office:value-type="float" office:value="136.4991">
            <text:p>136.4991</text:p>
          </table:table-cell>
          <table:table-cell office:value-type="float" office:value="97.3959">
            <text:p>97.3959</text:p>
          </table:table-cell>
          <table:table-cell table:number-columns-repeated="3" office:value-type="float" office:value="-0">
            <text:p>0</text:p>
          </table:table-cell>
          <table:table-cell office:value-type="float" office:value="22">
            <text:p>22.0</text:p>
          </table:table-cell>
          <table:table-cell office:value-type="string">
            <text:p>[33,38,40,42,47,48,50,58,72,76,87,90,92,94,96,101,102,103,104,114,118,122]</text:p>
          </table:table-cell>
          <table:table-cell table:number-columns-repeated="4" office:value-type="float" office:value="-0">
            <text:p>0</text:p>
          </table:table-cell>
          <table:table-cell office:value-type="percentage" office:value="-0">
            <text:p>0.00%</text:p>
          </table:table-cell>
          <table:table-cell office:value-type="float" office:value="3043.8627">
            <text:p>3043.8627</text:p>
          </table:table-cell>
          <table:table-cell office:value-type="string">
            <text:p>[1,2,3,4,5,6]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string">
            <text:p>RC102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102.100_25-5-5-5_rd_90.txt</text:p>
          </table:table-cell>
          <table:table-cell office:value-type="string">
            <text:p>EXCEPTION (java.lang.IllegalStateException: Exception thrown in the MSA procedure)</text:p>
          </table:table-cell>
          <table:table-cell office:value-type="float" office:value="89.7665">
            <text:p>89.7665</text:p>
          </table:table-cell>
          <table:table-cell office:value-type="float" office:value="69.447">
            <text:p>69.447</text:p>
          </table:table-cell>
          <table:table-cell table:number-columns-repeated="3" office:value-type="float" office:value="-0">
            <text:p>0</text:p>
          </table:table-cell>
          <table:table-cell office:value-type="float" office:value="29">
            <text:p>29.0</text:p>
          </table:table-cell>
          <table:table-cell office:value-type="string">
            <text:p>[31,40,43,50,55,65,68,70,71,79,83,86,87,90,94,99,101,102,103,104,106,109,111,112,114,115,117,122,124]</text:p>
          </table:table-cell>
          <table:table-cell table:number-columns-repeated="4" office:value-type="float" office:value="-0">
            <text:p>0</text:p>
          </table:table-cell>
          <table:table-cell office:value-type="percentage" office:value="-0">
            <text:p>0.00%</text:p>
          </table:table-cell>
          <table:table-cell office:value-type="float" office:value="3043.8627">
            <text:p>3043.8627</text:p>
          </table:table-cell>
          <table:table-cell office:value-type="string">
            <text:p>[1,2,3,4,5,6]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RC103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103.100_25-5-5-5_rd_10.txt</text:p>
          </table:table-cell>
          <table:table-cell office:value-type="string">
            <text:p>TERMINATED</text:p>
          </table:table-cell>
          <table:table-cell office:value-type="float" office:value="312.7571">
            <text:p>312.7571</text:p>
          </table:table-cell>
          <table:table-cell office:value-type="float" office:value="227.6182">
            <text:p>227.6182</text:p>
          </table:table-cell>
          <table:table-cell office:value-type="float" office:value="4258.8304">
            <text:p>4258.8304</text:p>
          </table:table-cell>
          <table:table-cell office:value-type="float" office:value="2344.4032">
            <text:p>2344.4032</text:p>
          </table:table-cell>
          <table:table-cell office:value-type="float" office:value="154.2174">
            <text:p>154.2174</text:p>
          </table:table-cell>
          <table:table-cell office:value-type="float" office:value="3">
            <text:p>3.0</text:p>
          </table:table-cell>
          <table:table-cell office:value-type="string">
            <text:p>[35,47,109]</text:p>
          </table:table-cell>
          <table:table-cell office:value-type="float" office:value="2480.4437">
            <text:p>2480.4437</text:p>
          </table:table-cell>
          <table:table-cell office:value-type="float" office:value="1510.4437">
            <text:p>1510.4437</text:p>
          </table:table-cell>
          <table:table-cell office:value-type="float" office:value="222.8066">
            <text:p>222.8066</text:p>
          </table:table-cell>
          <table:table-cell office:value-type="float" office:value="97">
            <text:p>97</text:p>
          </table:table-cell>
          <table:table-cell office:value-type="percentage" office:value="0.699">
            <text:p>69.90%</text:p>
          </table:table-cell>
          <table:table-cell office:value-type="float" office:value="2583.8972">
            <text:p>2583.8972</text:p>
          </table:table-cell>
          <table:table-cell office:value-type="string">
            <text:p>[1,2,3,4,5,6]</text:p>
          </table:table-cell>
          <table:table-cell office:value-type="string">
            <text:p>&lt;1,67,63,126|2,152,116,121,86,93,80,105,127|3,110,55,57,128|4,154,103,98,29,129|5,30,28,26,70,104,130|6,123,156,94,71,31,85,131|7,157,107,77,91,132|8,96,64,61,69,65,60,97,133|9,106,159,37,39,72,41,38,42,134|10,52,135|11,100,161,125,136|12,162,45,101,137|13,163,108,82,112,122,83,102,138|14,164,113,78,139|15,165,115,68,62,95,140|16,75,56,53,54,141|17,114,43,73,46,48,49,74,44,142|18,168,117,76,124,143|19,169,89,120,144|20,84,40,36,34,111,99,50,145|21,79,171,66,146|22,172,90,87,92,119,147|23,59,88,81,118,148|24,32,27,33,149|25,51,58,150&gt;</text:p>
          </table:table-cell>
        </table:table-row>
        <table:table-row table:style-name="ro1">
          <table:table-cell office:value-type="string">
            <text:p>RC103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103.100_25-5-5-5_rd_50.txt</text:p>
          </table:table-cell>
          <table:table-cell office:value-type="string">
            <text:p>TERMINATED</text:p>
          </table:table-cell>
          <table:table-cell office:value-type="float" office:value="320.6569">
            <text:p>320.6569</text:p>
          </table:table-cell>
          <table:table-cell office:value-type="float" office:value="238.2972">
            <text:p>238.2972</text:p>
          </table:table-cell>
          <table:table-cell office:value-type="float" office:value="4081.1598">
            <text:p>4081.1598</text:p>
          </table:table-cell>
          <table:table-cell office:value-type="float" office:value="2002.9868">
            <text:p>2002.9868</text:p>
          </table:table-cell>
          <table:table-cell office:value-type="float" office:value="157.9786">
            <text:p>157.9786</text:p>
          </table:table-cell>
          <table:table-cell office:value-type="float" office:value="8">
            <text:p>8.0</text:p>
          </table:table-cell>
          <table:table-cell office:value-type="string">
            <text:p>[47,48,81,83,89,92,102,104]</text:p>
          </table:table-cell>
          <table:table-cell office:value-type="float" office:value="2308.0267">
            <text:p>2308.0267</text:p>
          </table:table-cell>
          <table:table-cell office:value-type="float" office:value="1387.4118">
            <text:p>1387.4118</text:p>
          </table:table-cell>
          <table:table-cell office:value-type="float" office:value="230.5651">
            <text:p>230.5651</text:p>
          </table:table-cell>
          <table:table-cell office:value-type="float" office:value="92">
            <text:p>92</text:p>
          </table:table-cell>
          <table:table-cell office:value-type="percentage" office:value="0.745">
            <text:p>74.50%</text:p>
          </table:table-cell>
          <table:table-cell office:value-type="float" office:value="2583.8972">
            <text:p>2583.8972</text:p>
          </table:table-cell>
          <table:table-cell office:value-type="string">
            <text:p>[1,2,3,4,5,6]</text:p>
          </table:table-cell>
          <table:table-cell office:value-type="string">
            <text:p>&lt;1,67,63,126|2,152,86,121,60,97,127|3,76,101,45,50,128|4,106,69,65,66,129|5,30,28,26,70,32,33,130|6,123,94,156,71,95,125,131|7,58,109,132|8,88,110,57,133|9,159,120,49,74,44,43,73,46,134|10,52,135|11,161,36,37,103,39,72,98,136|12,162,85,111,118,137|13,122,112,138|14,164,113,78,38,41,42,139|15,165,115,90,107,82,140|16,68,61,62,141|17,53,54,56,55,114,142|18,168,117,119,124,77,108,91,143|19,75,80,169,105,144|20,100,84,40,34,35,99,145|21,64,146|22,172,116,87,96,79,93,147|23,59,148|24,27,174,31,29,149|25,51,150&gt;</text:p>
          </table:table-cell>
        </table:table-row>
        <table:table-row table:style-name="ro2">
          <table:table-cell office:value-type="string">
            <text:p>RC103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103.100_25-5-5-5_rd_90.txt</text:p>
          </table:table-cell>
          <table:table-cell office:value-type="string">
            <text:p>EXCEPTION (java.lang.IllegalStateException: Exception thrown in the MSA procedure)</text:p>
          </table:table-cell>
          <table:table-cell office:value-type="float" office:value="261.8498">
            <text:p>261.8498</text:p>
          </table:table-cell>
          <table:table-cell office:value-type="float" office:value="172.1028">
            <text:p>172.1028</text:p>
          </table:table-cell>
          <table:table-cell table:number-columns-repeated="3" office:value-type="float" office:value="-0">
            <text:p>0</text:p>
          </table:table-cell>
          <table:table-cell office:value-type="float" office:value="13">
            <text:p>13.0</text:p>
          </table:table-cell>
          <table:table-cell office:value-type="string">
            <text:p>[35,36,38,47,60,65,81,83,91,93,101,113,125]</text:p>
          </table:table-cell>
          <table:table-cell table:number-columns-repeated="4" office:value-type="float" office:value="-0">
            <text:p>0</text:p>
          </table:table-cell>
          <table:table-cell office:value-type="percentage" office:value="-0">
            <text:p>0.00%</text:p>
          </table:table-cell>
          <table:table-cell office:value-type="float" office:value="2583.8972">
            <text:p>2583.8972</text:p>
          </table:table-cell>
          <table:table-cell office:value-type="string">
            <text:p>[1,2,3,4,5,6]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RC104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104.100_25-5-5-5_rd_10.txt</text:p>
          </table:table-cell>
          <table:table-cell office:value-type="string">
            <text:p>TERMINATED</text:p>
          </table:table-cell>
          <table:table-cell office:value-type="float" office:value="289.3217">
            <text:p>289.3217</text:p>
          </table:table-cell>
          <table:table-cell office:value-type="float" office:value="210.0109">
            <text:p>210.0109</text:p>
          </table:table-cell>
          <table:table-cell office:value-type="float" office:value="3891.6295">
            <text:p>3891.6295</text:p>
          </table:table-cell>
          <table:table-cell office:value-type="float" office:value="2015.7532">
            <text:p>2015.7532</text:p>
          </table:table-cell>
          <table:table-cell office:value-type="float" office:value="215.9433">
            <text:p>215.9433</text:p>
          </table:table-cell>
          <table:table-cell office:value-type="float" office:value="1">
            <text:p>1.0</text:p>
          </table:table-cell>
          <table:table-cell office:value-type="string">
            <text:p>[112]</text:p>
          </table:table-cell>
          <table:table-cell office:value-type="float" office:value="2161.3239">
            <text:p>2161.3239</text:p>
          </table:table-cell>
          <table:table-cell office:value-type="float" office:value="1171.3239">
            <text:p>1171.3239</text:p>
          </table:table-cell>
          <table:table-cell office:value-type="float" office:value="239.3108">
            <text:p>239.3108</text:p>
          </table:table-cell>
          <table:table-cell office:value-type="float" office:value="99">
            <text:p>99</text:p>
          </table:table-cell>
          <table:table-cell office:value-type="percentage" office:value="0.9306">
            <text:p>93.06%</text:p>
          </table:table-cell>
          <table:table-cell office:value-type="float" office:value="2224.3092">
            <text:p>2224.3092</text:p>
          </table:table-cell>
          <table:table-cell office:value-type="string">
            <text:p>[1,2,3,4,5,6]</text:p>
          </table:table-cell>
          <table:table-cell office:value-type="string">
            <text:p>&lt;1,100,34,99,126|2,127|3,153,90,95,26,28,30,128|4,74,47,44,89,81,76,129|5,123,155,42,41,125,130|6,131|7,46,87,108,82,102,132|8,59,52,51,53,55,57,58,88,133|9,97,79,96,56,134|10,122,35,37,38,135|11,119,117,161,106,120,75,136|12,36,103,29,137|13,92,163,86,60,138|14,62,64,67,65,61,139|15,48,49,73,50,140|16,43,114,101,141|17,39,72,40,98,85,80,142|18,143|19,45,118,91,144|20,121,170,105,116,109,110,54,145|21,66,68,69,63,146|22,84,111,77,124,83,147|23,173,107,78,113,148|24,104,149|25,175,115,94,27,31,32,33,71,70,93,150&gt;</text:p>
          </table:table-cell>
        </table:table-row>
        <table:table-row table:style-name="ro1">
          <table:table-cell office:value-type="string">
            <text:p>RC104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104.100_25-5-5-5_rd_50.txt</text:p>
          </table:table-cell>
          <table:table-cell office:value-type="string">
            <text:p>TERMINATED</text:p>
          </table:table-cell>
          <table:table-cell office:value-type="float" office:value="295.4024">
            <text:p>295.4024</text:p>
          </table:table-cell>
          <table:table-cell office:value-type="float" office:value="221.4693">
            <text:p>221.4693</text:p>
          </table:table-cell>
          <table:table-cell office:value-type="float" office:value="3804.4342">
            <text:p>3804.4342</text:p>
          </table:table-cell>
          <table:table-cell office:value-type="float" office:value="1934.0347">
            <text:p>1934.0347</text:p>
          </table:table-cell>
          <table:table-cell office:value-type="float" office:value="227.3508">
            <text:p>227.3508</text:p>
          </table:table-cell>
          <table:table-cell office:value-type="float" office:value="1">
            <text:p>1.0</text:p>
          </table:table-cell>
          <table:table-cell office:value-type="string">
            <text:p>[117]</text:p>
          </table:table-cell>
          <table:table-cell office:value-type="float" office:value="2157.4481">
            <text:p>2157.4481</text:p>
          </table:table-cell>
          <table:table-cell office:value-type="float" office:value="1167.4481">
            <text:p>1167.4481</text:p>
          </table:table-cell>
          <table:table-cell office:value-type="float" office:value="231.3659">
            <text:p>231.3659</text:p>
          </table:table-cell>
          <table:table-cell office:value-type="float" office:value="99">
            <text:p>99</text:p>
          </table:table-cell>
          <table:table-cell office:value-type="percentage" office:value="0.8519">
            <text:p>85.19%</text:p>
          </table:table-cell>
          <table:table-cell office:value-type="float" office:value="2224.3092">
            <text:p>2224.3092</text:p>
          </table:table-cell>
          <table:table-cell office:value-type="string">
            <text:p>[1,2,3,4,5,6]</text:p>
          </table:table-cell>
          <table:table-cell office:value-type="string">
            <text:p>&lt;1,100,34,126|2,127|3,30,153,125,128|4,44,74,47,48,129|5,123,124,103,98,130|6,62,97,96,131|7,108,91,90,82,112,83,102,132|8,57,55,59,52,51,53,58,133|9,64,69,63,66,134|10,122,36,37,39,35,38,135|11,118,119,87,92,136|12,162,107,95,27,29,71,137|13,88,138|14,61,67,68,65,139|15,49,73,76,110,50,140|16,43,114,101,109,141|17,113,167,26,28,70,33,32,31,85,142|18,143|19,45,46,99,144|20,120,81,89,75,56,54,145|21,105,171,116,86,60,146|22,77,111,84,41,42,72,147|23,40,104,148|24,174,106,79,121,149|25,175,115,94,93,78,80,150&gt;</text:p>
          </table:table-cell>
        </table:table-row>
        <table:table-row table:style-name="ro1">
          <table:table-cell office:value-type="string">
            <text:p>RC104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104.100_25-5-5-5_rd_90.txt</text:p>
          </table:table-cell>
          <table:table-cell office:value-type="string">
            <text:p>TERMINATED</text:p>
          </table:table-cell>
          <table:table-cell office:value-type="float" office:value="310.4011">
            <text:p>310.4011</text:p>
          </table:table-cell>
          <table:table-cell office:value-type="float" office:value="231.8383">
            <text:p>231.8383</text:p>
          </table:table-cell>
          <table:table-cell office:value-type="float" office:value="3816.4166">
            <text:p>3816.4166</text:p>
          </table:table-cell>
          <table:table-cell office:value-type="float" office:value="1973.4663">
            <text:p>1973.4663</text:p>
          </table:table-cell>
          <table:table-cell office:value-type="float" office:value="237.7647">
            <text:p>237.7647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166.2372">
            <text:p>2166.2372</text:p>
          </table:table-cell>
          <table:table-cell office:value-type="float" office:value="1166.2372">
            <text:p>1166.2372</text:p>
          </table:table-cell>
          <table:table-cell office:value-type="float" office:value="231.927">
            <text:p>231.927</text:p>
          </table:table-cell>
          <table:table-cell office:value-type="float" office:value="100">
            <text:p>100</text:p>
          </table:table-cell>
          <table:table-cell office:value-type="percentage" office:value="0.796">
            <text:p>79.60%</text:p>
          </table:table-cell>
          <table:table-cell office:value-type="float" office:value="2224.3092">
            <text:p>2224.3092</text:p>
          </table:table-cell>
          <table:table-cell office:value-type="string">
            <text:p>[1,2,3,4,5,6]</text:p>
          </table:table-cell>
          <table:table-cell office:value-type="string">
            <text:p>&lt;1,100,34,38,126|2,69,68,127|3,153,123,29,26,128|4,44,74,47,48,129|5,103,42,41,40,124,130|6,63,62,131|7,46,82,108,132|8,59,52,51,53,55,57,58,88,110,133|9,79,159,93,106,96,134|10,122,77,111,83,135|11,118,117,87,119,121,136|12,162,86,95,28,137|13,92,138|14,97,64,67,61,139|15,73,49,112,50,140|16,43,114,101,141|17,167,107,37,98,104,80,142|18,143|19,45,99,144|20,120,81,89,76,109,54,56,75,145|21,171,116,66,60,65,146|22,72,39,36,35,84,102,147|23,113,173,91,90,27,148|24,174,78,149|25,105,175,115,94,85,32,33,71,70,30,31,125,150&gt;</text:p>
          </table:table-cell>
        </table:table-row>
        <table:table-row table:style-name="ro2">
          <table:table-cell office:value-type="string">
            <text:p>RC105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105.100_25-5-5-5_rd_10.txt</text:p>
          </table:table-cell>
          <table:table-cell office:value-type="string">
            <text:p>EXCEPTION (java.lang.IllegalStateException: Exception thrown in the MSA procedure)</text:p>
          </table:table-cell>
          <table:table-cell office:value-type="float" office:value="46.5929">
            <text:p>46.5929</text:p>
          </table:table-cell>
          <table:table-cell office:value-type="float" office:value="25.6935">
            <text:p>25.6935</text:p>
          </table:table-cell>
          <table:table-cell table:number-columns-repeated="3" office:value-type="float" office:value="-0">
            <text:p>0</text:p>
          </table:table-cell>
          <table:table-cell office:value-type="float" office:value="5">
            <text:p>5.0</text:p>
          </table:table-cell>
          <table:table-cell office:value-type="string">
            <text:p>[58,59,69,71,72]</text:p>
          </table:table-cell>
          <table:table-cell table:number-columns-repeated="4" office:value-type="float" office:value="-0">
            <text:p>0</text:p>
          </table:table-cell>
          <table:table-cell office:value-type="percentage" office:value="-0">
            <text:p>0.00%</text:p>
          </table:table-cell>
          <table:table-cell office:value-type="float" office:value="3003.1676">
            <text:p>3003.1676</text:p>
          </table:table-cell>
          <table:table-cell office:value-type="string">
            <text:p>[1,2,3,4,5,6]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string">
            <text:p>RC105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105.100_25-5-5-5_rd_50.txt</text:p>
          </table:table-cell>
          <table:table-cell office:value-type="string">
            <text:p>EXCEPTION (java.lang.IllegalStateException: Exception thrown in the MSA procedure)</text:p>
          </table:table-cell>
          <table:table-cell office:value-type="float" office:value="34.7436">
            <text:p>34.7436</text:p>
          </table:table-cell>
          <table:table-cell office:value-type="float" office:value="25.3158">
            <text:p>25.3158</text:p>
          </table:table-cell>
          <table:table-cell table:number-columns-repeated="3" office:value-type="float" office:value="-0">
            <text:p>0</text:p>
          </table:table-cell>
          <table:table-cell office:value-type="float" office:value="17">
            <text:p>17.0</text:p>
          </table:table-cell>
          <table:table-cell office:value-type="string">
            <text:p>[27,43,48,59,62,63,64,65,67,70,76,78,88,90,100,106,120]</text:p>
          </table:table-cell>
          <table:table-cell table:number-columns-repeated="4" office:value-type="float" office:value="-0">
            <text:p>0</text:p>
          </table:table-cell>
          <table:table-cell office:value-type="percentage" office:value="-0">
            <text:p>0.00%</text:p>
          </table:table-cell>
          <table:table-cell office:value-type="float" office:value="3003.1676">
            <text:p>3003.1676</text:p>
          </table:table-cell>
          <table:table-cell office:value-type="string">
            <text:p>[1,2,3,4,5,6]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string">
            <text:p>RC105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105.100_25-5-5-5_rd_90.txt</text:p>
          </table:table-cell>
          <table:table-cell office:value-type="string">
            <text:p>EXCEPTION (java.lang.IllegalStateException: Exception thrown in the MSA procedure)</text:p>
          </table:table-cell>
          <table:table-cell office:value-type="float" office:value="157.9662">
            <text:p>157.9662</text:p>
          </table:table-cell>
          <table:table-cell office:value-type="float" office:value="110.2705">
            <text:p>110.2705</text:p>
          </table:table-cell>
          <table:table-cell table:number-columns-repeated="3" office:value-type="float" office:value="-0">
            <text:p>0</text:p>
          </table:table-cell>
          <table:table-cell office:value-type="float" office:value="42">
            <text:p>42.0</text:p>
          </table:table-cell>
          <table:table-cell office:value-type="string">
            <text:p>[26,29,31,34,35,36,37,38,40,41,42,43,48,56,57,59,60,63,66,68,69,71,76,79,80,83,88,89,90,92,93,94,95,98,99,102,103,109,110,116,118,121]</text:p>
          </table:table-cell>
          <table:table-cell table:number-columns-repeated="4" office:value-type="float" office:value="-0">
            <text:p>0</text:p>
          </table:table-cell>
          <table:table-cell office:value-type="percentage" office:value="-0">
            <text:p>0.00%</text:p>
          </table:table-cell>
          <table:table-cell office:value-type="float" office:value="3003.1676">
            <text:p>3003.1676</text:p>
          </table:table-cell>
          <table:table-cell office:value-type="string">
            <text:p>[1,2,3,4,5,6]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string">
            <text:p>RC106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106.100_25-5-5-5_rd_10.txt</text:p>
          </table:table-cell>
          <table:table-cell office:value-type="string">
            <text:p>EXCEPTION (java.lang.IllegalStateException: Exception thrown in the MSA procedure)</text:p>
          </table:table-cell>
          <table:table-cell office:value-type="float" office:value="131.7893">
            <text:p>131.7893</text:p>
          </table:table-cell>
          <table:table-cell office:value-type="float" office:value="95.282">
            <text:p>95.282</text:p>
          </table:table-cell>
          <table:table-cell table:number-columns-repeated="3" office:value-type="float" office:value="-0">
            <text:p>0</text:p>
          </table:table-cell>
          <table:table-cell office:value-type="float" office:value="8">
            <text:p>8.0</text:p>
          </table:table-cell>
          <table:table-cell office:value-type="string">
            <text:p>[39,41,52,74,86,101,109,124]</text:p>
          </table:table-cell>
          <table:table-cell table:number-columns-repeated="4" office:value-type="float" office:value="-0">
            <text:p>0</text:p>
          </table:table-cell>
          <table:table-cell office:value-type="percentage" office:value="-0">
            <text:p>0.00%</text:p>
          </table:table-cell>
          <table:table-cell office:value-type="float" office:value="2936.9535">
            <text:p>2936.9535</text:p>
          </table:table-cell>
          <table:table-cell office:value-type="string">
            <text:p>[1,2,3,4,5,6]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RC106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106.100_25-5-5-5_rd_50.txt</text:p>
          </table:table-cell>
          <table:table-cell office:value-type="string">
            <text:p>TERMINATED</text:p>
          </table:table-cell>
          <table:table-cell office:value-type="float" office:value="306.4279">
            <text:p>306.4279</text:p>
          </table:table-cell>
          <table:table-cell office:value-type="float" office:value="225.9923">
            <text:p>225.9923</text:p>
          </table:table-cell>
          <table:table-cell office:value-type="float" office:value="3355.5188">
            <text:p>3355.5188</text:p>
          </table:table-cell>
          <table:table-cell office:value-type="float" office:value="1855.5448">
            <text:p>1855.5448</text:p>
          </table:table-cell>
          <table:table-cell office:value-type="float" office:value="231.8914">
            <text:p>231.8914</text:p>
          </table:table-cell>
          <table:table-cell office:value-type="float" office:value="30">
            <text:p>30.0</text:p>
          </table:table-cell>
          <table:table-cell office:value-type="string">
            <text:p>[26,29,33,35,36,37,38,48,55,59,61,62,63,64,65,69,70,73,74,75,77,79,80,86,87,93,101,103,112,121]</text:p>
          </table:table-cell>
          <table:table-cell office:value-type="float" office:value="2071.8144">
            <text:p>2071.8144</text:p>
          </table:table-cell>
          <table:table-cell office:value-type="float" office:value="1366.8144">
            <text:p>1366.8144</text:p>
          </table:table-cell>
          <table:table-cell office:value-type="float" office:value="228.9382">
            <text:p>228.9382</text:p>
          </table:table-cell>
          <table:table-cell office:value-type="float" office:value="70">
            <text:p>70</text:p>
          </table:table-cell>
          <table:table-cell office:value-type="percentage" office:value="0.6688">
            <text:p>66.88%</text:p>
          </table:table-cell>
          <table:table-cell office:value-type="float" office:value="2936.9535">
            <text:p>2936.9535</text:p>
          </table:table-cell>
          <table:table-cell office:value-type="string">
            <text:p>[1,2,3,4,5,6]</text:p>
          </table:table-cell>
          <table:table-cell office:value-type="string">
            <text:p>&lt;1,92,44,114,126|2,152,90,108,111,84,34,42,85,127|3,153,115,78,28,125,95,128|4,56,54,52,129|5,94,113,130|6,117,156,119,51,131|7,39,72,40,124,102,83,99,132|8,158,107,123,98,104,71,118,133|9,106,60,134|10,57,135|11,136|12,31,137|13,120,88,76,47,45,138|14,53,139|15,41,100,122,140|16,58,141|17,167,109,91,142|18,27,67,66,68,143|19,144|20,82,81,145|21,32,30,146|22,172,89,43,46,50,49,116,147|23,110,148|24,174,105,149|25,96,97,150&gt;</text:p>
          </table:table-cell>
        </table:table-row>
        <table:table-row table:style-name="ro2">
          <table:table-cell office:value-type="string">
            <text:p>RC106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106.100_25-5-5-5_rd_90.txt</text:p>
          </table:table-cell>
          <table:table-cell office:value-type="string">
            <text:p>EXCEPTION (java.lang.IllegalStateException: Exception thrown in the MSA procedure)</text:p>
          </table:table-cell>
          <table:table-cell office:value-type="float" office:value="157.7638">
            <text:p>157.7638</text:p>
          </table:table-cell>
          <table:table-cell office:value-type="float" office:value="112.07">
            <text:p>112.07</text:p>
          </table:table-cell>
          <table:table-cell table:number-columns-repeated="3" office:value-type="float" office:value="-0">
            <text:p>0</text:p>
          </table:table-cell>
          <table:table-cell office:value-type="float" office:value="49">
            <text:p>49.0</text:p>
          </table:table-cell>
          <table:table-cell office:value-type="string">
            <text:p>[26,29,31,32,33,35,38,39,41,42,43,45,47,50,53,55,57,58,59,62,63,68,72,73,75,76,77,78,79,82,83,84,86,87,88,89,92,98,101,102,103,104,109,110,112,113,118,123,124]</text:p>
          </table:table-cell>
          <table:table-cell table:number-columns-repeated="4" office:value-type="float" office:value="-0">
            <text:p>0</text:p>
          </table:table-cell>
          <table:table-cell office:value-type="percentage" office:value="-0">
            <text:p>0.00%</text:p>
          </table:table-cell>
          <table:table-cell office:value-type="float" office:value="2936.9535">
            <text:p>2936.9535</text:p>
          </table:table-cell>
          <table:table-cell office:value-type="string">
            <text:p>[1,2,3,4,5,6]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string">
            <text:p>RC107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107.100_25-5-5-5_rd_10.txt</text:p>
          </table:table-cell>
          <table:table-cell office:value-type="string">
            <text:p>EXCEPTION (java.lang.IllegalStateException: Exception thrown in the MSA procedure)</text:p>
          </table:table-cell>
          <table:table-cell office:value-type="float" office:value="215.5626">
            <text:p>215.5626</text:p>
          </table:table-cell>
          <table:table-cell office:value-type="float" office:value="152.8285">
            <text:p>152.8285</text:p>
          </table:table-cell>
          <table:table-cell table:number-columns-repeated="3" office:value-type="float" office:value="-0">
            <text:p>0</text:p>
          </table:table-cell>
          <table:table-cell office:value-type="float" office:value="5">
            <text:p>5.0</text:p>
          </table:table-cell>
          <table:table-cell office:value-type="string">
            <text:p>[47,87,114,118,122]</text:p>
          </table:table-cell>
          <table:table-cell table:number-columns-repeated="4" office:value-type="float" office:value="-0">
            <text:p>0</text:p>
          </table:table-cell>
          <table:table-cell office:value-type="percentage" office:value="-0">
            <text:p>0.00%</text:p>
          </table:table-cell>
          <table:table-cell office:value-type="float" office:value="2715.4006">
            <text:p>2715.4006</text:p>
          </table:table-cell>
          <table:table-cell office:value-type="string">
            <text:p>[1,2,3,4,5,6]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string">
            <text:p>RC107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107.100_25-5-5-5_rd_50.txt</text:p>
          </table:table-cell>
          <table:table-cell office:value-type="string">
            <text:p>EXCEPTION (java.lang.IllegalStateException: Exception thrown in the MSA procedure)</text:p>
          </table:table-cell>
          <table:table-cell office:value-type="float" office:value="245.3226">
            <text:p>245.3226</text:p>
          </table:table-cell>
          <table:table-cell office:value-type="float" office:value="166.8698">
            <text:p>166.8698</text:p>
          </table:table-cell>
          <table:table-cell table:number-columns-repeated="3" office:value-type="float" office:value="-0">
            <text:p>0</text:p>
          </table:table-cell>
          <table:table-cell office:value-type="float" office:value="13">
            <text:p>13.0</text:p>
          </table:table-cell>
          <table:table-cell office:value-type="string">
            <text:p>[37,38,49,53,66,68,79,82,84,100,115,119,122]</text:p>
          </table:table-cell>
          <table:table-cell table:number-columns-repeated="4" office:value-type="float" office:value="-0">
            <text:p>0</text:p>
          </table:table-cell>
          <table:table-cell office:value-type="percentage" office:value="-0">
            <text:p>0.00%</text:p>
          </table:table-cell>
          <table:table-cell office:value-type="float" office:value="2715.4006">
            <text:p>2715.4006</text:p>
          </table:table-cell>
          <table:table-cell office:value-type="string">
            <text:p>[1,2,3,4,5,6]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RC107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107.100_25-5-5-5_rd_90.txt</text:p>
          </table:table-cell>
          <table:table-cell office:value-type="string">
            <text:p>TERMINATED</text:p>
          </table:table-cell>
          <table:table-cell office:value-type="float" office:value="266.8865">
            <text:p>266.8865</text:p>
          </table:table-cell>
          <table:table-cell office:value-type="float" office:value="216.1776">
            <text:p>216.1776</text:p>
          </table:table-cell>
          <table:table-cell office:value-type="float" office:value="3102.7369">
            <text:p>3102.7369</text:p>
          </table:table-cell>
          <table:table-cell office:value-type="float" office:value="1891.0988">
            <text:p>1891.0988</text:p>
          </table:table-cell>
          <table:table-cell office:value-type="float" office:value="222.03">
            <text:p>222.03</text:p>
          </table:table-cell>
          <table:table-cell office:value-type="float" office:value="32">
            <text:p>32.0</text:p>
          </table:table-cell>
          <table:table-cell office:value-type="string">
            <text:p>[28,32,33,37,41,44,49,50,57,59,62,66,73,74,75,76,79,83,96,97,100,101,102,104,105,106,109,110,111,115,116,119]</text:p>
          </table:table-cell>
          <table:table-cell office:value-type="float" office:value="1758.8676">
            <text:p>1758.8676</text:p>
          </table:table-cell>
          <table:table-cell office:value-type="float" office:value="1078.8676">
            <text:p>1078.8676</text:p>
          </table:table-cell>
          <table:table-cell office:value-type="float" office:value="224.6647">
            <text:p>224.6647</text:p>
          </table:table-cell>
          <table:table-cell office:value-type="float" office:value="68">
            <text:p>68</text:p>
          </table:table-cell>
          <table:table-cell office:value-type="percentage" office:value="0.9306">
            <text:p>93.06%</text:p>
          </table:table-cell>
          <table:table-cell office:value-type="float" office:value="2715.4006">
            <text:p>2715.4006</text:p>
          </table:table-cell>
          <table:table-cell office:value-type="string">
            <text:p>[1,2,3,4,5,6]</text:p>
          </table:table-cell>
          <table:table-cell office:value-type="string">
            <text:p>&lt;1,30,70,151,31,71,29,26,126|2,88,47,94,80,127|3,55,52,56,54,128|4,72,39,36,40,34,129|5,53,130|6,51,131|7,84,122,45,132|8,158,91,133|9,134|10,48,35,38,135|11,161,117,86,63,93,125,95,136|12,137|13,65,60,68,138|14,90,107,89,124,42,139|15,165,27,98,113,85,140|16,141|17,167,77,82,99,142|18,61,64,143|19,108,169,123,78,103,144|20,92,87,120,46,81,145|21,58,146|22,114,147|23,112,43,148|24,69,67,174,121,118,149|25,150&gt;</text:p>
          </table:table-cell>
        </table:table-row>
        <table:table-row table:style-name="ro2">
          <table:table-cell office:value-type="string">
            <text:p>RC108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108.100_25-5-5-5_rd_10.txt</text:p>
          </table:table-cell>
          <table:table-cell office:value-type="string">
            <text:p>EXCEPTION (java.lang.IllegalStateException: Exception thrown in the MSA procedure)</text:p>
          </table:table-cell>
          <table:table-cell office:value-type="float" office:value="243.2498">
            <text:p>243.2498</text:p>
          </table:table-cell>
          <table:table-cell office:value-type="float" office:value="166.082">
            <text:p>166.082</text:p>
          </table:table-cell>
          <table:table-cell table:number-columns-repeated="3" office:value-type="float" office:value="-0">
            <text:p>0</text:p>
          </table:table-cell>
          <table:table-cell office:value-type="float" office:value="9">
            <text:p>9.0</text:p>
          </table:table-cell>
          <table:table-cell office:value-type="string">
            <text:p>[45,56,67,71,90,96,106,108,110]</text:p>
          </table:table-cell>
          <table:table-cell table:number-columns-repeated="4" office:value-type="float" office:value="-0">
            <text:p>0</text:p>
          </table:table-cell>
          <table:table-cell office:value-type="percentage" office:value="-0">
            <text:p>0.00%</text:p>
          </table:table-cell>
          <table:table-cell office:value-type="float" office:value="2488.0278">
            <text:p>2488.0278</text:p>
          </table:table-cell>
          <table:table-cell office:value-type="string">
            <text:p>[1,2,3,4,5,6]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string">
            <text:p>RC108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108.100_25-5-5-5_rd_50.txt</text:p>
          </table:table-cell>
          <table:table-cell office:value-type="string">
            <text:p>EXCEPTION (java.lang.IllegalStateException: Exception thrown in the MSA procedure)</text:p>
          </table:table-cell>
          <table:table-cell office:value-type="float" office:value="193.7053">
            <text:p>193.7053</text:p>
          </table:table-cell>
          <table:table-cell office:value-type="float" office:value="130.2478">
            <text:p>130.2478</text:p>
          </table:table-cell>
          <table:table-cell table:number-columns-repeated="3" office:value-type="float" office:value="-0">
            <text:p>0</text:p>
          </table:table-cell>
          <table:table-cell office:value-type="float" office:value="7">
            <text:p>7.0</text:p>
          </table:table-cell>
          <table:table-cell office:value-type="string">
            <text:p>[28,93,100,109,112,116,122]</text:p>
          </table:table-cell>
          <table:table-cell table:number-columns-repeated="4" office:value-type="float" office:value="-0">
            <text:p>0</text:p>
          </table:table-cell>
          <table:table-cell office:value-type="percentage" office:value="-0">
            <text:p>0.00%</text:p>
          </table:table-cell>
          <table:table-cell office:value-type="float" office:value="2488.0278">
            <text:p>2488.0278</text:p>
          </table:table-cell>
          <table:table-cell office:value-type="string">
            <text:p>[1,2,3,4,5,6]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RC108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108.100_25-5-5-5_rd_90.txt</text:p>
          </table:table-cell>
          <table:table-cell office:value-type="string">
            <text:p>TERMINATED</text:p>
          </table:table-cell>
          <table:table-cell office:value-type="float" office:value="385.5765">
            <text:p>385.5765</text:p>
          </table:table-cell>
          <table:table-cell office:value-type="float" office:value="239.0393">
            <text:p>239.0393</text:p>
          </table:table-cell>
          <table:table-cell office:value-type="float" office:value="3920.7477">
            <text:p>3920.7477</text:p>
          </table:table-cell>
          <table:table-cell office:value-type="float" office:value="2194.7345">
            <text:p>2194.7345</text:p>
          </table:table-cell>
          <table:table-cell office:value-type="float" office:value="244.9052">
            <text:p>244.9052</text:p>
          </table:table-cell>
          <table:table-cell office:value-type="float" office:value="11">
            <text:p>11.0</text:p>
          </table:table-cell>
          <table:table-cell office:value-type="string">
            <text:p>[29,43,57,59,71,75,105,112,114,116,122]</text:p>
          </table:table-cell>
          <table:table-cell office:value-type="float" office:value="2153.703">
            <text:p>2153.703</text:p>
          </table:table-cell>
          <table:table-cell office:value-type="float" office:value="1263.703">
            <text:p>1263.703</text:p>
          </table:table-cell>
          <table:table-cell office:value-type="float" office:value="237.8103">
            <text:p>237.8103</text:p>
          </table:table-cell>
          <table:table-cell office:value-type="float" office:value="89">
            <text:p>89</text:p>
          </table:table-cell>
          <table:table-cell office:value-type="percentage" office:value="0.8531">
            <text:p>85.31%</text:p>
          </table:table-cell>
          <table:table-cell office:value-type="float" office:value="2488.0278">
            <text:p>2488.0278</text:p>
          </table:table-cell>
          <table:table-cell office:value-type="string">
            <text:p>[1,2,3,4,5,6]</text:p>
          </table:table-cell>
          <table:table-cell office:value-type="string">
            <text:p>&lt;1,113,103,85,104,37,126|2,152,90,109,76,47,74,127|3,117,106,119,96,97,128|4,120,87,56,52,55,58,88,129|5,98,28,130|6,156,94,123,78,80,118,131|7,26,32,33,132|8,48,46,44,133|9,30,27,134|10,108,111,100,99,135|11,67,66,68,65,62,60,136|12,69,63,86,137|13,64,61,110,79,138|14,139|15,95,89,81,84,140|16,73,101,141|17,124,77,91,50,142|18,168,115,49,45,143|19,83,38,144|20,92,54,145|21,102,34,35,72,42,146|22,31,70,147|23,53,51,148|24,125,121,93,149|25,175,107,82,36,41,40,39,150&gt;</text:p>
          </table:table-cell>
        </table:table-row>
        <table:table-row table:style-name="ro1">
          <table:table-cell office:value-type="string">
            <text:p>RC201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201.100_25-5-5-5_rd_10.txt</text:p>
          </table:table-cell>
          <table:table-cell office:value-type="string">
            <text:p>TERMINATED</text:p>
          </table:table-cell>
          <table:table-cell office:value-type="float" office:value="1038.2957">
            <text:p>1038.2957</text:p>
          </table:table-cell>
          <table:table-cell office:value-type="float" office:value="911.2546">
            <text:p>911.2546</text:p>
          </table:table-cell>
          <table:table-cell office:value-type="float" office:value="18826.8369">
            <text:p>18826.8369</text:p>
          </table:table-cell>
          <table:table-cell office:value-type="float" office:value="4381.37">
            <text:p>4381.37</text:p>
          </table:table-cell>
          <table:table-cell office:value-type="float" office:value="657.104">
            <text:p>657.104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767.8556">
            <text:p>2767.8556</text:p>
          </table:table-cell>
          <table:table-cell office:value-type="float" office:value="1764.1383">
            <text:p>1764.1383</text:p>
          </table:table-cell>
          <table:table-cell office:value-type="float" office:value="855.563">
            <text:p>855.563</text:p>
          </table:table-cell>
          <table:table-cell office:value-type="float" office:value="100">
            <text:p>100</text:p>
          </table:table-cell>
          <table:table-cell office:value-type="percentage" office:value="5.7823">
            <text:p>578.23%</text:p>
          </table:table-cell>
          <table:table-cell office:value-type="float" office:value="3233.8386">
            <text:p>3233.8386</text:p>
          </table:table-cell>
          <table:table-cell office:value-type="string">
            <text:p>[1,2,3,4,5,6]</text:p>
          </table:table-cell>
          <table:table-cell office:value-type="string">
            <text:p>&lt;1,151,107,92,63,26,95,126|2,152,90,117,108,101,106,127|3,40,36,41,128|4,154,65,119,59,121,57,85,125,105,129|5,155,97,69,98,130|6,156,72,123,37,46,34,131|7,157,103,28,81,91,79,99,102,132|8,30,93,158,60,133|9,39,104,134|10,120,56,53,54,52,55,135|11,70,27,136|12,58,88,137|13,163,43,115,29,138|14,164,110,82,74,38,42,83,139|15,165,33,71,140|16,166,113,45,62,73,50,141|17,167,67,94,44,142|18,168,124,66,75,143|19,61,144|20,170,64,77,48,111,145|21,87,96,49,146|22,172,100,35,147|23,173,32,47,122,80,148|24,84,112,174,31,149|25,175,89,86,76,78,109,51,68,114,116,118,150&gt;</text:p>
          </table:table-cell>
        </table:table-row>
        <table:table-row table:style-name="ro1">
          <table:table-cell office:value-type="string">
            <text:p>RC201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201.100_25-5-5-5_rd_50.txt</text:p>
          </table:table-cell>
          <table:table-cell office:value-type="string">
            <text:p>TERMINATED</text:p>
          </table:table-cell>
          <table:table-cell office:value-type="float" office:value="1071.4179">
            <text:p>1071.4179</text:p>
          </table:table-cell>
          <table:table-cell office:value-type="float" office:value="925.0998">
            <text:p>925.0998</text:p>
          </table:table-cell>
          <table:table-cell office:value-type="float" office:value="16646.353">
            <text:p>16646.353</text:p>
          </table:table-cell>
          <table:table-cell office:value-type="float" office:value="4555.3689">
            <text:p>4555.3689</text:p>
          </table:table-cell>
          <table:table-cell office:value-type="float" office:value="629.7715">
            <text:p>629.7715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732.3486">
            <text:p>2732.3486</text:p>
          </table:table-cell>
          <table:table-cell office:value-type="float" office:value="1724.8448">
            <text:p>1724.8448</text:p>
          </table:table-cell>
          <table:table-cell office:value-type="float" office:value="701.4298">
            <text:p>701.4298</text:p>
          </table:table-cell>
          <table:table-cell office:value-type="float" office:value="100">
            <text:p>100</text:p>
          </table:table-cell>
          <table:table-cell office:value-type="percentage" office:value="5.0875">
            <text:p>508.75%</text:p>
          </table:table-cell>
          <table:table-cell office:value-type="float" office:value="3233.8386">
            <text:p>3233.8386</text:p>
          </table:table-cell>
          <table:table-cell office:value-type="string">
            <text:p>[1,2,3,4,5,6]</text:p>
          </table:table-cell>
          <table:table-cell office:value-type="string">
            <text:p>&lt;1,151,94,96,126|2,152,90,97,54,127|3,84,123,37,128|4,56,154,59,129|5,155,117,64,89,29,116,130|6,39,72,48,41,131|7,157,111,75,81,79,99,132|8,158,112,103,102,50,95,133|9,30,159,113,98,31,134|10,120,52,53,55,135|11,70,161,27,136|12,88,58,91,162,114,137|13,163,69,86,65,35,138|14,77,100,164,82,74,139|15,165,106,33,71,140|16,166,40,124,141|17,167,92,34,78,45,62,26,118,142|18,168,110,47,119,122,57,143|19,67,61,125,144|20,170,107,46,44,76,104,60,49,73,145|21,108,101,146|22,172,43,28,68,80,85,83,147|23,173,32,115,109,51,121,38,42,105,148|24,174,36,149|25,175,87,63,66,93,150&gt;</text:p>
          </table:table-cell>
        </table:table-row>
        <table:table-row table:style-name="ro2">
          <table:table-cell office:value-type="string">
            <text:p>RC201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201.100_25-5-5-5_rd_90.txt</text:p>
          </table:table-cell>
          <table:table-cell office:value-type="string">
            <text:p>EXCEPTION (java.lang.IllegalStateException: Exception thrown in the MSA procedure)</text:p>
          </table:table-cell>
          <table:table-cell office:value-type="float" office:value="1102.7971">
            <text:p>1102.7971</text:p>
          </table:table-cell>
          <table:table-cell office:value-type="float" office:value="919.1011">
            <text:p>919.1011</text:p>
          </table:table-cell>
          <table:table-cell table:number-columns-repeated="3" office:value-type="float" office:value="-0">
            <text:p>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table:number-columns-repeated="4" office:value-type="float" office:value="-0">
            <text:p>0</text:p>
          </table:table-cell>
          <table:table-cell office:value-type="percentage" office:value="-0">
            <text:p>0.00%</text:p>
          </table:table-cell>
          <table:table-cell office:value-type="float" office:value="3233.8386">
            <text:p>3233.8386</text:p>
          </table:table-cell>
          <table:table-cell office:value-type="string">
            <text:p>[1,2,3,4,5,6]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RC202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202.100_25-5-5-5_rd_10.txt</text:p>
          </table:table-cell>
          <table:table-cell office:value-type="string">
            <text:p>TERMINATED</text:p>
          </table:table-cell>
          <table:table-cell office:value-type="float" office:value="1039.6238">
            <text:p>1039.6238</text:p>
          </table:table-cell>
          <table:table-cell office:value-type="float" office:value="918.6917">
            <text:p>918.6917</text:p>
          </table:table-cell>
          <table:table-cell office:value-type="float" office:value="18877.9779">
            <text:p>18877.9779</text:p>
          </table:table-cell>
          <table:table-cell office:value-type="float" office:value="4373.971">
            <text:p>4373.971</text:p>
          </table:table-cell>
          <table:table-cell office:value-type="float" office:value="662.5287">
            <text:p>662.5287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514.859">
            <text:p>2514.859</text:p>
          </table:table-cell>
          <table:table-cell office:value-type="float" office:value="1514.6036">
            <text:p>1514.6036</text:p>
          </table:table-cell>
          <table:table-cell office:value-type="float" office:value="592.8958">
            <text:p>592.8958</text:p>
          </table:table-cell>
          <table:table-cell office:value-type="float" office:value="100">
            <text:p>100</text:p>
          </table:table-cell>
          <table:table-cell office:value-type="percentage" office:value="6.5046">
            <text:p>650.46%</text:p>
          </table:table-cell>
          <table:table-cell office:value-type="float" office:value="3055.5208">
            <text:p>3055.5208</text:p>
          </table:table-cell>
          <table:table-cell office:value-type="string">
            <text:p>[1,2,3,4,5,6]</text:p>
          </table:table-cell>
          <table:table-cell office:value-type="string">
            <text:p>&lt;1,58,56,59,54,55,126|2,110,88,112,127|3,75,153,87,96,128|4,154,117,42,129|5,155,37,26,48,46,84,78,74,71,68,79,93,38,49,102,83,50,130|6,67,131|7,157,70,61,132|8,108,92,76,133|9,34,100,81,134|10,121,160,101,124,115,105,135|11,161,119,98,35,136|12,162,43,109,137|13,39,72,40,138|14,164,77,66,82,60,114,95,139|15,30,36,32,31,140|16,166,27,94,73,113,47,122,29,141|17,62,69,63,118,142|18,168,33,143|19,169,64,28,86,144|20,170,123,89,111,106,145|21,171,90,116,120,125,146|22,172,103,45,57,147|23,107,173,41,104,148|24,52,51,53,149|25,175,97,44,65,91,80,99,85,150&gt;</text:p>
          </table:table-cell>
        </table:table-row>
        <table:table-row table:style-name="ro1">
          <table:table-cell office:value-type="string">
            <text:p>RC202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202.100_25-5-5-5_rd_50.txt</text:p>
          </table:table-cell>
          <table:table-cell office:value-type="string">
            <text:p>TERMINATED</text:p>
          </table:table-cell>
          <table:table-cell office:value-type="float" office:value="1060.7016">
            <text:p>1060.7016</text:p>
          </table:table-cell>
          <table:table-cell office:value-type="float" office:value="912.2337">
            <text:p>912.2337</text:p>
          </table:table-cell>
          <table:table-cell office:value-type="float" office:value="16865.7324">
            <text:p>16865.7324</text:p>
          </table:table-cell>
          <table:table-cell office:value-type="float" office:value="4281.5201">
            <text:p>4281.5201</text:p>
          </table:table-cell>
          <table:table-cell office:value-type="float" office:value="625.9765">
            <text:p>625.9765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490.5662">
            <text:p>2490.5662</text:p>
          </table:table-cell>
          <table:table-cell office:value-type="float" office:value="1490.5662">
            <text:p>1490.5662</text:p>
          </table:table-cell>
          <table:table-cell office:value-type="float" office:value="890.7964">
            <text:p>890.7964</text:p>
          </table:table-cell>
          <table:table-cell office:value-type="float" office:value="100">
            <text:p>100</text:p>
          </table:table-cell>
          <table:table-cell office:value-type="percentage" office:value="5.7532">
            <text:p>575.32%</text:p>
          </table:table-cell>
          <table:table-cell office:value-type="float" office:value="3055.5208">
            <text:p>3055.5208</text:p>
          </table:table-cell>
          <table:table-cell office:value-type="string">
            <text:p>[1,2,3,4,5,6]</text:p>
          </table:table-cell>
          <table:table-cell office:value-type="string">
            <text:p>&lt;1,56,88,54,126|2,73,46,48,99,127|3,117,96,31,128|4,154,90,94,129|5,110,155,107,120,77,44,49,83,130|6,156,86,65,131|7,157,103,82,81,80,60,114,105,132|8,108,89,101,133|9,159,62,74,122,93,29,42,50,134|10,121,160,61,69,135|11,161,97,92,33,79,136|12,59,162,43,57,137|13,70,32,39,72,27,138|14,164,64,139|15,40,36,111,78,140|16,30,166,63,26,85,141|17,167,37,123,98,66,142|18,168,47,35,91,143|19,119,67,169,113,144|20,170,116,124,106,115,71,102,145|21,75,52,87,55,146|22,172,112,84,28,45,68,118,147|23,173,41,104,109,95,125,148|24,51,58,53,149|25,100,76,34,38,150&gt;</text:p>
          </table:table-cell>
        </table:table-row>
        <table:table-row table:style-name="ro1">
          <table:table-cell office:value-type="string">
            <text:p>RC202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202.100_25-5-5-5_rd_90.txt</text:p>
          </table:table-cell>
          <table:table-cell office:value-type="string">
            <text:p>TERMINATED</text:p>
          </table:table-cell>
          <table:table-cell office:value-type="float" office:value="1102.0747">
            <text:p>1102.0747</text:p>
          </table:table-cell>
          <table:table-cell office:value-type="float" office:value="950.7398">
            <text:p>950.7398</text:p>
          </table:table-cell>
          <table:table-cell office:value-type="float" office:value="16526.4632">
            <text:p>16526.4632</text:p>
          </table:table-cell>
          <table:table-cell office:value-type="float" office:value="4726.1928">
            <text:p>4726.1928</text:p>
          </table:table-cell>
          <table:table-cell office:value-type="float" office:value="552.847">
            <text:p>552.847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508.2665">
            <text:p>2508.2665</text:p>
          </table:table-cell>
          <table:table-cell office:value-type="float" office:value="1492.8721">
            <text:p>1492.8721</text:p>
          </table:table-cell>
          <table:table-cell office:value-type="float" office:value="720.2717">
            <text:p>720.2717</text:p>
          </table:table-cell>
          <table:table-cell office:value-type="float" office:value="100">
            <text:p>100</text:p>
          </table:table-cell>
          <table:table-cell office:value-type="percentage" office:value="5.5682">
            <text:p>556.82%</text:p>
          </table:table-cell>
          <table:table-cell office:value-type="float" office:value="3055.5208">
            <text:p>3055.5208</text:p>
          </table:table-cell>
          <table:table-cell office:value-type="string">
            <text:p>[1,2,3,4,5,6]</text:p>
          </table:table-cell>
          <table:table-cell office:value-type="string">
            <text:p>&lt;1,59,56,55,54,126|2,73,88,48,127|3,90,117,128|4,28,154,41,129|5,77,107,155,113,33,38,114,83,130|6,67,89,131|7,157,100,44,103,112,71,80,85,102,132|8,116,123,92,124,111,99,133|9,159,98,47,35,50,134|10,121,97,160,65,81,135|11,161,40,106,136|12,101,68,137|13,32,70,94,138|14,52,164,82,139|15,39,36,140|16,27,26,30,86,74,166,122,79,141|17,62,167,119,108,46,66,78,60,142|18,168,43,37,29,42,143|19,169,64,61,120,93,144|20,170,69,115,104,145|21,75,171,87,96,146|22,172,110,84,45,91,57,49,118,125,147|23,72,76,34,148|24,51,58,53,149|25,63,175,109,31,95,105,150&gt;</text:p>
          </table:table-cell>
        </table:table-row>
        <table:table-row table:style-name="ro1">
          <table:table-cell office:value-type="string">
            <text:p>RC203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203.100_25-5-5-5_rd_10.txt</text:p>
          </table:table-cell>
          <table:table-cell office:value-type="string">
            <text:p>TERMINATED</text:p>
          </table:table-cell>
          <table:table-cell office:value-type="float" office:value="1052.8913">
            <text:p>1052.8913</text:p>
          </table:table-cell>
          <table:table-cell office:value-type="float" office:value="937.3876">
            <text:p>937.3876</text:p>
          </table:table-cell>
          <table:table-cell office:value-type="float" office:value="18372.9546">
            <text:p>18372.9546</text:p>
          </table:table-cell>
          <table:table-cell office:value-type="float" office:value="4039.448">
            <text:p>4039.448</text:p>
          </table:table-cell>
          <table:table-cell office:value-type="float" office:value="546.083">
            <text:p>546.083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393.1685">
            <text:p>2393.1685</text:p>
          </table:table-cell>
          <table:table-cell office:value-type="float" office:value="1386.3107">
            <text:p>1386.3107</text:p>
          </table:table-cell>
          <table:table-cell office:value-type="float" office:value="708.5174">
            <text:p>708.5174</text:p>
          </table:table-cell>
          <table:table-cell office:value-type="float" office:value="100">
            <text:p>100</text:p>
          </table:table-cell>
          <table:table-cell office:value-type="percentage" office:value="6.6632">
            <text:p>666.32%</text:p>
          </table:table-cell>
          <table:table-cell office:value-type="float" office:value="2619.9921">
            <text:p>2619.9921</text:p>
          </table:table-cell>
          <table:table-cell office:value-type="string">
            <text:p>[1,2,3,4,5,6]</text:p>
          </table:table-cell>
          <table:table-cell office:value-type="string">
            <text:p>&lt;1,151,57,53,71,54,93,42,125,126|2,152,123,30,87,118,105,127|3,153,68,112,91,128|4,154,74,35,80,60,129|5,67,95,130|6,82,77,156,26,124,31,81,38,131|7,62,97,63,65,132|8,158,101,109,133|9,108,115,94,134|10,61,135|11,111,84,100,40,122,103,136|12,69,34,137|13,110,117,51,138|14,164,45,76,48,43,113,47,29,99,102,83,139|15,70,28,33,140|16,58,114,141|17,120,75,59,52,142|18,55,168,143|19,121,169,119,96,89,44,88,50,144|20,37,41,36,145|21,171,107,116,73,92,66,56,146|22,172,90,46,72,147|23,173,49,98,104,148|24,106,79,64,149|25,175,86,27,32,85,39,78,150&gt;</text:p>
          </table:table-cell>
        </table:table-row>
        <table:table-row table:style-name="ro1">
          <table:table-cell office:value-type="string">
            <text:p>RC203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203.100_25-5-5-5_rd_50.txt</text:p>
          </table:table-cell>
          <table:table-cell office:value-type="string">
            <text:p>TERMINATED</text:p>
          </table:table-cell>
          <table:table-cell office:value-type="float" office:value="1049.8121">
            <text:p>1049.8121</text:p>
          </table:table-cell>
          <table:table-cell office:value-type="float" office:value="923.6107">
            <text:p>923.6107</text:p>
          </table:table-cell>
          <table:table-cell office:value-type="float" office:value="15846.6453">
            <text:p>15846.6453</text:p>
          </table:table-cell>
          <table:table-cell office:value-type="float" office:value="3654.2184">
            <text:p>3654.2184</text:p>
          </table:table-cell>
          <table:table-cell office:value-type="float" office:value="577.1469">
            <text:p>577.1469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355.4844">
            <text:p>2355.4844</text:p>
          </table:table-cell>
          <table:table-cell office:value-type="float" office:value="1348.6265">
            <text:p>1348.6265</text:p>
          </table:table-cell>
          <table:table-cell office:value-type="float" office:value="719.4843">
            <text:p>719.4843</text:p>
          </table:table-cell>
          <table:table-cell office:value-type="float" office:value="100">
            <text:p>100</text:p>
          </table:table-cell>
          <table:table-cell office:value-type="percentage" office:value="5.6936">
            <text:p>569.36%</text:p>
          </table:table-cell>
          <table:table-cell office:value-type="float" office:value="2619.9921">
            <text:p>2619.9921</text:p>
          </table:table-cell>
          <table:table-cell office:value-type="string">
            <text:p>[1,2,3,4,5,6]</text:p>
          </table:table-cell>
          <table:table-cell office:value-type="string">
            <text:p>&lt;1,151,120,89,126|2,32,30,27,152,124,112,125,95,127|3,69,92,153,85,128|4,55,129|5,67,33,130|6,77,82,49,101,73,34,131|7,62,53,66,132|8,158,71,104,91,81,29,93,42,38,83,102,133|9,108,159,45,43,103,134|10,61,135|11,161,107,116,40,36,72,111,136|12,64,137|13,117,51,57,138|14,46,164,84,113,139|15,115,165,119,96,94,140|16,58,114,141|17,59,75,52,142|18,168,100,122,44,47,60,143|19,110,88,76,87,144|20,37,41,170,35,80,99,50,105,118,145|21,171,121,97,63,56,54,74,146|22,90,172,65,147|23,28,70,26,148|24,79,106,86,68,174,78,109,149|25,175,123,48,39,98,31,150&gt;</text:p>
          </table:table-cell>
        </table:table-row>
        <table:table-row table:style-name="ro1">
          <table:table-cell office:value-type="string">
            <text:p>RC203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203.100_25-5-5-5_rd_90.txt</text:p>
          </table:table-cell>
          <table:table-cell office:value-type="string">
            <text:p>TERMINATED</text:p>
          </table:table-cell>
          <table:table-cell office:value-type="float" office:value="1042.4459">
            <text:p>1042.4459</text:p>
          </table:table-cell>
          <table:table-cell office:value-type="float" office:value="889.753">
            <text:p>889.753</text:p>
          </table:table-cell>
          <table:table-cell office:value-type="float" office:value="16282.4257">
            <text:p>16282.4257</text:p>
          </table:table-cell>
          <table:table-cell office:value-type="float" office:value="3662.6351">
            <text:p>3662.6351</text:p>
          </table:table-cell>
          <table:table-cell office:value-type="float" office:value="537.3024">
            <text:p>537.3024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360.305">
            <text:p>2360.305</text:p>
          </table:table-cell>
          <table:table-cell office:value-type="float" office:value="1351.6011">
            <text:p>1351.6011</text:p>
          </table:table-cell>
          <table:table-cell office:value-type="float" office:value="860.4547">
            <text:p>860.4547</text:p>
          </table:table-cell>
          <table:table-cell office:value-type="float" office:value="100">
            <text:p>100</text:p>
          </table:table-cell>
          <table:table-cell office:value-type="percentage" office:value="5.8463">
            <text:p>584.63%</text:p>
          </table:table-cell>
          <table:table-cell office:value-type="float" office:value="2619.9921">
            <text:p>2619.9921</text:p>
          </table:table-cell>
          <table:table-cell office:value-type="string">
            <text:p>[1,2,3,4,5,6]</text:p>
          </table:table-cell>
          <table:table-cell office:value-type="string">
            <text:p>&lt;1,151,41,56,66,99,126|2,30,32,27,152,92,31,95,127|3,153,121,76,89,128|4,96,154,100,74,35,80,60,129|5,67,130|6,77,82,49,73,48,78,131|7,70,65,132|8,158,101,133|9,86,159,94,134|10,160,79,68,63,135|11,108,111,84,161,44,112,50,136|12,61,137|13,57,51,114,103,109,138|14,46,164,55,45,102,83,139|15,115,165,98,72,40,122,140|16,58,141|17,75,59,52,142|18,64,110,143|19,169,119,87,88,43,47,91,144|20,71,37,36,145|21,106,171,97,53,54,33,81,93,29,38,42,125,105,118,146|22,172,107,90,147|23,28,26,62,113,148|24,117,120,116,69,149|25,175,123,85,39,124,104,34,150&gt;</text:p>
          </table:table-cell>
        </table:table-row>
        <table:table-row table:style-name="ro1">
          <table:table-cell office:value-type="string">
            <text:p>RC204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204.100_25-5-5-5_rd_10.txt</text:p>
          </table:table-cell>
          <table:table-cell office:value-type="string">
            <text:p>TERMINATED</text:p>
          </table:table-cell>
          <table:table-cell office:value-type="float" office:value="1080.2706">
            <text:p>1080.2706</text:p>
          </table:table-cell>
          <table:table-cell office:value-type="float" office:value="956.3969">
            <text:p>956.3969</text:p>
          </table:table-cell>
          <table:table-cell office:value-type="float" office:value="15913.9961">
            <text:p>15913.9961</text:p>
          </table:table-cell>
          <table:table-cell office:value-type="float" office:value="3253.4602">
            <text:p>3253.4602</text:p>
          </table:table-cell>
          <table:table-cell office:value-type="float" office:value="700.3412">
            <text:p>700.3412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058.3716">
            <text:p>2058.3716</text:p>
          </table:table-cell>
          <table:table-cell office:value-type="float" office:value="1058.3716">
            <text:p>1058.3716</text:p>
          </table:table-cell>
          <table:table-cell office:value-type="float" office:value="838.3865">
            <text:p>838.3865</text:p>
          </table:table-cell>
          <table:table-cell office:value-type="float" office:value="100">
            <text:p>100</text:p>
          </table:table-cell>
          <table:table-cell office:value-type="percentage" office:value="6.6921">
            <text:p>669.21%</text:p>
          </table:table-cell>
          <table:table-cell office:value-type="float" office:value="2319.6376">
            <text:p>2319.6376</text:p>
          </table:table-cell>
          <table:table-cell office:value-type="string">
            <text:p>[1,2,3,4,5,6]</text:p>
          </table:table-cell>
          <table:table-cell office:value-type="string">
            <text:p>&lt;1,151,105,119,102,50,126|2,152,98,39,120,121,79,78,44,35,127|3,153,86,34,30,27,128|4,154,93,115,107,123,85,69,65,63,67,26,109,28,32,70,129|5,155,106,81,89,82,92,110,49,130|6,156,77,90,108,122,38,131|7,157,29,132|8,53,96,118,57,59,87,133|9,36,84,134|10,71,31,33,135|11,56,52,51,58,136|12,111,99,137|13,163,47,48,64,73,138|14,164,124,139|15,62,60,66,68,61,140|16,103,113,94,141|17,95,55,114,125,142|18,168,116,91,117,97,75,54,143|19,72,41,101,43,74,100,144|20,170,145|21,88,76,45,46,146|22,104,147|23,80,83,148|24,112,149|25,42,40,37,150&gt;</text:p>
          </table:table-cell>
        </table:table-row>
        <table:table-row table:style-name="ro1">
          <table:table-cell office:value-type="string">
            <text:p>RC204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204.100_25-5-5-5_rd_50.txt</text:p>
          </table:table-cell>
          <table:table-cell office:value-type="string">
            <text:p>TERMINATED</text:p>
          </table:table-cell>
          <table:table-cell office:value-type="float" office:value="1071.1814">
            <text:p>1071.1814</text:p>
          </table:table-cell>
          <table:table-cell office:value-type="float" office:value="932.6472">
            <text:p>932.6472</text:p>
          </table:table-cell>
          <table:table-cell office:value-type="float" office:value="17517.2215">
            <text:p>17517.2215</text:p>
          </table:table-cell>
          <table:table-cell office:value-type="float" office:value="3718.7295">
            <text:p>3718.7295</text:p>
          </table:table-cell>
          <table:table-cell office:value-type="float" office:value="563.3186">
            <text:p>563.3186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101.7761">
            <text:p>2101.7761</text:p>
          </table:table-cell>
          <table:table-cell office:value-type="float" office:value="1101.7761">
            <text:p>1101.7761</text:p>
          </table:table-cell>
          <table:table-cell office:value-type="float" office:value="545.8802">
            <text:p>545.8802</text:p>
          </table:table-cell>
          <table:table-cell office:value-type="float" office:value="100">
            <text:p>100</text:p>
          </table:table-cell>
          <table:table-cell office:value-type="percentage" office:value="7.3004">
            <text:p>730.04%</text:p>
          </table:table-cell>
          <table:table-cell office:value-type="float" office:value="2319.6376">
            <text:p>2319.6376</text:p>
          </table:table-cell>
          <table:table-cell office:value-type="string">
            <text:p>[1,2,3,4,5,6]</text:p>
          </table:table-cell>
          <table:table-cell office:value-type="string">
            <text:p>&lt;1,113,95,104,126|2,103,152,114,44,54,80,99,127|3,153,107,91,108,90,112,128|4,154,115,85,32,27,70,30,28,26,50,129|5,155,89,106,86,79,66,110,101,130|6,156,47,122,43,131|7,157,38,29,125,132|8,56,53,55,57,59,87,133|9,159,111,49,100,102,83,134|10,71,60,124,33,135|11,161,117,120,96,82,74,75,58,136|12,46,45,162,64,51,137|13,123,73,94,138|14,164,63,139|15,118,61,140|16,121,166,34,141|17,93,167,97,78,142|18,168,105,81,116,119,77,52,109,143|19,41,72,35,69,84,144|20,170,92,145|21,76,88,146|22,31,98,36,147|23,68,67,65,62,148|24,48,149|25,37,42,39,40,150&gt;</text:p>
          </table:table-cell>
        </table:table-row>
        <table:table-row table:style-name="ro2">
          <table:table-cell office:value-type="string">
            <text:p>RC204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204.100_25-5-5-5_rd_90.txt</text:p>
          </table:table-cell>
          <table:table-cell office:value-type="string">
            <text:p>EXCEPTION (java.lang.IllegalStateException: Exception thrown in the MSA procedure)</text:p>
          </table:table-cell>
          <table:table-cell office:value-type="float" office:value="1042.6569">
            <text:p>1042.6569</text:p>
          </table:table-cell>
          <table:table-cell office:value-type="float" office:value="911.4553">
            <text:p>911.4553</text:p>
          </table:table-cell>
          <table:table-cell table:number-columns-repeated="3" office:value-type="float" office:value="-0">
            <text:p>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table:number-columns-repeated="4" office:value-type="float" office:value="-0">
            <text:p>0</text:p>
          </table:table-cell>
          <table:table-cell office:value-type="percentage" office:value="-0">
            <text:p>0.00%</text:p>
          </table:table-cell>
          <table:table-cell office:value-type="float" office:value="2319.6376">
            <text:p>2319.6376</text:p>
          </table:table-cell>
          <table:table-cell office:value-type="string">
            <text:p>[1,2,3,4,5,6]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RC205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205.100_25-5-5-5_rd_10.txt</text:p>
          </table:table-cell>
          <table:table-cell office:value-type="string">
            <text:p>TERMINATED</text:p>
          </table:table-cell>
          <table:table-cell office:value-type="float" office:value="1032.8398">
            <text:p>1032.8398</text:p>
          </table:table-cell>
          <table:table-cell office:value-type="float" office:value="914.9363">
            <text:p>914.9363</text:p>
          </table:table-cell>
          <table:table-cell office:value-type="float" office:value="17781.3227">
            <text:p>17781.3227</text:p>
          </table:table-cell>
          <table:table-cell office:value-type="float" office:value="4648.6121">
            <text:p>4648.6121</text:p>
          </table:table-cell>
          <table:table-cell office:value-type="float" office:value="659.9452">
            <text:p>659.9452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589.827">
            <text:p>2589.827</text:p>
          </table:table-cell>
          <table:table-cell office:value-type="float" office:value="1571.3509">
            <text:p>1571.3509</text:p>
          </table:table-cell>
          <table:table-cell office:value-type="float" office:value="627.5486">
            <text:p>627.5486</text:p>
          </table:table-cell>
          <table:table-cell office:value-type="float" office:value="100">
            <text:p>100</text:p>
          </table:table-cell>
          <table:table-cell office:value-type="percentage" office:value="5.831">
            <text:p>583.10%</text:p>
          </table:table-cell>
          <table:table-cell office:value-type="float" office:value="3041.4454">
            <text:p>3041.4454</text:p>
          </table:table-cell>
          <table:table-cell office:value-type="string">
            <text:p>[1,2,3,4,5,6]</text:p>
          </table:table-cell>
          <table:table-cell office:value-type="string">
            <text:p>&lt;1,151,40,36,34,126|2,152,43,112,38,127|3,61,153,85,128|4,117,129|5,155,30,123,94,44,46,111,47,130|6,156,59,62,57,29,131|7,157,107,77,100,39,37,115,28,71,49,83,132|8,106,158,73,122,93,114,118,95,133|9,159,70,72,98,41,113,121,134|10,160,67,64,75,80,135|11,27,161,84,81,60,136|12,90,162,124,137|13,101,26,138|14,164,33,103,139|15,165,63,31,45,79,68,99,102,140|16,56,54,55,141|17,86,69,97,65,142|18,76,168,109,50,143|19,169,51,78,125,144|20,170,120,108,89,104,145|21,53,52,58,146|22,110,172,82,116,35,91,105,147|23,88,87,48,148|24,32,174,96,119,66,74,42,149|25,175,92,150&gt;</text:p>
          </table:table-cell>
        </table:table-row>
        <table:table-row table:style-name="ro1">
          <table:table-cell office:value-type="string">
            <text:p>RC205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205.100_25-5-5-5_rd_50.txt</text:p>
          </table:table-cell>
          <table:table-cell office:value-type="string">
            <text:p>TERMINATED</text:p>
          </table:table-cell>
          <table:table-cell office:value-type="float" office:value="1095.6312">
            <text:p>1095.6312</text:p>
          </table:table-cell>
          <table:table-cell office:value-type="float" office:value="939.7638">
            <text:p>939.7638</text:p>
          </table:table-cell>
          <table:table-cell office:value-type="float" office:value="15858.8083">
            <text:p>15858.8083</text:p>
          </table:table-cell>
          <table:table-cell office:value-type="float" office:value="3849.2658">
            <text:p>3849.2658</text:p>
          </table:table-cell>
          <table:table-cell office:value-type="float" office:value="544.1733">
            <text:p>544.1733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603.6059">
            <text:p>2603.6059</text:p>
          </table:table-cell>
          <table:table-cell office:value-type="float" office:value="1603.6059">
            <text:p>1603.6059</text:p>
          </table:table-cell>
          <table:table-cell office:value-type="float" office:value="561.3735">
            <text:p>561.3735</text:p>
          </table:table-cell>
          <table:table-cell office:value-type="float" office:value="100">
            <text:p>100</text:p>
          </table:table-cell>
          <table:table-cell office:value-type="percentage" office:value="5.0457">
            <text:p>504.57%</text:p>
          </table:table-cell>
          <table:table-cell office:value-type="float" office:value="3041.4454">
            <text:p>3041.4454</text:p>
          </table:table-cell>
          <table:table-cell office:value-type="string">
            <text:p>[1,2,3,4,5,6]</text:p>
          </table:table-cell>
          <table:table-cell office:value-type="string">
            <text:p>&lt;1,72,36,40,126|2,152,108,41,106,116,74,91,127|3,61,128|4,119,121,154,80,99,129|5,155,94,48,43,130|6,70,104,131|7,39,157,34,132|8,158,51,79,81,95,133|9,27,69,32,31,98,134|10,90,160,67,64,97,63,135|11,62,45,60,114,50,105,125,136|12,162,76,124,47,137|13,28,122,85,49,42,138|14,164,30,33,139|15,113,165,107,77,100,84,37,102,83,140|16,56,55,54,59,141|17,53,86,92,96,65,66,142|18,110,73,109,143|19,169,78,71,68,144|20,170,120,89,44,46,111,82,112,145|21,58,87,52,146|22,172,115,103,35,29,57,147|23,88,101,148|24,117,174,123,149|25,175,75,26,93,38,118,150&gt;</text:p>
          </table:table-cell>
        </table:table-row>
        <table:table-row table:style-name="ro1">
          <table:table-cell office:value-type="string">
            <text:p>RC205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205.100_25-5-5-5_rd_90.txt</text:p>
          </table:table-cell>
          <table:table-cell office:value-type="string">
            <text:p>TERMINATED</text:p>
          </table:table-cell>
          <table:table-cell office:value-type="float" office:value="1085.4523">
            <text:p>1085.4523</text:p>
          </table:table-cell>
          <table:table-cell office:value-type="float" office:value="924.6774">
            <text:p>924.6774</text:p>
          </table:table-cell>
          <table:table-cell office:value-type="float" office:value="16090.3399">
            <text:p>16090.3399</text:p>
          </table:table-cell>
          <table:table-cell office:value-type="float" office:value="4674.2617">
            <text:p>4674.2617</text:p>
          </table:table-cell>
          <table:table-cell office:value-type="float" office:value="551.2438">
            <text:p>551.2438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616.7219">
            <text:p>2616.7219</text:p>
          </table:table-cell>
          <table:table-cell office:value-type="float" office:value="1582.6735">
            <text:p>1582.6735</text:p>
          </table:table-cell>
          <table:table-cell office:value-type="float" office:value="673.367">
            <text:p>673.367</text:p>
          </table:table-cell>
          <table:table-cell office:value-type="float" office:value="100">
            <text:p>100</text:p>
          </table:table-cell>
          <table:table-cell office:value-type="percentage" office:value="5.1239">
            <text:p>512.39%</text:p>
          </table:table-cell>
          <table:table-cell office:value-type="float" office:value="3041.4454">
            <text:p>3041.4454</text:p>
          </table:table-cell>
          <table:table-cell office:value-type="string">
            <text:p>[1,2,3,4,5,6]</text:p>
          </table:table-cell>
          <table:table-cell office:value-type="string">
            <text:p>&lt;1,30,72,36,126|2,108,120,152,44,112,47,73,91,127|3,27,153,121,71,74,60,128|4,117,88,129|5,84,48,130|6,70,101,156,131|7,157,94,41,104,132|8,119,158,66,31,81,79,133|9,32,159,124,28,26,38,118,105,134|10,160,59,34,45,57,68,42,102,125,135|11,107,90,37,136|12,162,63,78,50,83,137|13,61,86,138|14,164,115,33,82,35,85,29,139|15,77,165,40,140|16,64,67,56,92,141|17,97,96,75,49,93,142|18,100,113,65,114,143|19,169,89,55,51,95,144|20,170,39,123,98,106,111,103,122,145|21,58,53,43,116,146|22,172,54,62,109,99,147|23,46,87,148|24,110,69,80,149|25,52,76,150&gt;</text:p>
          </table:table-cell>
        </table:table-row>
        <table:table-row table:style-name="ro2">
          <table:table-cell office:value-type="string">
            <text:p>RC206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206.100_25-5-5-5_rd_10.txt</text:p>
          </table:table-cell>
          <table:table-cell office:value-type="string">
            <text:p>EXCEPTION (java.lang.IllegalStateException: Exception thrown in the MSA procedure)</text:p>
          </table:table-cell>
          <table:table-cell office:value-type="float" office:value="998.6417">
            <text:p>998.6417</text:p>
          </table:table-cell>
          <table:table-cell office:value-type="float" office:value="884.1149">
            <text:p>884.1149</text:p>
          </table:table-cell>
          <table:table-cell table:number-columns-repeated="3" office:value-type="float" office:value="-0">
            <text:p>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table:number-columns-repeated="4" office:value-type="float" office:value="-0">
            <text:p>0</text:p>
          </table:table-cell>
          <table:table-cell office:value-type="percentage" office:value="-0">
            <text:p>0.00%</text:p>
          </table:table-cell>
          <table:table-cell office:value-type="float" office:value="2749.7781">
            <text:p>2749.7781</text:p>
          </table:table-cell>
          <table:table-cell office:value-type="string">
            <text:p>[1,2,3,4,5,6]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RC206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206.100_25-5-5-5_rd_50.txt</text:p>
          </table:table-cell>
          <table:table-cell office:value-type="string">
            <text:p>TERMINATED</text:p>
          </table:table-cell>
          <table:table-cell office:value-type="float" office:value="1079.4219">
            <text:p>1079.4219</text:p>
          </table:table-cell>
          <table:table-cell office:value-type="float" office:value="951.0923">
            <text:p>951.0923</text:p>
          </table:table-cell>
          <table:table-cell office:value-type="float" office:value="15373.6087">
            <text:p>15373.6087</text:p>
          </table:table-cell>
          <table:table-cell office:value-type="float" office:value="4228.8813">
            <text:p>4228.8813</text:p>
          </table:table-cell>
          <table:table-cell office:value-type="float" office:value="572.8156">
            <text:p>572.8156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386.0742">
            <text:p>2386.0742</text:p>
          </table:table-cell>
          <table:table-cell office:value-type="float" office:value="1386.0742">
            <text:p>1386.0742</text:p>
          </table:table-cell>
          <table:table-cell office:value-type="float" office:value="654.2776">
            <text:p>654.2776</text:p>
          </table:table-cell>
          <table:table-cell office:value-type="float" office:value="100">
            <text:p>100</text:p>
          </table:table-cell>
          <table:table-cell office:value-type="percentage" office:value="5.4108">
            <text:p>541.08%</text:p>
          </table:table-cell>
          <table:table-cell office:value-type="float" office:value="2749.7781">
            <text:p>2749.7781</text:p>
          </table:table-cell>
          <table:table-cell office:value-type="string">
            <text:p>[1,2,3,4,5,6]</text:p>
          </table:table-cell>
          <table:table-cell office:value-type="string">
            <text:p>&lt;1,151,45,73,26,126|2,63,68,127|3,153,69,65,128|4,154,99,93,105,129|5,155,67,70,86,32,104,98,130|6,44,76,110,131|7,108,90,157,94,39,40,36,132|8,158,31,80,29,133|9,55,106,134|10,41,43,111,103,82,34,38,42,83,135|11,97,161,119,66,136|12,162,123,96,71,121,137|13,163,35,75,62,85,118,95,138|14,164,109,78,91,79,60,102,139|15,89,101,165,57,140|16,27,166,28,141|17,112,47,122,51,114,49,50,142|18,54,74,59,143|19,72,88,124,125,144|20,64,87,33,145|21,171,30,107,113,115,146|22,77,37,172,147|23,173,117,120,58,53,52,56,92,81,148|24,84,100,149|25,61,175,48,46,116,150&gt;</text:p>
          </table:table-cell>
        </table:table-row>
        <table:table-row table:style-name="ro1">
          <table:table-cell office:value-type="string">
            <text:p>RC206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206.100_25-5-5-5_rd_90.txt</text:p>
          </table:table-cell>
          <table:table-cell office:value-type="string">
            <text:p>TERMINATED</text:p>
          </table:table-cell>
          <table:table-cell office:value-type="float" office:value="922.9042">
            <text:p>922.9042</text:p>
          </table:table-cell>
          <table:table-cell office:value-type="float" office:value="777.1975">
            <text:p>777.1975</text:p>
          </table:table-cell>
          <table:table-cell office:value-type="float" office:value="14358.7951">
            <text:p>14358.7951</text:p>
          </table:table-cell>
          <table:table-cell office:value-type="float" office:value="4170.4244">
            <text:p>4170.4244</text:p>
          </table:table-cell>
          <table:table-cell office:value-type="float" office:value="417.3384">
            <text:p>417.3384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442.5309">
            <text:p>2442.5309</text:p>
          </table:table-cell>
          <table:table-cell office:value-type="float" office:value="1442.5309">
            <text:p>1442.5309</text:p>
          </table:table-cell>
          <table:table-cell office:value-type="float" office:value="625.0122">
            <text:p>625.0122</text:p>
          </table:table-cell>
          <table:table-cell office:value-type="float" office:value="100">
            <text:p>100</text:p>
          </table:table-cell>
          <table:table-cell office:value-type="percentage" office:value="4.8375">
            <text:p>483.75%</text:p>
          </table:table-cell>
          <table:table-cell office:value-type="float" office:value="2749.7781">
            <text:p>2749.7781</text:p>
          </table:table-cell>
          <table:table-cell office:value-type="string">
            <text:p>[1,2,3,4,5,6]</text:p>
          </table:table-cell>
          <table:table-cell office:value-type="string">
            <text:p>&lt;1,27,151,28,126|2,152,109,45,80,29,26,127|3,52,153,33,35,118,128|4,154,92,65,85,93,60,62,129|5,155,123,36,37,98,32,31,130|6,108,110,106,131|7,39,41,157,83,132|8,158,124,76,81,73,50,133|9,72,87,59,134|10,100,66,82,78,115,47,91,99,38,42,102,135|11,97,161,104,68,136|12,162,94,96,57,137|13,163,122,49,116,105,95,138|14,164,107,86,63,125,139|15,48,46,165,79,114,140|16,67,61,70,166,71,141|17,120,58,88,142|18,168,56,54,55,53,143|19,169,44,111,74,43,34,144|20,64,69,145|21,30,171,113,146|22,77,172,121,147|23,90,173,117,103,119,148|24,84,40,112,149|25,89,101,175,51,75,150&gt;</text:p>
          </table:table-cell>
        </table:table-row>
        <table:table-row table:style-name="ro1">
          <table:table-cell office:value-type="string">
            <text:p>RC207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207.100_25-5-5-5_rd_10.txt</text:p>
          </table:table-cell>
          <table:table-cell office:value-type="string">
            <text:p>TERMINATED</text:p>
          </table:table-cell>
          <table:table-cell office:value-type="float" office:value="1088.7008">
            <text:p>1088.7008</text:p>
          </table:table-cell>
          <table:table-cell office:value-type="float" office:value="954.6971">
            <text:p>954.6971</text:p>
          </table:table-cell>
          <table:table-cell office:value-type="float" office:value="13998.0026">
            <text:p>13998.0026</text:p>
          </table:table-cell>
          <table:table-cell office:value-type="float" office:value="4152.3224">
            <text:p>4152.3224</text:p>
          </table:table-cell>
          <table:table-cell office:value-type="float" office:value="886.5831">
            <text:p>886.5831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263.3457">
            <text:p>2263.3457</text:p>
          </table:table-cell>
          <table:table-cell office:value-type="float" office:value="1263.3457">
            <text:p>1263.3457</text:p>
          </table:table-cell>
          <table:table-cell office:value-type="float" office:value="647.4673">
            <text:p>647.4673</text:p>
          </table:table-cell>
          <table:table-cell office:value-type="float" office:value="100">
            <text:p>100</text:p>
          </table:table-cell>
          <table:table-cell office:value-type="percentage" office:value="5.4216">
            <text:p>542.16%</text:p>
          </table:table-cell>
          <table:table-cell office:value-type="float" office:value="2644.8334">
            <text:p>2644.8334</text:p>
          </table:table-cell>
          <table:table-cell office:value-type="string">
            <text:p>[1,2,3,4,5,6]</text:p>
          </table:table-cell>
          <table:table-cell office:value-type="string">
            <text:p>&lt;1,102,126|2,42,28,127|3,153,27,72,128|4,154,94,123,97,92,109,105,121,79,114,129|5,130|6,156,120,89,87,88,80,131|7,157,90,48,86,32,50,132|8,100,158,112,111,133|9,53,61,65,67,134|10,29,135|11,161,66,122,136|12,110,60,75,59,137|13,163,52,56,55,54,138|14,164,108,69,96,82,38,62,139|15,36,40,77,39,41,140|16,166,46,84,78,115,34,74,99,141|17,167,71,85,142|18,70,31,98,33,143|19,169,91,81,49,73,144|20,58,170,51,57,145|21,76,43,101,45,146|22,118,116,147|23,173,113,37,30,124,104,103,35,148|24,174,107,63,64,117,44,106,83,68,149|25,175,95,47,125,119,93,26,150&gt;</text:p>
          </table:table-cell>
        </table:table-row>
        <table:table-row table:style-name="ro1">
          <table:table-cell office:value-type="string">
            <text:p>RC207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207.100_25-5-5-5_rd_50.txt</text:p>
          </table:table-cell>
          <table:table-cell office:value-type="string">
            <text:p>TERMINATED</text:p>
          </table:table-cell>
          <table:table-cell office:value-type="float" office:value="1119.6479">
            <text:p>1119.6479</text:p>
          </table:table-cell>
          <table:table-cell office:value-type="float" office:value="958.2498">
            <text:p>958.2498</text:p>
          </table:table-cell>
          <table:table-cell office:value-type="float" office:value="14444.2172">
            <text:p>14444.2172</text:p>
          </table:table-cell>
          <table:table-cell office:value-type="float" office:value="4373.4359">
            <text:p>4373.4359</text:p>
          </table:table-cell>
          <table:table-cell office:value-type="float" office:value="672.7445">
            <text:p>672.7445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273.12">
            <text:p>2273.12</text:p>
          </table:table-cell>
          <table:table-cell office:value-type="float" office:value="1273.12">
            <text:p>1273.12</text:p>
          </table:table-cell>
          <table:table-cell office:value-type="float" office:value="677.7788">
            <text:p>677.7788</text:p>
          </table:table-cell>
          <table:table-cell office:value-type="float" office:value="100">
            <text:p>100</text:p>
          </table:table-cell>
          <table:table-cell office:value-type="percentage" office:value="5.3204">
            <text:p>532.04%</text:p>
          </table:table-cell>
          <table:table-cell office:value-type="float" office:value="2644.8334">
            <text:p>2644.8334</text:p>
          </table:table-cell>
          <table:table-cell office:value-type="string">
            <text:p>[1,2,3,4,5,6]</text:p>
          </table:table-cell>
          <table:table-cell office:value-type="string">
            <text:p>&lt;1,151,51,126|2,152,118,86,127|3,70,72,27,153,31,95,30,128|4,108,89,44,154,102,129|5,110,73,130|6,156,98,83,82,131|7,48,46,50,132|8,158,42,133|9,61,91,60,134|10,160,113,111,62,135|11,67,100,161,105,136|12,162,115,81,106,75,59,137|13,120,163,87,56,55,52,54,28,138|14,164,104,80,79,85,139|15,39,40,43,41,140|16,166,34,38,112,84,99,141|17,167,36,77,78,122,142|18,168,125,93,143|19,124,74,47,144|20,170,58,57,145|21,92,101,76,45,114,146|22,63,29,49,26,147|23,90,173,107,123,103,37,32,33,71,148|24,69,66,64,174,35,121,68,116,149|25,94,175,97,117,53,96,88,65,109,119,150&gt;</text:p>
          </table:table-cell>
        </table:table-row>
        <table:table-row table:style-name="ro1">
          <table:table-cell office:value-type="string">
            <text:p>RC207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207.100_25-5-5-5_rd_90.txt</text:p>
          </table:table-cell>
          <table:table-cell office:value-type="string">
            <text:p>TERMINATED</text:p>
          </table:table-cell>
          <table:table-cell office:value-type="float" office:value="1150.9774">
            <text:p>1150.9774</text:p>
          </table:table-cell>
          <table:table-cell office:value-type="float" office:value="951.1965">
            <text:p>951.1965</text:p>
          </table:table-cell>
          <table:table-cell office:value-type="float" office:value="18289.7852">
            <text:p>18289.7852</text:p>
          </table:table-cell>
          <table:table-cell office:value-type="float" office:value="4552.997">
            <text:p>4552.997</text:p>
          </table:table-cell>
          <table:table-cell office:value-type="float" office:value="536.4173">
            <text:p>536.4173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2268.632">
            <text:p>2268.632</text:p>
          </table:table-cell>
          <table:table-cell office:value-type="float" office:value="1267.9121">
            <text:p>1267.9121</text:p>
          </table:table-cell>
          <table:table-cell office:value-type="float" office:value="725.0965">
            <text:p>725.0965</text:p>
          </table:table-cell>
          <table:table-cell office:value-type="float" office:value="100">
            <text:p>100</text:p>
          </table:table-cell>
          <table:table-cell office:value-type="percentage" office:value="7.0504">
            <text:p>705.04%</text:p>
          </table:table-cell>
          <table:table-cell office:value-type="float" office:value="2644.8334">
            <text:p>2644.8334</text:p>
          </table:table-cell>
          <table:table-cell office:value-type="string">
            <text:p>[1,2,3,4,5,6]</text:p>
          </table:table-cell>
          <table:table-cell office:value-type="string">
            <text:p>&lt;1,151,98,34,38,91,81,126|2,152,111,71,127|3,94,39,123,95,128|4,89,154,96,44,129|5,102,93,60,57,130|6,156,27,124,32,50,131|7,90,48,100,42,132|8,37,41,158,83,133|9,61,65,59,114,121,134|10,160,113,66,76,29,135|11,67,161,110,45,136|12,54,74,51,137|13,120,56,52,163,75,138|14,64,63,164,31,104,28,122,49,79,116,26,139|15,108,77,40,99,112,140|16,84,72,166,73,141|17,167,78,115,106,142|18,70,168,33,105,85,143|19,88,47,109,144|20,58,170,35,80,145|21,101,46,43,146|22,97,125,118,147|23,36,107,55,103,82,68,148|24,69,87,30,86,62,149|25,117,53,92,119,150&gt;</text:p>
          </table:table-cell>
        </table:table-row>
        <table:table-row table:style-name="ro1">
          <table:table-cell office:value-type="string">
            <text:p>RC208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208.100_25-5-5-5_rd_10.txt</text:p>
          </table:table-cell>
          <table:table-cell office:value-type="string">
            <text:p>TERMINATED</text:p>
          </table:table-cell>
          <table:table-cell office:value-type="float" office:value="1063.6932">
            <text:p>1063.6932</text:p>
          </table:table-cell>
          <table:table-cell office:value-type="float" office:value="945.3639">
            <text:p>945.3639</text:p>
          </table:table-cell>
          <table:table-cell office:value-type="float" office:value="15451.0051">
            <text:p>15451.0051</text:p>
          </table:table-cell>
          <table:table-cell office:value-type="float" office:value="2398.4122">
            <text:p>2398.4122</text:p>
          </table:table-cell>
          <table:table-cell office:value-type="float" office:value="969.1442">
            <text:p>969.1442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911.5201">
            <text:p>1911.5201</text:p>
          </table:table-cell>
          <table:table-cell office:value-type="float" office:value="911.5201">
            <text:p>911.5201</text:p>
          </table:table-cell>
          <table:table-cell office:value-type="float" office:value="719.0962">
            <text:p>719.0962</text:p>
          </table:table-cell>
          <table:table-cell office:value-type="float" office:value="100">
            <text:p>100</text:p>
          </table:table-cell>
          <table:table-cell office:value-type="percentage" office:value="7.2496">
            <text:p>724.96%</text:p>
          </table:table-cell>
          <table:table-cell office:value-type="float" office:value="2175.5189">
            <text:p>2175.5189</text:p>
          </table:table-cell>
          <table:table-cell office:value-type="string">
            <text:p>[1,2,3,4,5,6]</text:p>
          </table:table-cell>
          <table:table-cell office:value-type="string">
            <text:p>&lt;1,120,53,52,59,75,51,57,126|2,50,74,127|3,153,49,109,128|4,76,129|5,130|6,121,131|7,157,89,77,117,115,37,72,78,32,104,103,42,38,35,34,91,80,105,31,132|8,133|9,134|10,135|11,136|12,84,100,112,111,83,102,99,122,137|13,163,26,28,70,71,29,33,138|14,65,139|15,69,165,63,125,61,95,67,140|16,166,94,123,90,107,108,124,36,40,82,44,43,101,114,58,88,110,81,141|17,86,142|18,46,48,73,47,45,143|19,169,30,27,85,93,144|20,170,79,62,145|21,92,96,118,119,97,116,106,66,60,68,64,146|22,113,147|23,39,41,98,148|24,87,174,149|25,175,54,56,55,150&gt;</text:p>
          </table:table-cell>
        </table:table-row>
        <table:table-row table:style-name="ro2">
          <table:table-cell office:value-type="string">
            <text:p>RC208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208.100_25-5-5-5_rd_50.txt</text:p>
          </table:table-cell>
          <table:table-cell office:value-type="string">
            <text:p>EXCEPTION (java.lang.IllegalStateException: Exception thrown in the MSA procedure)</text:p>
          </table:table-cell>
          <table:table-cell office:value-type="float" office:value="1046.2248">
            <text:p>1046.2248</text:p>
          </table:table-cell>
          <table:table-cell office:value-type="float" office:value="886.6001">
            <text:p>886.6001</text:p>
          </table:table-cell>
          <table:table-cell table:number-columns-repeated="3" office:value-type="float" office:value="-0">
            <text:p>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table:number-columns-repeated="4" office:value-type="float" office:value="-0">
            <text:p>0</text:p>
          </table:table-cell>
          <table:table-cell office:value-type="percentage" office:value="-0">
            <text:p>0.00%</text:p>
          </table:table-cell>
          <table:table-cell office:value-type="float" office:value="2175.5189">
            <text:p>2175.5189</text:p>
          </table:table-cell>
          <table:table-cell office:value-type="string">
            <text:p>[1,2,3,4,5,6]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RC208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208.100_25-5-5-5_rd_90.txt</text:p>
          </table:table-cell>
          <table:table-cell office:value-type="string">
            <text:p>TERMINATED</text:p>
          </table:table-cell>
          <table:table-cell office:value-type="float" office:value="1116.8474">
            <text:p>1116.8474</text:p>
          </table:table-cell>
          <table:table-cell office:value-type="float" office:value="928.3488">
            <text:p>928.3488</text:p>
          </table:table-cell>
          <table:table-cell office:value-type="float" office:value="13160.7366">
            <text:p>13160.7366</text:p>
          </table:table-cell>
          <table:table-cell office:value-type="float" office:value="3908.6509">
            <text:p>3908.6509</text:p>
          </table:table-cell>
          <table:table-cell office:value-type="float" office:value="685.3825">
            <text:p>685.3825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float" office:value="1897.7043">
            <text:p>1897.7043</text:p>
          </table:table-cell>
          <table:table-cell office:value-type="float" office:value="897.7043">
            <text:p>897.7043</text:p>
          </table:table-cell>
          <table:table-cell office:value-type="float" office:value="575.1172">
            <text:p>575.1172</text:p>
          </table:table-cell>
          <table:table-cell office:value-type="float" office:value="100">
            <text:p>100</text:p>
          </table:table-cell>
          <table:table-cell office:value-type="percentage" office:value="5.8958">
            <text:p>589.58%</text:p>
          </table:table-cell>
          <table:table-cell office:value-type="float" office:value="2175.5189">
            <text:p>2175.5189</text:p>
          </table:table-cell>
          <table:table-cell office:value-type="string">
            <text:p>[1,2,3,4,5,6]</text:p>
          </table:table-cell>
          <table:table-cell office:value-type="string">
            <text:p>&lt;1,52,42,99,75,126|2,46,50,74,127|3,153,108,89,58,128|4,111,73,59,129|5,155,35,130|6,53,156,114,131|7,72,157,112,34,71,132|8,54,158,57,62,133|9,96,159,118,134|10,160,92,51,135|11,36,40,161,33,85,136|12,37,100,43,162,38,122,137|13,39,41,103,98,27,104,28,138|14,101,83,139|15,61,63,165,60,140|16,107,123,94,166,78,88,79,141|17,70,86,167,29,142|18,48,168,76,49,47,102,143|19,120,87,117,115,26,116,106,93,91,119,144|20,69,65,145|21,97,64,67,171,30,125,95,68,66,146|22,172,110,82,109,32,31,121,147|23,84,173,80,148|24,90,113,124,44,77,105,149|25,56,55,175,81,45,150&gt;</text:p>
          </table:table-cell>
        </table:table-row>
        <table:table-row table:style-name="ro3" table:number-rows-repeated="1048401">
          <table:table-cell table:number-columns-repeated="23"/>
        </table:table-row>
        <table:table-row table:style-name="ro3">
          <table:table-cell table:number-columns-repeated="23"/>
        </table:table-row>
      </table:table>
      <table:table table:name="Pivot Table_Sheet1_1" table:style-name="ta1">
        <table:table-column table:style-name="co20" table:number-columns-repeated="9" table:default-cell-style-name="Default"/>
        <table:table-row table:style-name="ro3">
          <table:table-cell office:value-type="string">
            <text:p>Filter</text:p>
          </table:table-cell>
          <table:table-cell table:number-columns-repeated="8"/>
        </table:table-row>
        <table:table-row table:style-name="ro3">
          <table:table-cell table:number-columns-repeated="9"/>
        </table:table-row>
        <table:table-row table:style-name="ro3">
          <table:table-cell table:style-name="ce3"/>
          <table:table-cell table:style-name="ce9"/>
          <table:table-cell table:style-name="ce15" office:value-type="string">
            <text:p>group</text:p>
          </table:table-cell>
          <table:table-cell table:style-name="ce24" table:number-columns-repeated="5"/>
          <table:table-cell table:style-name="ce31"/>
        </table:table-row>
        <table:table-row table:style-name="ro3">
          <table:table-cell table:style-name="ce4" office:value-type="string">
            <text:p>dod</text:p>
          </table:table-cell>
          <table:table-cell table:style-name="ce10" office:value-type="string">
            <text:p>Data</text:p>
          </table:table-cell>
          <table:table-cell table:style-name="ce16" office:value-type="string">
            <text:p>C1</text:p>
          </table:table-cell>
          <table:table-cell table:style-name="ce25" office:value-type="string">
            <text:p>C2</text:p>
          </table:table-cell>
          <table:table-cell table:style-name="ce25" office:value-type="string">
            <text:p>R1</text:p>
          </table:table-cell>
          <table:table-cell table:style-name="ce25" office:value-type="string">
            <text:p>R2</text:p>
          </table:table-cell>
          <table:table-cell table:style-name="ce25" office:value-type="string">
            <text:p>RC1</text:p>
          </table:table-cell>
          <table:table-cell table:style-name="ce25" office:value-type="string">
            <text:p>RC2</text:p>
          </table:table-cell>
          <table:table-cell table:style-name="ce32" office:value-type="string">
            <text:p>Total Result</text:p>
          </table:table-cell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1" office:value-type="string">
            <text:p>Average - rejected_count</text:p>
          </table:table-cell>
          <table:table-cell table:style-name="ce17" office:value-type="float" office:value="0">
            <text:p>0.0</text:p>
          </table:table-cell>
          <table:table-cell table:style-name="ce20" office:value-type="float" office:value="0">
            <text:p>0.0</text:p>
          </table:table-cell>
          <table:table-cell table:style-name="ce20" office:value-type="float" office:value="5">
            <text:p>5.0</text:p>
          </table:table-cell>
          <table:table-cell table:style-name="ce20" office:value-type="float" office:value="0">
            <text:p>0.0</text:p>
          </table:table-cell>
          <table:table-cell table:style-name="ce20" office:value-type="float" office:value="2">
            <text:p>2.0</text:p>
          </table:table-cell>
          <table:table-cell table:style-name="ce27" office:value-type="float" office:value="0">
            <text:p>0.0</text:p>
          </table:table-cell>
          <table:table-cell table:style-name="ce33" office:value-type="float" office:value="0.513513513513513">
            <text:p>0.5</text:p>
          </table:table-cell>
        </table:table-row>
        <table:table-row table:style-name="ro3">
          <table:table-cell table:style-name="ce6"/>
          <table:table-cell table:style-name="ce12" office:value-type="string">
            <text:p>Average - vi</text:p>
          </table:table-cell>
          <table:table-cell table:style-name="ce18" office:value-type="percentage" office:value="1.1600875">
            <text:p>116.01%</text:p>
          </table:table-cell>
          <table:table-cell table:style-name="ce21" office:value-type="percentage" office:value="6.04015">
            <text:p>604.02%</text:p>
          </table:table-cell>
          <table:table-cell table:style-name="ce21" office:value-type="percentage" office:value="0.839933333333333">
            <text:p>83.99%</text:p>
          </table:table-cell>
          <table:table-cell table:style-name="ce21" office:value-type="percentage" office:value="7.71525555555556">
            <text:p>771.53%</text:p>
          </table:table-cell>
          <table:table-cell table:style-name="ce21" office:value-type="percentage" office:value="0.8148">
            <text:p>81.48%</text:p>
          </table:table-cell>
          <table:table-cell table:style-name="ce28" office:value-type="percentage" office:value="6.30634285714286">
            <text:p>630.63%</text:p>
          </table:table-cell>
          <table:table-cell table:style-name="ce34" office:value-type="percentage" office:value="4.73872972972973">
            <text:p>473.87%</text:p>
          </table:table-cell>
        </table:table-row>
        <table:table-row table:style-name="ro3">
          <table:table-cell table:style-name="ce7"/>
          <table:table-cell table:style-name="ce13" office:value-type="string">
            <text:p>Count - name</text:p>
          </table:table-cell>
          <table:table-cell table:style-name="ce19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9" office:value-type="float" office:value="7">
            <text:p>7</text:p>
          </table:table-cell>
          <table:table-cell table:style-name="ce35" office:value-type="float" office:value="37">
            <text:p>37</text:p>
          </table:table-cell>
        </table:table-row>
        <table:table-row table:style-name="ro3">
          <table:table-cell table:style-name="ce5" office:value-type="float" office:value="50">
            <text:p>50</text:p>
          </table:table-cell>
          <table:table-cell table:style-name="ce11" office:value-type="string">
            <text:p>Average - rejected_count</text:p>
          </table:table-cell>
          <table:table-cell table:style-name="ce20" office:value-type="float" office:value="1">
            <text:p>1.0</text:p>
          </table:table-cell>
          <table:table-cell table:style-name="ce20" office:value-type="float" office:value="0.25">
            <text:p>0.3</text:p>
          </table:table-cell>
          <table:table-cell table:style-name="ce20" office:value-type="float" office:value="15.3333333333333">
            <text:p>15.3</text:p>
          </table:table-cell>
          <table:table-cell table:style-name="ce20" office:value-type="float" office:value="0">
            <text:p>0.0</text:p>
          </table:table-cell>
          <table:table-cell table:style-name="ce20" office:value-type="float" office:value="19">
            <text:p>19.0</text:p>
          </table:table-cell>
          <table:table-cell table:style-name="ce20" office:value-type="float" office:value="0">
            <text:p>0.0</text:p>
          </table:table-cell>
          <table:table-cell table:style-name="ce33" office:value-type="float" office:value="4.23809523809524">
            <text:p>4.2</text:p>
          </table:table-cell>
        </table:table-row>
        <table:table-row table:style-name="ro3">
          <table:table-cell table:style-name="ce6"/>
          <table:table-cell table:style-name="ce12" office:value-type="string">
            <text:p>Average - vi</text:p>
          </table:table-cell>
          <table:table-cell table:style-name="ce21" office:value-type="percentage" office:value="1.1751375">
            <text:p>117.51%</text:p>
          </table:table-cell>
          <table:table-cell table:style-name="ce21" office:value-type="percentage" office:value="5.742175">
            <text:p>574.22%</text:p>
          </table:table-cell>
          <table:table-cell table:style-name="ce21" office:value-type="percentage" office:value="0.792766666666667">
            <text:p>79.28%</text:p>
          </table:table-cell>
          <table:table-cell table:style-name="ce21" office:value-type="percentage" office:value="7.36872222222222">
            <text:p>736.87%</text:p>
          </table:table-cell>
          <table:table-cell table:style-name="ce21" office:value-type="percentage" office:value="0.78065">
            <text:p>78.07%</text:p>
          </table:table-cell>
          <table:table-cell table:style-name="ce21" office:value-type="percentage" office:value="5.6588">
            <text:p>565.88%</text:p>
          </table:table-cell>
          <table:table-cell table:style-name="ce34" office:value-type="percentage" office:value="4.02732857142857">
            <text:p>402.73%</text:p>
          </table:table-cell>
        </table:table-row>
        <table:table-row table:style-name="ro3">
          <table:table-cell table:style-name="ce7"/>
          <table:table-cell table:style-name="ce13" office:value-type="string">
            <text:p>Count - name</text:p>
          </table:table-cell>
          <table:table-cell table:number-columns-repeated="2"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35" office:value-type="float" office:value="42">
            <text:p>42</text:p>
          </table:table-cell>
        </table:table-row>
        <table:table-row table:style-name="ro3">
          <table:table-cell table:style-name="ce5" office:value-type="float" office:value="90">
            <text:p>90</text:p>
          </table:table-cell>
          <table:table-cell table:style-name="ce11" office:value-type="string">
            <text:p>Average - rejected_count</text:p>
          </table:table-cell>
          <table:table-cell table:style-name="ce17" office:value-type="float" office:value="1.33333333333333">
            <text:p>1.3</text:p>
          </table:table-cell>
          <table:table-cell table:style-name="ce20" office:value-type="float" office:value="0">
            <text:p>0.0</text:p>
          </table:table-cell>
          <table:table-cell table:style-name="ce20" office:value-type="float" office:value="21.2">
            <text:p>21.2</text:p>
          </table:table-cell>
          <table:table-cell table:style-name="ce20" office:value-type="float" office:value="0.285714285714286">
            <text:p>0.3</text:p>
          </table:table-cell>
          <table:table-cell table:style-name="ce20" office:value-type="float" office:value="14.3333333333333">
            <text:p>14.3</text:p>
          </table:table-cell>
          <table:table-cell table:style-name="ce27" office:value-type="float" office:value="0">
            <text:p>0.0</text:p>
          </table:table-cell>
          <table:table-cell table:style-name="ce33" office:value-type="float" office:value="4.28947368421053">
            <text:p>4.3</text:p>
          </table:table-cell>
        </table:table-row>
        <table:table-row table:style-name="ro3">
          <table:table-cell table:style-name="ce6"/>
          <table:table-cell table:style-name="ce12" office:value-type="string">
            <text:p>Average - vi</text:p>
          </table:table-cell>
          <table:table-cell table:style-name="ce18" office:value-type="percentage" office:value="1.04577777777778">
            <text:p>104.58%</text:p>
          </table:table-cell>
          <table:table-cell table:style-name="ce21" office:value-type="percentage" office:value="5.5837125">
            <text:p>558.37%</text:p>
          </table:table-cell>
          <table:table-cell table:style-name="ce21" office:value-type="percentage" office:value="0.92976">
            <text:p>92.98%</text:p>
          </table:table-cell>
          <table:table-cell table:style-name="ce21" office:value-type="percentage" office:value="6.74144285714286">
            <text:p>674.14%</text:p>
          </table:table-cell>
          <table:table-cell table:style-name="ce21" office:value-type="percentage" office:value="0.8599">
            <text:p>85.99%</text:p>
          </table:table-cell>
          <table:table-cell table:style-name="ce28" office:value-type="percentage" office:value="5.72035">
            <text:p>572.04%</text:p>
          </table:table-cell>
          <table:table-cell table:style-name="ce34" office:value-type="percentage" office:value="3.75848421052632">
            <text:p>375.85%</text:p>
          </table:table-cell>
        </table:table-row>
        <table:table-row table:style-name="ro3">
          <table:table-cell table:style-name="ce8"/>
          <table:table-cell table:style-name="ce14" office:value-type="string">
            <text:p>Count - name</text:p>
          </table:table-cell>
          <table:table-cell table:style-name="ce23" office:value-type="float" office:value="9">
            <text:p>9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3">
            <text:p>3</text:p>
          </table:table-cell>
          <table:table-cell table:style-name="ce30" office:value-type="float" office:value="6">
            <text:p>6</text:p>
          </table:table-cell>
          <table:table-cell table:style-name="ce36" office:value-type="float" office:value="38">
            <text:p>38</text:p>
          </table:table-cell>
        </table:table-row>
        <table:table-row table:style-name="ro3" table:number-rows-repeated="10">
          <table:table-cell table:number-columns-repeated="9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8">
            <text:p>8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6:Sheet1.W174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Pivot Table_Sheet1_1'.A1:'Pivot Table_Sheet1_1'.I13" table:buttons="'Pivot Table_Sheet1_1'.A1 'Pivot Table_Sheet1_1'.A4 'Pivot Table_Sheet1_1'.B4 'Pivot Table_Sheet1_1'.C3" table:grand-total="column" table:ignore-empty-rows="true">
          <table:source-cell-range table:cell-range-address="Sheet1.A6:Sheet1.W180">
            <table:filter table:condition-source-range-address="">
              <table:filter-condition table:field-number="7" table:value="TERMINATED" table:operator="="/>
            </table:filter>
          </table:source-cell-range>
          <table:data-pilot-field table:source-field-name="group" table:orientation="column" table:used-hierarchy="0" table:function="auto">
            <table:data-pilot-level table:show-empty="false">
              <table:data-pilot-members>
                <table:data-pilot-member table:name="C1" table:display="true" table:show-details="true"/>
                <table:data-pilot-member table:name="C2" table:display="true" table:show-details="true"/>
                <table:data-pilot-member table:name="R1" table:display="true" table:show-details="true"/>
                <table:data-pilot-member table:name="R2" table:display="true" table:show-details="true"/>
                <table:data-pilot-member table:name="RC1" table:display="true" table:show-details="true"/>
                <table:data-pilot-member table:name="RC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od" table:orientation="row" table:used-hierarchy="0" table:function="auto">
            <table:data-pilot-level table:show-empty="false">
              <table:data-pilot-members>
                <table:data-pilot-member table:name="10" table:display="true" table:show-details="true"/>
                <table:data-pilot-member table:name="50" table:display="true" table:show-details="true"/>
                <table:data-pilot-member table:name="9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rejected_count" table:orientation="data" table:used-hierarchy="0" table:function="average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.0" table:display="true" table:show-details="true"/>
                <table:data-pilot-member table:name="4" table:display="true" table:show-details="true"/>
                <table:data-pilot-member table:name="5.0" table:display="true" table:show-details="true"/>
                <table:data-pilot-member table:name="6" table:display="true" table:show-details="true"/>
                <table:data-pilot-member table:name="7.0" table:display="true" table:show-details="true"/>
                <table:data-pilot-member table:name="8.0" table:display="true" table:show-details="true"/>
                <table:data-pilot-member table:name="9.0" table:display="true" table:show-details="true"/>
                <table:data-pilot-member table:name="11.0" table:display="true" table:show-details="true"/>
                <table:data-pilot-member table:name="13.0" table:display="true" table:show-details="true"/>
                <table:data-pilot-member table:name="17.0" table:display="true" table:show-details="true"/>
                <table:data-pilot-member table:name="18.0" table:display="true" table:show-details="true"/>
                <table:data-pilot-member table:name="22.0" table:display="true" table:show-details="true"/>
                <table:data-pilot-member table:name="24.0" table:display="true" table:show-details="true"/>
                <table:data-pilot-member table:name="25.0" table:display="true" table:show-details="true"/>
                <table:data-pilot-member table:name="26.0" table:display="true" table:show-details="true"/>
                <table:data-pilot-member table:name="27.0" table:display="true" table:show-details="true"/>
                <table:data-pilot-member table:name="29.0" table:display="true" table:show-details="true"/>
                <table:data-pilot-member table:name="30.0" table:display="true" table:show-details="true"/>
                <table:data-pilot-member table:name="32.0" table:display="true" table:show-details="true"/>
                <table:data-pilot-member table:name="34.0" table:display="true" table:show-details="true"/>
                <table:data-pilot-member table:name="37.0" table:display="true" table:show-details="true"/>
                <table:data-pilot-member table:name="38.0" table:display="true" table:show-details="true"/>
                <table:data-pilot-member table:name="42.0" table:display="true" table:show-details="true"/>
                <table:data-pilot-member table:name="47.0" table:display="true" table:show-details="true"/>
                <table:data-pilot-member table:name="49.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i" table:orientation="data" table:used-hierarchy="0" table:function="average">
            <table:data-pilot-level table:show-empty="false">
              <table:data-pilot-members>
                <table:data-pilot-member table:name="0.00%" table:display="true" table:show-details="true"/>
                <table:data-pilot-member table:name="66.88%" table:display="true" table:show-details="true"/>
                <table:data-pilot-member table:name="69.20%" table:display="true" table:show-details="true"/>
                <table:data-pilot-member table:name="69.90%" table:display="true" table:show-details="true"/>
                <table:data-pilot-member table:name="70.97%" table:display="true" table:show-details="true"/>
                <table:data-pilot-member table:name="71.59%" table:display="true" table:show-details="true"/>
                <table:data-pilot-member table:name="72.41%" table:display="true" table:show-details="true"/>
                <table:data-pilot-member table:name="74.50%" table:display="true" table:show-details="true"/>
                <table:data-pilot-member table:name="74.84%" table:display="true" table:show-details="true"/>
                <table:data-pilot-member table:name="77.18%" table:display="true" table:show-details="true"/>
                <table:data-pilot-member table:name="79.60%" table:display="true" table:show-details="true"/>
                <table:data-pilot-member table:name="81.35%" table:display="true" table:show-details="true"/>
                <table:data-pilot-member table:name="81.42%" table:display="true" table:show-details="true"/>
                <table:data-pilot-member table:name="85.19%" table:display="true" table:show-details="true"/>
                <table:data-pilot-member table:name="85.31%" table:display="true" table:show-details="true"/>
                <table:data-pilot-member table:name="85.69%" table:display="true" table:show-details="true"/>
                <table:data-pilot-member table:name="85.97%" table:display="true" table:show-details="true"/>
                <table:data-pilot-member table:name="85.98%" table:display="true" table:show-details="true"/>
                <table:data-pilot-member table:name="87.93%" table:display="true" table:show-details="true"/>
                <table:data-pilot-member table:name="91.16%" table:display="true" table:show-details="true"/>
                <table:data-pilot-member table:name="91.18%" table:display="true" table:show-details="true"/>
                <table:data-pilot-member table:name="92.49%" table:display="true" table:show-details="true"/>
                <table:data-pilot-member table:name="93.06%" table:display="true" table:show-details="true"/>
                <table:data-pilot-member table:name="93.16%" table:display="true" table:show-details="true"/>
                <table:data-pilot-member table:name="94.62%" table:display="true" table:show-details="true"/>
                <table:data-pilot-member table:name="99.83%" table:display="true" table:show-details="true"/>
                <table:data-pilot-member table:name="99.93%" table:display="true" table:show-details="true"/>
                <table:data-pilot-member table:name="101.17%" table:display="true" table:show-details="true"/>
                <table:data-pilot-member table:name="103.25%" table:display="true" table:show-details="true"/>
                <table:data-pilot-member table:name="104.09%" table:display="true" table:show-details="true"/>
                <table:data-pilot-member table:name="109.59%" table:display="true" table:show-details="true"/>
                <table:data-pilot-member table:name="110.78%" table:display="true" table:show-details="true"/>
                <table:data-pilot-member table:name="111.17%" table:display="true" table:show-details="true"/>
                <table:data-pilot-member table:name="112.16%" table:display="true" table:show-details="true"/>
                <table:data-pilot-member table:name="112.49%" table:display="true" table:show-details="true"/>
                <table:data-pilot-member table:name="113.22%" table:display="true" table:show-details="true"/>
                <table:data-pilot-member table:name="117.25%" table:display="true" table:show-details="true"/>
                <table:data-pilot-member table:name="120.00%" table:display="true" table:show-details="true"/>
                <table:data-pilot-member table:name="120.22%" table:display="true" table:show-details="true"/>
                <table:data-pilot-member table:name="122.45%" table:display="true" table:show-details="true"/>
                <table:data-pilot-member table:name="128.78%" table:display="true" table:show-details="true"/>
                <table:data-pilot-member table:name="129.13%" table:display="true" table:show-details="true"/>
                <table:data-pilot-member table:name="131.62%" table:display="true" table:show-details="true"/>
                <table:data-pilot-member table:name="133.24%" table:display="true" table:show-details="true"/>
                <table:data-pilot-member table:name="135.15%" table:display="true" table:show-details="true"/>
                <table:data-pilot-member table:name="136.95%" table:display="true" table:show-details="true"/>
                <table:data-pilot-member table:name="142.29%" table:display="true" table:show-details="true"/>
                <table:data-pilot-member table:name="447.96%" table:display="true" table:show-details="true"/>
                <table:data-pilot-member table:name="483.24%" table:display="true" table:show-details="true"/>
                <table:data-pilot-member table:name="483.75%" table:display="true" table:show-details="true"/>
                <table:data-pilot-member table:name="504.57%" table:display="true" table:show-details="true"/>
                <table:data-pilot-member table:name="508.75%" table:display="true" table:show-details="true"/>
                <table:data-pilot-member table:name="512.39%" table:display="true" table:show-details="true"/>
                <table:data-pilot-member table:name="532.04%" table:display="true" table:show-details="true"/>
                <table:data-pilot-member table:name="533.67%" table:display="true" table:show-details="true"/>
                <table:data-pilot-member table:name="535.84%" table:display="true" table:show-details="true"/>
                <table:data-pilot-member table:name="541.08%" table:display="true" table:show-details="true"/>
                <table:data-pilot-member table:name="542.16%" table:display="true" table:show-details="true"/>
                <table:data-pilot-member table:name="549.13%" table:display="true" table:show-details="true"/>
                <table:data-pilot-member table:name="555.92%" table:display="true" table:show-details="true"/>
                <table:data-pilot-member table:name="556.82%" table:display="true" table:show-details="true"/>
                <table:data-pilot-member table:name="561.36%" table:display="true" table:show-details="true"/>
                <table:data-pilot-member table:name="562.64%" table:display="true" table:show-details="true"/>
                <table:data-pilot-member table:name="568.75%" table:display="true" table:show-details="true"/>
                <table:data-pilot-member table:name="569.36%" table:display="true" table:show-details="true"/>
                <table:data-pilot-member table:name="570.39%" table:display="true" table:show-details="true"/>
                <table:data-pilot-member table:name="572.03%" table:display="true" table:show-details="true"/>
                <table:data-pilot-member table:name="572.32%" table:display="true" table:show-details="true"/>
                <table:data-pilot-member table:name="575.32%" table:display="true" table:show-details="true"/>
                <table:data-pilot-member table:name="578.23%" table:display="true" table:show-details="true"/>
                <table:data-pilot-member table:name="583.10%" table:display="true" table:show-details="true"/>
                <table:data-pilot-member table:name="583.37%" table:display="true" table:show-details="true"/>
                <table:data-pilot-member table:name="584.63%" table:display="true" table:show-details="true"/>
                <table:data-pilot-member table:name="584.80%" table:display="true" table:show-details="true"/>
                <table:data-pilot-member table:name="588.52%" table:display="true" table:show-details="true"/>
                <table:data-pilot-member table:name="589.58%" table:display="true" table:show-details="true"/>
                <table:data-pilot-member table:name="594.29%" table:display="true" table:show-details="true"/>
                <table:data-pilot-member table:name="596.38%" table:display="true" table:show-details="true"/>
                <table:data-pilot-member table:name="598.37%" table:display="true" table:show-details="true"/>
                <table:data-pilot-member table:name="599.35%" table:display="true" table:show-details="true"/>
                <table:data-pilot-member table:name="602.76%" table:display="true" table:show-details="true"/>
                <table:data-pilot-member table:name="604.17%" table:display="true" table:show-details="true"/>
                <table:data-pilot-member table:name="613.59%" table:display="true" table:show-details="true"/>
                <table:data-pilot-member table:name="618.28%" table:display="true" table:show-details="true"/>
                <table:data-pilot-member table:name="625.40%" table:display="true" table:show-details="true"/>
                <table:data-pilot-member table:name="631.80%" table:display="true" table:show-details="true"/>
                <table:data-pilot-member table:name="635.01%" table:display="true" table:show-details="true"/>
                <table:data-pilot-member table:name="645.62%" table:display="true" table:show-details="true"/>
                <table:data-pilot-member table:name="646.52%" table:display="true" table:show-details="true"/>
                <table:data-pilot-member table:name="648.76%" table:display="true" table:show-details="true"/>
                <table:data-pilot-member table:name="650.46%" table:display="true" table:show-details="true"/>
                <table:data-pilot-member table:name="655.78%" table:display="true" table:show-details="true"/>
                <table:data-pilot-member table:name="658.66%" table:display="true" table:show-details="true"/>
                <table:data-pilot-member table:name="666.32%" table:display="true" table:show-details="true"/>
                <table:data-pilot-member table:name="669.21%" table:display="true" table:show-details="true"/>
                <table:data-pilot-member table:name="671.10%" table:display="true" table:show-details="true"/>
                <table:data-pilot-member table:name="687.62%" table:display="true" table:show-details="true"/>
                <table:data-pilot-member table:name="705.04%" table:display="true" table:show-details="true"/>
                <table:data-pilot-member table:name="706.55%" table:display="true" table:show-details="true"/>
                <table:data-pilot-member table:name="711.95%" table:display="true" table:show-details="true"/>
                <table:data-pilot-member table:name="718.40%" table:display="true" table:show-details="true"/>
                <table:data-pilot-member table:name="724.96%" table:display="true" table:show-details="true"/>
                <table:data-pilot-member table:name="725.73%" table:display="true" table:show-details="true"/>
                <table:data-pilot-member table:name="728.64%" table:display="true" table:show-details="true"/>
                <table:data-pilot-member table:name="730.04%" table:display="true" table:show-details="true"/>
                <table:data-pilot-member table:name="745.38%" table:display="true" table:show-details="true"/>
                <table:data-pilot-member table:name="747.44%" table:display="true" table:show-details="true"/>
                <table:data-pilot-member table:name="747.64%" table:display="true" table:show-details="true"/>
                <table:data-pilot-member table:name="749.35%" table:display="true" table:show-details="true"/>
                <table:data-pilot-member table:name="794.46%" table:display="true" table:show-details="true"/>
                <table:data-pilot-member table:name="820.52%" table:display="true" table:show-details="true"/>
                <table:data-pilot-member table:name="833.49%" table:display="true" table:show-details="true"/>
                <table:data-pilot-member table:name="838.27%" table:display="true" table:show-details="true"/>
                <table:data-pilot-member table:name="868.96%" table:display="true" table:show-details="true"/>
                <table:data-pilot-member table:name="905.67%" table:display="true" table:show-details="true"/>
                <table:data-pilot-member table:name="941.57%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ame" table:orientation="data" table:used-hierarchy="0" table:function="count">
            <table:data-pilot-level table:show-empty="false">
              <table:data-pilot-members>
                <table:data-pilot-member table:name="C101.100_25-5-5-5" table:display="true" table:show-details="true"/>
                <table:data-pilot-member table:name="C102.100_25-5-5-5" table:display="true" table:show-details="true"/>
                <table:data-pilot-member table:name="C103.100_25-5-5-5" table:display="true" table:show-details="true"/>
                <table:data-pilot-member table:name="C104.100_25-5-5-5" table:display="true" table:show-details="true"/>
                <table:data-pilot-member table:name="C105.100_25-5-5-5" table:display="true" table:show-details="true"/>
                <table:data-pilot-member table:name="C106.100_25-5-5-5" table:display="true" table:show-details="true"/>
                <table:data-pilot-member table:name="C107.100_25-5-5-5" table:display="true" table:show-details="true"/>
                <table:data-pilot-member table:name="C108.100_25-5-5-5" table:display="true" table:show-details="true"/>
                <table:data-pilot-member table:name="C109.100_25-5-5-5" table:display="true" table:show-details="true"/>
                <table:data-pilot-member table:name="C201.100_25-5-5-5" table:display="true" table:show-details="true"/>
                <table:data-pilot-member table:name="C202.100_25-5-5-5" table:display="true" table:show-details="true"/>
                <table:data-pilot-member table:name="C203.100_25-5-5-5" table:display="true" table:show-details="true"/>
                <table:data-pilot-member table:name="C204.100_25-5-5-5" table:display="true" table:show-details="true"/>
                <table:data-pilot-member table:name="C205.100_25-5-5-5" table:display="true" table:show-details="true"/>
                <table:data-pilot-member table:name="C206.100_25-5-5-5" table:display="true" table:show-details="true"/>
                <table:data-pilot-member table:name="C207.100_25-5-5-5" table:display="true" table:show-details="true"/>
                <table:data-pilot-member table:name="C208.100_25-5-5-5" table:display="true" table:show-details="true"/>
                <table:data-pilot-member table:name="R101.100_25-5-5-5" table:display="true" table:show-details="true"/>
                <table:data-pilot-member table:name="R102.100_25-5-5-5" table:display="true" table:show-details="true"/>
                <table:data-pilot-member table:name="R103.100_25-5-5-5" table:display="true" table:show-details="true"/>
                <table:data-pilot-member table:name="R104.100_25-5-5-5" table:display="true" table:show-details="true"/>
                <table:data-pilot-member table:name="R105.100_25-5-5-5" table:display="true" table:show-details="true"/>
                <table:data-pilot-member table:name="R106.100_25-5-5-5" table:display="true" table:show-details="true"/>
                <table:data-pilot-member table:name="R107.100_25-5-5-5" table:display="true" table:show-details="true"/>
                <table:data-pilot-member table:name="R108.100_25-5-5-5" table:display="true" table:show-details="true"/>
                <table:data-pilot-member table:name="R109.100_25-5-5-5" table:display="true" table:show-details="true"/>
                <table:data-pilot-member table:name="R110.100_25-5-5-5" table:display="true" table:show-details="true"/>
                <table:data-pilot-member table:name="R111.100_25-5-5-5" table:display="true" table:show-details="true"/>
                <table:data-pilot-member table:name="R112.100_25-5-5-5" table:display="true" table:show-details="true"/>
                <table:data-pilot-member table:name="R201.100_25-5-5-5" table:display="true" table:show-details="true"/>
                <table:data-pilot-member table:name="R202.100_25-5-5-5" table:display="true" table:show-details="true"/>
                <table:data-pilot-member table:name="R203.100_25-5-5-5" table:display="true" table:show-details="true"/>
                <table:data-pilot-member table:name="R204.100_25-5-5-5" table:display="true" table:show-details="true"/>
                <table:data-pilot-member table:name="R205.100_25-5-5-5" table:display="true" table:show-details="true"/>
                <table:data-pilot-member table:name="R206.100_25-5-5-5" table:display="true" table:show-details="true"/>
                <table:data-pilot-member table:name="R207.100_25-5-5-5" table:display="true" table:show-details="true"/>
                <table:data-pilot-member table:name="R208.100_25-5-5-5" table:display="true" table:show-details="true"/>
                <table:data-pilot-member table:name="R209.100_25-5-5-5" table:display="true" table:show-details="true"/>
                <table:data-pilot-member table:name="R210.100_25-5-5-5" table:display="true" table:show-details="true"/>
                <table:data-pilot-member table:name="R211.100_25-5-5-5" table:display="true" table:show-details="true"/>
                <table:data-pilot-member table:name="RC101.100_25-5-5-5" table:display="true" table:show-details="true"/>
                <table:data-pilot-member table:name="RC102.100_25-5-5-5" table:display="true" table:show-details="true"/>
                <table:data-pilot-member table:name="RC103.100_25-5-5-5" table:display="true" table:show-details="true"/>
                <table:data-pilot-member table:name="RC104.100_25-5-5-5" table:display="true" table:show-details="true"/>
                <table:data-pilot-member table:name="RC105.100_25-5-5-5" table:display="true" table:show-details="true"/>
                <table:data-pilot-member table:name="RC106.100_25-5-5-5" table:display="true" table:show-details="true"/>
                <table:data-pilot-member table:name="RC107.100_25-5-5-5" table:display="true" table:show-details="true"/>
                <table:data-pilot-member table:name="RC108.100_25-5-5-5" table:display="true" table:show-details="true"/>
                <table:data-pilot-member table:name="RC201.100_25-5-5-5" table:display="true" table:show-details="true"/>
                <table:data-pilot-member table:name="RC202.100_25-5-5-5" table:display="true" table:show-details="true"/>
                <table:data-pilot-member table:name="RC203.100_25-5-5-5" table:display="true" table:show-details="true"/>
                <table:data-pilot-member table:name="RC204.100_25-5-5-5" table:display="true" table:show-details="true"/>
                <table:data-pilot-member table:name="RC205.100_25-5-5-5" table:display="true" table:show-details="true"/>
                <table:data-pilot-member table:name="RC206.100_25-5-5-5" table:display="true" table:show-details="true"/>
                <table:data-pilot-member table:name="RC207.100_25-5-5-5" table:display="true" table:show-details="true"/>
                <table:data-pilot-member table:name="RC208.100_25-5-5-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6-29T10:31:21</dc:date>
    <dc:creator>Victor Pillac</dc:creator>
    <meta:document-statistic meta:table-count="2" meta:cell-count="3982" meta:object-count="0"/>
    <meta:generator>LibreOffice/3.5$Linux_X86_64 LibreOffice_project/350m1$Build-2</meta:generator>
  </office:meta>
</office:document-meta>
</file>